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background-color="#eeeeee" style:text-align-source="fix" style:repeat-content="false" fo:wrap-option="no-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 style:data-style-name="N121">
      <style:table-cell-properties fo:background-color="#eeeeee" style:text-align-source="fix" style:repeat-content="false" fo:wrap-option="no-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 style:data-style-name="N121">
      <style:table-cell-properties fo:background-color="#eeeeee" style:text-align-source="fix" style:repeat-content="false" fo:wrap-option="no-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 style:data-style-name="N121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</office:automatic-styles>
  <office:body>
    <office:spreadsheet>
      <table:calculation-settings table:automatic-find-labels="false">
        <table:iteration table:status="enable" table:steps="10000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50" table:default-cell-style-name="ce2"/>
        <table:table-column table:style-name="co2" table:default-cell-style-name="ce1"/>
        <table:table-row table:style-name="ro1">
          <table:table-cell/>
          <table:table-cell table:style-name="Default" table:number-columns-repeated="52"/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number-columns-repeated="50" table:style-name="ce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2]+[.D3]+[.C4]+[.B3])/4" office:value-type="float" office:value="0.00040643842456243" calcext:value-type="float">
            <text:p>0.0</text:p>
          </table:table-cell>
          <table:table-cell table:formula="of:=([.D2]+[.E3]+[.D4]+[.C3])/4" office:value-type="float" office:value="0.0179417817702806" calcext:value-type="float">
            <text:p>0.0</text:p>
          </table:table-cell>
          <table:table-cell table:formula="of:=([.E2]+[.F3]+[.E4]+[.D3])/4" office:value-type="float" office:value="0.0352957677432229" calcext:value-type="float">
            <text:p>0.0</text:p>
          </table:table-cell>
          <table:table-cell table:formula="of:=([.F2]+[.G3]+[.F4]+[.E3])/4" office:value-type="float" office:value="0.0529123361618978" calcext:value-type="float">
            <text:p>0.1</text:p>
          </table:table-cell>
          <table:table-cell table:formula="of:=([.G2]+[.H3]+[.G4]+[.F3])/4" office:value-type="float" office:value="0.0717789291939851" calcext:value-type="float">
            <text:p>0.1</text:p>
          </table:table-cell>
          <table:table-cell table:formula="of:=([.H2]+[.I3]+[.H4]+[.G3])/4" office:value-type="float" office:value="0.0905402088173074" calcext:value-type="float">
            <text:p>0.1</text:p>
          </table:table-cell>
          <table:table-cell table:formula="of:=([.I2]+[.J3]+[.I4]+[.H3])/4" office:value-type="float" office:value="0.110800313239882" calcext:value-type="float">
            <text:p>0.1</text:p>
          </table:table-cell>
          <table:table-cell table:formula="of:=([.J2]+[.K3]+[.J4]+[.I3])/4" office:value-type="float" office:value="0.130525878570848" calcext:value-type="float">
            <text:p>0.1</text:p>
          </table:table-cell>
          <table:table-cell table:formula="of:=([.K2]+[.L3]+[.K4]+[.J3])/4" office:value-type="float" office:value="0.150253735363315" calcext:value-type="float">
            <text:p>0.2</text:p>
          </table:table-cell>
          <table:table-cell table:formula="of:=([.L2]+[.M3]+[.L4]+[.K3])/4" office:value-type="float" office:value="0.169274238134592" calcext:value-type="float">
            <text:p>0.2</text:p>
          </table:table-cell>
          <table:table-cell table:formula="of:=([.M2]+[.N3]+[.M4]+[.L3])/4" office:value-type="float" office:value="0.186689674094238" calcext:value-type="float">
            <text:p>0.2</text:p>
          </table:table-cell>
          <table:table-cell table:formula="of:=([.N2]+[.O3]+[.N4]+[.M3])/4" office:value-type="float" office:value="0.201749738967867" calcext:value-type="float">
            <text:p>0.2</text:p>
          </table:table-cell>
          <table:table-cell table:formula="of:=([.O2]+[.P3]+[.O4]+[.N3])/4" office:value-type="float" office:value="0.215762111811771" calcext:value-type="float">
            <text:p>0.2</text:p>
          </table:table-cell>
          <table:table-cell table:formula="of:=([.P2]+[.Q3]+[.P4]+[.O3])/4" office:value-type="float" office:value="0.22769872006306" calcext:value-type="float">
            <text:p>0.2</text:p>
          </table:table-cell>
          <table:table-cell table:formula="of:=([.Q2]+[.R3]+[.Q4]+[.P3])/4" office:value-type="float" office:value="0.236734507852582" calcext:value-type="float">
            <text:p>0.2</text:p>
          </table:table-cell>
          <table:table-cell table:formula="of:=([.R2]+[.S3]+[.R4]+[.Q3])/4" office:value-type="float" office:value="0.242956978609896" calcext:value-type="float">
            <text:p>0.2</text:p>
          </table:table-cell>
          <table:table-cell table:formula="of:=([.S2]+[.T3]+[.S4]+[.R3])/4" office:value-type="float" office:value="0.245742417933653" calcext:value-type="float">
            <text:p>0.2</text:p>
          </table:table-cell>
          <table:table-cell table:formula="of:=([.T2]+[.U3]+[.T4]+[.S3])/4" office:value-type="float" office:value="0.245440946242809" calcext:value-type="float">
            <text:p>0.2</text:p>
          </table:table-cell>
          <table:table-cell table:formula="of:=([.U2]+[.V3]+[.U4]+[.T3])/4" office:value-type="float" office:value="0.242673519159595" calcext:value-type="float">
            <text:p>0.2</text:p>
          </table:table-cell>
          <table:table-cell table:formula="of:=([.V2]+[.W3]+[.V4]+[.U3])/4" office:value-type="float" office:value="0.236152781086172" calcext:value-type="float">
            <text:p>0.2</text:p>
          </table:table-cell>
          <table:table-cell table:formula="of:=([.W2]+[.X3]+[.W4]+[.V3])/4" office:value-type="float" office:value="0.22771182001204" calcext:value-type="float">
            <text:p>0.2</text:p>
          </table:table-cell>
          <table:table-cell table:formula="of:=([.X2]+[.Y3]+[.X4]+[.W3])/4" office:value-type="float" office:value="0.21625177022602" calcext:value-type="float">
            <text:p>0.2</text:p>
          </table:table-cell>
          <table:table-cell table:formula="of:=([.Y2]+[.Z3]+[.Y4]+[.X3])/4" office:value-type="float" office:value="0.20374879299008" calcext:value-type="float">
            <text:p>0.2</text:p>
          </table:table-cell>
          <table:table-cell table:formula="of:=([.Z2]+[.AA3]+[.Z4]+[.Y3])/4" office:value-type="float" office:value="0.189872824015166" calcext:value-type="float">
            <text:p>0.2</text:p>
          </table:table-cell>
          <table:table-cell table:formula="of:=([.AA2]+[.AB3]+[.AA4]+[.Z3])/4" office:value-type="float" office:value="0.174419075766609" calcext:value-type="float">
            <text:p>0.2</text:p>
          </table:table-cell>
          <table:table-cell table:formula="of:=([.AB2]+[.AC3]+[.AB4]+[.AA3])/4" office:value-type="float" office:value="0.159186054014374" calcext:value-type="float">
            <text:p>0.2</text:p>
          </table:table-cell>
          <table:table-cell table:formula="of:=([.AC2]+[.AD3]+[.AC4]+[.AB3])/4" office:value-type="float" office:value="0.144055862020014" calcext:value-type="float">
            <text:p>0.1</text:p>
          </table:table-cell>
          <table:table-cell table:formula="of:=([.AD2]+[.AE3]+[.AD4]+[.AC3])/4" office:value-type="float" office:value="0.128241119481416" calcext:value-type="float">
            <text:p>0.1</text:p>
          </table:table-cell>
          <table:table-cell table:formula="of:=([.AE2]+[.AF3]+[.AE4]+[.AD3])/4" office:value-type="float" office:value="0.112648253226592" calcext:value-type="float">
            <text:p>0.1</text:p>
          </table:table-cell>
          <table:table-cell table:formula="of:=([.AF2]+[.AG3]+[.AF4]+[.AE3])/4" office:value-type="float" office:value="0.0986279340036072" calcext:value-type="float">
            <text:p>0.1</text:p>
          </table:table-cell>
          <table:table-cell table:formula="of:=([.AG2]+[.AH3]+[.AG4]+[.AF3])/4" office:value-type="float" office:value="0.0847530071608685" calcext:value-type="float">
            <text:p>0.1</text:p>
          </table:table-cell>
          <table:table-cell table:formula="of:=([.AH2]+[.AI3]+[.AH4]+[.AG3])/4" office:value-type="float" office:value="0.0717072978817947" calcext:value-type="float">
            <text:p>0.1</text:p>
          </table:table-cell>
          <table:table-cell table:formula="of:=([.AI2]+[.AJ3]+[.AI4]+[.AH3])/4" office:value-type="float" office:value="0.0593573326115445" calcext:value-type="float">
            <text:p>0.1</text:p>
          </table:table-cell>
          <table:table-cell table:formula="of:=([.AJ2]+[.AK3]+[.AJ4]+[.AI3])/4" office:value-type="float" office:value="0.0467637179328476" calcext:value-type="float">
            <text:p>0.0</text:p>
          </table:table-cell>
          <table:table-cell table:formula="of:=([.AK2]+[.AL3]+[.AK4]+[.AJ3])/4" office:value-type="float" office:value="0.0366564850224732" calcext:value-type="float">
            <text:p>0.0</text:p>
          </table:table-cell>
          <table:table-cell table:formula="of:=([.AL2]+[.AM3]+[.AL4]+[.AK3])/4" office:value-type="float" office:value="0.0262496556688381" calcext:value-type="float">
            <text:p>0.0</text:p>
          </table:table-cell>
          <table:table-cell table:formula="of:=([.AM2]+[.AN3]+[.AM4]+[.AL3])/4" office:value-type="float" office:value="0.0179727158065317" calcext:value-type="float">
            <text:p>0.0</text:p>
          </table:table-cell>
          <table:table-cell table:formula="of:=([.AN2]+[.AO3]+[.AN4]+[.AM3])/4" office:value-type="float" office:value="0.0103495894408084" calcext:value-type="float">
            <text:p>0.0</text:p>
          </table:table-cell>
          <table:table-cell table:formula="of:=([.AO2]+[.AP3]+[.AO4]+[.AN3])/4" office:value-type="float" office:value="0.00530533814429026" calcext:value-type="float">
            <text:p>0.0</text:p>
          </table:table-cell>
          <table:table-cell table:formula="of:=([.AP2]+[.AQ3]+[.AP4]+[.AO3])/4" office:value-type="float" office:value="0.0015290828028368" calcext:value-type="float">
            <text:p>0.0</text:p>
          </table:table-cell>
          <table:table-cell table:formula="of:=([.AQ2]+[.AR3]+[.AQ4]+[.AP3])/4" office:value-type="float" office:value="0.000938110935921879" calcext:value-type="float">
            <text:p>0.0</text:p>
          </table:table-cell>
          <table:table-cell table:formula="of:=([.AR2]+[.AS3]+[.AR4]+[.AQ3])/4" office:value-type="float" office:value="0.000378060692922507" calcext:value-type="float">
            <text:p>0.0</text:p>
          </table:table-cell>
          <table:table-cell table:formula="of:=([.AS2]+[.AT3]+[.AS4]+[.AR3])/4" office:value-type="float" office:value="0.000225043228113136" calcext:value-type="float">
            <text:p>0.0</text:p>
          </table:table-cell>
          <table:table-cell table:formula="of:=([.AT2]+[.AU3]+[.AT4]+[.AS3])/4" office:value-type="float" office:value="0.000084664308674907" calcext:value-type="float">
            <text:p>0.0</text:p>
          </table:table-cell>
          <table:table-cell table:formula="of:=([.AU2]+[.AV3]+[.AU4]+[.AT3])/4" office:value-type="float" office:value="0.0000491131388222158" calcext:value-type="float">
            <text:p>0.0</text:p>
          </table:table-cell>
          <table:table-cell table:formula="of:=([.AV2]+[.AW3]+[.AV4]+[.AU3])/4" office:value-type="float" office:value="0.0000176424167016448" calcext:value-type="float">
            <text:p>0.0</text:p>
          </table:table-cell>
          <table:table-cell table:formula="of:=([.AW2]+[.AX3]+[.AW4]+[.AV3])/4" office:value-type="float" office:value="0.000010008325349883" calcext:value-type="float">
            <text:p>0.0</text:p>
          </table:table-cell>
          <table:table-cell table:formula="of:=([.AX2]+[.AY3]+[.AX4]+[.AW3])/4" office:value-type="float" office:value="0.00000347939573262259" calcext:value-type="float">
            <text:p>0.0</text:p>
          </table:table-cell>
          <table:table-cell table:formula="of:=([.AY2]+[.AZ3]+[.AY4]+[.AX3])/4" office:value-type="float" office:value="0.00000192958197903987" calcext:value-type="float">
            <text:p>0.0</text:p>
          </table:table-cell>
          <table:table-cell table:formula="of:=([.AZ2]+[.BA3]+[.AZ4]+[.AY3])/4" office:value-type="float" office:value="0.000000614582611378181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3]+[.D4]+[.C5]+[.B4])/4" office:value-type="float" office:value="0.0177311229867299" calcext:value-type="float">
            <text:p>0.0</text:p>
          </table:table-cell>
          <table:table-cell table:formula="of:=([.D3]+[.E4]+[.D5]+[.C4])/4" office:value-type="float" office:value="0.0461795040328775" calcext:value-type="float">
            <text:p>0.0</text:p>
          </table:table-cell>
          <table:table-cell table:formula="of:=([.E3]+[.F4]+[.E5]+[.D4])/4" office:value-type="float" office:value="0.0790692011664588" calcext:value-type="float">
            <text:p>0.1</text:p>
          </table:table-cell>
          <table:table-cell table:formula="of:=([.F3]+[.G4]+[.F5]+[.E4])/4" office:value-type="float" office:value="0.114146210916526" calcext:value-type="float">
            <text:p>0.1</text:p>
          </table:table-cell>
          <table:table-cell table:formula="of:=([.G3]+[.H4]+[.G5]+[.F4])/4" office:value-type="float" office:value="0.151541157362471" calcext:value-type="float">
            <text:p>0.2</text:p>
          </table:table-cell>
          <table:table-cell table:formula="of:=([.H3]+[.I4]+[.H5]+[.G4])/4" office:value-type="float" office:value="0.190341075305483" calcext:value-type="float">
            <text:p>0.2</text:p>
          </table:table-cell>
          <table:table-cell table:formula="of:=([.I3]+[.J4]+[.I5]+[.H4])/4" office:value-type="float" office:value="0.230633586945677" calcext:value-type="float">
            <text:p>0.2</text:p>
          </table:table-cell>
          <table:table-cell table:formula="of:=([.J3]+[.K4]+[.J5]+[.I4])/4" office:value-type="float" office:value="0.270301274673036" calcext:value-type="float">
            <text:p>0.3</text:p>
          </table:table-cell>
          <table:table-cell table:formula="of:=([.K3]+[.L4]+[.K5]+[.J4])/4" office:value-type="float" office:value="0.310447300340904" calcext:value-type="float">
            <text:p>0.3</text:p>
          </table:table-cell>
          <table:table-cell table:formula="of:=([.L3]+[.M4]+[.L5]+[.K4])/4" office:value-type="float" office:value="0.347939581600491" calcext:value-type="float">
            <text:p>0.3</text:p>
          </table:table-cell>
          <table:table-cell table:formula="of:=([.M3]+[.N4]+[.M5]+[.L4])/4" office:value-type="float" office:value="0.383864434931007" calcext:value-type="float">
            <text:p>0.4</text:p>
          </table:table-cell>
          <table:table-cell table:formula="of:=([.N3]+[.O4]+[.N5]+[.M4])/4" office:value-type="float" office:value="0.415928551822031" calcext:value-type="float">
            <text:p>0.4</text:p>
          </table:table-cell>
          <table:table-cell table:formula="of:=([.O3]+[.P4]+[.O5]+[.N4])/4" office:value-type="float" office:value="0.44426151425527" calcext:value-type="float">
            <text:p>0.4</text:p>
          </table:table-cell>
          <table:table-cell table:formula="of:=([.P3]+[.Q4]+[.P5]+[.O4])/4" office:value-type="float" office:value="0.467359213983706" calcext:value-type="float">
            <text:p>0.5</text:p>
          </table:table-cell>
          <table:table-cell table:formula="of:=([.Q3]+[.R4]+[.Q5]+[.P4])/4" office:value-type="float" office:value="0.485757116314402" calcext:value-type="float">
            <text:p>0.5</text:p>
          </table:table-cell>
          <table:table-cell table:formula="of:=([.R3]+[.S4]+[.R5]+[.Q4])/4" office:value-type="float" office:value="0.498320689233538" calcext:value-type="float">
            <text:p>0.5</text:p>
          </table:table-cell>
          <table:table-cell table:formula="of:=([.S3]+[.T4]+[.S5]+[.R4])/4" office:value-type="float" office:value="0.504120970712255" calcext:value-type="float">
            <text:p>0.5</text:p>
          </table:table-cell>
          <table:table-cell table:formula="of:=([.T3]+[.U4]+[.T5]+[.S4])/4" office:value-type="float" office:value="0.503573282186885" calcext:value-type="float">
            <text:p>0.5</text:p>
          </table:table-cell>
          <table:table-cell table:formula="of:=([.U3]+[.V4]+[.U5]+[.T4])/4" office:value-type="float" office:value="0.497442247362937" calcext:value-type="float">
            <text:p>0.5</text:p>
          </table:table-cell>
          <table:table-cell table:formula="of:=([.V3]+[.W4]+[.V5]+[.U4])/4" office:value-type="float" office:value="0.484403740315652" calcext:value-type="float">
            <text:p>0.5</text:p>
          </table:table-cell>
          <table:table-cell table:formula="of:=([.W3]+[.X4]+[.W5]+[.V4])/4" office:value-type="float" office:value="0.466845604550592" calcext:value-type="float">
            <text:p>0.5</text:p>
          </table:table-cell>
          <table:table-cell table:formula="of:=([.X3]+[.Y4]+[.X5]+[.W4])/4" office:value-type="float" office:value="0.444606147955024" calcext:value-type="float">
            <text:p>0.4</text:p>
          </table:table-cell>
          <table:table-cell table:formula="of:=([.Y3]+[.Z4]+[.Y5]+[.X4])/4" office:value-type="float" office:value="0.418230812061531" calcext:value-type="float">
            <text:p>0.4</text:p>
          </table:table-cell>
          <table:table-cell table:formula="of:=([.Z3]+[.AA4]+[.Z5]+[.Y4])/4" office:value-type="float" office:value="0.389897117293513" calcext:value-type="float">
            <text:p>0.4</text:p>
          </table:table-cell>
          <table:table-cell table:formula="of:=([.AA3]+[.AB4]+[.AA5]+[.Z4])/4" office:value-type="float" office:value="0.359873792147918" calcext:value-type="float">
            <text:p>0.4</text:p>
          </table:table-cell>
          <table:table-cell table:formula="of:=([.AB3]+[.AC4]+[.AB5]+[.AA4])/4" office:value-type="float" office:value="0.328218900437039" calcext:value-type="float">
            <text:p>0.3</text:p>
          </table:table-cell>
          <table:table-cell table:formula="of:=([.AC3]+[.AD4]+[.AC5]+[.AB4])/4" office:value-type="float" office:value="0.297125489910322" calcext:value-type="float">
            <text:p>0.3</text:p>
          </table:table-cell>
          <table:table-cell table:formula="of:=([.AD3]+[.AE4]+[.AD5]+[.AC4])/4" office:value-type="float" office:value="0.266165327249284" calcext:value-type="float">
            <text:p>0.3</text:p>
          </table:table-cell>
          <table:table-cell table:formula="of:=([.AE3]+[.AF4]+[.AE5]+[.AD4])/4" office:value-type="float" office:value="0.235364160128174" calcext:value-type="float">
            <text:p>0.2</text:p>
          </table:table-cell>
          <table:table-cell table:formula="of:=([.AF3]+[.AG4]+[.AF5]+[.AE4])/4" office:value-type="float" office:value="0.206016225641971" calcext:value-type="float">
            <text:p>0.2</text:p>
          </table:table-cell>
          <table:table-cell table:formula="of:=([.AG3]+[.AH4]+[.AG5]+[.AF4])/4" office:value-type="float" office:value="0.177902635065849" calcext:value-type="float">
            <text:p>0.2</text:p>
          </table:table-cell>
          <table:table-cell table:formula="of:=([.AH3]+[.AI4]+[.AH5]+[.AG4])/4" office:value-type="float" office:value="0.150661473710817" calcext:value-type="float">
            <text:p>0.2</text:p>
          </table:table-cell>
          <table:table-cell table:formula="of:=([.AI3]+[.AJ4]+[.AI5]+[.AH4])/4" office:value-type="float" office:value="0.125773862840542" calcext:value-type="float">
            <text:p>0.1</text:p>
          </table:table-cell>
          <table:table-cell table:formula="of:=([.AJ3]+[.AK4]+[.AJ5]+[.AI4])/4" office:value-type="float" office:value="0.101135151529581" calcext:value-type="float">
            <text:p>0.1</text:p>
          </table:table-cell>
          <table:table-cell table:formula="of:=([.AK3]+[.AL4]+[.AK5]+[.AJ4])/4" office:value-type="float" office:value="0.0796838958387081" calcext:value-type="float">
            <text:p>0.1</text:p>
          </table:table-cell>
          <table:table-cell table:formula="of:=([.AL3]+[.AM4]+[.AL5]+[.AK4])/4" office:value-type="float" office:value="0.0594696549665491" calcext:value-type="float">
            <text:p>0.1</text:p>
          </table:table-cell>
          <table:table-cell table:formula="of:=([.AM3]+[.AN4]+[.AM5]+[.AL4])/4" office:value-type="float" office:value="0.0426788558961299" calcext:value-type="float">
            <text:p>0.0</text:p>
          </table:table-cell>
          <table:table-cell table:formula="of:=([.AN3]+[.AO4]+[.AN5]+[.AM4])/4" office:value-type="float" office:value="0.02749475348568" calcext:value-type="float">
            <text:p>0.0</text:p>
          </table:table-cell>
          <table:table-cell table:formula="of:=([.AO3]+[.AP4]+[.AO5]+[.AN4])/4" office:value-type="float" office:value="0.0156368905949242" calcext:value-type="float">
            <text:p>0.0</text:p>
          </table:table-cell>
          <table:table-cell table:formula="of:=([.AP3]+[.AQ4]+[.AP5]+[.AO4])/4" office:value-type="float" office:value="0.00692105579114135" calcext:value-type="float">
            <text:p>0.0</text:p>
          </table:table-cell>
          <table:table-cell table:formula="of:=([.AQ3]+[.AR4]+[.AQ5]+[.AP4])/4" office:value-type="float" office:value="0.00203146504311856" calcext:value-type="float">
            <text:p>0.0</text:p>
          </table:table-cell>
          <table:table-cell table:formula="of:=([.AR3]+[.AS4]+[.AR5]+[.AQ4])/4" office:value-type="float" office:value="0.000880921173136337" calcext:value-type="float">
            <text:p>0.0</text:p>
          </table:table-cell>
          <table:table-cell table:formula="of:=([.AS3]+[.AT4]+[.AS5]+[.AR4])/4" office:value-type="float" office:value="0.000483436776020149" calcext:value-type="float">
            <text:p>0.0</text:p>
          </table:table-cell>
          <table:table-cell table:formula="of:=([.AT3]+[.AU4]+[.AT5]+[.AS4])/4" office:value-type="float" office:value="0.000196367919853109" calcext:value-type="float">
            <text:p>0.0</text:p>
          </table:table-cell>
          <table:table-cell table:formula="of:=([.AU3]+[.AV4]+[.AU5]+[.AT4])/4" office:value-type="float" office:value="0.000104370540142857" calcext:value-type="float">
            <text:p>0.0</text:p>
          </table:table-cell>
          <table:table-cell table:formula="of:=([.AV3]+[.AW4]+[.AV5]+[.AU4])/4" office:value-type="float" office:value="0.0000405986906776621" calcext:value-type="float">
            <text:p>0.0</text:p>
          </table:table-cell>
          <table:table-cell table:formula="of:=([.AW3]+[.AX4]+[.AW5]+[.AV4])/4" office:value-type="float" office:value="0.0000210203182910275" calcext:value-type="float">
            <text:p>0.0</text:p>
          </table:table-cell>
          <table:table-cell table:formula="of:=([.AX3]+[.AY4]+[.AX5]+[.AW4])/4" office:value-type="float" office:value="0.00000793506031021167" calcext:value-type="float">
            <text:p>0.0</text:p>
          </table:table-cell>
          <table:table-cell table:formula="of:=([.AY3]+[.AZ4]+[.AY5]+[.AX4])/4" office:value-type="float" office:value="0.00000400673098221639" calcext:value-type="float">
            <text:p>0.0</text:p>
          </table:table-cell>
          <table:table-cell table:formula="of:=([.AZ3]+[.BA4]+[.AZ5]+[.AY4])/4" office:value-type="float" office:value="0.00000138936901225787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4]+[.D5]+[.C6]+[.B5])/4" office:value-type="float" office:value="0.0346893471234129" calcext:value-type="float">
            <text:p>0.0</text:p>
          </table:table-cell>
          <table:table-cell table:formula="of:=([.D4]+[.E5]+[.D6]+[.C5])/4" office:value-type="float" office:value="0.0795333676753314" calcext:value-type="float">
            <text:p>0.1</text:p>
          </table:table-cell>
          <table:table-cell table:formula="of:=([.E4]+[.F5]+[.E6]+[.D5])/4" office:value-type="float" office:value="0.129458248566428" calcext:value-type="float">
            <text:p>0.1</text:p>
          </table:table-cell>
          <table:table-cell table:formula="of:=([.F4]+[.G5]+[.F6]+[.E5])/4" office:value-type="float" office:value="0.182636375091428" calcext:value-type="float">
            <text:p>0.2</text:p>
          </table:table-cell>
          <table:table-cell table:formula="of:=([.G4]+[.H5]+[.G6]+[.F5])/4" office:value-type="float" office:value="0.239018112968242" calcext:value-type="float">
            <text:p>0.2</text:p>
          </table:table-cell>
          <table:table-cell table:formula="of:=([.H4]+[.I5]+[.H6]+[.G5])/4" office:value-type="float" office:value="0.297753881006169" calcext:value-type="float">
            <text:p>0.3</text:p>
          </table:table-cell>
          <table:table-cell table:formula="of:=([.I4]+[.J5]+[.I6]+[.H5])/4" office:value-type="float" office:value="0.358338878216059" calcext:value-type="float">
            <text:p>0.4</text:p>
          </table:table-cell>
          <table:table-cell table:formula="of:=([.J4]+[.K5]+[.J6]+[.I5])/4" office:value-type="float" office:value="0.418488972871093" calcext:value-type="float">
            <text:p>0.4</text:p>
          </table:table-cell>
          <table:table-cell table:formula="of:=([.K4]+[.L5]+[.K6]+[.J5])/4" office:value-type="float" office:value="0.479120414605534" calcext:value-type="float">
            <text:p>0.5</text:p>
          </table:table-cell>
          <table:table-cell table:formula="of:=([.L4]+[.M5]+[.L6]+[.K5])/4" office:value-type="float" office:value="0.537035042539983" calcext:value-type="float">
            <text:p>0.5</text:p>
          </table:table-cell>
          <table:table-cell table:formula="of:=([.M4]+[.N5]+[.M6]+[.L5])/4" office:value-type="float" office:value="0.592059216241458" calcext:value-type="float">
            <text:p>0.6</text:p>
          </table:table-cell>
          <table:table-cell table:formula="of:=([.N4]+[.O5]+[.N6]+[.M5])/4" office:value-type="float" office:value="0.64161953286639" calcext:value-type="float">
            <text:p>0.6</text:p>
          </table:table-cell>
          <table:table-cell table:formula="of:=([.O4]+[.P5]+[.O6]+[.N5])/4" office:value-type="float" office:value="0.685182532404127" calcext:value-type="float">
            <text:p>0.7</text:p>
          </table:table-cell>
          <table:table-cell table:formula="of:=([.P4]+[.Q5]+[.P6]+[.O5])/4" office:value-type="float" office:value="0.721769597650013" calcext:value-type="float">
            <text:p>0.7</text:p>
          </table:table-cell>
          <table:table-cell table:formula="of:=([.Q4]+[.R5]+[.Q6]+[.P5])/4" office:value-type="float" office:value="0.750015654554115" calcext:value-type="float">
            <text:p>0.8</text:p>
          </table:table-cell>
          <table:table-cell table:formula="of:=([.R4]+[.S5]+[.R6]+[.Q5])/4" office:value-type="float" office:value="0.76923113670776" calcext:value-type="float">
            <text:p>0.8</text:p>
          </table:table-cell>
          <table:table-cell table:formula="of:=([.S4]+[.T5]+[.S6]+[.R5])/4" office:value-type="float" office:value="0.778192846047387" calcext:value-type="float">
            <text:p>0.8</text:p>
          </table:table-cell>
          <table:table-cell table:formula="of:=([.T4]+[.U5]+[.T6]+[.S5])/4" office:value-type="float" office:value="0.777242554936154" calcext:value-type="float">
            <text:p>0.8</text:p>
          </table:table-cell>
          <table:table-cell table:formula="of:=([.U4]+[.V5]+[.U6]+[.T5])/4" office:value-type="float" office:value="0.766297126013726" calcext:value-type="float">
            <text:p>0.8</text:p>
          </table:table-cell>
          <table:table-cell table:formula="of:=([.V4]+[.W5]+[.V6]+[.U5])/4" office:value-type="float" office:value="0.746869115999963" calcext:value-type="float">
            <text:p>0.7</text:p>
          </table:table-cell>
          <table:table-cell table:formula="of:=([.W4]+[.X5]+[.W6]+[.V5])/4" office:value-type="float" office:value="0.719590314753452" calcext:value-type="float">
            <text:p>0.7</text:p>
          </table:table-cell>
          <table:table-cell table:formula="of:=([.X4]+[.Y5]+[.X6]+[.W5])/4" office:value-type="float" office:value="0.684564995494332" calcext:value-type="float">
            <text:p>0.7</text:p>
          </table:table-cell>
          <table:table-cell table:formula="of:=([.Y4]+[.Z5]+[.Y6]+[.X5])/4" office:value-type="float" office:value="0.64470958330246" calcext:value-type="float">
            <text:p>0.6</text:p>
          </table:table-cell>
          <table:table-cell table:formula="of:=([.Z4]+[.AA5]+[.Z6]+[.Y5])/4" office:value-type="float" office:value="0.601057072930909" calcext:value-type="float">
            <text:p>0.6</text:p>
          </table:table-cell>
          <table:table-cell table:formula="of:=([.AA4]+[.AB5]+[.AA6]+[.Z5])/4" office:value-type="float" office:value="0.55508125831605" calcext:value-type="float">
            <text:p>0.6</text:p>
          </table:table-cell>
          <table:table-cell table:formula="of:=([.AB4]+[.AC5]+[.AB6]+[.AA5])/4" office:value-type="float" office:value="0.506835986046359" calcext:value-type="float">
            <text:p>0.5</text:p>
          </table:table-cell>
          <table:table-cell table:formula="of:=([.AC4]+[.AD5]+[.AC6]+[.AB5])/4" office:value-type="float" office:value="0.459248552941392" calcext:value-type="float">
            <text:p>0.5</text:p>
          </table:table-cell>
          <table:table-cell table:formula="of:=([.AD4]+[.AE5]+[.AD6]+[.AC5])/4" office:value-type="float" office:value="0.411527460530713" calcext:value-type="float">
            <text:p>0.4</text:p>
          </table:table-cell>
          <table:table-cell table:formula="of:=([.AE4]+[.AF5]+[.AE6]+[.AD5])/4" office:value-type="float" office:value="0.365740856324495" calcext:value-type="float">
            <text:p>0.4</text:p>
          </table:table-cell>
          <table:table-cell table:formula="of:=([.AF4]+[.AG5]+[.AF6]+[.AE5])/4" office:value-type="float" office:value="0.320151887981778" calcext:value-type="float">
            <text:p>0.3</text:p>
          </table:table-cell>
          <table:table-cell table:formula="of:=([.AG4]+[.AH5]+[.AG6]+[.AF5])/4" office:value-type="float" office:value="0.277475356435181" calcext:value-type="float">
            <text:p>0.3</text:p>
          </table:table-cell>
          <table:table-cell table:formula="of:=([.AH4]+[.AI5]+[.AH6]+[.AG5])/4" office:value-type="float" office:value="0.236225714305989" calcext:value-type="float">
            <text:p>0.2</text:p>
          </table:table-cell>
          <table:table-cell table:formula="of:=([.AI4]+[.AJ5]+[.AI6]+[.AH5])/4" office:value-type="float" office:value="0.197818719854334" calcext:value-type="float">
            <text:p>0.2</text:p>
          </table:table-cell>
          <table:table-cell table:formula="of:=([.AJ4]+[.AK5]+[.AJ6]+[.AI5])/4" office:value-type="float" office:value="0.161256608927887" calcext:value-type="float">
            <text:p>0.2</text:p>
          </table:table-cell>
          <table:table-cell table:formula="of:=([.AK4]+[.AL5]+[.AK6]+[.AJ5])/4" office:value-type="float" office:value="0.128880230665868" calcext:value-type="float">
            <text:p>0.1</text:p>
          </table:table-cell>
          <table:table-cell table:formula="of:=([.AL4]+[.AM5]+[.AL6]+[.AK5])/4" office:value-type="float" office:value="0.0989280845847685" calcext:value-type="float">
            <text:p>0.1</text:p>
          </table:table-cell>
          <table:table-cell table:formula="of:=([.AM4]+[.AN5]+[.AM6]+[.AL5])/4" office:value-type="float" office:value="0.073517453496919" calcext:value-type="float">
            <text:p>0.1</text:p>
          </table:table-cell>
          <table:table-cell table:formula="of:=([.AN4]+[.AO5]+[.AN6]+[.AM5])/4" office:value-type="float" office:value="0.050702238974405" calcext:value-type="float">
            <text:p>0.1</text:p>
          </table:table-cell>
          <table:table-cell table:formula="of:=([.AO4]+[.AP5]+[.AO6]+[.AN5])/4" office:value-type="float" office:value="0.0320615605682009" calcext:value-type="float">
            <text:p>0.0</text:p>
          </table:table-cell>
          <table:table-cell table:formula="of:=([.AP4]+[.AQ5]+[.AP6]+[.AO5])/4" office:value-type="float" office:value="0.0175243695221746" calcext:value-type="float">
            <text:p>0.0</text:p>
          </table:table-cell>
          <table:table-cell table:formula="of:=([.AQ4]+[.AR5]+[.AQ6]+[.AP5])/4" office:value-type="float" office:value="0.00705708565347682" calcext:value-type="float">
            <text:p>0.0</text:p>
          </table:table-cell>
          <table:table-cell table:formula="of:=([.AR4]+[.AS5]+[.AR6]+[.AQ5])/4" office:value-type="float" office:value="0.00160152713364031" calcext:value-type="float">
            <text:p>0.0</text:p>
          </table:table-cell>
          <table:table-cell table:formula="of:=([.AS4]+[.AT5]+[.AS6]+[.AR5])/4" office:value-type="float" office:value="0.000848392682383369" calcext:value-type="float">
            <text:p>0.0</text:p>
          </table:table-cell>
          <table:table-cell table:formula="of:=([.AT4]+[.AU5]+[.AT6]+[.AS5])/4" office:value-type="float" office:value="0.00035504042975457" calcext:value-type="float">
            <text:p>0.0</text:p>
          </table:table-cell>
          <table:table-cell table:formula="of:=([.AU4]+[.AV5]+[.AU6]+[.AT5])/4" office:value-type="float" office:value="0.000181625901891941" calcext:value-type="float">
            <text:p>0.0</text:p>
          </table:table-cell>
          <table:table-cell table:formula="of:=([.AV4]+[.AW5]+[.AV6]+[.AU5])/4" office:value-type="float" office:value="0.0000726469892468067" calcext:value-type="float">
            <text:p>0.0</text:p>
          </table:table-cell>
          <table:table-cell table:formula="of:=([.AW4]+[.AX5]+[.AW6]+[.AV5])/4" office:value-type="float" office:value="0.0000361590436614498" calcext:value-type="float">
            <text:p>0.0</text:p>
          </table:table-cell>
          <table:table-cell table:formula="of:=([.AX4]+[.AY5]+[.AX6]+[.AW5])/4" office:value-type="float" office:value="0.0000140309455230821" calcext:value-type="float">
            <text:p>0.0</text:p>
          </table:table-cell>
          <table:table-cell table:formula="of:=([.AY4]+[.AZ5]+[.AY6]+[.AX5])/4" office:value-type="float" office:value="0.00000680833351483504" calcext:value-type="float">
            <text:p>0.0</text:p>
          </table:table-cell>
          <table:table-cell table:formula="of:=([.AZ4]+[.BA5]+[.AZ6]+[.AY5])/4" office:value-type="float" office:value="0.00000242779363018382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5]+[.D6]+[.C7]+[.B6])/4" office:value-type="float" office:value="0.0528636872377298" calcext:value-type="float">
            <text:p>0.1</text:p>
          </table:table-cell>
          <table:table-cell table:formula="of:=([.D5]+[.E6]+[.D7]+[.C6])/4" office:value-type="float" office:value="0.11467155314684" calcext:value-type="float">
            <text:p>0.1</text:p>
          </table:table-cell>
          <table:table-cell table:formula="of:=([.E5]+[.F6]+[.E7]+[.D6])/4" office:value-type="float" office:value="0.183378299499839" calcext:value-type="float">
            <text:p>0.2</text:p>
          </table:table-cell>
          <table:table-cell table:formula="of:=([.F5]+[.G6]+[.F7]+[.E6])/4" office:value-type="float" office:value="0.255717348774666" calcext:value-type="float">
            <text:p>0.3</text:p>
          </table:table-cell>
          <table:table-cell table:formula="of:=([.G5]+[.H6]+[.G7]+[.F6])/4" office:value-type="float" office:value="0.332675776032602" calcext:value-type="float">
            <text:p>0.3</text:p>
          </table:table-cell>
          <table:table-cell table:formula="of:=([.H5]+[.I6]+[.H7]+[.G6])/4" office:value-type="float" office:value="0.412171983484748" calcext:value-type="float">
            <text:p>0.4</text:p>
          </table:table-cell>
          <table:table-cell table:formula="of:=([.I5]+[.J6]+[.I7]+[.H6])/4" office:value-type="float" office:value="0.493814167146726" calcext:value-type="float">
            <text:p>0.5</text:p>
          </table:table-cell>
          <table:table-cell table:formula="of:=([.J5]+[.K6]+[.J7]+[.I6])/4" office:value-type="float" office:value="0.575325577815256" calcext:value-type="float">
            <text:p>0.6</text:p>
          </table:table-cell>
          <table:table-cell table:formula="of:=([.K5]+[.L6]+[.K7]+[.J6])/4" office:value-type="float" office:value="0.657381758496632" calcext:value-type="float">
            <text:p>0.7</text:p>
          </table:table-cell>
          <table:table-cell table:formula="of:=([.L5]+[.M6]+[.L7]+[.K6])/4" office:value-type="float" office:value="0.73649565262306" calcext:value-type="float">
            <text:p>0.7</text:p>
          </table:table-cell>
          <table:table-cell table:formula="of:=([.M5]+[.N6]+[.M7]+[.L6])/4" office:value-type="float" office:value="0.811801164387035" calcext:value-type="float">
            <text:p>0.8</text:p>
          </table:table-cell>
          <table:table-cell table:formula="of:=([.N5]+[.O6]+[.N7]+[.M6])/4" office:value-type="float" office:value="0.880900053130625" calcext:value-type="float">
            <text:p>0.9</text:p>
          </table:table-cell>
          <table:table-cell table:formula="of:=([.O5]+[.P6]+[.O7]+[.N6])/4" office:value-type="float" office:value="0.94233589716019" calcext:value-type="float">
            <text:p>0.9</text:p>
          </table:table-cell>
          <table:table-cell table:formula="of:=([.P5]+[.Q6]+[.P7]+[.O6])/4" office:value-type="float" office:value="0.992334583781365" calcext:value-type="float">
            <text:p>1.0</text:p>
          </table:table-cell>
          <table:table-cell table:formula="of:=([.Q5]+[.R6]+[.Q7]+[.P6])/4" office:value-type="float" office:value="1.03153688902708" calcext:value-type="float">
            <text:p>1.0</text:p>
          </table:table-cell>
          <table:table-cell table:formula="of:=([.R5]+[.S6]+[.R7]+[.Q6])/4" office:value-type="float" office:value="1.05805093192913" calcext:value-type="float">
            <text:p>1.1</text:p>
          </table:table-cell>
          <table:table-cell table:formula="of:=([.S5]+[.T6]+[.S7]+[.R6])/4" office:value-type="float" office:value="1.07033792652656" calcext:value-type="float">
            <text:p>1.1</text:p>
          </table:table-cell>
          <table:table-cell table:formula="of:=([.T5]+[.U6]+[.T7]+[.S6])/4" office:value-type="float" office:value="1.06863218231711" calcext:value-type="float">
            <text:p>1.1</text:p>
          </table:table-cell>
          <table:table-cell table:formula="of:=([.U5]+[.V6]+[.U7]+[.T6])/4" office:value-type="float" office:value="1.05381382608627" calcext:value-type="float">
            <text:p>1.1</text:p>
          </table:table-cell>
          <table:table-cell table:formula="of:=([.V5]+[.W6]+[.V7]+[.U6])/4" office:value-type="float" office:value="1.0256631688747" calcext:value-type="float">
            <text:p>1.0</text:p>
          </table:table-cell>
          <table:table-cell table:formula="of:=([.W5]+[.X6]+[.W7]+[.V6])/4" office:value-type="float" office:value="0.987078456305992" calcext:value-type="float">
            <text:p>1.0</text:p>
          </table:table-cell>
          <table:table-cell table:formula="of:=([.X5]+[.Y6]+[.X7]+[.W6])/4" office:value-type="float" office:value="0.938979756820293" calcext:value-type="float">
            <text:p>0.9</text:p>
          </table:table-cell>
          <table:table-cell table:formula="of:=([.Y5]+[.Z6]+[.Y7]+[.X6])/4" office:value-type="float" office:value="0.883967686641618" calcext:value-type="float">
            <text:p>0.9</text:p>
          </table:table-cell>
          <table:table-cell table:formula="of:=([.Z5]+[.AA6]+[.Z7]+[.Y6])/4" office:value-type="float" office:value="0.823039790001518" calcext:value-type="float">
            <text:p>0.8</text:p>
          </table:table-cell>
          <table:table-cell table:formula="of:=([.AA5]+[.AB6]+[.AA7]+[.Z6])/4" office:value-type="float" office:value="0.759635194601346" calcext:value-type="float">
            <text:p>0.8</text:p>
          </table:table-cell>
          <table:table-cell table:formula="of:=([.AB5]+[.AC6]+[.AB7]+[.AA6])/4" office:value-type="float" office:value="0.694499704248672" calcext:value-type="float">
            <text:p>0.7</text:p>
          </table:table-cell>
          <table:table-cell table:formula="of:=([.AC5]+[.AD6]+[.AC7]+[.AB6])/4" office:value-type="float" office:value="0.629643410138317" calcext:value-type="float">
            <text:p>0.6</text:p>
          </table:table-cell>
          <table:table-cell table:formula="of:=([.AD5]+[.AE6]+[.AD7]+[.AC6])/4" office:value-type="float" office:value="0.564884322907995" calcext:value-type="float">
            <text:p>0.6</text:p>
          </table:table-cell>
          <table:table-cell table:formula="of:=([.AE5]+[.AF6]+[.AE7]+[.AD6])/4" office:value-type="float" office:value="0.501902720733118" calcext:value-type="float">
            <text:p>0.5</text:p>
          </table:table-cell>
          <table:table-cell table:formula="of:=([.AF5]+[.AG6]+[.AF7]+[.AE6])/4" office:value-type="float" office:value="0.440368770706056" calcext:value-type="float">
            <text:p>0.4</text:p>
          </table:table-cell>
          <table:table-cell table:formula="of:=([.AG5]+[.AH6]+[.AG7]+[.AF6])/4" office:value-type="float" office:value="0.382573137104906" calcext:value-type="float">
            <text:p>0.4</text:p>
          </table:table-cell>
          <table:table-cell table:formula="of:=([.AH5]+[.AI6]+[.AH7]+[.AG6])/4" office:value-type="float" office:value="0.326562346924029" calcext:value-type="float">
            <text:p>0.3</text:p>
          </table:table-cell>
          <table:table-cell table:formula="of:=([.AI5]+[.AJ6]+[.AI7]+[.AH6])/4" office:value-type="float" office:value="0.275026307582536" calcext:value-type="float">
            <text:p>0.3</text:p>
          </table:table-cell>
          <table:table-cell table:formula="of:=([.AJ5]+[.AK6]+[.AJ7]+[.AI6])/4" office:value-type="float" office:value="0.226533752213952" calcext:value-type="float">
            <text:p>0.2</text:p>
          </table:table-cell>
          <table:table-cell table:formula="of:=([.AK5]+[.AL6]+[.AK7]+[.AJ6])/4" office:value-type="float" office:value="0.183334848976355" calcext:value-type="float">
            <text:p>0.2</text:p>
          </table:table-cell>
          <table:table-cell table:formula="of:=([.AL5]+[.AM6]+[.AL7]+[.AK6])/4" office:value-type="float" office:value="0.143649750193739" calcext:value-type="float">
            <text:p>0.1</text:p>
          </table:table-cell>
          <table:table-cell table:formula="of:=([.AM5]+[.AN6]+[.AM7]+[.AL6])/4" office:value-type="float" office:value="0.109498978775743" calcext:value-type="float">
            <text:p>0.1</text:p>
          </table:table-cell>
          <table:table-cell table:formula="of:=([.AN5]+[.AO6]+[.AN7]+[.AM6])/4" office:value-type="float" office:value="0.0788492718588298" calcext:value-type="float">
            <text:p>0.1</text:p>
          </table:table-cell>
          <table:table-cell table:formula="of:=([.AO5]+[.AP6]+[.AO7]+[.AN6])/4" office:value-type="float" office:value="0.0530044118681432" calcext:value-type="float">
            <text:p>0.1</text:p>
          </table:table-cell>
          <table:table-cell table:formula="of:=([.AP5]+[.AQ6]+[.AP7]+[.AO6])/4" office:value-type="float" office:value="0.031451367537301" calcext:value-type="float">
            <text:p>0.0</text:p>
          </table:table-cell>
          <table:table-cell table:formula="of:=([.AQ5]+[.AR6]+[.AQ7]+[.AP6])/4" office:value-type="float" office:value="0.0152730101575165" calcext:value-type="float">
            <text:p>0.0</text:p>
          </table:table-cell>
          <table:table-cell table:formula="of:=([.AR5]+[.AS6]+[.AR7]+[.AQ6])/4" office:value-type="float" office:value="0.00469494942827342" calcext:value-type="float">
            <text:p>0.0</text:p>
          </table:table-cell>
          <table:table-cell table:formula="of:=([.AS5]+[.AT6]+[.AS7]+[.AR6])/4" office:value-type="float" office:value="0.00137613688497479" calcext:value-type="float">
            <text:p>0.0</text:p>
          </table:table-cell>
          <table:table-cell table:formula="of:=([.AT5]+[.AU6]+[.AT7]+[.AS6])/4" office:value-type="float" office:value="0.000585820115140412" calcext:value-type="float">
            <text:p>0.0</text:p>
          </table:table-cell>
          <table:table-cell table:formula="of:=([.AU5]+[.AV6]+[.AU7]+[.AT6])/4" office:value-type="float" office:value="0.000292327248301604" calcext:value-type="float">
            <text:p>0.0</text:p>
          </table:table-cell>
          <table:table-cell table:formula="of:=([.AV5]+[.AW6]+[.AV7]+[.AU6])/4" office:value-type="float" office:value="0.000118532231422769" calcext:value-type="float">
            <text:p>0.0</text:p>
          </table:table-cell>
          <table:table-cell table:formula="of:=([.AW5]+[.AX6]+[.AW7]+[.AV6])/4" office:value-type="float" office:value="0.0000575218551424103" calcext:value-type="float">
            <text:p>0.0</text:p>
          </table:table-cell>
          <table:table-cell table:formula="of:=([.AX5]+[.AY6]+[.AX7]+[.AW6])/4" office:value-type="float" office:value="0.0000225994173643996" calcext:value-type="float">
            <text:p>0.0</text:p>
          </table:table-cell>
          <table:table-cell table:formula="of:=([.AY5]+[.AZ6]+[.AY7]+[.AX6])/4" office:value-type="float" office:value="0.0000106938119514779" calcext:value-type="float">
            <text:p>0.0</text:p>
          </table:table-cell>
          <table:table-cell table:formula="of:=([.AZ5]+[.BA6]+[.AZ7]+[.AY6])/4" office:value-type="float" office:value="0.00000385963674672819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6]+[.D7]+[.C8]+[.B7])/4" office:value-type="float" office:value="0.0714232889634912" calcext:value-type="float">
            <text:p>0.1</text:p>
          </table:table-cell>
          <table:table-cell table:formula="of:=([.D6]+[.E7]+[.D8]+[.C7])/4" office:value-type="float" office:value="0.151619757251159" calcext:value-type="float">
            <text:p>0.2</text:p>
          </table:table-cell>
          <table:table-cell table:formula="of:=([.E6]+[.F7]+[.E8]+[.D7])/4" office:value-type="float" office:value="0.239484269303144" calcext:value-type="float">
            <text:p>0.2</text:p>
          </table:table-cell>
          <table:table-cell table:formula="of:=([.F6]+[.G7]+[.F8]+[.E7])/4" office:value-type="float" office:value="0.332544434285365" calcext:value-type="float">
            <text:p>0.3</text:p>
          </table:table-cell>
          <table:table-cell table:formula="of:=([.G6]+[.H7]+[.G8]+[.F7])/4" office:value-type="float" office:value="0.4305939347226" calcext:value-type="float">
            <text:p>0.4</text:p>
          </table:table-cell>
          <table:table-cell table:formula="of:=([.H6]+[.I7]+[.H8]+[.G7])/4" office:value-type="float" office:value="0.531698884605717" calcext:value-type="float">
            <text:p>0.5</text:p>
          </table:table-cell>
          <table:table-cell table:formula="of:=([.I6]+[.J7]+[.I8]+[.H7])/4" office:value-type="float" office:value="0.635462045308719" calcext:value-type="float">
            <text:p>0.6</text:p>
          </table:table-cell>
          <table:table-cell table:formula="of:=([.J6]+[.K7]+[.J8]+[.I7])/4" office:value-type="float" office:value="0.740375782775505" calcext:value-type="float">
            <text:p>0.7</text:p>
          </table:table-cell>
          <table:table-cell table:formula="of:=([.K6]+[.L7]+[.K8]+[.J7])/4" office:value-type="float" office:value="0.845464685524501" calcext:value-type="float">
            <text:p>0.8</text:p>
          </table:table-cell>
          <table:table-cell table:formula="of:=([.L6]+[.M7]+[.L8]+[.K7])/4" office:value-type="float" office:value="0.947400502645529" calcext:value-type="float">
            <text:p>0.9</text:p>
          </table:table-cell>
          <table:table-cell table:formula="of:=([.M6]+[.N7]+[.M8]+[.L7])/4" office:value-type="float" office:value="1.04561255697875" calcext:value-type="float">
            <text:p>1.0</text:p>
          </table:table-cell>
          <table:table-cell table:formula="of:=([.N6]+[.O7]+[.N8]+[.M7])/4" office:value-type="float" office:value="1.13529322179583" calcext:value-type="float">
            <text:p>1.1</text:p>
          </table:table-cell>
          <table:table-cell table:formula="of:=([.O6]+[.P7]+[.O8]+[.N7])/4" office:value-type="float" office:value="1.21575123486151" calcext:value-type="float">
            <text:p>1.2</text:p>
          </table:table-cell>
          <table:table-cell table:formula="of:=([.P6]+[.Q7]+[.P8]+[.O7])/4" office:value-type="float" office:value="1.2825200961054" calcext:value-type="float">
            <text:p>1.3</text:p>
          </table:table-cell>
          <table:table-cell table:formula="of:=([.Q6]+[.R7]+[.Q8]+[.P7])/4" office:value-type="float" office:value="1.33507937967524" calcext:value-type="float">
            <text:p>1.3</text:p>
          </table:table-cell>
          <table:table-cell table:formula="of:=([.R6]+[.S7]+[.R8]+[.Q7])/4" office:value-type="float" office:value="1.36890531476927" calcext:value-type="float">
            <text:p>1.4</text:p>
          </table:table-cell>
          <table:table-cell table:formula="of:=([.S6]+[.T7]+[.S8]+[.R7])/4" office:value-type="float" office:value="1.3857955043013" calcext:value-type="float">
            <text:p>1.4</text:p>
          </table:table-cell>
          <table:table-cell table:formula="of:=([.T6]+[.U7]+[.T8]+[.S7])/4" office:value-type="float" office:value="1.38304031434978" calcext:value-type="float">
            <text:p>1.4</text:p>
          </table:table-cell>
          <table:table-cell table:formula="of:=([.U6]+[.V7]+[.U8]+[.T7])/4" office:value-type="float" office:value="1.36181189423135" calcext:value-type="float">
            <text:p>1.4</text:p>
          </table:table-cell>
          <table:table-cell table:formula="of:=([.V6]+[.W7]+[.V8]+[.U7])/4" office:value-type="float" office:value="1.32455964219815" calcext:value-type="float">
            <text:p>1.3</text:p>
          </table:table-cell>
          <table:table-cell table:formula="of:=([.W6]+[.X7]+[.W8]+[.V7])/4" office:value-type="float" office:value="1.27304619931763" calcext:value-type="float">
            <text:p>1.3</text:p>
          </table:table-cell>
          <table:table-cell table:formula="of:=([.X6]+[.Y7]+[.X8]+[.W7])/4" office:value-type="float" office:value="1.20877506516117" calcext:value-type="float">
            <text:p>1.2</text:p>
          </table:table-cell>
          <table:table-cell table:formula="of:=([.Y6]+[.Z7]+[.Y8]+[.X7])/4" office:value-type="float" office:value="1.13621253307835" calcext:value-type="float">
            <text:p>1.1</text:p>
          </table:table-cell>
          <table:table-cell table:formula="of:=([.Z6]+[.AA7]+[.Z8]+[.Y7])/4" office:value-type="float" office:value="1.05725914828437" calcext:value-type="float">
            <text:p>1.1</text:p>
          </table:table-cell>
          <table:table-cell table:formula="of:=([.AA6]+[.AB7]+[.AA8]+[.Z7])/4" office:value-type="float" office:value="0.97499108370991" calcext:value-type="float">
            <text:p>1.0</text:p>
          </table:table-cell>
          <table:table-cell table:formula="of:=([.AB6]+[.AC7]+[.AB8]+[.AA7])/4" office:value-type="float" office:value="0.890396273160178" calcext:value-type="float">
            <text:p>0.9</text:p>
          </table:table-cell>
          <table:table-cell table:formula="of:=([.AC6]+[.AD7]+[.AC8]+[.AB7])/4" office:value-type="float" office:value="0.806871431943265" calcext:value-type="float">
            <text:p>0.8</text:p>
          </table:table-cell>
          <table:table-cell table:formula="of:=([.AD6]+[.AE7]+[.AD8]+[.AC7])/4" office:value-type="float" office:value="0.724035639648196" calcext:value-type="float">
            <text:p>0.7</text:p>
          </table:table-cell>
          <table:table-cell table:formula="of:=([.AE6]+[.AF7]+[.AE8]+[.AD7])/4" office:value-type="float" office:value="0.643571841032321" calcext:value-type="float">
            <text:p>0.6</text:p>
          </table:table-cell>
          <table:table-cell table:formula="of:=([.AF6]+[.AG7]+[.AF8]+[.AE7])/4" office:value-type="float" office:value="0.565457643230883" calcext:value-type="float">
            <text:p>0.6</text:p>
          </table:table-cell>
          <table:table-cell table:formula="of:=([.AG6]+[.AH7]+[.AG8]+[.AF7])/4" office:value-type="float" office:value="0.491538588069645" calcext:value-type="float">
            <text:p>0.5</text:p>
          </table:table-cell>
          <table:table-cell table:formula="of:=([.AH6]+[.AI7]+[.AH8]+[.AG7])/4" office:value-type="float" office:value="0.421075554985707" calcext:value-type="float">
            <text:p>0.4</text:p>
          </table:table-cell>
          <table:table-cell table:formula="of:=([.AI6]+[.AJ7]+[.AI8]+[.AH7])/4" office:value-type="float" office:value="0.356390831923562" calcext:value-type="float">
            <text:p>0.4</text:p>
          </table:table-cell>
          <table:table-cell table:formula="of:=([.AJ6]+[.AK7]+[.AJ8]+[.AI7])/4" office:value-type="float" office:value="0.295962507350265" calcext:value-type="float">
            <text:p>0.3</text:p>
          </table:table-cell>
          <table:table-cell table:formula="of:=([.AK6]+[.AL7]+[.AK8]+[.AJ7])/4" office:value-type="float" office:value="0.241877533561573" calcext:value-type="float">
            <text:p>0.2</text:p>
          </table:table-cell>
          <table:table-cell table:formula="of:=([.AL6]+[.AM7]+[.AL8]+[.AK7])/4" office:value-type="float" office:value="0.192214055939956" calcext:value-type="float">
            <text:p>0.2</text:p>
          </table:table-cell>
          <table:table-cell table:formula="of:=([.AM6]+[.AN7]+[.AM8]+[.AL7])/4" office:value-type="float" office:value="0.148398061213969" calcext:value-type="float">
            <text:p>0.1</text:p>
          </table:table-cell>
          <table:table-cell table:formula="of:=([.AN6]+[.AO7]+[.AN8]+[.AM7])/4" office:value-type="float" office:value="0.10981073147378" calcext:value-type="float">
            <text:p>0.1</text:p>
          </table:table-cell>
          <table:table-cell table:formula="of:=([.AO6]+[.AP7]+[.AO8]+[.AN7])/4" office:value-type="float" office:value="0.0767366698071671" calcext:value-type="float">
            <text:p>0.1</text:p>
          </table:table-cell>
          <table:table-cell table:formula="of:=([.AP6]+[.AQ7]+[.AP8]+[.AO7])/4" office:value-type="float" office:value="0.0485322297117303" calcext:value-type="float">
            <text:p>0.0</text:p>
          </table:table-cell>
          <table:table-cell table:formula="of:=([.AQ6]+[.AR7]+[.AQ8]+[.AP7])/4" office:value-type="float" office:value="0.0265411857786059" calcext:value-type="float">
            <text:p>0.0</text:p>
          </table:table-cell>
          <table:table-cell table:formula="of:=([.AR6]+[.AS7]+[.AR8]+[.AQ7])/4" office:value-type="float" office:value="0.0105791117212165" calcext:value-type="float">
            <text:p>0.0</text:p>
          </table:table-cell>
          <table:table-cell table:formula="of:=([.AS6]+[.AT7]+[.AS8]+[.AR7])/4" office:value-type="float" office:value="0.00211106986014176" calcext:value-type="float">
            <text:p>0.0</text:p>
          </table:table-cell>
          <table:table-cell table:formula="of:=([.AT6]+[.AU7]+[.AT8]+[.AS7])/4" office:value-type="float" office:value="0.000910512850084175" calcext:value-type="float">
            <text:p>0.0</text:p>
          </table:table-cell>
          <table:table-cell table:formula="of:=([.AU6]+[.AV7]+[.AU8]+[.AT7])/4" office:value-type="float" office:value="0.000445803674538384" calcext:value-type="float">
            <text:p>0.0</text:p>
          </table:table-cell>
          <table:table-cell table:formula="of:=([.AV6]+[.AW7]+[.AV8]+[.AU7])/4" office:value-type="float" office:value="0.000182510991352714" calcext:value-type="float">
            <text:p>0.0</text:p>
          </table:table-cell>
          <table:table-cell table:formula="of:=([.AW6]+[.AX7]+[.AW8]+[.AV7])/4" office:value-type="float" office:value="0.000086825423088388" calcext:value-type="float">
            <text:p>0.0</text:p>
          </table:table-cell>
          <table:table-cell table:formula="of:=([.AX6]+[.AY7]+[.AX8]+[.AW7])/4" office:value-type="float" office:value="0.0000343916105161035" calcext:value-type="float">
            <text:p>0.0</text:p>
          </table:table-cell>
          <table:table-cell table:formula="of:=([.AY6]+[.AZ7]+[.AY8]+[.AX7])/4" office:value-type="float" office:value="0.0000159531985649466" calcext:value-type="float">
            <text:p>0.0</text:p>
          </table:table-cell>
          <table:table-cell table:formula="of:=([.AZ6]+[.BA7]+[.AZ8]+[.AY7])/4" office:value-type="float" office:value="0.00000580048182152602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7]+[.D8]+[.C9]+[.B8])/4" office:value-type="float" office:value="0.0907185483992448" calcext:value-type="float">
            <text:p>0.1</text:p>
          </table:table-cell>
          <table:table-cell table:formula="of:=([.D7]+[.E8]+[.D9]+[.C8])/4" office:value-type="float" office:value="0.190154350873046" calcext:value-type="float">
            <text:p>0.2</text:p>
          </table:table-cell>
          <table:table-cell table:formula="of:=([.E7]+[.F8]+[.E9]+[.D8])/4" office:value-type="float" office:value="0.297761713139353" calcext:value-type="float">
            <text:p>0.3</text:p>
          </table:table-cell>
          <table:table-cell table:formula="of:=([.F7]+[.G8]+[.F9]+[.E8])/4" office:value-type="float" office:value="0.41240793088916" calcext:value-type="float">
            <text:p>0.4</text:p>
          </table:table-cell>
          <table:table-cell table:formula="of:=([.G7]+[.H8]+[.G9]+[.F8])/4" office:value-type="float" office:value="0.532353078292161" calcext:value-type="float">
            <text:p>0.5</text:p>
          </table:table-cell>
          <table:table-cell table:formula="of:=([.H7]+[.I8]+[.H9]+[.G8])/4" office:value-type="float" office:value="0.656045680989917" calcext:value-type="float">
            <text:p>0.7</text:p>
          </table:table-cell>
          <table:table-cell table:formula="of:=([.I7]+[.J8]+[.I9]+[.H8])/4" office:value-type="float" office:value="0.783192121043808" calcext:value-type="float">
            <text:p>0.8</text:p>
          </table:table-cell>
          <table:table-cell table:formula="of:=([.J7]+[.K8]+[.J9]+[.I8])/4" office:value-type="float" office:value="0.912488068089274" calcext:value-type="float">
            <text:p>0.9</text:p>
          </table:table-cell>
          <table:table-cell table:formula="of:=([.K7]+[.L8]+[.K9]+[.J8])/4" office:value-type="float" office:value="1.04241428290645" calcext:value-type="float">
            <text:p>1.0</text:p>
          </table:table-cell>
          <table:table-cell table:formula="of:=([.L7]+[.M8]+[.L9]+[.K8])/4" office:value-type="float" office:value="1.16937931934433" calcext:value-type="float">
            <text:p>1.2</text:p>
          </table:table-cell>
          <table:table-cell table:formula="of:=([.M7]+[.N8]+[.M9]+[.L8])/4" office:value-type="float" office:value="1.29249877322539" calcext:value-type="float">
            <text:p>1.3</text:p>
          </table:table-cell>
          <table:table-cell table:formula="of:=([.N7]+[.O8]+[.N9]+[.M8])/4" office:value-type="float" office:value="1.40652452363508" calcext:value-type="float">
            <text:p>1.4</text:p>
          </table:table-cell>
          <table:table-cell table:formula="of:=([.O7]+[.P8]+[.O9]+[.N8])/4" office:value-type="float" office:value="1.50893329439989" calcext:value-type="float">
            <text:p>1.5</text:p>
          </table:table-cell>
          <table:table-cell table:formula="of:=([.P7]+[.Q8]+[.P9]+[.O8])/4" office:value-type="float" office:value="1.59545047101226" calcext:value-type="float">
            <text:p>1.6</text:p>
          </table:table-cell>
          <table:table-cell table:formula="of:=([.Q7]+[.R8]+[.Q9]+[.P8])/4" office:value-type="float" office:value="1.66225920734621" calcext:value-type="float">
            <text:p>1.7</text:p>
          </table:table-cell>
          <table:table-cell table:formula="of:=([.R7]+[.S8]+[.R9]+[.Q8])/4" office:value-type="float" office:value="1.70663336296222" calcext:value-type="float">
            <text:p>1.7</text:p>
          </table:table-cell>
          <table:table-cell table:formula="of:=([.S7]+[.T8]+[.S9]+[.R8])/4" office:value-type="float" office:value="1.72789818017715" calcext:value-type="float">
            <text:p>1.7</text:p>
          </table:table-cell>
          <table:table-cell table:formula="of:=([.T7]+[.U8]+[.T9]+[.S8])/4" office:value-type="float" office:value="1.7235422461623" calcext:value-type="float">
            <text:p>1.7</text:p>
          </table:table-cell>
          <table:table-cell table:formula="of:=([.U7]+[.V8]+[.U9]+[.T8])/4" office:value-type="float" office:value="1.69595905146285" calcext:value-type="float">
            <text:p>1.7</text:p>
          </table:table-cell>
          <table:table-cell table:formula="of:=([.V7]+[.W8]+[.V9]+[.U8])/4" office:value-type="float" office:value="1.64619743715607" calcext:value-type="float">
            <text:p>1.6</text:p>
          </table:table-cell>
          <table:table-cell table:formula="of:=([.W7]+[.X8]+[.W9]+[.V8])/4" office:value-type="float" office:value="1.57879845644733" calcext:value-type="float">
            <text:p>1.6</text:p>
          </table:table-cell>
          <table:table-cell table:formula="of:=([.X7]+[.Y8]+[.X9]+[.W8])/4" office:value-type="float" office:value="1.49656392177955" calcext:value-type="float">
            <text:p>1.5</text:p>
          </table:table-cell>
          <table:table-cell table:formula="of:=([.Y7]+[.Z8]+[.Y9]+[.X8])/4" office:value-type="float" office:value="1.40391941945227" calcext:value-type="float">
            <text:p>1.4</text:p>
          </table:table-cell>
          <table:table-cell table:formula="of:=([.Z7]+[.AA8]+[.Z9]+[.Y8])/4" office:value-type="float" office:value="1.30337506226415" calcext:value-type="float">
            <text:p>1.3</text:p>
          </table:table-cell>
          <table:table-cell table:formula="of:=([.AA7]+[.AB8]+[.AA9]+[.Z8])/4" office:value-type="float" office:value="1.19979344351148" calcext:value-type="float">
            <text:p>1.2</text:p>
          </table:table-cell>
          <table:table-cell table:formula="of:=([.AB7]+[.AC8]+[.AB9]+[.AA8])/4" office:value-type="float" office:value="1.09490893925293" calcext:value-type="float">
            <text:p>1.1</text:p>
          </table:table-cell>
          <table:table-cell table:formula="of:=([.AC7]+[.AD8]+[.AC9]+[.AB8])/4" office:value-type="float" office:value="0.990493026818373" calcext:value-type="float">
            <text:p>1.0</text:p>
          </table:table-cell>
          <table:table-cell table:formula="of:=([.AD7]+[.AE8]+[.AD9]+[.AC8])/4" office:value-type="float" office:value="0.888196301849784" calcext:value-type="float">
            <text:p>0.9</text:p>
          </table:table-cell>
          <table:table-cell table:formula="of:=([.AE7]+[.AF8]+[.AE9]+[.AD8])/4" office:value-type="float" office:value="0.788819329309417" calcext:value-type="float">
            <text:p>0.8</text:p>
          </table:table-cell>
          <table:table-cell table:formula="of:=([.AF7]+[.AG8]+[.AF9]+[.AE8])/4" office:value-type="float" office:value="0.693619730166067" calcext:value-type="float">
            <text:p>0.7</text:p>
          </table:table-cell>
          <table:table-cell table:formula="of:=([.AG7]+[.AH8]+[.AG9]+[.AF8])/4" office:value-type="float" office:value="0.603735036422779" calcext:value-type="float">
            <text:p>0.6</text:p>
          </table:table-cell>
          <table:table-cell table:formula="of:=([.AH7]+[.AI8]+[.AH9]+[.AG8])/4" office:value-type="float" office:value="0.518721550285364" calcext:value-type="float">
            <text:p>0.5</text:p>
          </table:table-cell>
          <table:table-cell table:formula="of:=([.AI7]+[.AJ8]+[.AI9]+[.AH8])/4" office:value-type="float" office:value="0.440841453983203" calcext:value-type="float">
            <text:p>0.4</text:p>
          </table:table-cell>
          <table:table-cell table:formula="of:=([.AJ7]+[.AK8]+[.AJ9]+[.AI8])/4" office:value-type="float" office:value="0.368453343898996" calcext:value-type="float">
            <text:p>0.4</text:p>
          </table:table-cell>
          <table:table-cell table:formula="of:=([.AK7]+[.AL8]+[.AK9]+[.AJ8])/4" office:value-type="float" office:value="0.303480942225286" calcext:value-type="float">
            <text:p>0.3</text:p>
          </table:table-cell>
          <table:table-cell table:formula="of:=([.AL7]+[.AM8]+[.AL9]+[.AK8])/4" office:value-type="float" office:value="0.24389861154062" calcext:value-type="float">
            <text:p>0.2</text:p>
          </table:table-cell>
          <table:table-cell table:formula="of:=([.AM7]+[.AN8]+[.AM9]+[.AL8])/4" office:value-type="float" office:value="0.190915271505773" calcext:value-type="float">
            <text:p>0.2</text:p>
          </table:table-cell>
          <table:table-cell table:formula="of:=([.AN7]+[.AO8]+[.AN9]+[.AM8])/4" office:value-type="float" office:value="0.144097669590008" calcext:value-type="float">
            <text:p>0.1</text:p>
          </table:table-cell>
          <table:table-cell table:formula="of:=([.AO7]+[.AP8]+[.AO9]+[.AN8])/4" office:value-type="float" office:value="0.102997070613228" calcext:value-type="float">
            <text:p>0.1</text:p>
          </table:table-cell>
          <table:table-cell table:formula="of:=([.AP7]+[.AQ8]+[.AP9]+[.AO8])/4" office:value-type="float" office:value="0.0682729528212072" calcext:value-type="float">
            <text:p>0.1</text:p>
          </table:table-cell>
          <table:table-cell table:formula="of:=([.AQ7]+[.AR8]+[.AQ9]+[.AP8])/4" office:value-type="float" office:value="0.0404018562471403" calcext:value-type="float">
            <text:p>0.0</text:p>
          </table:table-cell>
          <table:table-cell table:formula="of:=([.AR7]+[.AS8]+[.AR9]+[.AQ8])/4" office:value-type="float" office:value="0.0190872046927547" calcext:value-type="float">
            <text:p>0.0</text:p>
          </table:table-cell>
          <table:table-cell table:formula="of:=([.AS7]+[.AT8]+[.AS9]+[.AR8])/4" office:value-type="float" office:value="0.00543516380349614" calcext:value-type="float">
            <text:p>0.0</text:p>
          </table:table-cell>
          <table:table-cell table:formula="of:=([.AT7]+[.AU8]+[.AT9]+[.AS8])/4" office:value-type="float" office:value="0.00134315326765925" calcext:value-type="float">
            <text:p>0.0</text:p>
          </table:table-cell>
          <table:table-cell table:formula="of:=([.AU7]+[.AV8]+[.AU9]+[.AT8])/4" office:value-type="float" office:value="0.000647943907603093" calcext:value-type="float">
            <text:p>0.0</text:p>
          </table:table-cell>
          <table:table-cell table:formula="of:=([.AV7]+[.AW8]+[.AV9]+[.AU8])/4" office:value-type="float" office:value="0.000267537241257788" calcext:value-type="float">
            <text:p>0.0</text:p>
          </table:table-cell>
          <table:table-cell table:formula="of:=([.AW7]+[.AX8]+[.AW9]+[.AV8])/4" office:value-type="float" office:value="0.000125188212562665" calcext:value-type="float">
            <text:p>0.0</text:p>
          </table:table-cell>
          <table:table-cell table:formula="of:=([.AX7]+[.AY8]+[.AX9]+[.AW8])/4" office:value-type="float" office:value="0.0000499374732584452" calcext:value-type="float">
            <text:p>0.0</text:p>
          </table:table-cell>
          <table:table-cell table:formula="of:=([.AY7]+[.AZ8]+[.AY9]+[.AX8])/4" office:value-type="float" office:value="0.0000227718347513639" calcext:value-type="float">
            <text:p>0.0</text:p>
          </table:table-cell>
          <table:table-cell table:formula="of:=([.AZ7]+[.BA8]+[.AZ9]+[.AY8])/4" office:value-type="float" office:value="0.00000832969536252862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8]+[.D9]+[.C10]+[.B9])/4" office:value-type="float" office:value="0.110589236946163" calcext:value-type="float">
            <text:p>0.1</text:p>
          </table:table-cell>
          <table:table-cell table:formula="of:=([.D8]+[.E9]+[.D10]+[.C9])/4" office:value-type="float" office:value="0.229829285109323" calcext:value-type="float">
            <text:p>0.2</text:p>
          </table:table-cell>
          <table:table-cell table:formula="of:=([.E8]+[.F9]+[.E10]+[.D9])/4" office:value-type="float" office:value="0.357685491230314" calcext:value-type="float">
            <text:p>0.4</text:p>
          </table:table-cell>
          <table:table-cell table:formula="of:=([.F8]+[.G9]+[.F10]+[.E9])/4" office:value-type="float" office:value="0.49373459700952" calcext:value-type="float">
            <text:p>0.5</text:p>
          </table:table-cell>
          <table:table-cell table:formula="of:=([.G8]+[.H9]+[.G10]+[.F9])/4" office:value-type="float" office:value="0.636067116539831" calcext:value-type="float">
            <text:p>0.6</text:p>
          </table:table-cell>
          <table:table-cell table:formula="of:=([.H8]+[.I9]+[.H10]+[.G9])/4" office:value-type="float" office:value="0.78412974122863" calcext:value-type="float">
            <text:p>0.8</text:p>
          </table:table-cell>
          <table:table-cell table:formula="of:=([.I8]+[.J9]+[.I10]+[.H9])/4" office:value-type="float" office:value="0.936218743183649" calcext:value-type="float">
            <text:p>0.9</text:p>
          </table:table-cell>
          <table:table-cell table:formula="of:=([.J8]+[.K9]+[.J10]+[.I9])/4" office:value-type="float" office:value="1.0915625229039" calcext:value-type="float">
            <text:p>1.1</text:p>
          </table:table-cell>
          <table:table-cell table:formula="of:=([.K8]+[.L9]+[.K10]+[.J9])/4" office:value-type="float" office:value="1.24848179085683" calcext:value-type="float">
            <text:p>1.2</text:p>
          </table:table-cell>
          <table:table-cell table:formula="of:=([.L8]+[.M9]+[.L10]+[.K9])/4" office:value-type="float" office:value="1.40397069121525" calcext:value-type="float">
            <text:p>1.4</text:p>
          </table:table-cell>
          <table:table-cell table:formula="of:=([.M8]+[.N9]+[.M10]+[.L9])/4" office:value-type="float" office:value="1.55523228175104" calcext:value-type="float">
            <text:p>1.6</text:p>
          </table:table-cell>
          <table:table-cell table:formula="of:=([.N8]+[.O9]+[.N10]+[.M9])/4" office:value-type="float" office:value="1.6967983575994" calcext:value-type="float">
            <text:p>1.7</text:p>
          </table:table-cell>
          <table:table-cell table:formula="of:=([.O8]+[.P9]+[.O10]+[.N9])/4" office:value-type="float" office:value="1.82491019886164" calcext:value-type="float">
            <text:p>1.8</text:p>
          </table:table-cell>
          <table:table-cell table:formula="of:=([.P8]+[.Q9]+[.P10]+[.O9])/4" office:value-type="float" office:value="1.93415700599255" calcext:value-type="float">
            <text:p>1.9</text:p>
          </table:table-cell>
          <table:table-cell table:formula="of:=([.Q8]+[.R9]+[.Q10]+[.P9])/4" office:value-type="float" office:value="2.01968635037654" calcext:value-type="float">
            <text:p>2.0</text:p>
          </table:table-cell>
          <table:table-cell table:formula="of:=([.R8]+[.S9]+[.R10]+[.Q9])/4" office:value-type="float" office:value="2.07622940242017" calcext:value-type="float">
            <text:p>2.1</text:p>
          </table:table-cell>
          <table:table-cell table:formula="of:=([.S8]+[.T9]+[.S10]+[.R9])/4" office:value-type="float" office:value="2.10253376082051" calcext:value-type="float">
            <text:p>2.1</text:p>
          </table:table-cell>
          <table:table-cell table:formula="of:=([.T8]+[.U9]+[.T10]+[.S9])/4" office:value-type="float" office:value="2.09589598117594" calcext:value-type="float">
            <text:p>2.1</text:p>
          </table:table-cell>
          <table:table-cell table:formula="of:=([.U8]+[.V9]+[.U10]+[.T9])/4" office:value-type="float" office:value="2.05923437659693" calcext:value-type="float">
            <text:p>2.1</text:p>
          </table:table-cell>
          <table:table-cell table:formula="of:=([.V8]+[.W9]+[.V10]+[.U9])/4" office:value-type="float" office:value="1.99428616883627" calcext:value-type="float">
            <text:p>2.0</text:p>
          </table:table-cell>
          <table:table-cell table:formula="of:=([.W8]+[.X9]+[.W10]+[.V9])/4" office:value-type="float" office:value="1.90739803544201" calcext:value-type="float">
            <text:p>1.9</text:p>
          </table:table-cell>
          <table:table-cell table:formula="of:=([.X8]+[.Y9]+[.X10]+[.W9])/4" office:value-type="float" office:value="1.80298913480972" calcext:value-type="float">
            <text:p>1.8</text:p>
          </table:table-cell>
          <table:table-cell table:formula="of:=([.Y8]+[.Z9]+[.Y10]+[.X9])/4" office:value-type="float" office:value="1.68654017529839" calcext:value-type="float">
            <text:p>1.7</text:p>
          </table:table-cell>
          <table:table-cell table:formula="of:=([.Z8]+[.AA9]+[.Z10]+[.Y9])/4" office:value-type="float" office:value="1.56228962367037" calcext:value-type="float">
            <text:p>1.6</text:p>
          </table:table-cell>
          <table:table-cell table:formula="of:=([.AA8]+[.AB9]+[.AA10]+[.Z9])/4" office:value-type="float" office:value="1.43489458477928" calcext:value-type="float">
            <text:p>1.4</text:p>
          </table:table-cell>
          <table:table-cell table:formula="of:=([.AB8]+[.AC9]+[.AB10]+[.AA9])/4" office:value-type="float" office:value="1.30635989340696" calcext:value-type="float">
            <text:p>1.3</text:p>
          </table:table-cell>
          <table:table-cell table:formula="of:=([.AC8]+[.AD9]+[.AC10]+[.AB9])/4" office:value-type="float" office:value="1.17960913952038" calcext:value-type="float">
            <text:p>1.2</text:p>
          </table:table-cell>
          <table:table-cell table:formula="of:=([.AD8]+[.AE9]+[.AD10]+[.AC9])/4" office:value-type="float" office:value="1.05583647447532" calcext:value-type="float">
            <text:p>1.1</text:p>
          </table:table-cell>
          <table:table-cell table:formula="of:=([.AE8]+[.AF9]+[.AE10]+[.AD9])/4" office:value-type="float" office:value="0.937641082295831" calcext:value-type="float">
            <text:p>0.9</text:p>
          </table:table-cell>
          <table:table-cell table:formula="of:=([.AF8]+[.AG9]+[.AF10]+[.AE9])/4" office:value-type="float" office:value="0.824034624217942" calcext:value-type="float">
            <text:p>0.8</text:p>
          </table:table-cell>
          <table:table-cell table:formula="of:=([.AG8]+[.AH9]+[.AG10]+[.AF9])/4" office:value-type="float" office:value="0.717972594147323" calcext:value-type="float">
            <text:p>0.7</text:p>
          </table:table-cell>
          <table:table-cell table:formula="of:=([.AH8]+[.AI9]+[.AH10]+[.AG9])/4" office:value-type="float" office:value="0.618267968025052" calcext:value-type="float">
            <text:p>0.6</text:p>
          </table:table-cell>
          <table:table-cell table:formula="of:=([.AI8]+[.AJ9]+[.AI10]+[.AH9])/4" office:value-type="float" office:value="0.527058760372031" calcext:value-type="float">
            <text:p>0.5</text:p>
          </table:table-cell>
          <table:table-cell table:formula="of:=([.AJ8]+[.AK9]+[.AJ10]+[.AI9])/4" office:value-type="float" office:value="0.44249410622653" calcext:value-type="float">
            <text:p>0.4</text:p>
          </table:table-cell>
          <table:table-cell table:formula="of:=([.AK8]+[.AL9]+[.AK10]+[.AJ9])/4" office:value-type="float" office:value="0.365866033537656" calcext:value-type="float">
            <text:p>0.4</text:p>
          </table:table-cell>
          <table:table-cell table:formula="of:=([.AL8]+[.AM9]+[.AL10]+[.AK9])/4" office:value-type="float" office:value="0.296477427560536" calcext:value-type="float">
            <text:p>0.3</text:p>
          </table:table-cell>
          <table:table-cell table:formula="of:=([.AM8]+[.AN9]+[.AM10]+[.AL9])/4" office:value-type="float" office:value="0.23457943038735" calcext:value-type="float">
            <text:p>0.2</text:p>
          </table:table-cell>
          <table:table-cell table:formula="of:=([.AN8]+[.AO9]+[.AN10]+[.AM9])/4" office:value-type="float" office:value="0.17969620580146" calcext:value-type="float">
            <text:p>0.2</text:p>
          </table:table-cell>
          <table:table-cell table:formula="of:=([.AO8]+[.AP9]+[.AO10]+[.AN9])/4" office:value-type="float" office:value="0.131166517718092" calcext:value-type="float">
            <text:p>0.1</text:p>
          </table:table-cell>
          <table:table-cell table:formula="of:=([.AP8]+[.AQ9]+[.AP10]+[.AO9])/4" office:value-type="float" office:value="0.0900180053811298" calcext:value-type="float">
            <text:p>0.1</text:p>
          </table:table-cell>
          <table:table-cell table:formula="of:=([.AQ8]+[.AR9]+[.AQ10]+[.AP9])/4" office:value-type="float" office:value="0.0561291047541089" calcext:value-type="float">
            <text:p>0.1</text:p>
          </table:table-cell>
          <table:table-cell table:formula="of:=([.AR8]+[.AS9]+[.AR10]+[.AQ9])/4" office:value-type="float" office:value="0.0288430976706335" calcext:value-type="float">
            <text:p>0.0</text:p>
          </table:table-cell>
          <table:table-cell table:formula="of:=([.AS8]+[.AT9]+[.AS10]+[.AR9])/4" office:value-type="float" office:value="0.0110201815002296" calcext:value-type="float">
            <text:p>0.0</text:p>
          </table:table-cell>
          <table:table-cell table:formula="of:=([.AT8]+[.AU9]+[.AT10]+[.AS9])/4" office:value-type="float" office:value="0.00188730820605268" calcext:value-type="float">
            <text:p>0.0</text:p>
          </table:table-cell>
          <table:table-cell table:formula="of:=([.AU8]+[.AV9]+[.AU10]+[.AT9])/4" office:value-type="float" office:value="0.000899815611977422" calcext:value-type="float">
            <text:p>0.0</text:p>
          </table:table-cell>
          <table:table-cell table:formula="of:=([.AV8]+[.AW9]+[.AV10]+[.AU9])/4" office:value-type="float" office:value="0.000374608938304928" calcext:value-type="float">
            <text:p>0.0</text:p>
          </table:table-cell>
          <table:table-cell table:formula="of:=([.AW8]+[.AX9]+[.AW10]+[.AV9])/4" office:value-type="float" office:value="0.000172832539039371" calcext:value-type="float">
            <text:p>0.0</text:p>
          </table:table-cell>
          <table:table-cell table:formula="of:=([.AX8]+[.AY9]+[.AX10]+[.AW9])/4" office:value-type="float" office:value="0.0000694078797669977" calcext:value-type="float">
            <text:p>0.0</text:p>
          </table:table-cell>
          <table:table-cell table:formula="of:=([.AY8]+[.AZ9]+[.AY10]+[.AX9])/4" office:value-type="float" office:value="0.0000311712727818333" calcext:value-type="float">
            <text:p>0.0</text:p>
          </table:table-cell>
          <table:table-cell table:formula="of:=([.AZ8]+[.BA9]+[.AZ10]+[.AY9])/4" office:value-type="float" office:value="0.0000114662903742703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9]+[.D10]+[.C11]+[.B10])/4" office:value-type="float" office:value="0.130733035830348" calcext:value-type="float">
            <text:p>0.1</text:p>
          </table:table-cell>
          <table:table-cell table:formula="of:=([.D9]+[.E10]+[.D11]+[.C10])/4" office:value-type="float" office:value="0.270067827270337" calcext:value-type="float">
            <text:p>0.3</text:p>
          </table:table-cell>
          <table:table-cell table:formula="of:=([.E9]+[.F10]+[.E11]+[.D10])/4" office:value-type="float" office:value="0.418402248246187" calcext:value-type="float">
            <text:p>0.4</text:p>
          </table:table-cell>
          <table:table-cell table:formula="of:=([.F9]+[.G10]+[.F11]+[.E10])/4" office:value-type="float" office:value="0.576076424597997" calcext:value-type="float">
            <text:p>0.6</text:p>
          </table:table-cell>
          <table:table-cell table:formula="of:=([.G9]+[.H10]+[.G11]+[.F10])/4" office:value-type="float" office:value="0.741313689202214" calcext:value-type="float">
            <text:p>0.7</text:p>
          </table:table-cell>
          <table:table-cell table:formula="of:=([.H9]+[.I10]+[.H11]+[.G10])/4" office:value-type="float" office:value="0.914038576705588" calcext:value-type="float">
            <text:p>0.9</text:p>
          </table:table-cell>
          <table:table-cell table:formula="of:=([.I9]+[.J10]+[.I11]+[.H10])/4" office:value-type="float" office:value="1.09321516378936" calcext:value-type="float">
            <text:p>1.1</text:p>
          </table:table-cell>
          <table:table-cell table:formula="of:=([.J9]+[.K10]+[.J11]+[.I10])/4" office:value-type="float" office:value="1.2766844854617" calcext:value-type="float">
            <text:p>1.3</text:p>
          </table:table-cell>
          <table:table-cell table:formula="of:=([.K9]+[.L10]+[.K11]+[.J10])/4" office:value-type="float" office:value="1.46320236760097" calcext:value-type="float">
            <text:p>1.5</text:p>
          </table:table-cell>
          <table:table-cell table:formula="of:=([.L9]+[.M10]+[.L11]+[.K10])/4" office:value-type="float" office:value="1.64988323186883" calcext:value-type="float">
            <text:p>1.6</text:p>
          </table:table-cell>
          <table:table-cell table:formula="of:=([.M9]+[.N10]+[.M11]+[.L10])/4" office:value-type="float" office:value="1.83315691951401" calcext:value-type="float">
            <text:p>1.8</text:p>
          </table:table-cell>
          <table:table-cell table:formula="of:=([.N9]+[.O10]+[.N11]+[.M10])/4" office:value-type="float" office:value="2.00674835194107" calcext:value-type="float">
            <text:p>2.0</text:p>
          </table:table-cell>
          <table:table-cell table:formula="of:=([.O9]+[.P10]+[.O11]+[.N10])/4" office:value-type="float" office:value="2.16630096504591" calcext:value-type="float">
            <text:p>2.2</text:p>
          </table:table-cell>
          <table:table-cell table:formula="of:=([.P9]+[.Q10]+[.P11]+[.O10])/4" office:value-type="float" office:value="2.30274348766055" calcext:value-type="float">
            <text:p>2.3</text:p>
          </table:table-cell>
          <table:table-cell table:formula="of:=([.Q9]+[.R10]+[.Q11]+[.P10])/4" office:value-type="float" office:value="2.41149032599946" calcext:value-type="float">
            <text:p>2.4</text:p>
          </table:table-cell>
          <table:table-cell table:formula="of:=([.R9]+[.S10]+[.R11]+[.Q10])/4" office:value-type="float" office:value="2.48336759636386" calcext:value-type="float">
            <text:p>2.5</text:p>
          </table:table-cell>
          <table:table-cell table:formula="of:=([.S9]+[.T10]+[.S11]+[.R10])/4" office:value-type="float" office:value="2.51580180912615" calcext:value-type="float">
            <text:p>2.5</text:p>
          </table:table-cell>
          <table:table-cell table:formula="of:=([.T9]+[.U10]+[.T11]+[.S10])/4" office:value-type="float" office:value="2.5056959370235" calcext:value-type="float">
            <text:p>2.5</text:p>
          </table:table-cell>
          <table:table-cell table:formula="of:=([.U9]+[.V10]+[.U11]+[.T10])/4" office:value-type="float" office:value="2.45665479411471" calcext:value-type="float">
            <text:p>2.5</text:p>
          </table:table-cell>
          <table:table-cell table:formula="of:=([.V9]+[.W10]+[.V11]+[.U10])/4" office:value-type="float" office:value="2.37278071825659" calcext:value-type="float">
            <text:p>2.4</text:p>
          </table:table-cell>
          <table:table-cell table:formula="of:=([.W9]+[.X10]+[.W11]+[.V10])/4" office:value-type="float" office:value="2.26143960922034" calcext:value-type="float">
            <text:p>2.3</text:p>
          </table:table-cell>
          <table:table-cell table:formula="of:=([.X9]+[.Y10]+[.X11]+[.W10])/4" office:value-type="float" office:value="2.12968535951205" calcext:value-type="float">
            <text:p>2.1</text:p>
          </table:table-cell>
          <table:table-cell table:formula="of:=([.Y9]+[.Z10]+[.Y11]+[.X10])/4" office:value-type="float" office:value="1.9848147901" calcext:value-type="float">
            <text:p>2.0</text:p>
          </table:table-cell>
          <table:table-cell table:formula="of:=([.Z9]+[.AA10]+[.Z11]+[.Y10])/4" office:value-type="float" office:value="1.83249574884417" calcext:value-type="float">
            <text:p>1.8</text:p>
          </table:table-cell>
          <table:table-cell table:formula="of:=([.AA9]+[.AB10]+[.AA11]+[.Z10])/4" office:value-type="float" office:value="1.677953534936" calcext:value-type="float">
            <text:p>1.7</text:p>
          </table:table-cell>
          <table:table-cell table:formula="of:=([.AB9]+[.AC10]+[.AB11]+[.AA10])/4" office:value-type="float" office:value="1.5235822225104" calcext:value-type="float">
            <text:p>1.5</text:p>
          </table:table-cell>
          <table:table-cell table:formula="of:=([.AC9]+[.AD10]+[.AC11]+[.AB10])/4" office:value-type="float" office:value="1.37271852848508" calcext:value-type="float">
            <text:p>1.4</text:p>
          </table:table-cell>
          <table:table-cell table:formula="of:=([.AD9]+[.AE10]+[.AD11]+[.AC10])/4" office:value-type="float" office:value="1.2265299908171" calcext:value-type="float">
            <text:p>1.2</text:p>
          </table:table-cell>
          <table:table-cell table:formula="of:=([.AE9]+[.AF10]+[.AE11]+[.AD10])/4" office:value-type="float" office:value="1.08750805471519" calcext:value-type="float">
            <text:p>1.1</text:p>
          </table:table-cell>
          <table:table-cell table:formula="of:=([.AF9]+[.AG10]+[.AF11]+[.AE10])/4" office:value-type="float" office:value="0.955432990812169" calcext:value-type="float">
            <text:p>1.0</text:p>
          </table:table-cell>
          <table:table-cell table:formula="of:=([.AG9]+[.AH10]+[.AG11]+[.AF10])/4" office:value-type="float" office:value="0.832798569024953" calcext:value-type="float">
            <text:p>0.8</text:p>
          </table:table-cell>
          <table:table-cell table:formula="of:=([.AH9]+[.AI10]+[.AH11]+[.AG10])/4" office:value-type="float" office:value="0.718079046143923" calcext:value-type="float">
            <text:p>0.7</text:p>
          </table:table-cell>
          <table:table-cell table:formula="of:=([.AI9]+[.AJ10]+[.AI11]+[.AH10])/4" office:value-type="float" office:value="0.612753459989539" calcext:value-type="float">
            <text:p>0.6</text:p>
          </table:table-cell>
          <table:table-cell table:formula="of:=([.AJ9]+[.AK10]+[.AJ11]+[.AI10])/4" office:value-type="float" office:value="0.516270564716112" calcext:value-type="float">
            <text:p>0.5</text:p>
          </table:table-cell>
          <table:table-cell table:formula="of:=([.AK9]+[.AL10]+[.AK11]+[.AJ10])/4" office:value-type="float" office:value="0.429262509954688" calcext:value-type="float">
            <text:p>0.4</text:p>
          </table:table-cell>
          <table:table-cell table:formula="of:=([.AL9]+[.AM10]+[.AL11]+[.AK10])/4" office:value-type="float" office:value="0.349400594884019" calcext:value-type="float">
            <text:p>0.3</text:p>
          </table:table-cell>
          <table:table-cell table:formula="of:=([.AM9]+[.AN10]+[.AM11]+[.AL10])/4" office:value-type="float" office:value="0.278817223162805" calcext:value-type="float">
            <text:p>0.3</text:p>
          </table:table-cell>
          <table:table-cell table:formula="of:=([.AN9]+[.AO10]+[.AN11]+[.AM10])/4" office:value-type="float" office:value="0.216123956648599" calcext:value-type="float">
            <text:p>0.2</text:p>
          </table:table-cell>
          <table:table-cell table:formula="of:=([.AO9]+[.AP10]+[.AO11]+[.AN10])/4" office:value-type="float" office:value="0.160467032050322" calcext:value-type="float">
            <text:p>0.2</text:p>
          </table:table-cell>
          <table:table-cell table:formula="of:=([.AP9]+[.AQ10]+[.AP11]+[.AO10])/4" office:value-type="float" office:value="0.112824603850624" calcext:value-type="float">
            <text:p>0.1</text:p>
          </table:table-cell>
          <table:table-cell table:formula="of:=([.AQ9]+[.AR10]+[.AQ11]+[.AP10])/4" office:value-type="float" office:value="0.0725888709768727" calcext:value-type="float">
            <text:p>0.1</text:p>
          </table:table-cell>
          <table:table-cell table:formula="of:=([.AR9]+[.AS10]+[.AR11]+[.AQ10])/4" office:value-type="float" office:value="0.0407116150426141" calcext:value-type="float">
            <text:p>0.0</text:p>
          </table:table-cell>
          <table:table-cell table:formula="of:=([.AS9]+[.AT10]+[.AS11]+[.AR10])/4" office:value-type="float" office:value="0.017552424316477" calcext:value-type="float">
            <text:p>0.0</text:p>
          </table:table-cell>
          <table:table-cell table:formula="of:=([.AT9]+[.AU10]+[.AT11]+[.AS10])/4" office:value-type="float" office:value="0.00446175728178552" calcext:value-type="float">
            <text:p>0.0</text:p>
          </table:table-cell>
          <table:table-cell table:formula="of:=([.AU9]+[.AV10]+[.AU11]+[.AT10])/4" office:value-type="float" office:value="0.00119682517391749" calcext:value-type="float">
            <text:p>0.0</text:p>
          </table:table-cell>
          <table:table-cell table:formula="of:=([.AV9]+[.AW10]+[.AV11]+[.AU10])/4" office:value-type="float" office:value="0.000502184183942517" calcext:value-type="float">
            <text:p>0.0</text:p>
          </table:table-cell>
          <table:table-cell table:formula="of:=([.AW9]+[.AX10]+[.AW11]+[.AV10])/4" office:value-type="float" office:value="0.000228800255643357" calcext:value-type="float">
            <text:p>0.0</text:p>
          </table:table-cell>
          <table:table-cell table:formula="of:=([.AX9]+[.AY10]+[.AX11]+[.AW10])/4" office:value-type="float" office:value="0.0000924673912395326" calcext:value-type="float">
            <text:p>0.0</text:p>
          </table:table-cell>
          <table:table-cell table:formula="of:=([.AY9]+[.AZ10]+[.AY11]+[.AX10])/4" office:value-type="float" office:value="0.0000409459644838779" calcext:value-type="float">
            <text:p>0.0</text:p>
          </table:table-cell>
          <table:table-cell table:formula="of:=([.AZ9]+[.BA10]+[.AZ11]+[.AY10])/4" office:value-type="float" office:value="0.0000151422542828071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10]+[.D11]+[.C12]+[.B11])/4" office:value-type="float" office:value="0.150792481040777" calcext:value-type="float">
            <text:p>0.2</text:p>
          </table:table-cell>
          <table:table-cell table:formula="of:=([.D10]+[.E11]+[.D12]+[.C11])/4" office:value-type="float" office:value="0.309274017654702" calcext:value-type="float">
            <text:p>0.3</text:p>
          </table:table-cell>
          <table:table-cell table:formula="of:=([.E10]+[.F11]+[.E12]+[.D11])/4" office:value-type="float" office:value="0.47879598593495" calcext:value-type="float">
            <text:p>0.5</text:p>
          </table:table-cell>
          <table:table-cell table:formula="of:=([.F10]+[.G11]+[.F12]+[.E11])/4" office:value-type="float" office:value="0.658389704415985" calcext:value-type="float">
            <text:p>0.7</text:p>
          </table:table-cell>
          <table:table-cell table:formula="of:=([.G10]+[.H11]+[.G12]+[.F11])/4" office:value-type="float" office:value="0.847810655491625" calcext:value-type="float">
            <text:p>0.8</text:p>
          </table:table-cell>
          <table:table-cell table:formula="of:=([.H10]+[.I11]+[.H12]+[.G11])/4" office:value-type="float" office:value="1.04611320566485" calcext:value-type="float">
            <text:p>1.0</text:p>
          </table:table-cell>
          <table:table-cell table:formula="of:=([.I10]+[.J11]+[.I12]+[.H11])/4" office:value-type="float" office:value="1.25302882792011" calcext:value-type="float">
            <text:p>1.3</text:p>
          </table:table-cell>
          <table:table-cell table:formula="of:=([.J10]+[.K11]+[.J12]+[.I11])/4" office:value-type="float" office:value="1.46642274452886" calcext:value-type="float">
            <text:p>1.5</text:p>
          </table:table-cell>
          <table:table-cell table:formula="of:=([.K10]+[.L11]+[.K12]+[.J11])/4" office:value-type="float" office:value="1.68520232775337" calcext:value-type="float">
            <text:p>1.7</text:p>
          </table:table-cell>
          <table:table-cell table:formula="of:=([.L10]+[.M11]+[.L12]+[.K11])/4" office:value-type="float" office:value="1.90657571774276" calcext:value-type="float">
            <text:p>1.9</text:p>
          </table:table-cell>
          <table:table-cell table:formula="of:=([.M10]+[.N11]+[.M12]+[.L11])/4" office:value-type="float" office:value="2.12651441463437" calcext:value-type="float">
            <text:p>2.1</text:p>
          </table:table-cell>
          <table:table-cell table:formula="of:=([.N10]+[.O11]+[.N12]+[.M11])/4" office:value-type="float" office:value="2.33796835939472" calcext:value-type="float">
            <text:p>2.3</text:p>
          </table:table-cell>
          <table:table-cell table:formula="of:=([.O10]+[.P11]+[.O12]+[.N11])/4" office:value-type="float" office:value="2.53516021886787" calcext:value-type="float">
            <text:p>2.5</text:p>
          </table:table-cell>
          <table:table-cell table:formula="of:=([.P10]+[.Q11]+[.P12]+[.O11])/4" office:value-type="float" office:value="2.70708279158698" calcext:value-type="float">
            <text:p>2.7</text:p>
          </table:table-cell>
          <table:table-cell table:formula="of:=([.Q10]+[.R11]+[.Q12]+[.P11])/4" office:value-type="float" office:value="2.84448734393003" calcext:value-type="float">
            <text:p>2.8</text:p>
          </table:table-cell>
          <table:table-cell table:formula="of:=([.R10]+[.S11]+[.R12]+[.Q11])/4" office:value-type="float" office:value="2.93608793735816" calcext:value-type="float">
            <text:p>2.9</text:p>
          </table:table-cell>
          <table:table-cell table:formula="of:=([.S10]+[.T11]+[.S12]+[.R11])/4" office:value-type="float" office:value="2.97624310819899" calcext:value-type="float">
            <text:p>3.0</text:p>
          </table:table-cell>
          <table:table-cell table:formula="of:=([.T10]+[.U11]+[.T12]+[.S11])/4" office:value-type="float" office:value="2.96153359732949" calcext:value-type="float">
            <text:p>3.0</text:p>
          </table:table-cell>
          <table:table-cell table:formula="of:=([.U10]+[.V11]+[.U12]+[.T11])/4" office:value-type="float" office:value="2.89547611998501" calcext:value-type="float">
            <text:p>2.9</text:p>
          </table:table-cell>
          <table:table-cell table:formula="of:=([.V10]+[.W11]+[.V12]+[.U11])/4" office:value-type="float" office:value="2.78560815504708" calcext:value-type="float">
            <text:p>2.8</text:p>
          </table:table-cell>
          <table:table-cell table:formula="of:=([.W10]+[.X11]+[.W12]+[.V11])/4" office:value-type="float" office:value="2.64253885007276" calcext:value-type="float">
            <text:p>2.6</text:p>
          </table:table-cell>
          <table:table-cell table:formula="of:=([.X10]+[.Y11]+[.X12]+[.W11])/4" office:value-type="float" office:value="2.47657091755906" calcext:value-type="float">
            <text:p>2.5</text:p>
          </table:table-cell>
          <table:table-cell table:formula="of:=([.Y10]+[.Z11]+[.Y12]+[.X11])/4" office:value-type="float" office:value="2.29733012848976" calcext:value-type="float">
            <text:p>2.3</text:p>
          </table:table-cell>
          <table:table-cell table:formula="of:=([.Z10]+[.AA11]+[.Z12]+[.Y11])/4" office:value-type="float" office:value="2.11203394962832" calcext:value-type="float">
            <text:p>2.1</text:p>
          </table:table-cell>
          <table:table-cell table:formula="of:=([.AA10]+[.AB11]+[.AA12]+[.Z11])/4" office:value-type="float" office:value="1.92663071926327" calcext:value-type="float">
            <text:p>1.9</text:p>
          </table:table-cell>
          <table:table-cell table:formula="of:=([.AB10]+[.AC11]+[.AB12]+[.AA11])/4" office:value-type="float" office:value="1.74380465072907" calcext:value-type="float">
            <text:p>1.7</text:p>
          </table:table-cell>
          <table:table-cell table:formula="of:=([.AC10]+[.AD11]+[.AC12]+[.AB11])/4" office:value-type="float" office:value="1.56700841242766" calcext:value-type="float">
            <text:p>1.6</text:p>
          </table:table-cell>
          <table:table-cell table:formula="of:=([.AD10]+[.AE11]+[.AD12]+[.AC11])/4" office:value-type="float" office:value="1.39730337727208" calcext:value-type="float">
            <text:p>1.4</text:p>
          </table:table-cell>
          <table:table-cell table:formula="of:=([.AE10]+[.AF11]+[.AE12]+[.AD11])/4" office:value-type="float" office:value="1.23708320226316" calcext:value-type="float">
            <text:p>1.2</text:p>
          </table:table-cell>
          <table:table-cell table:formula="of:=([.AF10]+[.AG11]+[.AF12]+[.AE11])/4" office:value-type="float" office:value="1.0861593467239" calcext:value-type="float">
            <text:p>1.1</text:p>
          </table:table-cell>
          <table:table-cell table:formula="of:=([.AG10]+[.AH11]+[.AG12]+[.AF11])/4" office:value-type="float" office:value="0.946762605416382" calcext:value-type="float">
            <text:p>0.9</text:p>
          </table:table-cell>
          <table:table-cell table:formula="of:=([.AH10]+[.AI11]+[.AH12]+[.AG11])/4" office:value-type="float" office:value="0.817049636227612" calcext:value-type="float">
            <text:p>0.8</text:p>
          </table:table-cell>
          <table:table-cell table:formula="of:=([.AI10]+[.AJ11]+[.AI12]+[.AH11])/4" office:value-type="float" office:value="0.698188569990283" calcext:value-type="float">
            <text:p>0.7</text:p>
          </table:table-cell>
          <table:table-cell table:formula="of:=([.AJ10]+[.AK11]+[.AJ12]+[.AI11])/4" office:value-type="float" office:value="0.589682328311487" calcext:value-type="float">
            <text:p>0.6</text:p>
          </table:table-cell>
          <table:table-cell table:formula="of:=([.AK10]+[.AL11]+[.AK12]+[.AJ11])/4" office:value-type="float" office:value="0.491325855131614" calcext:value-type="float">
            <text:p>0.5</text:p>
          </table:table-cell>
          <table:table-cell table:formula="of:=([.AL10]+[.AM11]+[.AL12]+[.AK11])/4" office:value-type="float" office:value="0.401737364100926" calcext:value-type="float">
            <text:p>0.4</text:p>
          </table:table-cell>
          <table:table-cell table:formula="of:=([.AM10]+[.AN11]+[.AM12]+[.AL11])/4" office:value-type="float" office:value="0.32250247636047" calcext:value-type="float">
            <text:p>0.3</text:p>
          </table:table-cell>
          <table:table-cell table:formula="of:=([.AN10]+[.AO11]+[.AN12]+[.AM11])/4" office:value-type="float" office:value="0.251412612132661" calcext:value-type="float">
            <text:p>0.3</text:p>
          </table:table-cell>
          <table:table-cell table:formula="of:=([.AO10]+[.AP11]+[.AO12]+[.AN11])/4" office:value-type="float" office:value="0.188992849580948" calcext:value-type="float">
            <text:p>0.2</text:p>
          </table:table-cell>
          <table:table-cell table:formula="of:=([.AP10]+[.AQ11]+[.AP12]+[.AO11])/4" office:value-type="float" office:value="0.135280162965136" calcext:value-type="float">
            <text:p>0.1</text:p>
          </table:table-cell>
          <table:table-cell table:formula="of:=([.AQ10]+[.AR11]+[.AQ12]+[.AP11])/4" office:value-type="float" office:value="0.0895405513892183" calcext:value-type="float">
            <text:p>0.1</text:p>
          </table:table-cell>
          <table:table-cell table:formula="of:=([.AR10]+[.AS11]+[.AR12]+[.AQ11])/4" office:value-type="float" office:value="0.0530737927578585" calcext:value-type="float">
            <text:p>0.1</text:p>
          </table:table-cell>
          <table:table-cell table:formula="of:=([.AS10]+[.AT11]+[.AS12]+[.AR11])/4" office:value-type="float" office:value="0.0259055850473384" calcext:value-type="float">
            <text:p>0.0</text:p>
          </table:table-cell>
          <table:table-cell table:formula="of:=([.AT10]+[.AU11]+[.AT12]+[.AS11])/4" office:value-type="float" office:value="0.00800426494711613" calcext:value-type="float">
            <text:p>0.0</text:p>
          </table:table-cell>
          <table:table-cell table:formula="of:=([.AU10]+[.AV11]+[.AU12]+[.AT11])/4" office:value-type="float" office:value="0.00152761283973608" calcext:value-type="float">
            <text:p>0.0</text:p>
          </table:table-cell>
          <table:table-cell table:formula="of:=([.AV10]+[.AW11]+[.AV12]+[.AU11])/4" office:value-type="float" office:value="0.00064544607502875" calcext:value-type="float">
            <text:p>0.0</text:p>
          </table:table-cell>
          <table:table-cell table:formula="of:=([.AW10]+[.AX11]+[.AW12]+[.AV11])/4" office:value-type="float" office:value="0.000290635887523126" calcext:value-type="float">
            <text:p>0.0</text:p>
          </table:table-cell>
          <table:table-cell table:formula="of:=([.AX10]+[.AY11]+[.AX12]+[.AW11])/4" office:value-type="float" office:value="0.000118110840675439" calcext:value-type="float">
            <text:p>0.0</text:p>
          </table:table-cell>
          <table:table-cell table:formula="of:=([.AY10]+[.AZ11]+[.AY12]+[.AX11])/4" office:value-type="float" office:value="0.0000516038389615867" calcext:value-type="float">
            <text:p>0.0</text:p>
          </table:table-cell>
          <table:table-cell table:formula="of:=([.AZ10]+[.BA11]+[.AZ12]+[.AY11])/4" office:value-type="float" office:value="0.0000191772187794781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11]+[.D12]+[.C13]+[.B12])/4" office:value-type="float" office:value="0.169658670607146" calcext:value-type="float">
            <text:p>0.2</text:p>
          </table:table-cell>
          <table:table-cell table:formula="of:=([.D11]+[.E12]+[.D13]+[.C12])/4" office:value-type="float" office:value="0.348089607124627" calcext:value-type="float">
            <text:p>0.3</text:p>
          </table:table-cell>
          <table:table-cell table:formula="of:=([.E11]+[.F12]+[.E13]+[.D12])/4" office:value-type="float" office:value="0.538044526772111" calcext:value-type="float">
            <text:p>0.5</text:p>
          </table:table-cell>
          <table:table-cell table:formula="of:=([.F11]+[.G12]+[.F13]+[.E12])/4" office:value-type="float" office:value="0.739382768808838" calcext:value-type="float">
            <text:p>0.7</text:p>
          </table:table-cell>
          <table:table-cell table:formula="of:=([.G11]+[.H12]+[.G13]+[.F12])/4" office:value-type="float" office:value="0.952538979831977" calcext:value-type="float">
            <text:p>1.0</text:p>
          </table:table-cell>
          <table:table-cell table:formula="of:=([.H11]+[.I12]+[.H13]+[.G12])/4" office:value-type="float" office:value="1.17674480405371" calcext:value-type="float">
            <text:p>1.2</text:p>
          </table:table-cell>
          <table:table-cell table:formula="of:=([.I11]+[.J12]+[.I13]+[.H12])/4" office:value-type="float" office:value="1.41220066271684" calcext:value-type="float">
            <text:p>1.4</text:p>
          </table:table-cell>
          <table:table-cell table:formula="of:=([.J11]+[.K12]+[.J13]+[.I12])/4" office:value-type="float" office:value="1.65805299582099" calcext:value-type="float">
            <text:p>1.7</text:p>
          </table:table-cell>
          <table:table-cell table:formula="of:=([.K11]+[.L12]+[.K13]+[.J12])/4" office:value-type="float" office:value="1.91203303868881" calcext:value-type="float">
            <text:p>1.9</text:p>
          </table:table-cell>
          <table:table-cell table:formula="of:=([.L11]+[.M12]+[.L13]+[.K12])/4" office:value-type="float" office:value="2.17206396651353" calcext:value-type="float">
            <text:p>2.2</text:p>
          </table:table-cell>
          <table:table-cell table:formula="of:=([.M11]+[.N12]+[.M13]+[.L12])/4" office:value-type="float" office:value="2.43414951462001" calcext:value-type="float">
            <text:p>2.4</text:p>
          </table:table-cell>
          <table:table-cell table:formula="of:=([.N11]+[.O12]+[.N13]+[.M12])/4" office:value-type="float" office:value="2.69071098559886" calcext:value-type="float">
            <text:p>2.7</text:p>
          </table:table-cell>
          <table:table-cell table:formula="of:=([.O11]+[.P12]+[.O13]+[.N12])/4" office:value-type="float" office:value="2.93444795043077" calcext:value-type="float">
            <text:p>2.9</text:p>
          </table:table-cell>
          <table:table-cell table:formula="of:=([.P11]+[.Q12]+[.P13]+[.O12])/4" office:value-type="float" office:value="3.15149150080382" calcext:value-type="float">
            <text:p>3.2</text:p>
          </table:table-cell>
          <table:table-cell table:formula="of:=([.Q11]+[.R12]+[.Q13]+[.P12])/4" office:value-type="float" office:value="3.32768058941688" calcext:value-type="float">
            <text:p>3.3</text:p>
          </table:table-cell>
          <table:table-cell table:formula="of:=([.R11]+[.S12]+[.R13]+[.Q12])/4" office:value-type="float" office:value="3.4464191905971" calcext:value-type="float">
            <text:p>3.4</text:p>
          </table:table-cell>
          <table:table-cell table:formula="of:=([.S11]+[.T12]+[.S13]+[.R12])/4" office:value-type="float" office:value="3.49695915194028" calcext:value-type="float">
            <text:p>3.5</text:p>
          </table:table-cell>
          <table:table-cell table:formula="of:=([.T11]+[.U12]+[.T13]+[.S12])/4" office:value-type="float" office:value="3.47424243842493" calcext:value-type="float">
            <text:p>3.5</text:p>
          </table:table-cell>
          <table:table-cell table:formula="of:=([.U11]+[.V12]+[.U13]+[.T12])/4" office:value-type="float" office:value="3.38344610474153" calcext:value-type="float">
            <text:p>3.4</text:p>
          </table:table-cell>
          <table:table-cell table:formula="of:=([.V11]+[.W12]+[.V13]+[.U12])/4" office:value-type="float" office:value="3.23737809049367" calcext:value-type="float">
            <text:p>3.2</text:p>
          </table:table-cell>
          <table:table-cell table:formula="of:=([.W11]+[.X12]+[.W13]+[.V12])/4" office:value-type="float" office:value="3.05220329757403" calcext:value-type="float">
            <text:p>3.1</text:p>
          </table:table-cell>
          <table:table-cell table:formula="of:=([.X11]+[.Y12]+[.X13]+[.W12])/4" office:value-type="float" office:value="2.84285972581607" calcext:value-type="float">
            <text:p>2.8</text:p>
          </table:table-cell>
          <table:table-cell table:formula="of:=([.Y11]+[.Z12]+[.Y13]+[.X12])/4" office:value-type="float" office:value="2.62257975718158" calcext:value-type="float">
            <text:p>2.6</text:p>
          </table:table-cell>
          <table:table-cell table:formula="of:=([.Z11]+[.AA12]+[.Z13]+[.Y12])/4" office:value-type="float" office:value="2.39887393730781" calcext:value-type="float">
            <text:p>2.4</text:p>
          </table:table-cell>
          <table:table-cell table:formula="of:=([.AA11]+[.AB12]+[.AA13]+[.Z12])/4" office:value-type="float" office:value="2.17862733142629" calcext:value-type="float">
            <text:p>2.2</text:p>
          </table:table-cell>
          <table:table-cell table:formula="of:=([.AB11]+[.AC12]+[.AB13]+[.AA12])/4" office:value-type="float" office:value="1.96465387493457" calcext:value-type="float">
            <text:p>2.0</text:p>
          </table:table-cell>
          <table:table-cell table:formula="of:=([.AC11]+[.AD12]+[.AC13]+[.AB12])/4" office:value-type="float" office:value="1.76020404019597" calcext:value-type="float">
            <text:p>1.8</text:p>
          </table:table-cell>
          <table:table-cell table:formula="of:=([.AD11]+[.AE12]+[.AD13]+[.AC12])/4" office:value-type="float" office:value="1.56600476325244" calcext:value-type="float">
            <text:p>1.6</text:p>
          </table:table-cell>
          <table:table-cell table:formula="of:=([.AE11]+[.AF12]+[.AE13]+[.AD12])/4" office:value-type="float" office:value="1.38410487358989" calcext:value-type="float">
            <text:p>1.4</text:p>
          </table:table-cell>
          <table:table-cell table:formula="of:=([.AF11]+[.AG12]+[.AF13]+[.AE12])/4" office:value-type="float" office:value="1.21394599108629" calcext:value-type="float">
            <text:p>1.2</text:p>
          </table:table-cell>
          <table:table-cell table:formula="of:=([.AG11]+[.AH12]+[.AG13]+[.AF12])/4" office:value-type="float" office:value="1.0569934113609" calcext:value-type="float">
            <text:p>1.1</text:p>
          </table:table-cell>
          <table:table-cell table:formula="of:=([.AH11]+[.AI12]+[.AH13]+[.AG12])/4" office:value-type="float" office:value="0.912471361188152" calcext:value-type="float">
            <text:p>0.9</text:p>
          </table:table-cell>
          <table:table-cell table:formula="of:=([.AI11]+[.AJ12]+[.AI13]+[.AH12])/4" office:value-type="float" office:value="0.780473420006245" calcext:value-type="float">
            <text:p>0.8</text:p>
          </table:table-cell>
          <table:table-cell table:formula="of:=([.AJ11]+[.AK12]+[.AJ13]+[.AI12])/4" office:value-type="float" office:value="0.660313024920001" calcext:value-type="float">
            <text:p>0.7</text:p>
          </table:table-cell>
          <table:table-cell table:formula="of:=([.AK11]+[.AL12]+[.AK13]+[.AJ12])/4" office:value-type="float" office:value="0.551463498955082" calcext:value-type="float">
            <text:p>0.6</text:p>
          </table:table-cell>
          <table:table-cell table:formula="of:=([.AL11]+[.AM12]+[.AL13]+[.AK12])/4" office:value-type="float" office:value="0.452675209856512" calcext:value-type="float">
            <text:p>0.5</text:p>
          </table:table-cell>
          <table:table-cell table:formula="of:=([.AM11]+[.AN12]+[.AM13]+[.AL12])/4" office:value-type="float" office:value="0.365220186911386" calcext:value-type="float">
            <text:p>0.4</text:p>
          </table:table-cell>
          <table:table-cell table:formula="of:=([.AN11]+[.AO12]+[.AN13]+[.AM12])/4" office:value-type="float" office:value="0.286671356902831" calcext:value-type="float">
            <text:p>0.3</text:p>
          </table:table-cell>
          <table:table-cell table:formula="of:=([.AO11]+[.AP12]+[.AO13]+[.AN12])/4" office:value-type="float" office:value="0.217595721109252" calcext:value-type="float">
            <text:p>0.2</text:p>
          </table:table-cell>
          <table:table-cell table:formula="of:=([.AP11]+[.AQ12]+[.AP13]+[.AO12])/4" office:value-type="float" office:value="0.157380111304857" calcext:value-type="float">
            <text:p>0.2</text:p>
          </table:table-cell>
          <table:table-cell table:formula="of:=([.AQ11]+[.AR12]+[.AQ13]+[.AP12])/4" office:value-type="float" office:value="0.106581459869298" calcext:value-type="float">
            <text:p>0.1</text:p>
          </table:table-cell>
          <table:table-cell table:formula="of:=([.AR11]+[.AS12]+[.AR13]+[.AQ12])/4" office:value-type="float" office:value="0.0656440806886032" calcext:value-type="float">
            <text:p>0.1</text:p>
          </table:table-cell>
          <table:table-cell table:formula="of:=([.AS11]+[.AT12]+[.AS13]+[.AR12])/4" office:value-type="float" office:value="0.0342910031889444" calcext:value-type="float">
            <text:p>0.0</text:p>
          </table:table-cell>
          <table:table-cell table:formula="of:=([.AT11]+[.AU12]+[.AT13]+[.AS12])/4" office:value-type="float" office:value="0.0121521896208986" calcext:value-type="float">
            <text:p>0.0</text:p>
          </table:table-cell>
          <table:table-cell table:formula="of:=([.AU11]+[.AV12]+[.AU13]+[.AT12])/4" office:value-type="float" office:value="0.00187199926764569" calcext:value-type="float">
            <text:p>0.0</text:p>
          </table:table-cell>
          <table:table-cell table:formula="of:=([.AV11]+[.AW12]+[.AV13]+[.AU12])/4" office:value-type="float" office:value="0.00079516728237322" calcext:value-type="float">
            <text:p>0.0</text:p>
          </table:table-cell>
          <table:table-cell table:formula="of:=([.AW11]+[.AX12]+[.AW13]+[.AV12])/4" office:value-type="float" office:value="0.000354150152723536" calcext:value-type="float">
            <text:p>0.0</text:p>
          </table:table-cell>
          <table:table-cell table:formula="of:=([.AX11]+[.AY12]+[.AX13]+[.AW12])/4" office:value-type="float" office:value="0.000144544051218534" calcext:value-type="float">
            <text:p>0.0</text:p>
          </table:table-cell>
          <table:table-cell table:formula="of:=([.AY11]+[.AZ12]+[.AY13]+[.AX12])/4" office:value-type="float" office:value="0.0000623495746087315" calcext:value-type="float">
            <text:p>0.0</text:p>
          </table:table-cell>
          <table:table-cell table:formula="of:=([.AZ11]+[.BA12]+[.AZ13]+[.AY12])/4" office:value-type="float" office:value="0.000023270140646957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12]+[.D13]+[.C14]+[.B13])/4" office:value-type="float" office:value="0.188202203939365" calcext:value-type="float">
            <text:p>0.2</text:p>
          </table:table-cell>
          <table:table-cell table:formula="of:=([.D12]+[.E13]+[.D14]+[.C13])/4" office:value-type="float" office:value="0.384605991423598" calcext:value-type="float">
            <text:p>0.4</text:p>
          </table:table-cell>
          <table:table-cell table:formula="of:=([.E12]+[.F13]+[.E14]+[.D13])/4" office:value-type="float" office:value="0.594744091169711" calcext:value-type="float">
            <text:p>0.6</text:p>
          </table:table-cell>
          <table:table-cell table:formula="of:=([.F12]+[.G13]+[.F14]+[.E13])/4" office:value-type="float" office:value="0.81743515251059" calcext:value-type="float">
            <text:p>0.8</text:p>
          </table:table-cell>
          <table:table-cell table:formula="of:=([.G12]+[.H13]+[.G14]+[.F13])/4" office:value-type="float" office:value="1.05391922138162" calcext:value-type="float">
            <text:p>1.1</text:p>
          </table:table-cell>
          <table:table-cell table:formula="of:=([.H12]+[.I13]+[.H14]+[.G13])/4" office:value-type="float" office:value="1.30482302431935" calcext:value-type="float">
            <text:p>1.3</text:p>
          </table:table-cell>
          <table:table-cell table:style-name="ce3" table:formula="of:=([.I12]+[.J13]+[.I14]+[.H13])/4" office:value-type="float" office:value="1.56958670437492" calcext:value-type="float">
            <text:p>1.6</text:p>
          </table:table-cell>
          <table:table-cell table:formula="of:=([.J12]+[.K13]+[.J14]+[.I13])/4" office:value-type="float" office:value="1.84860647032656" calcext:value-type="float">
            <text:p>1.8</text:p>
          </table:table-cell>
          <table:table-cell table:formula="of:=([.K12]+[.L13]+[.K14]+[.J13])/4" office:value-type="float" office:value="2.1400771100655" calcext:value-type="float">
            <text:p>2.1</text:p>
          </table:table-cell>
          <table:table-cell table:formula="of:=([.L12]+[.M13]+[.L14]+[.K13])/4" office:value-type="float" office:value="2.44268592283637" calcext:value-type="float">
            <text:p>2.4</text:p>
          </table:table-cell>
          <table:table-cell table:formula="of:=([.M12]+[.N13]+[.M14]+[.L13])/4" office:value-type="float" office:value="2.75292462388211" calcext:value-type="float">
            <text:p>2.8</text:p>
          </table:table-cell>
          <table:table-cell table:formula="of:=([.N12]+[.O13]+[.N14]+[.M13])/4" office:value-type="float" office:value="3.06333823435911" calcext:value-type="float">
            <text:p>3.1</text:p>
          </table:table-cell>
          <table:table-cell table:formula="of:=([.O12]+[.P13]+[.O14]+[.N13])/4" office:value-type="float" office:value="3.36536005025389" calcext:value-type="float">
            <text:p>3.4</text:p>
          </table:table-cell>
          <table:table-cell table:formula="of:=([.P12]+[.Q13]+[.P14]+[.O13])/4" office:value-type="float" office:value="3.64130565451702" calcext:value-type="float">
            <text:p>3.6</text:p>
          </table:table-cell>
          <table:table-cell table:formula="of:=([.Q12]+[.R13]+[.Q14]+[.P13])/4" office:value-type="float" office:value="3.87161293578507" calcext:value-type="float">
            <text:p>3.9</text:p>
          </table:table-cell>
          <table:table-cell table:formula="of:=([.R12]+[.S13]+[.R14]+[.Q13])/4" office:value-type="float" office:value="4.03046312308588" calcext:value-type="float">
            <text:p>4.0</text:p>
          </table:table-cell>
          <table:table-cell table:formula="of:=([.S12]+[.T13]+[.S14]+[.R13])/4" office:value-type="float" office:value="4.09601018523421" calcext:value-type="float">
            <text:p>4.1</text:p>
          </table:table-cell>
          <table:table-cell table:formula="of:=([.T12]+[.U13]+[.T14]+[.S13])/4" office:value-type="float" office:value="4.05960270548308" calcext:value-type="float">
            <text:p>4.1</text:p>
          </table:table-cell>
          <table:table-cell table:formula="of:=([.U12]+[.V13]+[.U14]+[.T13])/4" office:value-type="float" office:value="3.93180508922662" calcext:value-type="float">
            <text:p>3.9</text:p>
          </table:table-cell>
          <table:table-cell table:formula="of:=([.V12]+[.W13]+[.V14]+[.U13])/4" office:value-type="float" office:value="3.73393240130367" calcext:value-type="float">
            <text:p>3.7</text:p>
          </table:table-cell>
          <table:table-cell table:formula="of:=([.W12]+[.X13]+[.W14]+[.V13])/4" office:value-type="float" office:value="3.49191308066678" calcext:value-type="float">
            <text:p>3.5</text:p>
          </table:table-cell>
          <table:table-cell table:formula="of:=([.X12]+[.Y13]+[.X14]+[.W13])/4" office:value-type="float" office:value="3.22726695858904" calcext:value-type="float">
            <text:p>3.2</text:p>
          </table:table-cell>
          <table:table-cell table:formula="of:=([.Y12]+[.Z13]+[.Y14]+[.X13])/4" office:value-type="float" office:value="2.95660717027537" calcext:value-type="float">
            <text:p>3.0</text:p>
          </table:table-cell>
          <table:table-cell table:formula="of:=([.Z12]+[.AA13]+[.Z14]+[.Y13])/4" office:value-type="float" office:value="2.68830128842147" calcext:value-type="float">
            <text:p>2.7</text:p>
          </table:table-cell>
          <table:table-cell table:formula="of:=([.AA12]+[.AB13]+[.AA14]+[.Z13])/4" office:value-type="float" office:value="2.42990112965771" calcext:value-type="float">
            <text:p>2.4</text:p>
          </table:table-cell>
          <table:table-cell table:formula="of:=([.AB12]+[.AC13]+[.AB14]+[.AA13])/4" office:value-type="float" office:value="2.18246201139457" calcext:value-type="float">
            <text:p>2.2</text:p>
          </table:table-cell>
          <table:table-cell table:formula="of:=([.AC12]+[.AD13]+[.AC14]+[.AB13])/4" office:value-type="float" office:value="1.94883882129784" calcext:value-type="float">
            <text:p>1.9</text:p>
          </table:table-cell>
          <table:table-cell table:formula="of:=([.AD12]+[.AE13]+[.AD14]+[.AC13])/4" office:value-type="float" office:value="1.72878210208849" calcext:value-type="float">
            <text:p>1.7</text:p>
          </table:table-cell>
          <table:table-cell table:formula="of:=([.AE12]+[.AF13]+[.AE14]+[.AD13])/4" office:value-type="float" office:value="1.5251094439917" calcext:value-type="float">
            <text:p>1.5</text:p>
          </table:table-cell>
          <table:table-cell table:formula="of:=([.AF12]+[.AG13]+[.AF14]+[.AE13])/4" office:value-type="float" office:value="1.33611055270249" calcext:value-type="float">
            <text:p>1.3</text:p>
          </table:table-cell>
          <table:table-cell table:formula="of:=([.AG12]+[.AH13]+[.AG14]+[.AF13])/4" office:value-type="float" office:value="1.16327452625171" calcext:value-type="float">
            <text:p>1.2</text:p>
          </table:table-cell>
          <table:table-cell table:formula="of:=([.AH12]+[.AI13]+[.AH14]+[.AG13])/4" office:value-type="float" office:value="1.00427246491599" calcext:value-type="float">
            <text:p>1.0</text:p>
          </table:table-cell>
          <table:table-cell table:formula="of:=([.AI12]+[.AJ13]+[.AI14]+[.AH13])/4" office:value-type="float" office:value="0.859407280930217" calcext:value-type="float">
            <text:p>0.9</text:p>
          </table:table-cell>
          <table:table-cell table:formula="of:=([.AJ12]+[.AK13]+[.AJ14]+[.AI13])/4" office:value-type="float" office:value="0.727320285236833" calcext:value-type="float">
            <text:p>0.7</text:p>
          </table:table-cell>
          <table:table-cell table:formula="of:=([.AK12]+[.AL13]+[.AK14]+[.AJ13])/4" office:value-type="float" office:value="0.608569535459441" calcext:value-type="float">
            <text:p>0.6</text:p>
          </table:table-cell>
          <table:table-cell table:formula="of:=([.AL12]+[.AM13]+[.AL14]+[.AK13])/4" office:value-type="float" office:value="0.500893221279519" calcext:value-type="float">
            <text:p>0.5</text:p>
          </table:table-cell>
          <table:table-cell table:formula="of:=([.AM12]+[.AN13]+[.AM14]+[.AL13])/4" office:value-type="float" office:value="0.404919563427871" calcext:value-type="float">
            <text:p>0.4</text:p>
          </table:table-cell>
          <table:table-cell table:formula="of:=([.AN12]+[.AO13]+[.AN14]+[.AM13])/4" office:value-type="float" office:value="0.31957710376838" calcext:value-type="float">
            <text:p>0.3</text:p>
          </table:table-cell>
          <table:table-cell table:formula="of:=([.AO12]+[.AP13]+[.AO14]+[.AN13])/4" office:value-type="float" office:value="0.244436659431147" calcext:value-type="float">
            <text:p>0.2</text:p>
          </table:table-cell>
          <table:table-cell table:formula="of:=([.AP12]+[.AQ13]+[.AP14]+[.AO13])/4" office:value-type="float" office:value="0.178757923616188" calcext:value-type="float">
            <text:p>0.2</text:p>
          </table:table-cell>
          <table:table-cell table:formula="of:=([.AQ12]+[.AR13]+[.AQ14]+[.AP13])/4" office:value-type="float" office:value="0.123300348042196" calcext:value-type="float">
            <text:p>0.1</text:p>
          </table:table-cell>
          <table:table-cell table:formula="of:=([.AR12]+[.AS13]+[.AR14]+[.AQ13])/4" office:value-type="float" office:value="0.0781641231225167" calcext:value-type="float">
            <text:p>0.1</text:p>
          </table:table-cell>
          <table:table-cell table:formula="of:=([.AS12]+[.AT13]+[.AS14]+[.AR13])/4" office:value-type="float" office:value="0.0428687789657045" calcext:value-type="float">
            <text:p>0.0</text:p>
          </table:table-cell>
          <table:table-cell table:formula="of:=([.AT12]+[.AU13]+[.AT14]+[.AS13])/4" office:value-type="float" office:value="0.0168074098185045" calcext:value-type="float">
            <text:p>0.0</text:p>
          </table:table-cell>
          <table:table-cell table:formula="of:=([.AU12]+[.AV13]+[.AU14]+[.AT13])/4" office:value-type="float" office:value="0.00220404775430788" calcext:value-type="float">
            <text:p>0.0</text:p>
          </table:table-cell>
          <table:table-cell table:formula="of:=([.AV12]+[.AW13]+[.AV14]+[.AU13])/4" office:value-type="float" office:value="0.000939301952982063" calcext:value-type="float">
            <text:p>0.0</text:p>
          </table:table-cell>
          <table:table-cell table:formula="of:=([.AW12]+[.AX13]+[.AW14]+[.AV13])/4" office:value-type="float" office:value="0.000414028228193174" calcext:value-type="float">
            <text:p>0.0</text:p>
          </table:table-cell>
          <table:table-cell table:formula="of:=([.AX12]+[.AY13]+[.AX14]+[.AW13])/4" office:value-type="float" office:value="0.000169447677922697" calcext:value-type="float">
            <text:p>0.0</text:p>
          </table:table-cell>
          <table:table-cell table:formula="of:=([.AY12]+[.AZ13]+[.AY14]+[.AX13])/4" office:value-type="float" office:value="0.0000722008739273416" calcext:value-type="float">
            <text:p>0.0</text:p>
          </table:table-cell>
          <table:table-cell table:formula="of:=([.AZ12]+[.BA13]+[.AZ14]+[.AY13])/4" office:value-type="float" office:value="0.0000270439496030551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13]+[.D14]+[.C15]+[.B14])/4" office:value-type="float" office:value="0.204865968066286" calcext:value-type="float">
            <text:p>0.2</text:p>
          </table:table-cell>
          <table:table-cell table:formula="of:=([.D13]+[.E14]+[.D15]+[.C14])/4" office:value-type="float" office:value="0.418232783831473" calcext:value-type="float">
            <text:p>0.4</text:p>
          </table:table-cell>
          <table:table-cell table:formula="of:=([.E13]+[.F14]+[.E15]+[.D14])/4" office:value-type="float" office:value="0.647679561562626" calcext:value-type="float">
            <text:p>0.6</text:p>
          </table:table-cell>
          <table:table-cell table:formula="of:=([.F13]+[.G14]+[.F15]+[.E14])/4" office:value-type="float" office:value="0.890782200008246" calcext:value-type="float">
            <text:p>0.9</text:p>
          </table:table-cell>
          <table:table-cell table:formula="of:=([.G13]+[.H14]+[.G15]+[.F14])/4" office:value-type="float" office:value="1.14970658269444" calcext:value-type="float">
            <text:p>1.1</text:p>
          </table:table-cell>
          <table:table-cell table:formula="of:=([.H13]+[.I14]+[.H15]+[.G14])/4" office:value-type="float" office:value="1.42609180336363" calcext:value-type="float">
            <text:p>1.4</text:p>
          </table:table-cell>
          <table:table-cell table:formula="of:=([.I13]+[.J14]+[.I15]+[.H14])/4" office:value-type="float" office:value="1.71983628135358" calcext:value-type="float">
            <text:p>1.7</text:p>
          </table:table-cell>
          <table:table-cell table:formula="of:=([.J13]+[.K14]+[.J15]+[.I14])/4" office:value-type="float" office:value="2.03235894694323" calcext:value-type="float">
            <text:p>2.0</text:p>
          </table:table-cell>
          <table:table-cell table:formula="of:=([.K13]+[.L14]+[.K15]+[.J14])/4" office:value-type="float" office:value="2.36287324442212" calcext:value-type="float">
            <text:p>2.4</text:p>
          </table:table-cell>
          <table:table-cell table:formula="of:=([.L13]+[.M14]+[.L15]+[.K14])/4" office:value-type="float" office:value="2.71138603599881" calcext:value-type="float">
            <text:p>2.7</text:p>
          </table:table-cell>
          <table:table-cell table:formula="of:=([.M13]+[.N14]+[.M15]+[.L14])/4" office:value-type="float" office:value="3.07585230615377" calcext:value-type="float">
            <text:p>3.1</text:p>
          </table:table-cell>
          <table:table-cell table:formula="of:=([.N13]+[.O14]+[.N15]+[.M14])/4" office:value-type="float" office:value="3.44990586620877" calcext:value-type="float">
            <text:p>3.4</text:p>
          </table:table-cell>
          <table:table-cell table:formula="of:=([.O13]+[.P14]+[.O15]+[.N14])/4" office:value-type="float" office:value="3.8252495508051" calcext:value-type="float">
            <text:p>3.8</text:p>
          </table:table-cell>
          <table:table-cell table:formula="of:=([.P13]+[.Q14]+[.P15]+[.O14])/4" office:value-type="float" office:value="4.18147349999009" calcext:value-type="float">
            <text:p>4.2</text:p>
          </table:table-cell>
          <table:table-cell table:formula="of:=([.Q13]+[.R14]+[.Q15]+[.P14])/4" office:value-type="float" office:value="4.49095117356031" calcext:value-type="float">
            <text:p>4.5</text:p>
          </table:table-cell>
          <table:table-cell table:formula="of:=([.R13]+[.S14]+[.R15]+[.Q14])/4" office:value-type="float" office:value="4.71086192881447" calcext:value-type="float">
            <text:p>4.7</text:p>
          </table:table-cell>
          <table:table-cell table:formula="of:=([.S13]+[.T14]+[.S15]+[.R14])/4" office:value-type="float" office:value="4.79960279786344" calcext:value-type="float">
            <text:p>4.8</text:p>
          </table:table-cell>
          <table:table-cell table:formula="of:=([.T13]+[.U14]+[.T15]+[.S14])/4" office:value-type="float" office:value="4.74154545743635" calcext:value-type="float">
            <text:p>4.7</text:p>
          </table:table-cell>
          <table:table-cell table:formula="of:=([.U13]+[.V14]+[.U15]+[.T14])/4" office:value-type="float" office:value="4.5538267717444" calcext:value-type="float">
            <text:p>4.6</text:p>
          </table:table-cell>
          <table:table-cell table:formula="of:=([.V13]+[.W14]+[.V15]+[.U14])/4" office:value-type="float" office:value="4.27892361900828" calcext:value-type="float">
            <text:p>4.3</text:p>
          </table:table-cell>
          <table:table-cell table:formula="of:=([.W13]+[.X14]+[.W15]+[.V14])/4" office:value-type="float" office:value="3.95971345124497" calcext:value-type="float">
            <text:p>4.0</text:p>
          </table:table-cell>
          <table:table-cell table:formula="of:=([.X13]+[.Y14]+[.X15]+[.W14])/4" office:value-type="float" office:value="3.62489335571248" calcext:value-type="float">
            <text:p>3.6</text:p>
          </table:table-cell>
          <table:table-cell table:formula="of:=([.Y13]+[.Z14]+[.Y15]+[.X14])/4" office:value-type="float" office:value="3.29383663929079" calcext:value-type="float">
            <text:p>3.3</text:p>
          </table:table-cell>
          <table:table-cell table:formula="of:=([.Z13]+[.AA14]+[.Z15]+[.Y14])/4" office:value-type="float" office:value="2.97485735271241" calcext:value-type="float">
            <text:p>3.0</text:p>
          </table:table-cell>
          <table:table-cell table:formula="of:=([.AA13]+[.AB14]+[.AA15]+[.Z14])/4" office:value-type="float" office:value="2.67437493301705" calcext:value-type="float">
            <text:p>2.7</text:p>
          </table:table-cell>
          <table:table-cell table:formula="of:=([.AB13]+[.AC14]+[.AB15]+[.AA14])/4" office:value-type="float" office:value="2.39171842949866" calcext:value-type="float">
            <text:p>2.4</text:p>
          </table:table-cell>
          <table:table-cell table:formula="of:=([.AC13]+[.AD14]+[.AC15]+[.AB14])/4" office:value-type="float" office:value="2.12851310260827" calcext:value-type="float">
            <text:p>2.1</text:p>
          </table:table-cell>
          <table:table-cell table:formula="of:=([.AD13]+[.AE14]+[.AD15]+[.AC14])/4" office:value-type="float" office:value="1.88382566939981" calcext:value-type="float">
            <text:p>1.9</text:p>
          </table:table-cell>
          <table:table-cell table:formula="of:=([.AE13]+[.AF14]+[.AE15]+[.AD14])/4" office:value-type="float" office:value="1.65867227641757" calcext:value-type="float">
            <text:p>1.7</text:p>
          </table:table-cell>
          <table:table-cell table:formula="of:=([.AF13]+[.AG14]+[.AF15]+[.AE14])/4" office:value-type="float" office:value="1.45124498500421" calcext:value-type="float">
            <text:p>1.5</text:p>
          </table:table-cell>
          <table:table-cell table:formula="of:=([.AG13]+[.AH14]+[.AG15]+[.AF14])/4" office:value-type="float" office:value="1.26195673309505" calcext:value-type="float">
            <text:p>1.3</text:p>
          </table:table-cell>
          <table:table-cell table:formula="of:=([.AH13]+[.AI14]+[.AH15]+[.AG14])/4" office:value-type="float" office:value="1.08926414248776" calcext:value-type="float">
            <text:p>1.1</text:p>
          </table:table-cell>
          <table:table-cell table:formula="of:=([.AI13]+[.AJ14]+[.AI15]+[.AH14])/4" office:value-type="float" office:value="0.932337715676465" calcext:value-type="float">
            <text:p>0.9</text:p>
          </table:table-cell>
          <table:table-cell table:formula="of:=([.AJ13]+[.AK14]+[.AJ15]+[.AI14])/4" office:value-type="float" office:value="0.789576500507129" calcext:value-type="float">
            <text:p>0.8</text:p>
          </table:table-cell>
          <table:table-cell table:formula="of:=([.AK13]+[.AL14]+[.AK15]+[.AJ14])/4" office:value-type="float" office:value="0.661648381384704" calcext:value-type="float">
            <text:p>0.7</text:p>
          </table:table-cell>
          <table:table-cell table:formula="of:=([.AL13]+[.AM14]+[.AL15]+[.AK14])/4" office:value-type="float" office:value="0.545788847177353" calcext:value-type="float">
            <text:p>0.5</text:p>
          </table:table-cell>
          <table:table-cell table:formula="of:=([.AM13]+[.AN14]+[.AM15]+[.AL14])/4" office:value-type="float" office:value="0.442271822448909" calcext:value-type="float">
            <text:p>0.4</text:p>
          </table:table-cell>
          <table:table-cell table:formula="of:=([.AN13]+[.AO14]+[.AN15]+[.AM14])/4" office:value-type="float" office:value="0.34996719792198" calcext:value-type="float">
            <text:p>0.3</text:p>
          </table:table-cell>
          <table:table-cell table:formula="of:=([.AO13]+[.AP14]+[.AO15]+[.AN14])/4" office:value-type="float" office:value="0.269405979852681" calcext:value-type="float">
            <text:p>0.3</text:p>
          </table:table-cell>
          <table:table-cell table:formula="of:=([.AP13]+[.AQ14]+[.AP15]+[.AO14])/4" office:value-type="float" office:value="0.198908646638119" calcext:value-type="float">
            <text:p>0.2</text:p>
          </table:table-cell>
          <table:table-cell table:formula="of:=([.AQ13]+[.AR14]+[.AQ15]+[.AP14])/4" office:value-type="float" office:value="0.139232708752651" calcext:value-type="float">
            <text:p>0.1</text:p>
          </table:table-cell>
          <table:table-cell table:formula="of:=([.AR13]+[.AS14]+[.AR15]+[.AQ14])/4" office:value-type="float" office:value="0.0902654268766939" calcext:value-type="float">
            <text:p>0.1</text:p>
          </table:table-cell>
          <table:table-cell table:formula="of:=([.AS13]+[.AT14]+[.AS15]+[.AR14])/4" office:value-type="float" office:value="0.0514468588533658" calcext:value-type="float">
            <text:p>0.1</text:p>
          </table:table-cell>
          <table:table-cell table:formula="of:=([.AT13]+[.AU14]+[.AT15]+[.AS14])/4" office:value-type="float" office:value="0.0222570932537733" calcext:value-type="float">
            <text:p>0.0</text:p>
          </table:table-cell>
          <table:table-cell table:formula="of:=([.AU13]+[.AV14]+[.AU15]+[.AT14])/4" office:value-type="float" office:value="0.00470403806124688" calcext:value-type="float">
            <text:p>0.0</text:p>
          </table:table-cell>
          <table:table-cell table:formula="of:=([.AV13]+[.AW14]+[.AV15]+[.AU14])/4" office:value-type="float" office:value="0.00106603083097044" calcext:value-type="float">
            <text:p>0.0</text:p>
          </table:table-cell>
          <table:table-cell table:formula="of:=([.AW13]+[.AX14]+[.AW15]+[.AV14])/4" office:value-type="float" office:value="0.000465058560842399" calcext:value-type="float">
            <text:p>0.0</text:p>
          </table:table-cell>
          <table:table-cell table:formula="of:=([.AX13]+[.AY14]+[.AX15]+[.AW14])/4" office:value-type="float" office:value="0.000190573560321962" calcext:value-type="float">
            <text:p>0.0</text:p>
          </table:table-cell>
          <table:table-cell table:formula="of:=([.AY13]+[.AZ14]+[.AY15]+[.AX14])/4" office:value-type="float" office:value="0.0000802196801971054" calcext:value-type="float">
            <text:p>0.0</text:p>
          </table:table-cell>
          <table:table-cell table:formula="of:=([.AZ13]+[.BA14]+[.AZ15]+[.AY14])/4" office:value-type="float" office:value="0.0000301400772429728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14]+[.D15]+[.C16]+[.B15])/4" office:value-type="float" office:value="0.219639181955012" calcext:value-type="float">
            <text:p>0.2</text:p>
          </table:table-cell>
          <table:table-cell table:formula="of:=([.D14]+[.E15]+[.D16]+[.C15])/4" office:value-type="float" office:value="0.449235667320998" calcext:value-type="float">
            <text:p>0.4</text:p>
          </table:table-cell>
          <table:table-cell table:formula="of:=([.E14]+[.F15]+[.E16]+[.D15])/4" office:value-type="float" office:value="0.695740026293228" calcext:value-type="float">
            <text:p>0.7</text:p>
          </table:table-cell>
          <table:table-cell table:formula="of:=([.F14]+[.G15]+[.F16]+[.E15])/4" office:value-type="float" office:value="0.957541719981551" calcext:value-type="float">
            <text:p>1.0</text:p>
          </table:table-cell>
          <table:table-cell table:formula="of:=([.G14]+[.H15]+[.G16]+[.F15])/4" office:value-type="float" office:value="1.23731969186082" calcext:value-type="float">
            <text:p>1.2</text:p>
          </table:table-cell>
          <table:table-cell table:formula="of:=([.H14]+[.I15]+[.H16]+[.G15])/4" office:value-type="float" office:value="1.53757189932181" calcext:value-type="float">
            <text:p>1.5</text:p>
          </table:table-cell>
          <table:table-cell table:formula="of:=([.I14]+[.J15]+[.I16]+[.H15])/4" office:value-type="float" office:value="1.85986644920969" calcext:value-type="float">
            <text:p>1.9</text:p>
          </table:table-cell>
          <table:table-cell table:formula="of:=([.J14]+[.K15]+[.J16]+[.I15])/4" office:value-type="float" office:value="2.20454561150285" calcext:value-type="float">
            <text:p>2.2</text:p>
          </table:table-cell>
          <table:table-cell table:formula="of:=([.K14]+[.L15]+[.K16]+[.J15])/4" office:value-type="float" office:value="2.5749742419499" calcext:value-type="float">
            <text:p>2.6</text:p>
          </table:table-cell>
          <table:table-cell table:formula="of:=([.L14]+[.M15]+[.L16]+[.K15])/4" office:value-type="float" office:value="2.97054522711768" calcext:value-type="float">
            <text:p>3.0</text:p>
          </table:table-cell>
          <table:table-cell table:formula="of:=([.M14]+[.N15]+[.M16]+[.L15])/4" office:value-type="float" office:value="3.39371691505596" calcext:value-type="float">
            <text:p>3.4</text:p>
          </table:table-cell>
          <table:table-cell table:formula="of:=([.N14]+[.O15]+[.N16]+[.M15])/4" office:value-type="float" office:value="3.84092233443945" calcext:value-type="float">
            <text:p>3.8</text:p>
          </table:table-cell>
          <table:table-cell table:formula="of:=([.O14]+[.P15]+[.O16]+[.N15])/4" office:value-type="float" office:value="4.30698635347943" calcext:value-type="float">
            <text:p>4.3</text:p>
          </table:table-cell>
          <table:table-cell table:formula="of:=([.P14]+[.Q15]+[.P16]+[.O15])/4" office:value-type="float" office:value="4.77262492287705" calcext:value-type="float">
            <text:p>4.8</text:p>
          </table:table-cell>
          <table:table-cell table:formula="of:=([.Q14]+[.R15]+[.Q16]+[.P15])/4" office:value-type="float" office:value="5.20245521396959" calcext:value-type="float">
            <text:p>5.2</text:p>
          </table:table-cell>
          <table:table-cell table:formula="of:=([.R14]+[.S15]+[.R16]+[.Q15])/4" office:value-type="float" office:value="5.52604571737093" calcext:value-type="float">
            <text:p>5.5</text:p>
          </table:table-cell>
          <table:table-cell table:formula="of:=([.S14]+[.T15]+[.S16]+[.R15])/4" office:value-type="float" office:value="5.65080869540642" calcext:value-type="float">
            <text:p>5.7</text:p>
          </table:table-cell>
          <table:table-cell table:formula="of:=([.T14]+[.U15]+[.T16]+[.S15])/4" office:value-type="float" office:value="5.55638007293665" calcext:value-type="float">
            <text:p>5.6</text:p>
          </table:table-cell>
          <table:table-cell table:formula="of:=([.U14]+[.V15]+[.U16]+[.T15])/4" office:value-type="float" office:value="5.26558992263528" calcext:value-type="float">
            <text:p>5.3</text:p>
          </table:table-cell>
          <table:table-cell table:formula="of:=([.V14]+[.W15]+[.V16]+[.U15])/4" office:value-type="float" office:value="4.87216064338377" calcext:value-type="float">
            <text:p>4.9</text:p>
          </table:table-cell>
          <table:table-cell table:formula="of:=([.W14]+[.X15]+[.W16]+[.V15])/4" office:value-type="float" office:value="4.44690225530462" calcext:value-type="float">
            <text:p>4.4</text:p>
          </table:table-cell>
          <table:table-cell table:formula="of:=([.X14]+[.Y15]+[.X16]+[.W15])/4" office:value-type="float" office:value="4.02448999244434" calcext:value-type="float">
            <text:p>4.0</text:p>
          </table:table-cell>
          <table:table-cell table:formula="of:=([.Y14]+[.Z15]+[.Y16]+[.X15])/4" office:value-type="float" office:value="3.62347248577618" calcext:value-type="float">
            <text:p>3.6</text:p>
          </table:table-cell>
          <table:table-cell table:formula="of:=([.Z14]+[.AA15]+[.Z16]+[.Y15])/4" office:value-type="float" office:value="3.24892684730997" calcext:value-type="float">
            <text:p>3.2</text:p>
          </table:table-cell>
          <table:table-cell table:formula="of:=([.AA14]+[.AB15]+[.AA16]+[.Z15])/4" office:value-type="float" office:value="2.90429962255172" calcext:value-type="float">
            <text:p>2.9</text:p>
          </table:table-cell>
          <table:table-cell table:formula="of:=([.AB14]+[.AC15]+[.AB16]+[.AA15])/4" office:value-type="float" office:value="2.58670967119498" calcext:value-type="float">
            <text:p>2.6</text:p>
          </table:table-cell>
          <table:table-cell table:formula="of:=([.AC14]+[.AD15]+[.AC16]+[.AB15])/4" office:value-type="float" office:value="2.29457643897838" calcext:value-type="float">
            <text:p>2.3</text:p>
          </table:table-cell>
          <table:table-cell table:formula="of:=([.AD14]+[.AE15]+[.AD16]+[.AC15])/4" office:value-type="float" office:value="2.02579846485401" calcext:value-type="float">
            <text:p>2.0</text:p>
          </table:table-cell>
          <table:table-cell table:formula="of:=([.AE14]+[.AF15]+[.AE16]+[.AD15])/4" office:value-type="float" office:value="1.78029797267584" calcext:value-type="float">
            <text:p>1.8</text:p>
          </table:table-cell>
          <table:table-cell table:formula="of:=([.AF14]+[.AG15]+[.AF16]+[.AE15])/4" office:value-type="float" office:value="1.5555570058268" calcext:value-type="float">
            <text:p>1.6</text:p>
          </table:table-cell>
          <table:table-cell table:formula="of:=([.AG14]+[.AH15]+[.AG16]+[.AF15])/4" office:value-type="float" office:value="1.35138344826763" calcext:value-type="float">
            <text:p>1.4</text:p>
          </table:table-cell>
          <table:table-cell table:formula="of:=([.AH14]+[.AI15]+[.AH16]+[.AG15])/4" office:value-type="float" office:value="1.16603817377558" calcext:value-type="float">
            <text:p>1.2</text:p>
          </table:table-cell>
          <table:table-cell table:formula="of:=([.AI14]+[.AJ15]+[.AI16]+[.AH15])/4" office:value-type="float" office:value="0.998080007348644" calcext:value-type="float">
            <text:p>1.0</text:p>
          </table:table-cell>
          <table:table-cell table:formula="of:=([.AJ14]+[.AK15]+[.AJ16]+[.AI15])/4" office:value-type="float" office:value="0.845546686210771" calcext:value-type="float">
            <text:p>0.8</text:p>
          </table:table-cell>
          <table:table-cell table:formula="of:=([.AK14]+[.AL15]+[.AK16]+[.AJ15])/4" office:value-type="float" office:value="0.70846967169114" calcext:value-type="float">
            <text:p>0.7</text:p>
          </table:table-cell>
          <table:table-cell table:formula="of:=([.AL14]+[.AM15]+[.AL16]+[.AK15])/4" office:value-type="float" office:value="0.585349551800815" calcext:value-type="float">
            <text:p>0.6</text:p>
          </table:table-cell>
          <table:table-cell table:formula="of:=([.AM14]+[.AN15]+[.AM16]+[.AL15])/4" office:value-type="float" office:value="0.475355384227783" calcext:value-type="float">
            <text:p>0.5</text:p>
          </table:table-cell>
          <table:table-cell table:formula="of:=([.AN14]+[.AO15]+[.AN16]+[.AM15])/4" office:value-type="float" office:value="0.37735837639717" calcext:value-type="float">
            <text:p>0.4</text:p>
          </table:table-cell>
          <table:table-cell table:formula="of:=([.AO14]+[.AP15]+[.AO16]+[.AN15])/4" office:value-type="float" office:value="0.292019557351467" calcext:value-type="float">
            <text:p>0.3</text:p>
          </table:table-cell>
          <table:table-cell table:formula="of:=([.AP14]+[.AQ15]+[.AP16]+[.AO15])/4" office:value-type="float" office:value="0.217274583328282" calcext:value-type="float">
            <text:p>0.2</text:p>
          </table:table-cell>
          <table:table-cell table:formula="of:=([.AQ14]+[.AR15]+[.AQ16]+[.AP15])/4" office:value-type="float" office:value="0.153802270458004" calcext:value-type="float">
            <text:p>0.2</text:p>
          </table:table-cell>
          <table:table-cell table:formula="of:=([.AR14]+[.AS15]+[.AR16]+[.AQ15])/4" office:value-type="float" office:value="0.101442833069357" calcext:value-type="float">
            <text:p>0.1</text:p>
          </table:table-cell>
          <table:table-cell table:formula="of:=([.AS14]+[.AT15]+[.AS16]+[.AR15])/4" office:value-type="float" office:value="0.0593381496964668" calcext:value-type="float">
            <text:p>0.1</text:p>
          </table:table-cell>
          <table:table-cell table:formula="of:=([.AT14]+[.AU15]+[.AT16]+[.AS15])/4" office:value-type="float" office:value="0.0269200328616558" calcext:value-type="float">
            <text:p>0.0</text:p>
          </table:table-cell>
          <table:table-cell table:formula="of:=([.AU14]+[.AV15]+[.AU16]+[.AT15])/4" office:value-type="float" office:value="0.00757565074989791" calcext:value-type="float">
            <text:p>0.0</text:p>
          </table:table-cell>
          <table:table-cell table:formula="of:=([.AV14]+[.AW15]+[.AV16]+[.AU15])/4" office:value-type="float" office:value="0.00116793733148326" calcext:value-type="float">
            <text:p>0.0</text:p>
          </table:table-cell>
          <table:table-cell table:formula="of:=([.AW14]+[.AX15]+[.AW16]+[.AV15])/4" office:value-type="float" office:value="0.000503550413828124" calcext:value-type="float">
            <text:p>0.0</text:p>
          </table:table-cell>
          <table:table-cell table:formula="of:=([.AX14]+[.AY15]+[.AX16]+[.AW15])/4" office:value-type="float" office:value="0.000206463842851101" calcext:value-type="float">
            <text:p>0.0</text:p>
          </table:table-cell>
          <table:table-cell table:formula="of:=([.AY14]+[.AZ15]+[.AY16]+[.AX15])/4" office:value-type="float" office:value="0.0000857394817310623" calcext:value-type="float">
            <text:p>0.0</text:p>
          </table:table-cell>
          <table:table-cell table:formula="of:=([.AZ14]+[.BA15]+[.AZ16]+[.AY15])/4" office:value-type="float" office:value="0.0000323192262130901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15]+[.D16]+[.C17]+[.B16])/4" office:value-type="float" office:value="0.232931522743703" calcext:value-type="float">
            <text:p>0.2</text:p>
          </table:table-cell>
          <table:table-cell table:formula="of:=([.D15]+[.E16]+[.D17]+[.C16])/4" office:value-type="float" office:value="0.475401806253753" calcext:value-type="float">
            <text:p>0.5</text:p>
          </table:table-cell>
          <table:table-cell table:formula="of:=([.E15]+[.F16]+[.E17]+[.D16])/4" office:value-type="float" office:value="0.73730617819526" calcext:value-type="float">
            <text:p>0.7</text:p>
          </table:table-cell>
          <table:table-cell table:formula="of:=([.F15]+[.G16]+[.F17]+[.E16])/4" office:value-type="float" office:value="1.01565217834904" calcext:value-type="float">
            <text:p>1.0</text:p>
          </table:table-cell>
          <table:table-cell table:formula="of:=([.G15]+[.H16]+[.G17]+[.F16])/4" office:value-type="float" office:value="1.31397941551583" calcext:value-type="float">
            <text:p>1.3</text:p>
          </table:table-cell>
          <table:table-cell table:formula="of:=([.H15]+[.I16]+[.H17]+[.G16])/4" office:value-type="float" office:value="1.63565865270979" calcext:value-type="float">
            <text:p>1.6</text:p>
          </table:table-cell>
          <table:table-cell table:formula="of:=([.I15]+[.J16]+[.I17]+[.H16])/4" office:value-type="float" office:value="1.98348146852082" calcext:value-type="float">
            <text:p>2.0</text:p>
          </table:table-cell>
          <table:table-cell table:formula="of:=([.J15]+[.K16]+[.J17]+[.I16])/4" office:value-type="float" office:value="2.35934529102812" calcext:value-type="float">
            <text:p>2.4</text:p>
          </table:table-cell>
          <table:table-cell table:formula="of:=([.K15]+[.L16]+[.K17]+[.J16])/4" office:value-type="float" office:value="2.76668863147953" calcext:value-type="float">
            <text:p>2.8</text:p>
          </table:table-cell>
          <table:table-cell table:formula="of:=([.L15]+[.M16]+[.L17]+[.K16])/4" office:value-type="float" office:value="3.20963837731694" calcext:value-type="float">
            <text:p>3.2</text:p>
          </table:table-cell>
          <table:table-cell table:formula="of:=([.M15]+[.N16]+[.M17]+[.L16])/4" office:value-type="float" office:value="3.69293987006144" calcext:value-type="float">
            <text:p>3.7</text:p>
          </table:table-cell>
          <table:table-cell table:formula="of:=([.N15]+[.O16]+[.N17]+[.M16])/4" office:value-type="float" office:value="4.21873805763549" calcext:value-type="float">
            <text:p>4.2</text:p>
          </table:table-cell>
          <table:table-cell table:formula="of:=([.O15]+[.P16]+[.O17]+[.N16])/4" office:value-type="float" office:value="4.79137335883171" calcext:value-type="float">
            <text:p>4.8</text:p>
          </table:table-cell>
          <table:table-cell table:formula="of:=([.P15]+[.Q16]+[.P17]+[.O16])/4" office:value-type="float" office:value="5.40200247019714" calcext:value-type="float">
            <text:p>5.4</text:p>
          </table:table-cell>
          <table:table-cell table:formula="of:=([.Q15]+[.R16]+[.Q17]+[.P16])/4" office:value-type="float" office:value="6.02019904207007" calcext:value-type="float">
            <text:p>6.0</text:p>
          </table:table-cell>
          <table:table-cell table:formula="of:=([.R15]+[.S16]+[.R17]+[.Q16])/4" office:value-type="float" office:value="6.54145114306752" calcext:value-type="float">
            <text:p>6.5</text:p>
          </table:table-cell>
          <table:table-cell table:formula="of:=([.S15]+[.T16]+[.S17]+[.R16])/4" office:value-type="float" office:value="6.72311490194787" calcext:value-type="float">
            <text:p>6.7</text:p>
          </table:table-cell>
          <table:table-cell table:formula="of:=([.T15]+[.U16]+[.T17]+[.S16])/4" office:value-type="float" office:value="6.56940197658471" calcext:value-type="float">
            <text:p>6.6</text:p>
          </table:table-cell>
          <table:table-cell table:formula="of:=([.U15]+[.V16]+[.U17]+[.T16])/4" office:value-type="float" office:value="6.08212302346782" calcext:value-type="float">
            <text:p>6.1</text:p>
          </table:table-cell>
          <table:table-cell table:formula="of:=([.V15]+[.W16]+[.V17]+[.U16])/4" office:value-type="float" office:value="5.502259202513" calcext:value-type="float">
            <text:p>5.5</text:p>
          </table:table-cell>
          <table:table-cell table:formula="of:=([.W15]+[.X16]+[.W17]+[.V16])/4" office:value-type="float" office:value="4.93429858176707" calcext:value-type="float">
            <text:p>4.9</text:p>
          </table:table-cell>
          <table:table-cell table:formula="of:=([.X15]+[.Y16]+[.X17]+[.W16])/4" office:value-type="float" office:value="4.4086080460935" calcext:value-type="float">
            <text:p>4.4</text:p>
          </table:table-cell>
          <table:table-cell table:formula="of:=([.Y15]+[.Z16]+[.Y17]+[.X16])/4" office:value-type="float" office:value="3.93149817601072" calcext:value-type="float">
            <text:p>3.9</text:p>
          </table:table-cell>
          <table:table-cell table:formula="of:=([.Z15]+[.AA16]+[.Z17]+[.Y16])/4" office:value-type="float" office:value="3.50077327121125" calcext:value-type="float">
            <text:p>3.5</text:p>
          </table:table-cell>
          <table:table-cell table:formula="of:=([.AA15]+[.AB16]+[.AA17]+[.Z16])/4" office:value-type="float" office:value="3.11267911483229" calcext:value-type="float">
            <text:p>3.1</text:p>
          </table:table-cell>
          <table:table-cell table:formula="of:=([.AB15]+[.AC16]+[.AB17]+[.AA16])/4" office:value-type="float" office:value="2.7612115891575" calcext:value-type="float">
            <text:p>2.8</text:p>
          </table:table-cell>
          <table:table-cell table:formula="of:=([.AC15]+[.AD16]+[.AC17]+[.AB16])/4" office:value-type="float" office:value="2.44194341422048" calcext:value-type="float">
            <text:p>2.4</text:p>
          </table:table-cell>
          <table:table-cell table:formula="of:=([.AD15]+[.AE16]+[.AD17]+[.AC16])/4" office:value-type="float" office:value="2.15101557153703" calcext:value-type="float">
            <text:p>2.2</text:p>
          </table:table-cell>
          <table:table-cell table:formula="of:=([.AE15]+[.AF16]+[.AE17]+[.AD16])/4" office:value-type="float" office:value="1.88710565569959" calcext:value-type="float">
            <text:p>1.9</text:p>
          </table:table-cell>
          <table:table-cell table:formula="of:=([.AF15]+[.AG16]+[.AF17]+[.AE16])/4" office:value-type="float" office:value="1.64688124311735" calcext:value-type="float">
            <text:p>1.6</text:p>
          </table:table-cell>
          <table:table-cell table:formula="of:=([.AG15]+[.AH16]+[.AG17]+[.AF16])/4" office:value-type="float" office:value="1.42948808259511" calcext:value-type="float">
            <text:p>1.4</text:p>
          </table:table-cell>
          <table:table-cell table:formula="of:=([.AH15]+[.AI16]+[.AH17]+[.AG16])/4" office:value-type="float" office:value="1.2327071684572" calcext:value-type="float">
            <text:p>1.2</text:p>
          </table:table-cell>
          <table:table-cell table:formula="of:=([.AI15]+[.AJ16]+[.AI17]+[.AH16])/4" office:value-type="float" office:value="1.05419932996578" calcext:value-type="float">
            <text:p>1.1</text:p>
          </table:table-cell>
          <table:table-cell table:formula="of:=([.AJ15]+[.AK16]+[.AJ17]+[.AI16])/4" office:value-type="float" office:value="0.893223538222327" calcext:value-type="float">
            <text:p>0.9</text:p>
          </table:table-cell>
          <table:table-cell table:formula="of:=([.AK15]+[.AL16]+[.AK17]+[.AJ16])/4" office:value-type="float" office:value="0.748722743245366" calcext:value-type="float">
            <text:p>0.7</text:p>
          </table:table-cell>
          <table:table-cell table:formula="of:=([.AL15]+[.AM16]+[.AL17]+[.AK16])/4" office:value-type="float" office:value="0.619376296260019" calcext:value-type="float">
            <text:p>0.6</text:p>
          </table:table-cell>
          <table:table-cell table:formula="of:=([.AM15]+[.AN16]+[.AM17]+[.AL16])/4" office:value-type="float" office:value="0.503917898997788" calcext:value-type="float">
            <text:p>0.5</text:p>
          </table:table-cell>
          <table:table-cell table:formula="of:=([.AN15]+[.AO16]+[.AN17]+[.AM16])/4" office:value-type="float" office:value="0.401140433411294" calcext:value-type="float">
            <text:p>0.4</text:p>
          </table:table-cell>
          <table:table-cell table:formula="of:=([.AO15]+[.AP16]+[.AO17]+[.AN16])/4" office:value-type="float" office:value="0.311655956989706" calcext:value-type="float">
            <text:p>0.3</text:p>
          </table:table-cell>
          <table:table-cell table:formula="of:=([.AP15]+[.AQ16]+[.AP17]+[.AO16])/4" office:value-type="float" office:value="0.233284938995482" calcext:value-type="float">
            <text:p>0.2</text:p>
          </table:table-cell>
          <table:table-cell table:formula="of:=([.AQ15]+[.AR16]+[.AQ17]+[.AP16])/4" office:value-type="float" office:value="0.166337295978606" calcext:value-type="float">
            <text:p>0.2</text:p>
          </table:table-cell>
          <table:table-cell table:formula="of:=([.AR15]+[.AS16]+[.AR17]+[.AQ16])/4" office:value-type="float" office:value="0.110326383289812" calcext:value-type="float">
            <text:p>0.1</text:p>
          </table:table-cell>
          <table:table-cell table:formula="of:=([.AS15]+[.AT16]+[.AS17]+[.AR16])/4" office:value-type="float" office:value="0.066135655169905" calcext:value-type="float">
            <text:p>0.1</text:p>
          </table:table-cell>
          <table:table-cell table:formula="of:=([.AT15]+[.AU16]+[.AT17]+[.AS16])/4" office:value-type="float" office:value="0.0307672968666486" calcext:value-type="float">
            <text:p>0.0</text:p>
          </table:table-cell>
          <table:table-cell table:formula="of:=([.AU15]+[.AV16]+[.AU17]+[.AT16])/4" office:value-type="float" office:value="0.0103293139384665" calcext:value-type="float">
            <text:p>0.0</text:p>
          </table:table-cell>
          <table:table-cell table:formula="of:=([.AV15]+[.AW16]+[.AV17]+[.AU16])/4" office:value-type="float" office:value="0.00124039638343659" calcext:value-type="float">
            <text:p>0.0</text:p>
          </table:table-cell>
          <table:table-cell table:formula="of:=([.AW15]+[.AX16]+[.AW17]+[.AV16])/4" office:value-type="float" office:value="0.000526663291892838" calcext:value-type="float">
            <text:p>0.0</text:p>
          </table:table-cell>
          <table:table-cell table:formula="of:=([.AX15]+[.AY16]+[.AX17]+[.AW16])/4" office:value-type="float" office:value="0.000216176125130195" calcext:value-type="float">
            <text:p>0.0</text:p>
          </table:table-cell>
          <table:table-cell table:formula="of:=([.AY15]+[.AZ16]+[.AY17]+[.AX16])/4" office:value-type="float" office:value="0.0000882536519884089" calcext:value-type="float">
            <text:p>0.0</text:p>
          </table:table-cell>
          <table:table-cell table:formula="of:=([.AZ15]+[.BA16]+[.AZ17]+[.AY16])/4" office:value-type="float" office:value="0.0000334104354962804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16]+[.D17]+[.C18]+[.B17])/4" office:value-type="float" office:value="0.243111515263595" calcext:value-type="float">
            <text:p>0.2</text:p>
          </table:table-cell>
          <table:table-cell table:formula="of:=([.D16]+[.E17]+[.D18]+[.C17])/4" office:value-type="float" office:value="0.497080613121258" calcext:value-type="float">
            <text:p>0.5</text:p>
          </table:table-cell>
          <table:table-cell table:formula="of:=([.E16]+[.F17]+[.E18]+[.D17])/4" office:value-type="float" office:value="0.771242143913992" calcext:value-type="float">
            <text:p>0.8</text:p>
          </table:table-cell>
          <table:table-cell table:formula="of:=([.F16]+[.G17]+[.F18]+[.E17])/4" office:value-type="float" office:value="1.06315887831094" calcext:value-type="float">
            <text:p>1.1</text:p>
          </table:table-cell>
          <table:table-cell table:formula="of:=([.G16]+[.H17]+[.G18]+[.F17])/4" office:value-type="float" office:value="1.37691279487843" calcext:value-type="float">
            <text:p>1.4</text:p>
          </table:table-cell>
          <table:table-cell table:formula="of:=([.H16]+[.I17]+[.H18]+[.G17])/4" office:value-type="float" office:value="1.71660513743775" calcext:value-type="float">
            <text:p>1.7</text:p>
          </table:table-cell>
          <table:table-cell table:formula="of:=([.I16]+[.J17]+[.I18]+[.H17])/4" office:value-type="float" office:value="2.0860166018761" calcext:value-type="float">
            <text:p>2.1</text:p>
          </table:table-cell>
          <table:table-cell table:formula="of:=([.J16]+[.K17]+[.J18]+[.I17])/4" office:value-type="float" office:value="2.4884186192971" calcext:value-type="float">
            <text:p>2.5</text:p>
          </table:table-cell>
          <table:table-cell table:formula="of:=([.K16]+[.L17]+[.K18]+[.J17])/4" office:value-type="float" office:value="2.92851865798547" calcext:value-type="float">
            <text:p>2.9</text:p>
          </table:table-cell>
          <table:table-cell table:formula="of:=([.L16]+[.M17]+[.L18]+[.K17])/4" office:value-type="float" office:value="3.4136675013633" calcext:value-type="float">
            <text:p>3.4</text:p>
          </table:table-cell>
          <table:table-cell table:formula="of:=([.M16]+[.N17]+[.M18]+[.L17])/4" office:value-type="float" office:value="3.95259441357498" calcext:value-type="float">
            <text:p>4.0</text:p>
          </table:table-cell>
          <table:table-cell table:formula="of:=([.N16]+[.O17]+[.N18]+[.M17])/4" office:value-type="float" office:value="4.5548090512602" calcext:value-type="float">
            <text:p>4.6</text:p>
          </table:table-cell>
          <table:table-cell table:formula="of:=([.O16]+[.P17]+[.O18]+[.N17])/4" office:value-type="float" office:value="5.23776655401479" calcext:value-type="float">
            <text:p>5.2</text:p>
          </table:table-cell>
          <table:table-cell table:formula="of:=([.P16]+[.Q17]+[.P18]+[.O17])/4" office:value-type="float" office:value="6.02421855659466" calcext:value-type="float">
            <text:p>6.0</text:p>
          </table:table-cell>
          <table:table-cell table:formula="of:=([.Q16]+[.R17]+[.Q18]+[.P17])/4" office:value-type="float" office:value="6.93615082707968" calcext:value-type="float">
            <text:p>6.9</text:p>
          </table:table-cell>
          <table:table-cell table:formula="of:=([.R16]+[.S17]+[.R18]+[.Q17])/4" office:value-type="float" office:value="7.90002057005382" calcext:value-type="float">
            <text:p>7.9</text:p>
          </table:table-cell>
          <table:table-cell table:formula="of:=([.S16]+[.T17]+[.S18]+[.R17])/4" office:value-type="float" office:value="8.13383228313137" calcext:value-type="float">
            <text:p>8.1</text:p>
          </table:table-cell>
          <table:table-cell table:formula="of:=([.T16]+[.U17]+[.T18]+[.S17])/4" office:value-type="float" office:value="7.92191587553724" calcext:value-type="float">
            <text:p>7.9</text:p>
          </table:table-cell>
          <table:table-cell table:formula="of:=([.U16]+[.V17]+[.U18]+[.T17])/4" office:value-type="float" office:value="6.99527807175122" calcext:value-type="float">
            <text:p>7.0</text:p>
          </table:table-cell>
          <table:table-cell table:formula="of:=([.V16]+[.W17]+[.V18]+[.U17])/4" office:value-type="float" office:value="6.12512097015666" calcext:value-type="float">
            <text:p>6.1</text:p>
          </table:table-cell>
          <table:table-cell table:formula="of:=([.W16]+[.X17]+[.W18]+[.V17])/4" office:value-type="float" office:value="5.38470046489159" calcext:value-type="float">
            <text:p>5.4</text:p>
          </table:table-cell>
          <table:table-cell table:formula="of:=([.X16]+[.Y17]+[.X18]+[.W17])/4" office:value-type="float" office:value="4.75007885448054" calcext:value-type="float">
            <text:p>4.8</text:p>
          </table:table-cell>
          <table:table-cell table:formula="of:=([.Y16]+[.Z17]+[.Y18]+[.X17])/4" office:value-type="float" office:value="4.19911198597864" calcext:value-type="float">
            <text:p>4.2</text:p>
          </table:table-cell>
          <table:table-cell table:formula="of:=([.Z16]+[.AA17]+[.Z18]+[.Y17])/4" office:value-type="float" office:value="3.71583641186505" calcext:value-type="float">
            <text:p>3.7</text:p>
          </table:table-cell>
          <table:table-cell table:formula="of:=([.AA16]+[.AB17]+[.AA18]+[.Z17])/4" office:value-type="float" office:value="3.28869924905315" calcext:value-type="float">
            <text:p>3.3</text:p>
          </table:table-cell>
          <table:table-cell table:formula="of:=([.AB16]+[.AC17]+[.AB18]+[.AA17])/4" office:value-type="float" office:value="2.90734582763713" calcext:value-type="float">
            <text:p>2.9</text:p>
          </table:table-cell>
          <table:table-cell table:formula="of:=([.AC16]+[.AD17]+[.AC18]+[.AB17])/4" office:value-type="float" office:value="2.56542031678313" calcext:value-type="float">
            <text:p>2.6</text:p>
          </table:table-cell>
          <table:table-cell table:formula="of:=([.AD16]+[.AE17]+[.AD18]+[.AC17])/4" office:value-type="float" office:value="2.25559743638299" calcext:value-type="float">
            <text:p>2.3</text:p>
          </table:table-cell>
          <table:table-cell table:formula="of:=([.AE16]+[.AF17]+[.AE18]+[.AD17])/4" office:value-type="float" office:value="1.97606705112499" calcext:value-type="float">
            <text:p>2.0</text:p>
          </table:table-cell>
          <table:table-cell table:formula="of:=([.AF16]+[.AG17]+[.AF18]+[.AE17])/4" office:value-type="float" office:value="1.7227909663012" calcext:value-type="float">
            <text:p>1.7</text:p>
          </table:table-cell>
          <table:table-cell table:formula="of:=([.AG16]+[.AH17]+[.AG18]+[.AF17])/4" office:value-type="float" office:value="1.49416012629437" calcext:value-type="float">
            <text:p>1.5</text:p>
          </table:table-cell>
          <table:table-cell table:formula="of:=([.AH16]+[.AI17]+[.AH18]+[.AG17])/4" office:value-type="float" office:value="1.28729559275807" calcext:value-type="float">
            <text:p>1.3</text:p>
          </table:table-cell>
          <table:table-cell table:formula="of:=([.AI16]+[.AJ17]+[.AI18]+[.AH17])/4" office:value-type="float" office:value="1.10136847924617" calcext:value-type="float">
            <text:p>1.1</text:p>
          </table:table-cell>
          <table:table-cell table:formula="of:=([.AJ16]+[.AK17]+[.AJ18]+[.AI17])/4" office:value-type="float" office:value="0.933397310368115" calcext:value-type="float">
            <text:p>0.9</text:p>
          </table:table-cell>
          <table:table-cell table:formula="of:=([.AK16]+[.AL17]+[.AK18]+[.AJ17])/4" office:value-type="float" office:value="0.78258916270248" calcext:value-type="float">
            <text:p>0.8</text:p>
          </table:table-cell>
          <table:table-cell table:formula="of:=([.AL16]+[.AM17]+[.AL18]+[.AK17])/4" office:value-type="float" office:value="0.647311131361655" calcext:value-type="float">
            <text:p>0.6</text:p>
          </table:table-cell>
          <table:table-cell table:formula="of:=([.AM16]+[.AN17]+[.AM18]+[.AL17])/4" office:value-type="float" office:value="0.527386362686247" calcext:value-type="float">
            <text:p>0.5</text:p>
          </table:table-cell>
          <table:table-cell table:formula="of:=([.AN16]+[.AO17]+[.AN18]+[.AM17])/4" office:value-type="float" office:value="0.420685720166076" calcext:value-type="float">
            <text:p>0.4</text:p>
          </table:table-cell>
          <table:table-cell table:formula="of:=([.AO16]+[.AP17]+[.AO18]+[.AN17])/4" office:value-type="float" office:value="0.327606269854551" calcext:value-type="float">
            <text:p>0.3</text:p>
          </table:table-cell>
          <table:table-cell table:formula="of:=([.AP16]+[.AQ17]+[.AP18]+[.AO17])/4" office:value-type="float" office:value="0.245620083423044" calcext:value-type="float">
            <text:p>0.2</text:p>
          </table:table-cell>
          <table:table-cell table:formula="of:=([.AQ16]+[.AR17]+[.AQ18]+[.AP17])/4" office:value-type="float" office:value="0.176629720554237" calcext:value-type="float">
            <text:p>0.2</text:p>
          </table:table-cell>
          <table:table-cell table:formula="of:=([.AR16]+[.AS17]+[.AR18]+[.AQ17])/4" office:value-type="float" office:value="0.117895907209867" calcext:value-type="float">
            <text:p>0.1</text:p>
          </table:table-cell>
          <table:table-cell table:formula="of:=([.AS16]+[.AT17]+[.AS18]+[.AR17])/4" office:value-type="float" office:value="0.0706593418687843" calcext:value-type="float">
            <text:p>0.1</text:p>
          </table:table-cell>
          <table:table-cell table:formula="of:=([.AT16]+[.AU17]+[.AT18]+[.AS17])/4" office:value-type="float" office:value="0.0330630477048663" calcext:value-type="float">
            <text:p>0.0</text:p>
          </table:table-cell>
          <table:table-cell table:formula="of:=([.AU16]+[.AV17]+[.AU18]+[.AT17])/4" office:value-type="float" office:value="0.0105950410372483" calcext:value-type="float">
            <text:p>0.0</text:p>
          </table:table-cell>
          <table:table-cell table:formula="of:=([.AV16]+[.AW17]+[.AV18]+[.AU17])/4" office:value-type="float" office:value="0.001274411493842" calcext:value-type="float">
            <text:p>0.0</text:p>
          </table:table-cell>
          <table:table-cell table:formula="of:=([.AW16]+[.AX17]+[.AW18]+[.AV17])/4" office:value-type="float" office:value="0.000529363174599142" calcext:value-type="float">
            <text:p>0.0</text:p>
          </table:table-cell>
          <table:table-cell table:formula="of:=([.AX16]+[.AY17]+[.AX18]+[.AW17])/4" office:value-type="float" office:value="0.000217970484964668" calcext:value-type="float">
            <text:p>0.0</text:p>
          </table:table-cell>
          <table:table-cell table:formula="of:=([.AY16]+[.AZ17]+[.AY18]+[.AX17])/4" office:value-type="float" office:value="0.0000869195004377227" calcext:value-type="float">
            <text:p>0.0</text:p>
          </table:table-cell>
          <table:table-cell table:formula="of:=([.AZ16]+[.BA17]+[.AZ18]+[.AY17])/4" office:value-type="float" office:value="0.000033127171925456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17]+[.D18]+[.C19]+[.B18])/4" office:value-type="float" office:value="0.250978707219395" calcext:value-type="float">
            <text:p>0.3</text:p>
          </table:table-cell>
          <table:table-cell table:formula="of:=([.D17]+[.E18]+[.D19]+[.C18])/4" office:value-type="float" office:value="0.513190627910088" calcext:value-type="float">
            <text:p>0.5</text:p>
          </table:table-cell>
          <table:table-cell table:formula="of:=([.E17]+[.F18]+[.E19]+[.D18])/4" office:value-type="float" office:value="0.796191467242859" calcext:value-type="float">
            <text:p>0.8</text:p>
          </table:table-cell>
          <table:table-cell table:formula="of:=([.F17]+[.G18]+[.F19]+[.E18])/4" office:value-type="float" office:value="1.09820138684341" calcext:value-type="float">
            <text:p>1.1</text:p>
          </table:table-cell>
          <table:table-cell table:formula="of:=([.G17]+[.H18]+[.G19]+[.F18])/4" office:value-type="float" office:value="1.42356300708468" calcext:value-type="float">
            <text:p>1.4</text:p>
          </table:table-cell>
          <table:table-cell table:formula="of:=([.H17]+[.I18]+[.H19]+[.G18])/4" office:value-type="float" office:value="1.77691724541831" calcext:value-type="float">
            <text:p>1.8</text:p>
          </table:table-cell>
          <table:table-cell table:formula="of:=([.I17]+[.J18]+[.I19]+[.H18])/4" office:value-type="float" office:value="2.16283329195415" calcext:value-type="float">
            <text:p>2.2</text:p>
          </table:table-cell>
          <table:table-cell table:formula="of:=([.J17]+[.K18]+[.J19]+[.I18])/4" office:value-type="float" office:value="2.58562616143891" calcext:value-type="float">
            <text:p>2.6</text:p>
          </table:table-cell>
          <table:table-cell table:formula="of:=([.K17]+[.L18]+[.K19]+[.J18])/4" office:value-type="float" office:value="3.05128423849699" calcext:value-type="float">
            <text:p>3.1</text:p>
          </table:table-cell>
          <table:table-cell table:formula="of:=([.L17]+[.M18]+[.L19]+[.K18])/4" office:value-type="float" office:value="3.56934604757688" calcext:value-type="float">
            <text:p>3.6</text:p>
          </table:table-cell>
          <table:table-cell table:formula="of:=([.M17]+[.N18]+[.M19]+[.L18])/4" office:value-type="float" office:value="4.15167076630569" calcext:value-type="float">
            <text:p>4.2</text:p>
          </table:table-cell>
          <table:table-cell table:formula="of:=([.N17]+[.O18]+[.N19]+[.M18])/4" office:value-type="float" office:value="4.81342404010359" calcext:value-type="float">
            <text:p>4.8</text:p>
          </table:table-cell>
          <table:table-cell table:formula="of:=([.O17]+[.P18]+[.O19]+[.N18])/4" office:value-type="float" office:value="5.58384751845636" calcext:value-type="float">
            <text:p>5.6</text:p>
          </table:table-cell>
          <table:table-cell table:formula="of:=([.P17]+[.Q18]+[.P19]+[.O18])/4" office:value-type="float" office:value="6.5248720251058" calcext:value-type="float">
            <text:p>6.5</text:p>
          </table:table-cell>
          <table:table-cell table:formula="of:=([.Q17]+[.R18]+[.Q19]+[.P18])/4" office:value-type="float" office:value="7.80315166678532" calcext:value-type="float">
            <text:p>7.8</text:p>
          </table:table-cell>
          <table:table-cell table:number-columns-repeated="2" table:style-name="ce4" office:value-type="float" office:value="10" calcext:value-type="float">
            <text:p>10.0</text:p>
          </table:table-cell>
          <table:table-cell office:value-type="float" office:value="10" calcext:value-type="float">
            <text:p>10.0</text:p>
          </table:table-cell>
          <table:table-cell table:formula="of:=([.U17]+[.V18]+[.U19]+[.T18])/4" office:value-type="float" office:value="7.85894236560928" calcext:value-type="float">
            <text:p>7.9</text:p>
          </table:table-cell>
          <table:table-cell table:formula="of:=([.V17]+[.W18]+[.V19]+[.U18])/4" office:value-type="float" office:value="6.62638209419361" calcext:value-type="float">
            <text:p>6.6</text:p>
          </table:table-cell>
          <table:table-cell table:formula="of:=([.W17]+[.X18]+[.W19]+[.V18])/4" office:value-type="float" office:value="5.73369621526702" calcext:value-type="float">
            <text:p>5.7</text:p>
          </table:table-cell>
          <table:table-cell table:formula="of:=([.X17]+[.Y18]+[.X19]+[.W18])/4" office:value-type="float" office:value="5.01367393355147" calcext:value-type="float">
            <text:p>5.0</text:p>
          </table:table-cell>
          <table:table-cell table:formula="of:=([.Y17]+[.Z18]+[.Y19]+[.X18])/4" office:value-type="float" office:value="4.40636032182984" calcext:value-type="float">
            <text:p>4.4</text:p>
          </table:table-cell>
          <table:table-cell table:formula="of:=([.Z17]+[.AA18]+[.Z19]+[.Y18])/4" office:value-type="float" office:value="3.88235853405448" calcext:value-type="float">
            <text:p>3.9</text:p>
          </table:table-cell>
          <table:table-cell table:formula="of:=([.AA17]+[.AB18]+[.AA19]+[.Z18])/4" office:value-type="float" office:value="3.42472522222354" calcext:value-type="float">
            <text:p>3.4</text:p>
          </table:table-cell>
          <table:table-cell table:formula="of:=([.AB17]+[.AC18]+[.AB19]+[.AA18])/4" office:value-type="float" office:value="3.02013717888154" calcext:value-type="float">
            <text:p>3.0</text:p>
          </table:table-cell>
          <table:table-cell table:formula="of:=([.AC17]+[.AD18]+[.AC19]+[.AB18])/4" office:value-type="float" office:value="2.65989947730259" calcext:value-type="float">
            <text:p>2.7</text:p>
          </table:table-cell>
          <table:table-cell table:formula="of:=([.AD17]+[.AE18]+[.AD19]+[.AC18])/4" office:value-type="float" office:value="2.33485690927945" calcext:value-type="float">
            <text:p>2.3</text:p>
          </table:table-cell>
          <table:table-cell table:formula="of:=([.AE17]+[.AF18]+[.AE19]+[.AD18])/4" office:value-type="float" office:value="2.04331182855871" calcext:value-type="float">
            <text:p>2.0</text:p>
          </table:table-cell>
          <table:table-cell table:formula="of:=([.AF17]+[.AG18]+[.AF19]+[.AE18])/4" office:value-type="float" office:value="1.78004138157088" calcext:value-type="float">
            <text:p>1.8</text:p>
          </table:table-cell>
          <table:table-cell table:formula="of:=([.AG17]+[.AH18]+[.AG19]+[.AF18])/4" office:value-type="float" office:value="1.54303895324785" calcext:value-type="float">
            <text:p>1.5</text:p>
          </table:table-cell>
          <table:table-cell table:formula="of:=([.AH17]+[.AI18]+[.AH19]+[.AG18])/4" office:value-type="float" office:value="1.32951021092041" calcext:value-type="float">
            <text:p>1.3</text:p>
          </table:table-cell>
          <table:table-cell table:formula="of:=([.AI17]+[.AJ18]+[.AI19]+[.AH18])/4" office:value-type="float" office:value="1.13672437733807" calcext:value-type="float">
            <text:p>1.1</text:p>
          </table:table-cell>
          <table:table-cell table:formula="of:=([.AJ17]+[.AK18]+[.AJ19]+[.AI18])/4" office:value-type="float" office:value="0.963420770401496" calcext:value-type="float">
            <text:p>1.0</text:p>
          </table:table-cell>
          <table:table-cell table:formula="of:=([.AK17]+[.AL18]+[.AK19]+[.AJ18])/4" office:value-type="float" office:value="0.80787352584176" calcext:value-type="float">
            <text:p>0.8</text:p>
          </table:table-cell>
          <table:table-cell table:formula="of:=([.AL17]+[.AM18]+[.AL19]+[.AK18])/4" office:value-type="float" office:value="0.668444766443659" calcext:value-type="float">
            <text:p>0.7</text:p>
          </table:table-cell>
          <table:table-cell table:formula="of:=([.AM17]+[.AN18]+[.AM19]+[.AL18])/4" office:value-type="float" office:value="0.545049934989339" calcext:value-type="float">
            <text:p>0.5</text:p>
          </table:table-cell>
          <table:table-cell table:formula="of:=([.AN17]+[.AO18]+[.AN19]+[.AM18])/4" office:value-type="float" office:value="0.435398616904704" calcext:value-type="float">
            <text:p>0.4</text:p>
          </table:table-cell>
          <table:table-cell table:formula="of:=([.AO17]+[.AP18]+[.AO19]+[.AN18])/4" office:value-type="float" office:value="0.339571397246038" calcext:value-type="float">
            <text:p>0.3</text:p>
          </table:table-cell>
          <table:table-cell table:formula="of:=([.AP17]+[.AQ18]+[.AP19]+[.AO18])/4" office:value-type="float" office:value="0.255208703482196" calcext:value-type="float">
            <text:p>0.3</text:p>
          </table:table-cell>
          <table:table-cell table:formula="of:=([.AQ17]+[.AR18]+[.AQ19]+[.AP18])/4" office:value-type="float" office:value="0.184006875140053" calcext:value-type="float">
            <text:p>0.2</text:p>
          </table:table-cell>
          <table:table-cell table:formula="of:=([.AR17]+[.AS18]+[.AR19]+[.AQ18])/4" office:value-type="float" office:value="0.122745583191187" calcext:value-type="float">
            <text:p>0.1</text:p>
          </table:table-cell>
          <table:table-cell table:formula="of:=([.AS17]+[.AT18]+[.AS19]+[.AR18])/4" office:value-type="float" office:value="0.0739930954451702" calcext:value-type="float">
            <text:p>0.1</text:p>
          </table:table-cell>
          <table:table-cell table:formula="of:=([.AT17]+[.AU18]+[.AT19]+[.AS18])/4" office:value-type="float" office:value="0.0337639181994258" calcext:value-type="float">
            <text:p>0.0</text:p>
          </table:table-cell>
          <table:table-cell table:formula="of:=([.AU17]+[.AV18]+[.AU19]+[.AT18])/4" office:value-type="float" office:value="0.00887569230514453" calcext:value-type="float">
            <text:p>0.0</text:p>
          </table:table-cell>
          <table:table-cell table:formula="of:=([.AV17]+[.AW18]+[.AV19]+[.AU18])/4" office:value-type="float" office:value="0.0012433730930748" calcext:value-type="float">
            <text:p>0.0</text:p>
          </table:table-cell>
          <table:table-cell table:formula="of:=([.AW17]+[.AX18]+[.AW19]+[.AV18])/4" office:value-type="float" office:value="0.000499677610076843" calcext:value-type="float">
            <text:p>0.0</text:p>
          </table:table-cell>
          <table:table-cell table:formula="of:=([.AX17]+[.AY18]+[.AX19]+[.AW18])/4" office:value-type="float" office:value="0.000207325341869228" calcext:value-type="float">
            <text:p>0.0</text:p>
          </table:table-cell>
          <table:table-cell table:formula="of:=([.AY17]+[.AZ18]+[.AY19]+[.AX18])/4" office:value-type="float" office:value="0.0000799455990091448" calcext:value-type="float">
            <text:p>0.0</text:p>
          </table:table-cell>
          <table:table-cell table:formula="of:=([.AZ17]+[.BA18]+[.AZ19]+[.AY18])/4" office:value-type="float" office:value="0.0000308398626181761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18]+[.D19]+[.C20]+[.B19])/4" office:value-type="float" office:value="0.255096034935115" calcext:value-type="float">
            <text:p>0.3</text:p>
          </table:table-cell>
          <table:table-cell table:formula="of:=([.D18]+[.E19]+[.D20]+[.C19])/4" office:value-type="float" office:value="0.521912308152506" calcext:value-type="float">
            <text:p>0.5</text:p>
          </table:table-cell>
          <table:table-cell table:formula="of:=([.E18]+[.F19]+[.E20]+[.D19])/4" office:value-type="float" office:value="0.810797226093525" calcext:value-type="float">
            <text:p>0.8</text:p>
          </table:table-cell>
          <table:table-cell table:formula="of:=([.F18]+[.G19]+[.F20]+[.E19])/4" office:value-type="float" office:value="1.11918543220721" calcext:value-type="float">
            <text:p>1.1</text:p>
          </table:table-cell>
          <table:table-cell table:formula="of:=([.G18]+[.H19]+[.G20]+[.F19])/4" office:value-type="float" office:value="1.45171942840476" calcext:value-type="float">
            <text:p>1.5</text:p>
          </table:table-cell>
          <table:table-cell table:formula="of:=([.H18]+[.I19]+[.H20]+[.G19])/4" office:value-type="float" office:value="1.8137038841593" calcext:value-type="float">
            <text:p>1.8</text:p>
          </table:table-cell>
          <table:table-cell table:formula="of:=([.I18]+[.J19]+[.I20]+[.H19])/4" office:value-type="float" office:value="2.21006416524878" calcext:value-type="float">
            <text:p>2.2</text:p>
          </table:table-cell>
          <table:table-cell table:formula="of:=([.J18]+[.K19]+[.J20]+[.I19])/4" office:value-type="float" office:value="2.64578901437973" calcext:value-type="float">
            <text:p>2.6</text:p>
          </table:table-cell>
          <table:table-cell table:formula="of:=([.K18]+[.L19]+[.K20]+[.J19])/4" office:value-type="float" office:value="3.12760262074658" calcext:value-type="float">
            <text:p>3.1</text:p>
          </table:table-cell>
          <table:table-cell table:formula="of:=([.L18]+[.M19]+[.L20]+[.K19])/4" office:value-type="float" office:value="3.666061916492" calcext:value-type="float">
            <text:p>3.7</text:p>
          </table:table-cell>
          <table:table-cell table:formula="of:=([.M18]+[.N19]+[.M20]+[.L19])/4" office:value-type="float" office:value="4.27372267065352" calcext:value-type="float">
            <text:p>4.3</text:p>
          </table:table-cell>
          <table:table-cell table:formula="of:=([.N18]+[.O19]+[.N20]+[.M19])/4" office:value-type="float" office:value="4.96519545413846" calcext:value-type="float">
            <text:p>5.0</text:p>
          </table:table-cell>
          <table:table-cell table:formula="of:=([.O18]+[.P19]+[.O20]+[.N19])/4" office:value-type="float" office:value="5.76190926606699" calcext:value-type="float">
            <text:p>5.8</text:p>
          </table:table-cell>
          <table:table-cell table:formula="of:=([.P18]+[.Q19]+[.P20]+[.O19])/4" office:value-type="float" office:value="6.6902001303317" calcext:value-type="float">
            <text:p>6.7</text:p>
          </table:table-cell>
          <table:table-cell table:formula="of:=([.Q18]+[.R19]+[.Q20]+[.P19])/4" office:value-type="float" office:value="7.75924673681026" calcext:value-type="float">
            <text:p>7.8</text:p>
          </table:table-cell>
          <table:table-cell table:formula="of:=([.R18]+[.S19]+[.R20]+[.Q19])/4" office:value-type="float" office:value="8.8579371171262" calcext:value-type="float">
            <text:p>8.9</text:p>
          </table:table-cell>
          <table:table-cell table:formula="of:=([.S18]+[.T19]+[.S20]+[.R19])/4" office:value-type="float" office:value="9.1469728831724" calcext:value-type="float">
            <text:p>9.1</text:p>
          </table:table-cell>
          <table:table-cell table:formula="of:=([.T18]+[.U19]+[.T20]+[.S19])/4" office:value-type="float" office:value="8.87896149588891" calcext:value-type="float">
            <text:p>8.9</text:p>
          </table:table-cell>
          <table:table-cell table:formula="of:=([.U18]+[.V19]+[.U20]+[.T19])/4" office:value-type="float" office:value="7.82114804409661" calcext:value-type="float">
            <text:p>7.8</text:p>
          </table:table-cell>
          <table:table-cell table:formula="of:=([.V18]+[.W19]+[.V20]+[.U19])/4" office:value-type="float" office:value="6.79623867741791" calcext:value-type="float">
            <text:p>6.8</text:p>
          </table:table-cell>
          <table:table-cell table:formula="of:=([.W18]+[.X19]+[.W20]+[.V19])/4" office:value-type="float" office:value="5.91682645723227" calcext:value-type="float">
            <text:p>5.9</text:p>
          </table:table-cell>
          <table:table-cell table:formula="of:=([.X18]+[.Y19]+[.X20]+[.W19])/4" office:value-type="float" office:value="5.17131115647495" calcext:value-type="float">
            <text:p>5.2</text:p>
          </table:table-cell>
          <table:table-cell table:formula="of:=([.Y18]+[.Z19]+[.Y20]+[.X19])/4" office:value-type="float" office:value="4.53584581811374" calcext:value-type="float">
            <text:p>4.5</text:p>
          </table:table-cell>
          <table:table-cell table:formula="of:=([.Z18]+[.AA19]+[.Z20]+[.Y19])/4" office:value-type="float" office:value="3.98832088815284" calcext:value-type="float">
            <text:p>4.0</text:p>
          </table:table-cell>
          <table:table-cell table:formula="of:=([.AA18]+[.AB19]+[.AA20]+[.Z19])/4" office:value-type="float" office:value="3.51205293772606" calcext:value-type="float">
            <text:p>3.5</text:p>
          </table:table-cell>
          <table:table-cell table:formula="of:=([.AB18]+[.AC19]+[.AB20]+[.AA19])/4" office:value-type="float" office:value="3.09296997539122" calcext:value-type="float">
            <text:p>3.1</text:p>
          </table:table-cell>
          <table:table-cell table:formula="of:=([.AC18]+[.AD19]+[.AC20]+[.AB19])/4" office:value-type="float" office:value="2.72101423189967" calcext:value-type="float">
            <text:p>2.7</text:p>
          </table:table-cell>
          <table:table-cell table:formula="of:=([.AD18]+[.AE19]+[.AD20]+[.AC19])/4" office:value-type="float" office:value="2.38644369027912" calcext:value-type="float">
            <text:p>2.4</text:p>
          </table:table-cell>
          <table:table-cell table:formula="of:=([.AE18]+[.AF19]+[.AE20]+[.AD19])/4" office:value-type="float" office:value="2.0870851545692" calcext:value-type="float">
            <text:p>2.1</text:p>
          </table:table-cell>
          <table:table-cell table:formula="of:=([.AF18]+[.AG19]+[.AF20]+[.AE19])/4" office:value-type="float" office:value="1.81743738403837" calcext:value-type="float">
            <text:p>1.8</text:p>
          </table:table-cell>
          <table:table-cell table:formula="of:=([.AG18]+[.AH19]+[.AG20]+[.AF19])/4" office:value-type="float" office:value="1.5749244718423" calcext:value-type="float">
            <text:p>1.6</text:p>
          </table:table-cell>
          <table:table-cell table:formula="of:=([.AH18]+[.AI19]+[.AH20]+[.AG19])/4" office:value-type="float" office:value="1.35680583268902" calcext:value-type="float">
            <text:p>1.4</text:p>
          </table:table-cell>
          <table:table-cell table:formula="of:=([.AI18]+[.AJ19]+[.AI20]+[.AH19])/4" office:value-type="float" office:value="1.15966542017253" calcext:value-type="float">
            <text:p>1.2</text:p>
          </table:table-cell>
          <table:table-cell table:formula="of:=([.AJ18]+[.AK19]+[.AJ20]+[.AI19])/4" office:value-type="float" office:value="0.98289491908324" calcext:value-type="float">
            <text:p>1.0</text:p>
          </table:table-cell>
          <table:table-cell table:formula="of:=([.AK18]+[.AL19]+[.AK20]+[.AJ19])/4" office:value-type="float" office:value="0.824119953404443" calcext:value-type="float">
            <text:p>0.8</text:p>
          </table:table-cell>
          <table:table-cell table:formula="of:=([.AL18]+[.AM19]+[.AL20]+[.AK19])/4" office:value-type="float" office:value="0.682005305876665" calcext:value-type="float">
            <text:p>0.7</text:p>
          </table:table-cell>
          <table:table-cell table:formula="of:=([.AM18]+[.AN19]+[.AM20]+[.AL19])/4" office:value-type="float" office:value="0.55600320356341" calcext:value-type="float">
            <text:p>0.6</text:p>
          </table:table-cell>
          <table:table-cell table:formula="of:=([.AN18]+[.AO19]+[.AN20]+[.AM19])/4" office:value-type="float" office:value="0.443706453951512" calcext:value-type="float">
            <text:p>0.4</text:p>
          </table:table-cell>
          <table:table-cell table:formula="of:=([.AO18]+[.AP19]+[.AO20]+[.AN19])/4" office:value-type="float" office:value="0.345987312814318" calcext:value-type="float">
            <text:p>0.3</text:p>
          </table:table-cell>
          <table:table-cell table:formula="of:=([.AP18]+[.AQ19]+[.AP20]+[.AO19])/4" office:value-type="float" office:value="0.260096613551714" calcext:value-type="float">
            <text:p>0.3</text:p>
          </table:table-cell>
          <table:table-cell table:formula="of:=([.AQ18]+[.AR19]+[.AQ20]+[.AP19])/4" office:value-type="float" office:value="0.187321740023949" calcext:value-type="float">
            <text:p>0.2</text:p>
          </table:table-cell>
          <table:table-cell table:formula="of:=([.AR18]+[.AS19]+[.AR20]+[.AQ19])/4" office:value-type="float" office:value="0.124722130901142" calcext:value-type="float">
            <text:p>0.1</text:p>
          </table:table-cell>
          <table:table-cell table:formula="of:=([.AS18]+[.AT19]+[.AS20]+[.AR19])/4" office:value-type="float" office:value="0.0746516037979778" calcext:value-type="float">
            <text:p>0.1</text:p>
          </table:table-cell>
          <table:table-cell table:formula="of:=([.AT18]+[.AU19]+[.AT20]+[.AS19])/4" office:value-type="float" office:value="0.0330936228770739" calcext:value-type="float">
            <text:p>0.0</text:p>
          </table:table-cell>
          <table:table-cell table:formula="of:=([.AU18]+[.AV19]+[.AU20]+[.AT19])/4" office:value-type="float" office:value="0.00562911509984476" calcext:value-type="float">
            <text:p>0.0</text:p>
          </table:table-cell>
          <table:table-cell table:formula="of:=([.AV18]+[.AW19]+[.AV20]+[.AU19])/4" office:value-type="float" office:value="0.00108714595474544" calcext:value-type="float">
            <text:p>0.0</text:p>
          </table:table-cell>
          <table:table-cell table:formula="of:=([.AW18]+[.AX19]+[.AW20]+[.AV19])/4" office:value-type="float" office:value="0.000417247719335289" calcext:value-type="float">
            <text:p>0.0</text:p>
          </table:table-cell>
          <table:table-cell table:formula="of:=([.AX18]+[.AY19]+[.AX20]+[.AW19])/4" office:value-type="float" office:value="0.000175849331314857" calcext:value-type="float">
            <text:p>0.0</text:p>
          </table:table-cell>
          <table:table-cell table:formula="of:=([.AY18]+[.AZ19]+[.AY20]+[.AX19])/4" office:value-type="float" office:value="0.0000647067138995048" calcext:value-type="float">
            <text:p>0.0</text:p>
          </table:table-cell>
          <table:table-cell table:formula="of:=([.AZ18]+[.BA19]+[.AZ20]+[.AY19])/4" office:value-type="float" office:value="0.0000255493302841891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19]+[.D20]+[.C21]+[.B20])/4" office:value-type="float" office:value="0.256422672203332" calcext:value-type="float">
            <text:p>0.3</text:p>
          </table:table-cell>
          <table:table-cell table:formula="of:=([.D19]+[.E20]+[.D21]+[.C20])/4" office:value-type="float" office:value="0.523489025783396" calcext:value-type="float">
            <text:p>0.5</text:p>
          </table:table-cell>
          <table:table-cell table:formula="of:=([.E19]+[.F20]+[.E21]+[.D20])/4" office:value-type="float" office:value="0.814376700586219" calcext:value-type="float">
            <text:p>0.8</text:p>
          </table:table-cell>
          <table:table-cell table:formula="of:=([.F19]+[.G20]+[.F21]+[.E20])/4" office:value-type="float" office:value="1.12410982994687" calcext:value-type="float">
            <text:p>1.1</text:p>
          </table:table-cell>
          <table:table-cell table:formula="of:=([.G19]+[.H20]+[.G21]+[.F20])/4" office:value-type="float" office:value="1.45967388779973" calcext:value-type="float">
            <text:p>1.5</text:p>
          </table:table-cell>
          <table:table-cell table:formula="of:=([.H19]+[.I20]+[.H21]+[.G20])/4" office:value-type="float" office:value="1.82498434156343" calcext:value-type="float">
            <text:p>1.8</text:p>
          </table:table-cell>
          <table:table-cell table:formula="of:=([.I19]+[.J20]+[.I21]+[.H20])/4" office:value-type="float" office:value="2.22508174141827" calcext:value-type="float">
            <text:p>2.2</text:p>
          </table:table-cell>
          <table:table-cell table:formula="of:=([.J19]+[.K20]+[.J21]+[.I20])/4" office:value-type="float" office:value="2.66558858625283" calcext:value-type="float">
            <text:p>2.7</text:p>
          </table:table-cell>
          <table:table-cell table:formula="of:=([.K19]+[.L20]+[.K21]+[.J20])/4" office:value-type="float" office:value="3.15314765940816" calcext:value-type="float">
            <text:p>3.2</text:p>
          </table:table-cell>
          <table:table-cell table:formula="of:=([.L19]+[.M20]+[.L21]+[.K20])/4" office:value-type="float" office:value="3.69784053683503" calcext:value-type="float">
            <text:p>3.7</text:p>
          </table:table-cell>
          <table:table-cell table:formula="of:=([.M19]+[.N20]+[.M21]+[.L20])/4" office:value-type="float" office:value="4.31365820644367" calcext:value-type="float">
            <text:p>4.3</text:p>
          </table:table-cell>
          <table:table-cell table:formula="of:=([.N19]+[.O20]+[.N21]+[.M20])/4" office:value-type="float" office:value="5.0131243836366" calcext:value-type="float">
            <text:p>5.0</text:p>
          </table:table-cell>
          <table:table-cell table:formula="of:=([.O19]+[.P20]+[.O21]+[.N20])/4" office:value-type="float" office:value="5.8125177787459" calcext:value-type="float">
            <text:p>5.8</text:p>
          </table:table-cell>
          <table:table-cell table:formula="of:=([.P19]+[.Q20]+[.P21]+[.O20])/4" office:value-type="float" office:value="6.72084543901515" calcext:value-type="float">
            <text:p>6.7</text:p>
          </table:table-cell>
          <table:table-cell table:formula="of:=([.Q19]+[.R20]+[.Q21]+[.P20])/4" office:value-type="float" office:value="7.69636376930116" calcext:value-type="float">
            <text:p>7.7</text:p>
          </table:table-cell>
          <table:table-cell table:formula="of:=([.R19]+[.S20]+[.R21]+[.Q20])/4" office:value-type="float" office:value="8.55981695283679" calcext:value-type="float">
            <text:p>8.6</text:p>
          </table:table-cell>
          <table:table-cell table:formula="of:=([.S19]+[.T20]+[.S21]+[.R20])/4" office:value-type="float" office:value="8.85939981406098" calcext:value-type="float">
            <text:p>8.9</text:p>
          </table:table-cell>
          <table:table-cell table:formula="of:=([.T19]+[.U20]+[.T21]+[.S20])/4" office:value-type="float" office:value="8.58666697222784" calcext:value-type="float">
            <text:p>8.6</text:p>
          </table:table-cell>
          <table:table-cell table:formula="of:=([.U19]+[.V20]+[.U21]+[.T20])/4" office:value-type="float" office:value="7.76309585889855" calcext:value-type="float">
            <text:p>7.8</text:p>
          </table:table-cell>
          <table:table-cell table:formula="of:=([.V19]+[.W20]+[.V21]+[.U20])/4" office:value-type="float" office:value="6.83035885845657" calcext:value-type="float">
            <text:p>6.8</text:p>
          </table:table-cell>
          <table:table-cell table:formula="of:=([.W19]+[.X20]+[.W21]+[.V20])/4" office:value-type="float" office:value="5.97286576046218" calcext:value-type="float">
            <text:p>6.0</text:p>
          </table:table-cell>
          <table:table-cell table:formula="of:=([.X19]+[.Y20]+[.X21]+[.W20])/4" office:value-type="float" office:value="5.22607999585693" calcext:value-type="float">
            <text:p>5.2</text:p>
          </table:table-cell>
          <table:table-cell table:formula="of:=([.Y19]+[.Z20]+[.Y21]+[.X20])/4" office:value-type="float" office:value="4.58353342752439" calcext:value-type="float">
            <text:p>4.6</text:p>
          </table:table-cell>
          <table:table-cell table:formula="of:=([.Z19]+[.AA20]+[.Z21]+[.Y20])/4" office:value-type="float" office:value="4.02934546232888" calcext:value-type="float">
            <text:p>4.0</text:p>
          </table:table-cell>
          <table:table-cell table:formula="of:=([.AA19]+[.AB20]+[.AA21]+[.Z20])/4" office:value-type="float" office:value="3.54684531485069" calcext:value-type="float">
            <text:p>3.5</text:p>
          </table:table-cell>
          <table:table-cell table:formula="of:=([.AB19]+[.AC20]+[.AB21]+[.AA20])/4" office:value-type="float" office:value="3.12306619249979" calcext:value-type="float">
            <text:p>3.1</text:p>
          </table:table-cell>
          <table:table-cell table:formula="of:=([.AC19]+[.AD20]+[.AC21]+[.AB20])/4" office:value-type="float" office:value="2.74656498272929" calcext:value-type="float">
            <text:p>2.7</text:p>
          </table:table-cell>
          <table:table-cell table:formula="of:=([.AD19]+[.AE20]+[.AD21]+[.AC20])/4" office:value-type="float" office:value="2.4086669347573" calcext:value-type="float">
            <text:p>2.4</text:p>
          </table:table-cell>
          <table:table-cell table:formula="of:=([.AE19]+[.AF20]+[.AE21]+[.AD20])/4" office:value-type="float" office:value="2.10592412244523" calcext:value-type="float">
            <text:p>2.1</text:p>
          </table:table-cell>
          <table:table-cell table:formula="of:=([.AF19]+[.AG20]+[.AF21]+[.AE20])/4" office:value-type="float" office:value="1.83378548869953" calcext:value-type="float">
            <text:p>1.8</text:p>
          </table:table-cell>
          <table:table-cell table:formula="of:=([.AG19]+[.AH20]+[.AG21]+[.AF20])/4" office:value-type="float" office:value="1.58852701607898" calcext:value-type="float">
            <text:p>1.6</text:p>
          </table:table-cell>
          <table:table-cell table:formula="of:=([.AH19]+[.AI20]+[.AH21]+[.AG20])/4" office:value-type="float" office:value="1.36787148051165" calcext:value-type="float">
            <text:p>1.4</text:p>
          </table:table-cell>
          <table:table-cell table:formula="of:=([.AI19]+[.AJ20]+[.AI21]+[.AH20])/4" office:value-type="float" office:value="1.16921101416096" calcext:value-type="float">
            <text:p>1.2</text:p>
          </table:table-cell>
          <table:table-cell table:formula="of:=([.AJ19]+[.AK20]+[.AJ21]+[.AI20])/4" office:value-type="float" office:value="0.990298779365369" calcext:value-type="float">
            <text:p>1.0</text:p>
          </table:table-cell>
          <table:table-cell table:formula="of:=([.AK19]+[.AL20]+[.AK21]+[.AJ20])/4" office:value-type="float" office:value="0.83040995980875" calcext:value-type="float">
            <text:p>0.8</text:p>
          </table:table-cell>
          <table:table-cell table:formula="of:=([.AL19]+[.AM20]+[.AL21]+[.AK20])/4" office:value-type="float" office:value="0.686427373205581" calcext:value-type="float">
            <text:p>0.7</text:p>
          </table:table-cell>
          <table:table-cell table:formula="of:=([.AM19]+[.AN20]+[.AM21]+[.AL20])/4" office:value-type="float" office:value="0.559041436838574" calcext:value-type="float">
            <text:p>0.6</text:p>
          </table:table-cell>
          <table:table-cell table:formula="of:=([.AN19]+[.AO20]+[.AN21]+[.AM20])/4" office:value-type="float" office:value="0.445878351645928" calcext:value-type="float">
            <text:p>0.4</text:p>
          </table:table-cell>
          <table:table-cell table:formula="of:=([.AO19]+[.AP20]+[.AO21]+[.AN20])/4" office:value-type="float" office:value="0.347608232359562" calcext:value-type="float">
            <text:p>0.3</text:p>
          </table:table-cell>
          <table:table-cell table:formula="of:=([.AP19]+[.AQ20]+[.AP21]+[.AO20])/4" office:value-type="float" office:value="0.260337927764897" calcext:value-type="float">
            <text:p>0.3</text:p>
          </table:table-cell>
          <table:table-cell table:formula="of:=([.AQ19]+[.AR20]+[.AQ21]+[.AP20])/4" office:value-type="float" office:value="0.186497754172108" calcext:value-type="float">
            <text:p>0.2</text:p>
          </table:table-cell>
          <table:table-cell table:formula="of:=([.AR19]+[.AS20]+[.AR21]+[.AQ20])/4" office:value-type="float" office:value="0.122550679305207" calcext:value-type="float">
            <text:p>0.1</text:p>
          </table:table-cell>
          <table:table-cell table:formula="of:=([.AS19]+[.AT20]+[.AS21]+[.AR20])/4" office:value-type="float" office:value="0.0716463699628286" calcext:value-type="float">
            <text:p>0.1</text:p>
          </table:table-cell>
          <table:table-cell table:formula="of:=([.AT19]+[.AU20]+[.AT21]+[.AS20])/4" office:value-type="float" office:value="0.0304893657630311" calcext:value-type="float">
            <text:p>0.0</text:p>
          </table:table-cell>
          <table:table-cell table:formula="of:=([.AU19]+[.AV20]+[.AU21]+[.AT20])/4" office:value-type="float" office:value="0.00173400044048023" calcext:value-type="float">
            <text:p>0.0</text:p>
          </table:table-cell>
          <table:table-cell table:formula="of:=([.AV19]+[.AW20]+[.AV21]+[.AU20])/4" office:value-type="float" office:value="0.000774527990275998" calcext:value-type="float">
            <text:p>0.0</text:p>
          </table:table-cell>
          <table:table-cell table:formula="of:=([.AW19]+[.AX20]+[.AW21]+[.AV20])/4" office:value-type="float" office:value="0.000268612996037052" calcext:value-type="float">
            <text:p>0.0</text:p>
          </table:table-cell>
          <table:table-cell table:formula="of:=([.AX19]+[.AY20]+[.AX21]+[.AW20])/4" office:value-type="float" office:value="0.00012016997959935" calcext:value-type="float">
            <text:p>0.0</text:p>
          </table:table-cell>
          <table:table-cell table:formula="of:=([.AY19]+[.AZ20]+[.AY21]+[.AX20])/4" office:value-type="float" office:value="0.0000399844609294777" calcext:value-type="float">
            <text:p>0.0</text:p>
          </table:table-cell>
          <table:table-cell table:formula="of:=([.AZ19]+[.BA20]+[.AZ21]+[.AY20])/4" office:value-type="float" office:value="0.0000169726593310275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20]+[.D21]+[.C22]+[.B21])/4" office:value-type="float" office:value="0.252669618328387" calcext:value-type="float">
            <text:p>0.3</text:p>
          </table:table-cell>
          <table:table-cell table:formula="of:=([.D20]+[.E21]+[.D22]+[.C21])/4" office:value-type="float" office:value="0.517375947683247" calcext:value-type="float">
            <text:p>0.5</text:p>
          </table:table-cell>
          <table:table-cell table:formula="of:=([.E20]+[.F21]+[.E22]+[.D21])/4" office:value-type="float" office:value="0.805632324988092" calcext:value-type="float">
            <text:p>0.8</text:p>
          </table:table-cell>
          <table:table-cell table:formula="of:=([.F20]+[.G21]+[.F22]+[.E21])/4" office:value-type="float" office:value="1.11286184937164" calcext:value-type="float">
            <text:p>1.1</text:p>
          </table:table-cell>
          <table:table-cell table:formula="of:=([.G20]+[.H21]+[.G22]+[.F21])/4" office:value-type="float" office:value="1.44673519982119" calcext:value-type="float">
            <text:p>1.4</text:p>
          </table:table-cell>
          <table:table-cell table:formula="of:=([.H20]+[.I21]+[.H22]+[.G21])/4" office:value-type="float" office:value="1.80911644194671" calcext:value-type="float">
            <text:p>1.8</text:p>
          </table:table-cell>
          <table:table-cell table:formula="of:=([.I20]+[.J21]+[.I22]+[.H21])/4" office:value-type="float" office:value="2.20665245972126" calcext:value-type="float">
            <text:p>2.2</text:p>
          </table:table-cell>
          <table:table-cell table:formula="of:=([.J20]+[.K21]+[.J22]+[.I21])/4" office:value-type="float" office:value="2.64299235733842" calcext:value-type="float">
            <text:p>2.6</text:p>
          </table:table-cell>
          <table:table-cell table:formula="of:=([.K20]+[.L21]+[.K22]+[.J21])/4" office:value-type="float" office:value="3.12628350585987" calcext:value-type="float">
            <text:p>3.1</text:p>
          </table:table-cell>
          <table:table-cell table:formula="of:=([.L20]+[.M21]+[.L22]+[.K21])/4" office:value-type="float" office:value="3.66543375008037" calcext:value-type="float">
            <text:p>3.7</text:p>
          </table:table-cell>
          <table:table-cell table:formula="of:=([.M20]+[.N21]+[.M22]+[.L21])/4" office:value-type="float" office:value="4.27299602419377" calcext:value-type="float">
            <text:p>4.3</text:p>
          </table:table-cell>
          <table:table-cell table:formula="of:=([.N20]+[.O21]+[.N22]+[.M21])/4" office:value-type="float" office:value="4.96382204630271" calcext:value-type="float">
            <text:p>5.0</text:p>
          </table:table-cell>
          <table:table-cell table:formula="of:=([.O20]+[.P21]+[.O22]+[.N21])/4" office:value-type="float" office:value="5.76021247111963" calcext:value-type="float">
            <text:p>5.8</text:p>
          </table:table-cell>
          <table:table-cell table:formula="of:=([.P20]+[.Q21]+[.P22]+[.O21])/4" office:value-type="float" office:value="6.68848160044503" calcext:value-type="float">
            <text:p>6.7</text:p>
          </table:table-cell>
          <table:table-cell table:formula="of:=([.Q20]+[.R21]+[.Q22]+[.P21])/4" office:value-type="float" office:value="7.75627435081463" calcext:value-type="float">
            <text:p>7.8</text:p>
          </table:table-cell>
          <table:table-cell table:formula="of:=([.R20]+[.S21]+[.R22]+[.Q21])/4" office:value-type="float" office:value="8.85577164115925" calcext:value-type="float">
            <text:p>8.9</text:p>
          </table:table-cell>
          <table:table-cell table:formula="of:=([.S20]+[.T21]+[.S22]+[.R21])/4" office:value-type="float" office:value="9.14694157885211" calcext:value-type="float">
            <text:p>9.1</text:p>
          </table:table-cell>
          <table:table-cell table:formula="of:=([.T20]+[.U21]+[.T22]+[.S21])/4" office:value-type="float" office:value="8.87952907525389" calcext:value-type="float">
            <text:p>8.9</text:p>
          </table:table-cell>
          <table:table-cell table:formula="of:=([.U20]+[.V21]+[.U22]+[.T21])/4" office:value-type="float" office:value="7.82390646687187" calcext:value-type="float">
            <text:p>7.8</text:p>
          </table:table-cell>
          <table:table-cell table:formula="of:=([.V20]+[.W21]+[.V22]+[.U21])/4" office:value-type="float" office:value="6.80105040834411" calcext:value-type="float">
            <text:p>6.8</text:p>
          </table:table-cell>
          <table:table-cell table:formula="of:=([.W20]+[.X21]+[.W22]+[.V21])/4" office:value-type="float" office:value="5.92529373798633" calcext:value-type="float">
            <text:p>5.9</text:p>
          </table:table-cell>
          <table:table-cell table:formula="of:=([.X20]+[.Y21]+[.X22]+[.W21])/4" office:value-type="float" office:value="5.18306730233305" calcext:value-type="float">
            <text:p>5.2</text:p>
          </table:table-cell>
          <table:table-cell table:formula="of:=([.Y20]+[.Z21]+[.Y22]+[.X21])/4" office:value-type="float" office:value="4.55034170440757" calcext:value-type="float">
            <text:p>4.6</text:p>
          </table:table-cell>
          <table:table-cell table:formula="of:=([.Z20]+[.AA21]+[.Z22]+[.Y21])/4" office:value-type="float" office:value="4.00490802205725" calcext:value-type="float">
            <text:p>4.0</text:p>
          </table:table-cell>
          <table:table-cell table:formula="of:=([.AA20]+[.AB21]+[.AA22]+[.Z21])/4" office:value-type="float" office:value="3.52888637783496" calcext:value-type="float">
            <text:p>3.5</text:p>
          </table:table-cell>
          <table:table-cell table:formula="of:=([.AB20]+[.AC21]+[.AB22]+[.AA21])/4" office:value-type="float" office:value="3.10966041358445" calcext:value-type="float">
            <text:p>3.1</text:p>
          </table:table-cell>
          <table:table-cell table:formula="of:=([.AC20]+[.AD21]+[.AC22]+[.AB21])/4" office:value-type="float" office:value="2.73548428378191" calcext:value-type="float">
            <text:p>2.7</text:p>
          </table:table-cell>
          <table:table-cell table:formula="of:=([.AD20]+[.AE21]+[.AD22]+[.AC21])/4" office:value-type="float" office:value="2.3998811253045" calcext:value-type="float">
            <text:p>2.4</text:p>
          </table:table-cell>
          <table:table-cell table:formula="of:=([.AE20]+[.AF21]+[.AE22]+[.AD21])/4" office:value-type="float" office:value="2.09871772706799" calcext:value-type="float">
            <text:p>2.1</text:p>
          </table:table-cell>
          <table:table-cell table:formula="of:=([.AF20]+[.AG21]+[.AF22]+[.AE21])/4" office:value-type="float" office:value="1.82787295094909" calcext:value-type="float">
            <text:p>1.8</text:p>
          </table:table-cell>
          <table:table-cell table:formula="of:=([.AG20]+[.AH21]+[.AG22]+[.AF21])/4" office:value-type="float" office:value="1.58320493613356" calcext:value-type="float">
            <text:p>1.6</text:p>
          </table:table-cell>
          <table:table-cell table:formula="of:=([.AH20]+[.AI21]+[.AH22]+[.AG21])/4" office:value-type="float" office:value="1.36303911770886" calcext:value-type="float">
            <text:p>1.4</text:p>
          </table:table-cell>
          <table:table-cell table:formula="of:=([.AI20]+[.AJ21]+[.AI22]+[.AH21])/4" office:value-type="float" office:value="1.16465469710446" calcext:value-type="float">
            <text:p>1.2</text:p>
          </table:table-cell>
          <table:table-cell table:formula="of:=([.AJ20]+[.AK21]+[.AJ22]+[.AI21])/4" office:value-type="float" office:value="0.985716691411176" calcext:value-type="float">
            <text:p>1.0</text:p>
          </table:table-cell>
          <table:table-cell table:formula="of:=([.AK20]+[.AL21]+[.AK22]+[.AJ21])/4" office:value-type="float" office:value="0.825353505865488" calcext:value-type="float">
            <text:p>0.8</text:p>
          </table:table-cell>
          <table:table-cell table:formula="of:=([.AL20]+[.AM21]+[.AL22]+[.AK21])/4" office:value-type="float" office:value="0.681407108196524" calcext:value-type="float">
            <text:p>0.7</text:p>
          </table:table-cell>
          <table:table-cell table:formula="of:=([.AM20]+[.AN21]+[.AM22]+[.AL21])/4" office:value-type="float" office:value="0.554363358114611" calcext:value-type="float">
            <text:p>0.6</text:p>
          </table:table-cell>
          <table:table-cell table:formula="of:=([.AN20]+[.AO21]+[.AN22]+[.AM21])/4" office:value-type="float" office:value="0.440510609752667" calcext:value-type="float">
            <text:p>0.4</text:p>
          </table:table-cell>
          <table:table-cell table:formula="of:=([.AO20]+[.AP21]+[.AO22]+[.AN21])/4" office:value-type="float" office:value="0.341701218136301" calcext:value-type="float">
            <text:p>0.3</text:p>
          </table:table-cell>
          <table:table-cell table:formula="of:=([.AP20]+[.AQ21]+[.AP22]+[.AO21])/4" office:value-type="float" office:value="0.254241625053346" calcext:value-type="float">
            <text:p>0.3</text:p>
          </table:table-cell>
          <table:table-cell table:formula="of:=([.AQ20]+[.AR21]+[.AQ22]+[.AP21])/4" office:value-type="float" office:value="0.180406402329358" calcext:value-type="float">
            <text:p>0.2</text:p>
          </table:table-cell>
          <table:table-cell table:formula="of:=([.AR20]+[.AS21]+[.AR22]+[.AQ21])/4" office:value-type="float" office:value="0.116178520551001" calcext:value-type="float">
            <text:p>0.1</text:p>
          </table:table-cell>
          <table:table-cell table:formula="of:=([.AS20]+[.AT21]+[.AS22]+[.AR21])/4" office:value-type="float" office:value="0.0669239398418355" calcext:value-type="float">
            <text:p>0.1</text:p>
          </table:table-cell>
          <table:table-cell table:formula="of:=([.AT20]+[.AU21]+[.AT22]+[.AS21])/4" office:value-type="float" office:value="0.0263147844953449" calcext:value-type="float">
            <text:p>0.0</text:p>
          </table:table-cell>
          <table:table-cell table:formula="of:=([.AU20]+[.AV21]+[.AU22]+[.AT21])/4" office:value-type="float" office:value="0.00107358715139539" calcext:value-type="float">
            <text:p>0.0</text:p>
          </table:table-cell>
          <table:table-cell table:formula="of:=([.AV20]+[.AW21]+[.AV22]+[.AU21])/4" office:value-type="float" office:value="0.000423259302491257" calcext:value-type="float">
            <text:p>0.0</text:p>
          </table:table-cell>
          <table:table-cell table:formula="of:=([.AW20]+[.AX21]+[.AW22]+[.AV21])/4" office:value-type="float" office:value="0.000151491815217496" calcext:value-type="float">
            <text:p>0.0</text:p>
          </table:table-cell>
          <table:table-cell table:formula="of:=([.AX20]+[.AY21]+[.AX22]+[.AW21])/4" office:value-type="float" office:value="0.0000600760774285471" calcext:value-type="float">
            <text:p>0.0</text:p>
          </table:table-cell>
          <table:table-cell table:formula="of:=([.AY20]+[.AZ21]+[.AY22]+[.AX21])/4" office:value-type="float" office:value="0.000020802865413484" calcext:value-type="float">
            <text:p>0.0</text:p>
          </table:table-cell>
          <table:table-cell table:formula="of:=([.AZ20]+[.BA21]+[.AZ22]+[.AY21])/4" office:value-type="float" office:value="0.00000736927523536234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21]+[.D22]+[.C23]+[.B22])/4" office:value-type="float" office:value="0.244668414224628" calcext:value-type="float">
            <text:p>0.2</text:p>
          </table:table-cell>
          <table:table-cell table:formula="of:=([.D21]+[.E22]+[.D23]+[.C22])/4" office:value-type="float" office:value="0.50355727603137" calcext:value-type="float">
            <text:p>0.5</text:p>
          </table:table-cell>
          <table:table-cell table:formula="of:=([.E21]+[.F22]+[.E23]+[.D22])/4" office:value-type="float" office:value="0.784553059003169" calcext:value-type="float">
            <text:p>0.8</text:p>
          </table:table-cell>
          <table:table-cell table:formula="of:=([.F21]+[.G22]+[.F23]+[.E22])/4" office:value-type="float" office:value="1.08573661558326" calcext:value-type="float">
            <text:p>1.1</text:p>
          </table:table-cell>
          <table:table-cell table:formula="of:=([.G21]+[.H22]+[.G23]+[.F22])/4" office:value-type="float" office:value="1.41262271704559" calcext:value-type="float">
            <text:p>1.4</text:p>
          </table:table-cell>
          <table:table-cell table:formula="of:=([.H21]+[.I22]+[.H23]+[.G22])/4" office:value-type="float" office:value="1.76707931305605" calcext:value-type="float">
            <text:p>1.8</text:p>
          </table:table-cell>
          <table:table-cell table:formula="of:=([.I21]+[.J22]+[.I23]+[.H22])/4" office:value-type="float" office:value="2.15500498578447" calcext:value-type="float">
            <text:p>2.2</text:p>
          </table:table-cell>
          <table:table-cell table:formula="of:=([.J21]+[.K22]+[.J23]+[.I22])/4" office:value-type="float" office:value="2.57958937611282" calcext:value-type="float">
            <text:p>2.6</text:p>
          </table:table-cell>
          <table:table-cell table:formula="of:=([.K21]+[.L22]+[.K23]+[.J22])/4" office:value-type="float" office:value="3.04781512125319" calcext:value-type="float">
            <text:p>3.0</text:p>
          </table:table-cell>
          <table:table-cell table:formula="of:=([.L21]+[.M22]+[.L23]+[.K22])/4" office:value-type="float" office:value="3.56819452451676" calcext:value-type="float">
            <text:p>3.6</text:p>
          </table:table-cell>
          <table:table-cell table:formula="of:=([.M21]+[.N22]+[.M23]+[.L22])/4" office:value-type="float" office:value="4.15084198546396" calcext:value-type="float">
            <text:p>4.2</text:p>
          </table:table-cell>
          <table:table-cell table:formula="of:=([.N21]+[.O22]+[.N23]+[.M22])/4" office:value-type="float" office:value="4.81189234722329" calcext:value-type="float">
            <text:p>4.8</text:p>
          </table:table-cell>
          <table:table-cell table:formula="of:=([.O21]+[.P22]+[.O23]+[.N22])/4" office:value-type="float" office:value="5.58174313828992" calcext:value-type="float">
            <text:p>5.6</text:p>
          </table:table-cell>
          <table:table-cell table:formula="of:=([.P21]+[.Q22]+[.P23]+[.O22])/4" office:value-type="float" office:value="6.52203274548808" calcext:value-type="float">
            <text:p>6.5</text:p>
          </table:table-cell>
          <table:table-cell table:formula="of:=([.Q21]+[.R22]+[.Q23]+[.P22])/4" office:value-type="float" office:value="7.80035732137813" calcext:value-type="float">
            <text:p>7.8</text:p>
          </table:table-cell>
          <table:table-cell table:number-columns-repeated="3" office:value-type="float" office:value="10" calcext:value-type="float">
            <text:p>10.0</text:p>
          </table:table-cell>
          <table:table-cell table:formula="of:=([.U21]+[.V22]+[.U23]+[.T22])/4" office:value-type="float" office:value="7.86441835318783" calcext:value-type="float">
            <text:p>7.9</text:p>
          </table:table-cell>
          <table:table-cell table:formula="of:=([.V21]+[.W22]+[.V23]+[.U22])/4" office:value-type="float" office:value="6.63882738325027" calcext:value-type="float">
            <text:p>6.6</text:p>
          </table:table-cell>
          <table:table-cell table:formula="of:=([.W21]+[.X22]+[.W23]+[.V22])/4" office:value-type="float" office:value="5.75275141900109" calcext:value-type="float">
            <text:p>5.8</text:p>
          </table:table-cell>
          <table:table-cell table:formula="of:=([.X21]+[.Y22]+[.X23]+[.W22])/4" office:value-type="float" office:value="5.03896158232297" calcext:value-type="float">
            <text:p>5.0</text:p>
          </table:table-cell>
          <table:table-cell table:formula="of:=([.Y21]+[.Z22]+[.Y23]+[.X22])/4" office:value-type="float" office:value="4.4356021964331" calcext:value-type="float">
            <text:p>4.4</text:p>
          </table:table-cell>
          <table:table-cell table:formula="of:=([.Z21]+[.AA22]+[.Z23]+[.Y22])/4" office:value-type="float" office:value="3.91451606660786" calcext:value-type="float">
            <text:p>3.9</text:p>
          </table:table-cell>
          <table:table-cell table:formula="of:=([.AA21]+[.AB22]+[.AA23]+[.Z22])/4" office:value-type="float" office:value="3.45727359037836" calcext:value-type="float">
            <text:p>3.5</text:p>
          </table:table-cell>
          <table:table-cell table:formula="of:=([.AB21]+[.AC22]+[.AB23]+[.AA22])/4" office:value-type="float" office:value="3.05282977437491" calcext:value-type="float">
            <text:p>3.1</text:p>
          </table:table-cell>
          <table:table-cell table:formula="of:=([.AC21]+[.AD22]+[.AC23]+[.AB22])/4" office:value-type="float" office:value="2.68947332980646" calcext:value-type="float">
            <text:p>2.7</text:p>
          </table:table-cell>
          <table:table-cell table:formula="of:=([.AD21]+[.AE22]+[.AD23]+[.AC22])/4" office:value-type="float" office:value="2.3624814035638" calcext:value-type="float">
            <text:p>2.4</text:p>
          </table:table-cell>
          <table:table-cell table:formula="of:=([.AE21]+[.AF22]+[.AE23]+[.AD22])/4" office:value-type="float" office:value="2.06760667106323" calcext:value-type="float">
            <text:p>2.1</text:p>
          </table:table-cell>
          <table:table-cell table:formula="of:=([.AF21]+[.AG22]+[.AF23]+[.AE22])/4" office:value-type="float" office:value="1.80171219778916" calcext:value-type="float">
            <text:p>1.8</text:p>
          </table:table-cell>
          <table:table-cell table:formula="of:=([.AG21]+[.AH22]+[.AG23]+[.AF22])/4" office:value-type="float" office:value="1.56063967363517" calcext:value-type="float">
            <text:p>1.6</text:p>
          </table:table-cell>
          <table:table-cell table:formula="of:=([.AH21]+[.AI22]+[.AH23]+[.AG22])/4" office:value-type="float" office:value="1.34279829279692" calcext:value-type="float">
            <text:p>1.3</text:p>
          </table:table-cell>
          <table:table-cell table:formula="of:=([.AI21]+[.AJ22]+[.AI23]+[.AH22])/4" office:value-type="float" office:value="1.14684076946662" calcext:value-type="float">
            <text:p>1.1</text:p>
          </table:table-cell>
          <table:table-cell table:formula="of:=([.AJ21]+[.AK22]+[.AJ23]+[.AI22])/4" office:value-type="float" office:value="0.96910397611022" calcext:value-type="float">
            <text:p>1.0</text:p>
          </table:table-cell>
          <table:table-cell table:formula="of:=([.AK21]+[.AL22]+[.AK23]+[.AJ22])/4" office:value-type="float" office:value="0.810442946373045" calcext:value-type="float">
            <text:p>0.8</text:p>
          </table:table-cell>
          <table:table-cell table:formula="of:=([.AL21]+[.AM22]+[.AL23]+[.AK22])/4" office:value-type="float" office:value="0.667923565993599" calcext:value-type="float">
            <text:p>0.7</text:p>
          </table:table-cell>
          <table:table-cell table:formula="of:=([.AM21]+[.AN22]+[.AM23]+[.AL22])/4" office:value-type="float" office:value="0.541726180666914" calcext:value-type="float">
            <text:p>0.5</text:p>
          </table:table-cell>
          <table:table-cell table:formula="of:=([.AN21]+[.AO22]+[.AN23]+[.AM22])/4" office:value-type="float" office:value="0.4289283443476" calcext:value-type="float">
            <text:p>0.4</text:p>
          </table:table-cell>
          <table:table-cell table:formula="of:=([.AO21]+[.AP22]+[.AO23]+[.AN22])/4" office:value-type="float" office:value="0.331822473051936" calcext:value-type="float">
            <text:p>0.3</text:p>
          </table:table-cell>
          <table:table-cell table:formula="of:=([.AP21]+[.AQ22]+[.AP23]+[.AO22])/4" office:value-type="float" office:value="0.244918051951153" calcext:value-type="float">
            <text:p>0.2</text:p>
          </table:table-cell>
          <table:table-cell table:formula="of:=([.AQ21]+[.AR22]+[.AQ23]+[.AP22])/4" office:value-type="float" office:value="0.172362952198521" calcext:value-type="float">
            <text:p>0.2</text:p>
          </table:table-cell>
          <table:table-cell table:formula="of:=([.AR21]+[.AS22]+[.AR23]+[.AQ22])/4" office:value-type="float" office:value="0.109430665303663" calcext:value-type="float">
            <text:p>0.1</text:p>
          </table:table-cell>
          <table:table-cell table:formula="of:=([.AS21]+[.AT22]+[.AS23]+[.AR22])/4" office:value-type="float" office:value="0.061865183640947" calcext:value-type="float">
            <text:p>0.1</text:p>
          </table:table-cell>
          <table:table-cell table:formula="of:=([.AT21]+[.AU22]+[.AT23]+[.AS22])/4" office:value-type="float" office:value="0.0235057707296826" calcext:value-type="float">
            <text:p>0.0</text:p>
          </table:table-cell>
          <table:table-cell table:formula="of:=([.AU21]+[.AV22]+[.AU23]+[.AT22])/4" office:value-type="float" office:value="0.000931419321766131" calcext:value-type="float">
            <text:p>0.0</text:p>
          </table:table-cell>
          <table:table-cell table:formula="of:=([.AV21]+[.AW22]+[.AV23]+[.AU22])/4" office:value-type="float" office:value="0.00037738531393038" calcext:value-type="float">
            <text:p>0.0</text:p>
          </table:table-cell>
          <table:table-cell table:formula="of:=([.AW21]+[.AX22]+[.AW23]+[.AV22])/4" office:value-type="float" office:value="0.000120831630847219" calcext:value-type="float">
            <text:p>0.0</text:p>
          </table:table-cell>
          <table:table-cell table:formula="of:=([.AX21]+[.AY22]+[.AX23]+[.AW22])/4" office:value-type="float" office:value="0.0000492600202427727" calcext:value-type="float">
            <text:p>0.0</text:p>
          </table:table-cell>
          <table:table-cell table:formula="of:=([.AY21]+[.AZ22]+[.AY23]+[.AX22])/4" office:value-type="float" office:value="0.0000155277380791398" calcext:value-type="float">
            <text:p>0.0</text:p>
          </table:table-cell>
          <table:table-cell table:formula="of:=([.AZ21]+[.BA22]+[.AZ23]+[.AY22])/4" office:value-type="float" office:value="0.00000611713642979512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22]+[.D23]+[.C24]+[.B23])/4" office:value-type="float" office:value="0.230795750996822" calcext:value-type="float">
            <text:p>0.2</text:p>
          </table:table-cell>
          <table:table-cell table:formula="of:=([.D22]+[.E23]+[.D24]+[.C23])/4" office:value-type="float" office:value="0.477723837046485" calcext:value-type="float">
            <text:p>0.5</text:p>
          </table:table-cell>
          <table:table-cell table:formula="of:=([.E22]+[.F23]+[.E24]+[.D23])/4" office:value-type="float" office:value="0.749009466174234" calcext:value-type="float">
            <text:p>0.7</text:p>
          </table:table-cell>
          <table:table-cell table:formula="of:=([.F22]+[.G23]+[.F24]+[.E23])/4" office:value-type="float" office:value="1.03974443172351" calcext:value-type="float">
            <text:p>1.0</text:p>
          </table:table-cell>
          <table:table-cell table:formula="of:=([.G22]+[.H23]+[.G24]+[.F23])/4" office:value-type="float" office:value="1.35545551850026" calcext:value-type="float">
            <text:p>1.4</text:p>
          </table:table-cell>
          <table:table-cell table:formula="of:=([.H22]+[.I23]+[.H24]+[.G23])/4" office:value-type="float" office:value="1.69718796715593" calcext:value-type="float">
            <text:p>1.7</text:p>
          </table:table-cell>
          <table:table-cell table:formula="of:=([.I22]+[.J23]+[.I24]+[.H23])/4" office:value-type="float" office:value="2.06986684095607" calcext:value-type="float">
            <text:p>2.1</text:p>
          </table:table-cell>
          <table:table-cell table:formula="of:=([.J22]+[.K23]+[.J24]+[.I23])/4" office:value-type="float" office:value="2.47664460610175" calcext:value-type="float">
            <text:p>2.5</text:p>
          </table:table-cell>
          <table:table-cell table:formula="of:=([.K22]+[.L23]+[.K24]+[.J23])/4" office:value-type="float" office:value="2.92126899642947" calcext:value-type="float">
            <text:p>2.9</text:p>
          </table:table-cell>
          <table:table-cell table:formula="of:=([.L22]+[.M23]+[.L24]+[.K23])/4" office:value-type="float" office:value="3.41101251119236" calcext:value-type="float">
            <text:p>3.4</text:p>
          </table:table-cell>
          <table:table-cell table:formula="of:=([.M22]+[.N23]+[.M24]+[.L23])/4" office:value-type="float" office:value="3.95221584013915" calcext:value-type="float">
            <text:p>4.0</text:p>
          </table:table-cell>
          <table:table-cell table:formula="of:=([.N22]+[.O23]+[.N24]+[.M23])/4" office:value-type="float" office:value="4.55652526050849" calcext:value-type="float">
            <text:p>4.6</text:p>
          </table:table-cell>
          <table:table-cell table:formula="of:=([.O22]+[.P23]+[.O24]+[.N23])/4" office:value-type="float" office:value="5.24029184130138" calcext:value-type="float">
            <text:p>5.2</text:p>
          </table:table-cell>
          <table:table-cell table:formula="of:=([.P22]+[.Q23]+[.P24]+[.O23])/4" office:value-type="float" office:value="6.02879277478045" calcext:value-type="float">
            <text:p>6.0</text:p>
          </table:table-cell>
          <table:table-cell table:formula="of:=([.Q22]+[.R23]+[.Q24]+[.P23])/4" office:value-type="float" office:value="6.94295948224029" calcext:value-type="float">
            <text:p>6.9</text:p>
          </table:table-cell>
          <table:table-cell table:formula="of:=([.R22]+[.S23]+[.R24]+[.Q23])/4" office:value-type="float" office:value="7.91164126952754" calcext:value-type="float">
            <text:p>7.9</text:p>
          </table:table-cell>
          <table:table-cell table:formula="of:=([.S22]+[.T23]+[.S24]+[.R23])/4" office:value-type="float" office:value="8.1483481862206" calcext:value-type="float">
            <text:p>8.1</text:p>
          </table:table-cell>
          <table:table-cell table:formula="of:=([.T22]+[.U23]+[.T24]+[.S23])/4" office:value-type="float" office:value="7.94025129852699" calcext:value-type="float">
            <text:p>7.9</text:p>
          </table:table-cell>
          <table:table-cell table:formula="of:=([.U22]+[.V23]+[.U24]+[.T23])/4" office:value-type="float" office:value="7.01695851232857" calcext:value-type="float">
            <text:p>7.0</text:p>
          </table:table-cell>
          <table:table-cell table:formula="of:=([.V22]+[.W23]+[.V24]+[.U23])/4" office:value-type="float" office:value="6.15331075681238" calcext:value-type="float">
            <text:p>6.2</text:p>
          </table:table-cell>
          <table:table-cell table:formula="of:=([.W22]+[.X23]+[.W24]+[.V23])/4" office:value-type="float" office:value="5.41902947815913" calcext:value-type="float">
            <text:p>5.4</text:p>
          </table:table-cell>
          <table:table-cell table:formula="of:=([.X22]+[.Y23]+[.X24]+[.W23])/4" office:value-type="float" office:value="4.7916225639216" calcext:value-type="float">
            <text:p>4.8</text:p>
          </table:table-cell>
          <table:table-cell table:formula="of:=([.Y22]+[.Z23]+[.Y24]+[.X23])/4" office:value-type="float" office:value="4.24522134547476" calcext:value-type="float">
            <text:p>4.2</text:p>
          </table:table-cell>
          <table:table-cell table:formula="of:=([.Z22]+[.AA23]+[.Z24]+[.Y23])/4" office:value-type="float" office:value="3.76521142936432" calcext:value-type="float">
            <text:p>3.8</text:p>
          </table:table-cell>
          <table:table-cell table:formula="of:=([.AA22]+[.AB23]+[.AA24]+[.Z23])/4" office:value-type="float" office:value="3.33814328128578" calcext:value-type="float">
            <text:p>3.3</text:p>
          </table:table-cell>
          <table:table-cell table:formula="of:=([.AB22]+[.AC23]+[.AB24]+[.AA23])/4" office:value-type="float" office:value="2.95559686782211" calcext:value-type="float">
            <text:p>3.0</text:p>
          </table:table-cell>
          <table:table-cell table:formula="of:=([.AC22]+[.AD23]+[.AC24]+[.AB23])/4" office:value-type="float" office:value="2.60930424699755" calcext:value-type="float">
            <text:p>2.6</text:p>
          </table:table-cell>
          <table:table-cell table:formula="of:=([.AD22]+[.AE23]+[.AD24]+[.AC23])/4" office:value-type="float" office:value="2.2955660457737" calcext:value-type="float">
            <text:p>2.3</text:p>
          </table:table-cell>
          <table:table-cell table:formula="of:=([.AE22]+[.AF23]+[.AE24]+[.AD23])/4" office:value-type="float" office:value="2.01133490126437" calcext:value-type="float">
            <text:p>2.0</text:p>
          </table:table-cell>
          <table:table-cell table:formula="of:=([.AF22]+[.AG23]+[.AF24]+[.AE23])/4" office:value-type="float" office:value="1.75296728458774" calcext:value-type="float">
            <text:p>1.8</text:p>
          </table:table-cell>
          <table:table-cell table:formula="of:=([.AG22]+[.AH23]+[.AG24]+[.AF23])/4" office:value-type="float" office:value="1.51875202105216" calcext:value-type="float">
            <text:p>1.5</text:p>
          </table:table-cell>
          <table:table-cell table:formula="of:=([.AH22]+[.AI23]+[.AH24]+[.AG23])/4" office:value-type="float" office:value="1.3053323471104" calcext:value-type="float">
            <text:p>1.3</text:p>
          </table:table-cell>
          <table:table-cell table:formula="of:=([.AI22]+[.AJ23]+[.AI24]+[.AH23])/4" office:value-type="float" office:value="1.11417553699783" calcext:value-type="float">
            <text:p>1.1</text:p>
          </table:table-cell>
          <table:table-cell table:formula="of:=([.AJ22]+[.AK23]+[.AJ24]+[.AI23])/4" office:value-type="float" office:value="0.940443997429374" calcext:value-type="float">
            <text:p>0.9</text:p>
          </table:table-cell>
          <table:table-cell table:formula="of:=([.AK22]+[.AL23]+[.AK24]+[.AJ23])/4" office:value-type="float" office:value="0.785354633640952" calcext:value-type="float">
            <text:p>0.8</text:p>
          </table:table-cell>
          <table:table-cell table:formula="of:=([.AL22]+[.AM23]+[.AL24]+[.AK23])/4" office:value-type="float" office:value="0.645853277476145" calcext:value-type="float">
            <text:p>0.6</text:p>
          </table:table-cell>
          <table:table-cell table:formula="of:=([.AM22]+[.AN23]+[.AM24]+[.AL23])/4" office:value-type="float" office:value="0.522369139348773" calcext:value-type="float">
            <text:p>0.5</text:p>
          </table:table-cell>
          <table:table-cell table:formula="of:=([.AN22]+[.AO23]+[.AN24]+[.AM23])/4" office:value-type="float" office:value="0.411847559146057" calcext:value-type="float">
            <text:p>0.4</text:p>
          </table:table-cell>
          <table:table-cell table:formula="of:=([.AO22]+[.AP23]+[.AO24]+[.AN23])/4" office:value-type="float" office:value="0.316509220477926" calcext:value-type="float">
            <text:p>0.3</text:p>
          </table:table-cell>
          <table:table-cell table:formula="of:=([.AP22]+[.AQ23]+[.AP24]+[.AO23])/4" office:value-type="float" office:value="0.232434394989134" calcext:value-type="float">
            <text:p>0.2</text:p>
          </table:table-cell>
          <table:table-cell table:formula="of:=([.AQ22]+[.AR23]+[.AQ24]+[.AP23])/4" office:value-type="float" office:value="0.161965886460946" calcext:value-type="float">
            <text:p>0.2</text:p>
          </table:table-cell>
          <table:table-cell table:formula="of:=([.AR22]+[.AS23]+[.AR24]+[.AQ23])/4" office:value-type="float" office:value="0.101003770230943" calcext:value-type="float">
            <text:p>0.1</text:p>
          </table:table-cell>
          <table:table-cell table:formula="of:=([.AS22]+[.AT23]+[.AS24]+[.AR23])/4" office:value-type="float" office:value="0.0551986353063562" calcext:value-type="float">
            <text:p>0.1</text:p>
          </table:table-cell>
          <table:table-cell table:formula="of:=([.AT22]+[.AU23]+[.AT24]+[.AS23])/4" office:value-type="float" office:value="0.0202996652231755" calcext:value-type="float">
            <text:p>0.0</text:p>
          </table:table-cell>
          <table:table-cell table:formula="of:=([.AU22]+[.AV23]+[.AU24]+[.AT23])/4" office:value-type="float" office:value="0.00103484856434663" calcext:value-type="float">
            <text:p>0.0</text:p>
          </table:table-cell>
          <table:table-cell table:formula="of:=([.AV22]+[.AW23]+[.AV24]+[.AU23])/4" office:value-type="float" office:value="0.000387023504122631" calcext:value-type="float">
            <text:p>0.0</text:p>
          </table:table-cell>
          <table:table-cell table:formula="of:=([.AW22]+[.AX23]+[.AW24]+[.AV23])/4" office:value-type="float" office:value="0.000140535135824873" calcext:value-type="float">
            <text:p>0.0</text:p>
          </table:table-cell>
          <table:table-cell table:formula="of:=([.AX22]+[.AY23]+[.AX24]+[.AW23])/4" office:value-type="float" office:value="0.0000519014392524118" calcext:value-type="float">
            <text:p>0.0</text:p>
          </table:table-cell>
          <table:table-cell table:formula="of:=([.AY22]+[.AZ23]+[.AY24]+[.AX23])/4" office:value-type="float" office:value="0.0000184682821061733" calcext:value-type="float">
            <text:p>0.0</text:p>
          </table:table-cell>
          <table:table-cell table:formula="of:=([.AZ22]+[.BA23]+[.AZ24]+[.AY23])/4" office:value-type="float" office:value="0.00000658396152959741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23]+[.D24]+[.C25]+[.B24])/4" office:value-type="float" office:value="0.213078736806252" calcext:value-type="float">
            <text:p>0.2</text:p>
          </table:table-cell>
          <table:table-cell table:formula="of:=([.D23]+[.E24]+[.D25]+[.C24])/4" office:value-type="float" office:value="0.444616900965995" calcext:value-type="float">
            <text:p>0.4</text:p>
          </table:table-cell>
          <table:table-cell table:formula="of:=([.E23]+[.F24]+[.E25]+[.D24])/4" office:value-type="float" office:value="0.700442453293916" calcext:value-type="float">
            <text:p>0.7</text:p>
          </table:table-cell>
          <table:table-cell table:formula="of:=([.F23]+[.G24]+[.F25]+[.E24])/4" office:value-type="float" office:value="0.977033939764163" calcext:value-type="float">
            <text:p>1.0</text:p>
          </table:table-cell>
          <table:table-cell table:formula="of:=([.G23]+[.H24]+[.G25]+[.F24])/4" office:value-type="float" office:value="1.2785277497419" calcext:value-type="float">
            <text:p>1.3</text:p>
          </table:table-cell>
          <table:table-cell table:formula="of:=([.H23]+[.I24]+[.H25]+[.G24])/4" office:value-type="float" office:value="1.603395993689" calcext:value-type="float">
            <text:p>1.6</text:p>
          </table:table-cell>
          <table:table-cell table:formula="of:=([.I23]+[.J24]+[.I25]+[.H24])/4" office:value-type="float" office:value="1.95741853420882" calcext:value-type="float">
            <text:p>2.0</text:p>
          </table:table-cell>
          <table:table-cell table:formula="of:=([.J23]+[.K24]+[.J25]+[.I24])/4" office:value-type="float" office:value="2.34028666471731" calcext:value-type="float">
            <text:p>2.3</text:p>
          </table:table-cell>
          <table:table-cell table:formula="of:=([.K23]+[.L24]+[.K25]+[.J24])/4" office:value-type="float" office:value="2.75477525788865" calcext:value-type="float">
            <text:p>2.8</text:p>
          </table:table-cell>
          <table:table-cell table:formula="of:=([.L23]+[.M24]+[.L25]+[.K24])/4" office:value-type="float" office:value="3.2050782834794" calcext:value-type="float">
            <text:p>3.2</text:p>
          </table:table-cell>
          <table:table-cell table:formula="of:=([.M23]+[.N24]+[.M25]+[.L24])/4" office:value-type="float" office:value="3.69344129809137" calcext:value-type="float">
            <text:p>3.7</text:p>
          </table:table-cell>
          <table:table-cell table:formula="of:=([.N23]+[.O24]+[.N25]+[.M24])/4" office:value-type="float" office:value="4.2245385878683" calcext:value-type="float">
            <text:p>4.2</text:p>
          </table:table-cell>
          <table:table-cell table:formula="of:=([.O23]+[.P24]+[.O25]+[.N24])/4" office:value-type="float" office:value="4.79972322356034" calcext:value-type="float">
            <text:p>4.8</text:p>
          </table:table-cell>
          <table:table-cell table:formula="of:=([.P23]+[.Q24]+[.P25]+[.O24])/4" office:value-type="float" office:value="5.4142807760499" calcext:value-type="float">
            <text:p>5.4</text:p>
          </table:table-cell>
          <table:table-cell table:formula="of:=([.Q23]+[.R24]+[.Q25]+[.P24])/4" office:value-type="float" office:value="6.03708658134914" calcext:value-type="float">
            <text:p>6.0</text:p>
          </table:table-cell>
          <table:table-cell table:formula="of:=([.R23]+[.S24]+[.R25]+[.Q24])/4" office:value-type="float" office:value="6.56427622606924" calcext:value-type="float">
            <text:p>6.6</text:p>
          </table:table-cell>
          <table:table-cell table:formula="of:=([.S23]+[.T24]+[.S25]+[.R24])/4" office:value-type="float" office:value="6.75095046585574" calcext:value-type="float">
            <text:p>6.8</text:p>
          </table:table-cell>
          <table:table-cell table:formula="of:=([.T23]+[.U24]+[.T25]+[.S24])/4" office:value-type="float" office:value="6.6036338685031" calcext:value-type="float">
            <text:p>6.6</text:p>
          </table:table-cell>
          <table:table-cell table:formula="of:=([.U23]+[.V24]+[.U25]+[.T24])/4" office:value-type="float" office:value="6.12122036552113" calcext:value-type="float">
            <text:p>6.1</text:p>
          </table:table-cell>
          <table:table-cell table:formula="of:=([.V23]+[.W24]+[.V25]+[.U24])/4" office:value-type="float" office:value="5.548131931127" calcext:value-type="float">
            <text:p>5.5</text:p>
          </table:table-cell>
          <table:table-cell table:formula="of:=([.W23]+[.X24]+[.W25]+[.V24])/4" office:value-type="float" office:value="4.9869185911703" calcext:value-type="float">
            <text:p>5.0</text:p>
          </table:table-cell>
          <table:table-cell table:formula="of:=([.X23]+[.Y24]+[.X25]+[.W24])/4" office:value-type="float" office:value="4.46796198154142" calcext:value-type="float">
            <text:p>4.5</text:p>
          </table:table-cell>
          <table:table-cell table:formula="of:=([.Y23]+[.Z24]+[.Y25]+[.X24])/4" office:value-type="float" office:value="3.99489418277874" calcext:value-type="float">
            <text:p>4.0</text:p>
          </table:table-cell>
          <table:table-cell table:formula="of:=([.Z23]+[.AA24]+[.Z25]+[.Y24])/4" office:value-type="float" office:value="3.56676480996053" calcext:value-type="float">
            <text:p>3.6</text:p>
          </table:table-cell>
          <table:table-cell table:formula="of:=([.AA23]+[.AB24]+[.AA25]+[.Z24])/4" office:value-type="float" office:value="3.17719573047168" calcext:value-type="float">
            <text:p>3.2</text:p>
          </table:table-cell>
          <table:table-cell table:formula="of:=([.AB23]+[.AC24]+[.AB25]+[.AA24])/4" office:value-type="float" office:value="2.82211016863021" calcext:value-type="float">
            <text:p>2.8</text:p>
          </table:table-cell>
          <table:table-cell table:formula="of:=([.AC23]+[.AD24]+[.AC25]+[.AB24])/4" office:value-type="float" office:value="2.49791824176964" calcext:value-type="float">
            <text:p>2.5</text:p>
          </table:table-cell>
          <table:table-cell table:formula="of:=([.AD23]+[.AE24]+[.AD25]+[.AC24])/4" office:value-type="float" office:value="2.20086981979994" calcext:value-type="float">
            <text:p>2.2</text:p>
          </table:table-cell>
          <table:table-cell table:formula="of:=([.AE23]+[.AF24]+[.AE25]+[.AD24])/4" office:value-type="float" office:value="1.93105542282449" calcext:value-type="float">
            <text:p>1.9</text:p>
          </table:table-cell>
          <table:table-cell table:formula="of:=([.AF23]+[.AG24]+[.AF25]+[.AE24])/4" office:value-type="float" office:value="1.68389133933569" calcext:value-type="float">
            <text:p>1.7</text:p>
          </table:table-cell>
          <table:table-cell table:formula="of:=([.AG23]+[.AH24]+[.AG25]+[.AF24])/4" office:value-type="float" office:value="1.45940231127103" calcext:value-type="float">
            <text:p>1.5</text:p>
          </table:table-cell>
          <table:table-cell table:formula="of:=([.AH23]+[.AI24]+[.AH25]+[.AG24])/4" office:value-type="float" office:value="1.25384010400284" calcext:value-type="float">
            <text:p>1.3</text:p>
          </table:table-cell>
          <table:table-cell table:formula="of:=([.AI23]+[.AJ24]+[.AI25]+[.AH24])/4" office:value-type="float" office:value="1.06884979267308" calcext:value-type="float">
            <text:p>1.1</text:p>
          </table:table-cell>
          <table:table-cell table:formula="of:=([.AJ23]+[.AK24]+[.AJ25]+[.AI24])/4" office:value-type="float" office:value="0.901509178043963" calcext:value-type="float">
            <text:p>0.9</text:p>
          </table:table-cell>
          <table:table-cell table:formula="of:=([.AK23]+[.AL24]+[.AK25]+[.AJ24])/4" office:value-type="float" office:value="0.750970999106457" calcext:value-type="float">
            <text:p>0.8</text:p>
          </table:table-cell>
          <table:table-cell table:formula="of:=([.AL23]+[.AM24]+[.AL25]+[.AK24])/4" office:value-type="float" office:value="0.616446221900578" calcext:value-type="float">
            <text:p>0.6</text:p>
          </table:table-cell>
          <table:table-cell table:formula="of:=([.AM23]+[.AN24]+[.AM25]+[.AL24])/4" office:value-type="float" office:value="0.496356478508351" calcext:value-type="float">
            <text:p>0.5</text:p>
          </table:table-cell>
          <table:table-cell table:formula="of:=([.AN23]+[.AO24]+[.AN25]+[.AM24])/4" office:value-type="float" office:value="0.389854711979591" calcext:value-type="float">
            <text:p>0.4</text:p>
          </table:table-cell>
          <table:table-cell table:formula="of:=([.AO23]+[.AP24]+[.AO25]+[.AN24])/4" office:value-type="float" office:value="0.297184364708898" calcext:value-type="float">
            <text:p>0.3</text:p>
          </table:table-cell>
          <table:table-cell table:formula="of:=([.AP23]+[.AQ24]+[.AP25]+[.AO24])/4" office:value-type="float" office:value="0.216655690127833" calcext:value-type="float">
            <text:p>0.2</text:p>
          </table:table-cell>
          <table:table-cell table:formula="of:=([.AQ23]+[.AR24]+[.AQ25]+[.AP24])/4" office:value-type="float" office:value="0.14847985468063" calcext:value-type="float">
            <text:p>0.1</text:p>
          </table:table-cell>
          <table:table-cell table:formula="of:=([.AR23]+[.AS24]+[.AR25]+[.AQ24])/4" office:value-type="float" office:value="0.090855580205988" calcext:value-type="float">
            <text:p>0.1</text:p>
          </table:table-cell>
          <table:table-cell table:formula="of:=([.AS23]+[.AT24]+[.AS25]+[.AR24])/4" office:value-type="float" office:value="0.047082182408445" calcext:value-type="float">
            <text:p>0.0</text:p>
          </table:table-cell>
          <table:table-cell table:formula="of:=([.AT23]+[.AU24]+[.AT25]+[.AS24])/4" office:value-type="float" office:value="0.0155712213991477" calcext:value-type="float">
            <text:p>0.0</text:p>
          </table:table-cell>
          <table:table-cell table:formula="of:=([.AU23]+[.AV24]+[.AU25]+[.AT24])/4" office:value-type="float" office:value="0.000947854035302863" calcext:value-type="float">
            <text:p>0.0</text:p>
          </table:table-cell>
          <table:table-cell table:formula="of:=([.AV23]+[.AW24]+[.AV25]+[.AU24])/4" office:value-type="float" office:value="0.000350656949089125" calcext:value-type="float">
            <text:p>0.0</text:p>
          </table:table-cell>
          <table:table-cell table:formula="of:=([.AW23]+[.AX24]+[.AW25]+[.AV24])/4" office:value-type="float" office:value="0.000134256527542502" calcext:value-type="float">
            <text:p>0.0</text:p>
          </table:table-cell>
          <table:table-cell table:formula="of:=([.AX23]+[.AY24]+[.AX25]+[.AW24])/4" office:value-type="float" office:value="0.0000486765694593403" calcext:value-type="float">
            <text:p>0.0</text:p>
          </table:table-cell>
          <table:table-cell table:formula="of:=([.AY23]+[.AZ24]+[.AY25]+[.AX24])/4" office:value-type="float" office:value="0.0000181799864324103" calcext:value-type="float">
            <text:p>0.0</text:p>
          </table:table-cell>
          <table:table-cell table:formula="of:=([.AZ23]+[.BA24]+[.AZ25]+[.AY24])/4" office:value-type="float" office:value="0.00000633693777906885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24]+[.D25]+[.C26]+[.B25])/4" office:value-type="float" office:value="0.191509747611673" calcext:value-type="float">
            <text:p>0.2</text:p>
          </table:table-cell>
          <table:table-cell table:formula="of:=([.D24]+[.E25]+[.D26]+[.C25])/4" office:value-type="float" office:value="0.404348241755783" calcext:value-type="float">
            <text:p>0.4</text:p>
          </table:table-cell>
          <table:table-cell table:formula="of:=([.E24]+[.F25]+[.E26]+[.D25])/4" office:value-type="float" office:value="0.641475400701972" calcext:value-type="float">
            <text:p>0.6</text:p>
          </table:table-cell>
          <table:table-cell table:formula="of:=([.F24]+[.G25]+[.F26]+[.E25])/4" office:value-type="float" office:value="0.900875557455665" calcext:value-type="float">
            <text:p>0.9</text:p>
          </table:table-cell>
          <table:table-cell table:formula="of:=([.G24]+[.H25]+[.G26]+[.F25])/4" office:value-type="float" office:value="1.18358300623018" calcext:value-type="float">
            <text:p>1.2</text:p>
          </table:table-cell>
          <table:table-cell table:formula="of:=([.H24]+[.I25]+[.H26]+[.G25])/4" office:value-type="float" office:value="1.48918414761622" calcext:value-type="float">
            <text:p>1.5</text:p>
          </table:table-cell>
          <table:table-cell table:formula="of:=([.I24]+[.J25]+[.I26]+[.H25])/4" office:value-type="float" office:value="1.82066270333511" calcext:value-type="float">
            <text:p>1.8</text:p>
          </table:table-cell>
          <table:table-cell table:formula="of:=([.J24]+[.K25]+[.J26]+[.I25])/4" office:value-type="float" office:value="2.17569506005759" calcext:value-type="float">
            <text:p>2.2</text:p>
          </table:table-cell>
          <table:table-cell table:formula="of:=([.K24]+[.L25]+[.K26]+[.J25])/4" office:value-type="float" office:value="2.55682188430807" calcext:value-type="float">
            <text:p>2.6</text:p>
          </table:table-cell>
          <table:table-cell table:formula="of:=([.L24]+[.M25]+[.L26]+[.K25])/4" office:value-type="float" office:value="2.96319463182006" calcext:value-type="float">
            <text:p>3.0</text:p>
          </table:table-cell>
          <table:table-cell table:formula="of:=([.M24]+[.N25]+[.M26]+[.L25])/4" office:value-type="float" office:value="3.39551512912494" calcext:value-type="float">
            <text:p>3.4</text:p>
          </table:table-cell>
          <table:table-cell table:formula="of:=([.N24]+[.O25]+[.N26]+[.M25])/4" office:value-type="float" office:value="3.85094114240125" calcext:value-type="float">
            <text:p>3.9</text:p>
          </table:table-cell>
          <table:table-cell table:formula="of:=([.O24]+[.P25]+[.O26]+[.N25])/4" office:value-type="float" office:value="4.32272304399976" calcext:value-type="float">
            <text:p>4.3</text:p>
          </table:table-cell>
          <table:table-cell table:formula="of:=([.P24]+[.Q25]+[.P26]+[.O25])/4" office:value-type="float" office:value="4.79510877420515" calcext:value-type="float">
            <text:p>4.8</text:p>
          </table:table-cell>
          <table:table-cell table:formula="of:=([.Q24]+[.R25]+[.Q26]+[.P25])/4" office:value-type="float" office:value="5.231078019309" calcext:value-type="float">
            <text:p>5.2</text:p>
          </table:table-cell>
          <table:table-cell table:formula="of:=([.R24]+[.S25]+[.R26]+[.Q25])/4" office:value-type="float" office:value="5.5623834497202" calcext:value-type="float">
            <text:p>5.6</text:p>
          </table:table-cell>
          <table:table-cell table:formula="of:=([.S24]+[.T25]+[.S26]+[.R25])/4" office:value-type="float" office:value="5.69408124417333" calcext:value-type="float">
            <text:p>5.7</text:p>
          </table:table-cell>
          <table:table-cell table:formula="of:=([.T24]+[.U25]+[.T26]+[.S25])/4" office:value-type="float" office:value="5.60726783485687" calcext:value-type="float">
            <text:p>5.6</text:p>
          </table:table-cell>
          <table:table-cell table:formula="of:=([.U24]+[.V25]+[.U26]+[.T25])/4" office:value-type="float" office:value="5.32327272473059" calcext:value-type="float">
            <text:p>5.3</text:p>
          </table:table-cell>
          <table:table-cell table:formula="of:=([.V24]+[.W25]+[.V26]+[.U25])/4" office:value-type="float" office:value="4.93778856728289" calcext:value-type="float">
            <text:p>4.9</text:p>
          </table:table-cell>
          <table:table-cell table:formula="of:=([.W24]+[.X25]+[.W26]+[.V25])/4" office:value-type="float" office:value="4.51857784398221" calcext:value-type="float">
            <text:p>4.5</text:p>
          </table:table-cell>
          <table:table-cell table:formula="of:=([.X24]+[.Y25]+[.X26]+[.W25])/4" office:value-type="float" office:value="4.10262609275953" calcext:value-type="float">
            <text:p>4.1</text:p>
          </table:table-cell>
          <table:table-cell table:formula="of:=([.Y24]+[.Z25]+[.Y26]+[.X25])/4" office:value-type="float" office:value="3.70466464276535" calcext:value-type="float">
            <text:p>3.7</text:p>
          </table:table-cell>
          <table:table-cell table:formula="of:=([.Z24]+[.AA25]+[.Z26]+[.Y25])/4" office:value-type="float" office:value="3.3309846677613" calcext:value-type="float">
            <text:p>3.3</text:p>
          </table:table-cell>
          <table:table-cell table:formula="of:=([.AA24]+[.AB25]+[.AA26]+[.Z25])/4" office:value-type="float" office:value="2.98257219755569" calcext:value-type="float">
            <text:p>3.0</text:p>
          </table:table-cell>
          <table:table-cell table:formula="of:=([.AB24]+[.AC25]+[.AB26]+[.AA25])/4" office:value-type="float" office:value="2.65914037020183" calcext:value-type="float">
            <text:p>2.7</text:p>
          </table:table-cell>
          <table:table-cell table:formula="of:=([.AC24]+[.AD25]+[.AC26]+[.AB25])/4" office:value-type="float" office:value="2.36034990615202" calcext:value-type="float">
            <text:p>2.4</text:p>
          </table:table-cell>
          <table:table-cell table:formula="of:=([.AD24]+[.AE25]+[.AD26]+[.AC25])/4" office:value-type="float" office:value="2.08411146675296" calcext:value-type="float">
            <text:p>2.1</text:p>
          </table:table-cell>
          <table:table-cell table:formula="of:=([.AE24]+[.AF25]+[.AE26]+[.AD25])/4" office:value-type="float" office:value="1.8312807849306" calcext:value-type="float">
            <text:p>1.8</text:p>
          </table:table-cell>
          <table:table-cell table:formula="of:=([.AF24]+[.AG25]+[.AF26]+[.AE25])/4" office:value-type="float" office:value="1.59775172998176" calcext:value-type="float">
            <text:p>1.6</text:p>
          </table:table-cell>
          <table:table-cell table:formula="of:=([.AG24]+[.AH25]+[.AG26]+[.AF25])/4" office:value-type="float" office:value="1.38537677410075" calcext:value-type="float">
            <text:p>1.4</text:p>
          </table:table-cell>
          <table:table-cell table:formula="of:=([.AH24]+[.AI25]+[.AH26]+[.AG25])/4" office:value-type="float" office:value="1.19043221419074" calcext:value-type="float">
            <text:p>1.2</text:p>
          </table:table-cell>
          <table:table-cell table:formula="of:=([.AI24]+[.AJ25]+[.AI26]+[.AH25])/4" office:value-type="float" office:value="1.01328558032709" calcext:value-type="float">
            <text:p>1.0</text:p>
          </table:table-cell>
          <table:table-cell table:formula="of:=([.AJ24]+[.AK25]+[.AJ26]+[.AI25])/4" office:value-type="float" office:value="0.853286425406372" calcext:value-type="float">
            <text:p>0.9</text:p>
          </table:table-cell>
          <table:table-cell table:formula="of:=([.AK24]+[.AL25]+[.AK26]+[.AJ25])/4" office:value-type="float" office:value="0.709216218490865" calcext:value-type="float">
            <text:p>0.7</text:p>
          </table:table-cell>
          <table:table-cell table:formula="of:=([.AL24]+[.AM25]+[.AL26]+[.AK25])/4" office:value-type="float" office:value="0.58026713346333" calcext:value-type="float">
            <text:p>0.6</text:p>
          </table:table-cell>
          <table:table-cell table:formula="of:=([.AM24]+[.AN25]+[.AM26]+[.AL25])/4" office:value-type="float" office:value="0.465255223786315" calcext:value-type="float">
            <text:p>0.5</text:p>
          </table:table-cell>
          <table:table-cell table:formula="of:=([.AN24]+[.AO25]+[.AN26]+[.AM25])/4" office:value-type="float" office:value="0.36319297880046" calcext:value-type="float">
            <text:p>0.4</text:p>
          </table:table-cell>
          <table:table-cell table:formula="of:=([.AO24]+[.AP25]+[.AO26]+[.AN25])/4" office:value-type="float" office:value="0.274448202186825" calcext:value-type="float">
            <text:p>0.3</text:p>
          </table:table-cell>
          <table:table-cell table:formula="of:=([.AP24]+[.AQ25]+[.AP26]+[.AO25])/4" office:value-type="float" office:value="0.197678741563206" calcext:value-type="float">
            <text:p>0.2</text:p>
          </table:table-cell>
          <table:table-cell table:formula="of:=([.AQ24]+[.AR25]+[.AQ26]+[.AP25])/4" office:value-type="float" office:value="0.133015782219201" calcext:value-type="float">
            <text:p>0.1</text:p>
          </table:table-cell>
          <table:table-cell table:formula="of:=([.AR24]+[.AS25]+[.AR26]+[.AQ25])/4" office:value-type="float" office:value="0.0792057769059724" calcext:value-type="float">
            <text:p>0.1</text:p>
          </table:table-cell>
          <table:table-cell table:formula="of:=([.AS24]+[.AT25]+[.AS26]+[.AR25])/4" office:value-type="float" office:value="0.0378883650185899" calcext:value-type="float">
            <text:p>0.0</text:p>
          </table:table-cell>
          <table:table-cell table:formula="of:=([.AT24]+[.AU25]+[.AT26]+[.AS25])/4" office:value-type="float" office:value="0.00983265799278326" calcext:value-type="float">
            <text:p>0.0</text:p>
          </table:table-cell>
          <table:table-cell table:formula="of:=([.AU24]+[.AV25]+[.AU26]+[.AT25])/4" office:value-type="float" office:value="0.000785440799411424" calcext:value-type="float">
            <text:p>0.0</text:p>
          </table:table-cell>
          <table:table-cell table:formula="of:=([.AV24]+[.AW25]+[.AV26]+[.AU25])/4" office:value-type="float" office:value="0.000287391496030969" calcext:value-type="float">
            <text:p>0.0</text:p>
          </table:table-cell>
          <table:table-cell table:formula="of:=([.AW24]+[.AX25]+[.AW26]+[.AV25])/4" office:value-type="float" office:value="0.000114361076954224" calcext:value-type="float">
            <text:p>0.0</text:p>
          </table:table-cell>
          <table:table-cell table:formula="of:=([.AX24]+[.AY25]+[.AX26]+[.AW25])/4" office:value-type="float" office:value="0.0000409095577088464" calcext:value-type="float">
            <text:p>0.0</text:p>
          </table:table-cell>
          <table:table-cell table:formula="of:=([.AY24]+[.AZ25]+[.AY26]+[.AX25])/4" office:value-type="float" office:value="0.000015881181378967" calcext:value-type="float">
            <text:p>0.0</text:p>
          </table:table-cell>
          <table:table-cell table:formula="of:=([.AZ24]+[.BA25]+[.AZ26]+[.AY25])/4" office:value-type="float" office:value="0.00000545097851544151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25]+[.D26]+[.C27]+[.B26])/4" office:value-type="float" office:value="0.165285776671892" calcext:value-type="float">
            <text:p>0.2</text:p>
          </table:table-cell>
          <table:table-cell table:formula="of:=([.D25]+[.E26]+[.D27]+[.C26])/4" office:value-type="float" office:value="0.355977890132763" calcext:value-type="float">
            <text:p>0.4</text:p>
          </table:table-cell>
          <table:table-cell table:formula="of:=([.E25]+[.F26]+[.E27]+[.D26])/4" office:value-type="float" office:value="0.572329511387187" calcext:value-type="float">
            <text:p>0.6</text:p>
          </table:table-cell>
          <table:table-cell table:formula="of:=([.F25]+[.G26]+[.F27]+[.E26])/4" office:value-type="float" office:value="0.812171252644545" calcext:value-type="float">
            <text:p>0.8</text:p>
          </table:table-cell>
          <table:table-cell table:formula="of:=([.G25]+[.H26]+[.G27]+[.F26])/4" office:value-type="float" office:value="1.0749669214894" calcext:value-type="float">
            <text:p>1.1</text:p>
          </table:table-cell>
          <table:table-cell table:formula="of:=([.H25]+[.I26]+[.H27]+[.G26])/4" office:value-type="float" office:value="1.35969452052151" calcext:value-type="float">
            <text:p>1.4</text:p>
          </table:table-cell>
          <table:table-cell table:formula="of:=([.I25]+[.J26]+[.I27]+[.H26])/4" office:value-type="float" office:value="1.66637506186508" calcext:value-type="float">
            <text:p>1.7</text:p>
          </table:table-cell>
          <table:table-cell table:formula="of:=([.J25]+[.K26]+[.J27]+[.I26])/4" office:value-type="float" office:value="1.99189984173703" calcext:value-type="float">
            <text:p>2.0</text:p>
          </table:table-cell>
          <table:table-cell table:formula="of:=([.K25]+[.L26]+[.K27]+[.J26])/4" office:value-type="float" office:value="2.3379310680974" calcext:value-type="float">
            <text:p>2.3</text:p>
          </table:table-cell>
          <table:table-cell table:formula="of:=([.L25]+[.M26]+[.L27]+[.K26])/4" office:value-type="float" office:value="2.69937721919309" calcext:value-type="float">
            <text:p>2.7</text:p>
          </table:table-cell>
          <table:table-cell table:formula="of:=([.M25]+[.N26]+[.M27]+[.L26])/4" office:value-type="float" office:value="3.07734319183907" calcext:value-type="float">
            <text:p>3.1</text:p>
          </table:table-cell>
          <table:table-cell table:formula="of:=([.N25]+[.O26]+[.N27]+[.M26])/4" office:value-type="float" office:value="3.46307407889014" calcext:value-type="float">
            <text:p>3.5</text:p>
          </table:table-cell>
          <table:table-cell table:formula="of:=([.O25]+[.P26]+[.O27]+[.N26])/4" office:value-type="float" office:value="3.84798607818364" calcext:value-type="float">
            <text:p>3.8</text:p>
          </table:table-cell>
          <table:table-cell table:formula="of:=([.P25]+[.Q26]+[.P27]+[.O26])/4" office:value-type="float" office:value="4.21473630135901" calcext:value-type="float">
            <text:p>4.2</text:p>
          </table:table-cell>
          <table:table-cell table:formula="of:=([.Q25]+[.R26]+[.Q27]+[.P26])/4" office:value-type="float" office:value="4.53330407758785" calcext:value-type="float">
            <text:p>4.5</text:p>
          </table:table-cell>
          <table:table-cell table:formula="of:=([.R25]+[.S26]+[.R27]+[.Q26])/4" office:value-type="float" office:value="4.76269798836823" calcext:value-type="float">
            <text:p>4.8</text:p>
          </table:table-cell>
          <table:table-cell table:formula="of:=([.S25]+[.T26]+[.S27]+[.R26])/4" office:value-type="float" office:value="4.85960241262506" calcext:value-type="float">
            <text:p>4.9</text:p>
          </table:table-cell>
          <table:table-cell table:formula="of:=([.T25]+[.U26]+[.T27]+[.S26])/4" office:value-type="float" office:value="4.81087554133043" calcext:value-type="float">
            <text:p>4.8</text:p>
          </table:table-cell>
          <table:table-cell table:formula="of:=([.U25]+[.V26]+[.U27]+[.T26])/4" office:value-type="float" office:value="4.63093447223786" calcext:value-type="float">
            <text:p>4.6</text:p>
          </table:table-cell>
          <table:table-cell table:formula="of:=([.V25]+[.W26]+[.V27]+[.U26])/4" office:value-type="float" office:value="4.36412871938894" calcext:value-type="float">
            <text:p>4.4</text:p>
          </table:table-cell>
          <table:table-cell table:formula="of:=([.W25]+[.X26]+[.W27]+[.V26])/4" office:value-type="float" office:value="4.05112358980011" calcext:value-type="float">
            <text:p>4.1</text:p>
          </table:table-cell>
          <table:table-cell table:formula="of:=([.X25]+[.Y26]+[.X27]+[.W26])/4" office:value-type="float" office:value="3.72137436843513" calcext:value-type="float">
            <text:p>3.7</text:p>
          </table:table-cell>
          <table:table-cell table:formula="of:=([.Y25]+[.Z26]+[.Y27]+[.X26])/4" office:value-type="float" office:value="3.39133425120759" calcext:value-type="float">
            <text:p>3.4</text:p>
          </table:table-cell>
          <table:table-cell table:formula="of:=([.Z25]+[.AA26]+[.Z27]+[.Y26])/4" office:value-type="float" office:value="3.06993702076361" calcext:value-type="float">
            <text:p>3.1</text:p>
          </table:table-cell>
          <table:table-cell table:formula="of:=([.AA25]+[.AB26]+[.AA27]+[.Z26])/4" office:value-type="float" office:value="2.76346936066917" calcext:value-type="float">
            <text:p>2.8</text:p>
          </table:table-cell>
          <table:table-cell table:formula="of:=([.AB25]+[.AC26]+[.AB27]+[.AA26])/4" office:value-type="float" office:value="2.47329791851607" calcext:value-type="float">
            <text:p>2.5</text:p>
          </table:table-cell>
          <table:table-cell table:formula="of:=([.AC25]+[.AD26]+[.AC27]+[.AB26])/4" office:value-type="float" office:value="2.20263409840092" calcext:value-type="float">
            <text:p>2.2</text:p>
          </table:table-cell>
          <table:table-cell table:formula="of:=([.AD25]+[.AE26]+[.AD27]+[.AC26])/4" office:value-type="float" office:value="1.94994081727716" calcext:value-type="float">
            <text:p>1.9</text:p>
          </table:table-cell>
          <table:table-cell table:formula="of:=([.AE25]+[.AF26]+[.AE27]+[.AD26])/4" office:value-type="float" office:value="1.7156655319001" calcext:value-type="float">
            <text:p>1.7</text:p>
          </table:table-cell>
          <table:table-cell table:formula="of:=([.AF25]+[.AG26]+[.AF27]+[.AE26])/4" office:value-type="float" office:value="1.49900710948087" calcext:value-type="float">
            <text:p>1.5</text:p>
          </table:table-cell>
          <table:table-cell table:formula="of:=([.AG25]+[.AH26]+[.AG27]+[.AF26])/4" office:value-type="float" office:value="1.29970626380787" calcext:value-type="float">
            <text:p>1.3</text:p>
          </table:table-cell>
          <table:table-cell table:formula="of:=([.AH25]+[.AI26]+[.AH27]+[.AG26])/4" office:value-type="float" office:value="1.11660171579663" calcext:value-type="float">
            <text:p>1.1</text:p>
          </table:table-cell>
          <table:table-cell table:formula="of:=([.AI25]+[.AJ26]+[.AI27]+[.AH26])/4" office:value-type="float" office:value="0.949491744559471" calcext:value-type="float">
            <text:p>0.9</text:p>
          </table:table-cell>
          <table:table-cell table:formula="of:=([.AJ25]+[.AK26]+[.AJ27]+[.AI26])/4" office:value-type="float" office:value="0.798147735271777" calcext:value-type="float">
            <text:p>0.8</text:p>
          </table:table-cell>
          <table:table-cell table:formula="of:=([.AK25]+[.AL26]+[.AK27]+[.AJ26])/4" office:value-type="float" office:value="0.661582539625606" calcext:value-type="float">
            <text:p>0.7</text:p>
          </table:table-cell>
          <table:table-cell table:formula="of:=([.AL25]+[.AM26]+[.AL27]+[.AK26])/4" office:value-type="float" office:value="0.539235353861919" calcext:value-type="float">
            <text:p>0.5</text:p>
          </table:table-cell>
          <table:table-cell table:formula="of:=([.AM25]+[.AN26]+[.AM27]+[.AL26])/4" office:value-type="float" office:value="0.430197894707536" calcext:value-type="float">
            <text:p>0.4</text:p>
          </table:table-cell>
          <table:table-cell table:formula="of:=([.AN25]+[.AO26]+[.AN27]+[.AM26])/4" office:value-type="float" office:value="0.333934020019222" calcext:value-type="float">
            <text:p>0.3</text:p>
          </table:table-cell>
          <table:table-cell table:formula="of:=([.AO25]+[.AP26]+[.AO27]+[.AN26])/4" office:value-type="float" office:value="0.249193092300861" calcext:value-type="float">
            <text:p>0.2</text:p>
          </table:table-cell>
          <table:table-cell table:formula="of:=([.AP25]+[.AQ26]+[.AP27]+[.AO26])/4" office:value-type="float" office:value="0.177360874947395" calcext:value-type="float">
            <text:p>0.2</text:p>
          </table:table-cell>
          <table:table-cell table:formula="of:=([.AQ25]+[.AR26]+[.AQ27]+[.AP26])/4" office:value-type="float" office:value="0.115949416253761" calcext:value-type="float">
            <text:p>0.1</text:p>
          </table:table-cell>
          <table:table-cell table:formula="of:=([.AR25]+[.AS26]+[.AR27]+[.AQ26])/4" office:value-type="float" office:value="0.0659199009666867" calcext:value-type="float">
            <text:p>0.1</text:p>
          </table:table-cell>
          <table:table-cell table:formula="of:=([.AS25]+[.AT26]+[.AS27]+[.AR26])/4" office:value-type="float" office:value="0.0280686203213268" calcext:value-type="float">
            <text:p>0.0</text:p>
          </table:table-cell>
          <table:table-cell table:formula="of:=([.AT25]+[.AU26]+[.AT27]+[.AS26])/4" office:value-type="float" office:value="0.00145347748541415" calcext:value-type="float">
            <text:p>0.0</text:p>
          </table:table-cell>
          <table:table-cell table:formula="of:=([.AU25]+[.AV26]+[.AU27]+[.AT26])/4" office:value-type="float" office:value="0.000611892111496412" calcext:value-type="float">
            <text:p>0.0</text:p>
          </table:table-cell>
          <table:table-cell table:formula="of:=([.AV25]+[.AW26]+[.AV27]+[.AU26])/4" office:value-type="float" office:value="0.000221456947854952" calcext:value-type="float">
            <text:p>0.0</text:p>
          </table:table-cell>
          <table:table-cell table:formula="of:=([.AW25]+[.AX26]+[.AW27]+[.AV26])/4" office:value-type="float" office:value="0.0000905337102768842" calcext:value-type="float">
            <text:p>0.0</text:p>
          </table:table-cell>
          <table:table-cell table:formula="of:=([.AX25]+[.AY26]+[.AX27]+[.AW26])/4" office:value-type="float" office:value="0.0000320256296791709" calcext:value-type="float">
            <text:p>0.0</text:p>
          </table:table-cell>
          <table:table-cell table:formula="of:=([.AY25]+[.AZ26]+[.AY27]+[.AX26])/4" office:value-type="float" office:value="0.0000128055983377323" calcext:value-type="float">
            <text:p>0.0</text:p>
          </table:table-cell>
          <table:table-cell table:formula="of:=([.AZ25]+[.BA26]+[.AZ27]+[.AY26])/4" office:value-type="float" office:value="0.00000434404951787109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26]+[.D27]+[.C28]+[.B27])/4" office:value-type="float" office:value="0.131875256929829" calcext:value-type="float">
            <text:p>0.1</text:p>
          </table:table-cell>
          <table:table-cell table:formula="of:=([.D26]+[.E27]+[.D28]+[.C27])/4" office:value-type="float" office:value="0.296611985923447" calcext:value-type="float">
            <text:p>0.3</text:p>
          </table:table-cell>
          <table:table-cell table:formula="of:=([.E26]+[.F27]+[.E28]+[.D27])/4" office:value-type="float" office:value="0.492413861810529" calcext:value-type="float">
            <text:p>0.5</text:p>
          </table:table-cell>
          <table:table-cell table:formula="of:=([.F26]+[.G27]+[.F28]+[.E27])/4" office:value-type="float" office:value="0.712966122641464" calcext:value-type="float">
            <text:p>0.7</text:p>
          </table:table-cell>
          <table:table-cell table:formula="of:=([.G26]+[.H27]+[.G28]+[.F27])/4" office:value-type="float" office:value="0.955626648098274" calcext:value-type="float">
            <text:p>1.0</text:p>
          </table:table-cell>
          <table:table-cell table:formula="of:=([.H26]+[.I27]+[.H28]+[.G27])/4" office:value-type="float" office:value="1.21891349204546" calcext:value-type="float">
            <text:p>1.2</text:p>
          </table:table-cell>
          <table:table-cell table:formula="of:=([.I26]+[.J27]+[.I28]+[.H27])/4" office:value-type="float" office:value="1.49961354392493" calcext:value-type="float">
            <text:p>1.5</text:p>
          </table:table-cell>
          <table:table-cell table:formula="of:=([.J26]+[.K27]+[.J28]+[.I27])/4" office:value-type="float" office:value="1.79591626361977" calcext:value-type="float">
            <text:p>1.8</text:p>
          </table:table-cell>
          <table:table-cell table:formula="of:=([.K26]+[.L27]+[.K28]+[.J27])/4" office:value-type="float" office:value="2.10610726822195" calcext:value-type="float">
            <text:p>2.1</text:p>
          </table:table-cell>
          <table:table-cell table:formula="of:=([.L26]+[.M27]+[.L28]+[.K27])/4" office:value-type="float" office:value="2.42596103782385" calcext:value-type="float">
            <text:p>2.4</text:p>
          </table:table-cell>
          <table:table-cell table:formula="of:=([.M26]+[.N27]+[.M28]+[.L27])/4" office:value-type="float" office:value="2.75359401065467" calcext:value-type="float">
            <text:p>2.8</text:p>
          </table:table-cell>
          <table:table-cell table:formula="of:=([.N26]+[.O27]+[.N28]+[.M27])/4" office:value-type="float" office:value="3.07931425485134" calcext:value-type="float">
            <text:p>3.1</text:p>
          </table:table-cell>
          <table:table-cell table:formula="of:=([.O26]+[.P27]+[.O28]+[.N27])/4" office:value-type="float" office:value="3.39548307948972" calcext:value-type="float">
            <text:p>3.4</text:p>
          </table:table-cell>
          <table:table-cell table:formula="of:=([.P26]+[.Q27]+[.P28]+[.O27])/4" office:value-type="float" office:value="3.68446248337776" calcext:value-type="float">
            <text:p>3.7</text:p>
          </table:table-cell>
          <table:table-cell table:formula="of:=([.Q26]+[.R27]+[.Q28]+[.P27])/4" office:value-type="float" office:value="3.92751435335467" calcext:value-type="float">
            <text:p>3.9</text:p>
          </table:table-cell>
          <table:table-cell table:formula="of:=([.R26]+[.S27]+[.R28]+[.Q27])/4" office:value-type="float" office:value="4.09764809913919" calcext:value-type="float">
            <text:p>4.1</text:p>
          </table:table-cell>
          <table:table-cell table:formula="of:=([.S26]+[.T27]+[.S28]+[.R27])/4" office:value-type="float" office:value="4.17388731966995" calcext:value-type="float">
            <text:p>4.2</text:p>
          </table:table-cell>
          <table:table-cell table:formula="of:=([.T26]+[.U27]+[.T28]+[.S27])/4" office:value-type="float" office:value="4.148544490052" calcext:value-type="float">
            <text:p>4.1</text:p>
          </table:table-cell>
          <table:table-cell table:formula="of:=([.U26]+[.V27]+[.U28]+[.T27])/4" office:value-type="float" office:value="4.0294390540231" calcext:value-type="float">
            <text:p>4.0</text:p>
          </table:table-cell>
          <table:table-cell table:formula="of:=([.V26]+[.W27]+[.V28]+[.U27])/4" office:value-type="float" office:value="3.83938720238435" calcext:value-type="float">
            <text:p>3.8</text:p>
          </table:table-cell>
          <table:table-cell table:formula="of:=([.W26]+[.X27]+[.W28]+[.V27])/4" office:value-type="float" office:value="3.60300426567312" calcext:value-type="float">
            <text:p>3.6</text:p>
          </table:table-cell>
          <table:table-cell table:formula="of:=([.X26]+[.Y27]+[.X28]+[.W27])/4" office:value-type="float" office:value="3.34109282453785" calcext:value-type="float">
            <text:p>3.3</text:p>
          </table:table-cell>
          <table:table-cell table:formula="of:=([.Y26]+[.Z27]+[.Y28]+[.X27])/4" office:value-type="float" office:value="3.06936097286627" calcext:value-type="float">
            <text:p>3.1</text:p>
          </table:table-cell>
          <table:table-cell table:formula="of:=([.Z26]+[.AA27]+[.Z28]+[.Y27])/4" office:value-type="float" office:value="2.79626793786474" calcext:value-type="float">
            <text:p>2.8</text:p>
          </table:table-cell>
          <table:table-cell table:formula="of:=([.AA26]+[.AB27]+[.AA28]+[.Z27])/4" office:value-type="float" office:value="2.52976969839801" calcext:value-type="float">
            <text:p>2.5</text:p>
          </table:table-cell>
          <table:table-cell table:formula="of:=([.AB26]+[.AC27]+[.AB28]+[.AA27])/4" office:value-type="float" office:value="2.27334145040586" calcext:value-type="float">
            <text:p>2.3</text:p>
          </table:table-cell>
          <table:table-cell table:formula="of:=([.AC26]+[.AD27]+[.AC28]+[.AB27])/4" office:value-type="float" office:value="2.03100243189094" calcext:value-type="float">
            <text:p>2.0</text:p>
          </table:table-cell>
          <table:table-cell table:formula="of:=([.AD26]+[.AE27]+[.AD28]+[.AC27])/4" office:value-type="float" office:value="1.80227509706103" calcext:value-type="float">
            <text:p>1.8</text:p>
          </table:table-cell>
          <table:table-cell table:formula="of:=([.AE26]+[.AF27]+[.AE28]+[.AD27])/4" office:value-type="float" office:value="1.5878841268333" calcext:value-type="float">
            <text:p>1.6</text:p>
          </table:table-cell>
          <table:table-cell table:formula="of:=([.AF26]+[.AG27]+[.AF28]+[.AE27])/4" office:value-type="float" office:value="1.38864971873476" calcext:value-type="float">
            <text:p>1.4</text:p>
          </table:table-cell>
          <table:table-cell table:formula="of:=([.AG26]+[.AH27]+[.AG28]+[.AF27])/4" office:value-type="float" office:value="1.20458308283434" calcext:value-type="float">
            <text:p>1.2</text:p>
          </table:table-cell>
          <table:table-cell table:formula="of:=([.AH26]+[.AI27]+[.AH28]+[.AG27])/4" office:value-type="float" office:value="1.0351569195679" calcext:value-type="float">
            <text:p>1.0</text:p>
          </table:table-cell>
          <table:table-cell table:formula="of:=([.AI26]+[.AJ27]+[.AI28]+[.AH27])/4" office:value-type="float" office:value="0.879199040042453" calcext:value-type="float">
            <text:p>0.9</text:p>
          </table:table-cell>
          <table:table-cell table:formula="of:=([.AJ26]+[.AK27]+[.AJ28]+[.AI27])/4" office:value-type="float" office:value="0.737526707501011" calcext:value-type="float">
            <text:p>0.7</text:p>
          </table:table-cell>
          <table:table-cell table:formula="of:=([.AK26]+[.AL27]+[.AK28]+[.AJ27])/4" office:value-type="float" office:value="0.60931938438035" calcext:value-type="float">
            <text:p>0.6</text:p>
          </table:table-cell>
          <table:table-cell table:formula="of:=([.AL26]+[.AM27]+[.AL28]+[.AK27])/4" office:value-type="float" office:value="0.494271146758681" calcext:value-type="float">
            <text:p>0.5</text:p>
          </table:table-cell>
          <table:table-cell table:formula="of:=([.AM26]+[.AN27]+[.AM28]+[.AL27])/4" office:value-type="float" office:value="0.391699257966764" calcext:value-type="float">
            <text:p>0.4</text:p>
          </table:table-cell>
          <table:table-cell table:formula="of:=([.AN26]+[.AO27]+[.AN28]+[.AM27])/4" office:value-type="float" office:value="0.30116884588289" calcext:value-type="float">
            <text:p>0.3</text:p>
          </table:table-cell>
          <table:table-cell table:formula="of:=([.AO26]+[.AP27]+[.AO28]+[.AN27])/4" office:value-type="float" office:value="0.221745318909079" calcext:value-type="float">
            <text:p>0.2</text:p>
          </table:table-cell>
          <table:table-cell table:formula="of:=([.AP26]+[.AQ27]+[.AP28]+[.AO27])/4" office:value-type="float" office:value="0.154709176976899" calcext:value-type="float">
            <text:p>0.2</text:p>
          </table:table-cell>
          <table:table-cell table:formula="of:=([.AQ26]+[.AR27]+[.AQ28]+[.AP27])/4" office:value-type="float" office:value="0.0980174240469722" calcext:value-type="float">
            <text:p>0.1</text:p>
          </table:table-cell>
          <table:table-cell table:formula="of:=([.AR26]+[.AS27]+[.AR28]+[.AQ27])/4" office:value-type="float" office:value="0.0526864494812195" calcext:value-type="float">
            <text:p>0.1</text:p>
          </table:table-cell>
          <table:table-cell table:formula="of:=([.AS26]+[.AT27]+[.AS28]+[.AR27])/4" office:value-type="float" office:value="0.0200421733870334" calcext:value-type="float">
            <text:p>0.0</text:p>
          </table:table-cell>
          <table:table-cell table:formula="of:=([.AT26]+[.AU27]+[.AT28]+[.AS27])/4" office:value-type="float" office:value="0.00105566565428092" calcext:value-type="float">
            <text:p>0.0</text:p>
          </table:table-cell>
          <table:table-cell table:formula="of:=([.AU26]+[.AV27]+[.AU28]+[.AT27])/4" office:value-type="float" office:value="0.000452224661530135" calcext:value-type="float">
            <text:p>0.0</text:p>
          </table:table-cell>
          <table:table-cell table:formula="of:=([.AV26]+[.AW27]+[.AV28]+[.AU27])/4" office:value-type="float" office:value="0.000162016553416849" calcext:value-type="float">
            <text:p>0.0</text:p>
          </table:table-cell>
          <table:table-cell table:formula="of:=([.AW26]+[.AX27]+[.AW28]+[.AV27])/4" office:value-type="float" office:value="0.0000677047063499175" calcext:value-type="float">
            <text:p>0.0</text:p>
          </table:table-cell>
          <table:table-cell table:formula="of:=([.AX26]+[.AY27]+[.AX28]+[.AW27])/4" office:value-type="float" office:value="0.000023717612259634" calcext:value-type="float">
            <text:p>0.0</text:p>
          </table:table-cell>
          <table:table-cell table:formula="of:=([.AY26]+[.AZ27]+[.AY28]+[.AX27])/4" office:value-type="float" office:value="0.00000971776006732967" calcext:value-type="float">
            <text:p>0.0</text:p>
          </table:table-cell>
          <table:table-cell table:formula="of:=([.AZ26]+[.BA27]+[.AZ28]+[.AY27])/4" office:value-type="float" office:value="0.00000326509732788132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27]+[.D28]+[.C29]+[.B28])/4" office:value-type="float" office:value="0.0837108716587008" calcext:value-type="float">
            <text:p>0.1</text:p>
          </table:table-cell>
          <table:table-cell table:formula="of:=([.D27]+[.E28]+[.D29]+[.C28])/4" office:value-type="float" office:value="0.22201255526601" calcext:value-type="float">
            <text:p>0.2</text:p>
          </table:table-cell>
          <table:table-cell table:formula="of:=([.E27]+[.F28]+[.E29]+[.D28])/4" office:value-type="float" office:value="0.400820354882054" calcext:value-type="float">
            <text:p>0.4</text:p>
          </table:table-cell>
          <table:table-cell table:formula="of:=([.F27]+[.G28]+[.F29]+[.E28])/4" office:value-type="float" office:value="0.604541568853356" calcext:value-type="float">
            <text:p>0.6</text:p>
          </table:table-cell>
          <table:table-cell table:formula="of:=([.G27]+[.H28]+[.G29]+[.F28])/4" office:value-type="float" office:value="0.828315200461974" calcext:value-type="float">
            <text:p>0.8</text:p>
          </table:table-cell>
          <table:table-cell table:formula="of:=([.H27]+[.I28]+[.H29]+[.G28])/4" office:value-type="float" office:value="1.06999571701415" calcext:value-type="float">
            <text:p>1.1</text:p>
          </table:table-cell>
          <table:table-cell table:formula="of:=([.I27]+[.J28]+[.I29]+[.H28])/4" office:value-type="float" office:value="1.32591580218615" calcext:value-type="float">
            <text:p>1.3</text:p>
          </table:table-cell>
          <table:table-cell table:formula="of:=([.J27]+[.K28]+[.J29]+[.I28])/4" office:value-type="float" office:value="1.59347758687866" calcext:value-type="float">
            <text:p>1.6</text:p>
          </table:table-cell>
          <table:table-cell table:formula="of:=([.K27]+[.L28]+[.K29]+[.J28])/4" office:value-type="float" office:value="1.87040039082273" calcext:value-type="float">
            <text:p>1.9</text:p>
          </table:table-cell>
          <table:table-cell table:formula="of:=([.L27]+[.M28]+[.L29]+[.K28])/4" office:value-type="float" office:value="2.15238090029895" calcext:value-type="float">
            <text:p>2.2</text:p>
          </table:table-cell>
          <table:table-cell table:formula="of:=([.M27]+[.N28]+[.M29]+[.L28])/4" office:value-type="float" office:value="2.43503395056391" calcext:value-type="float">
            <text:p>2.4</text:p>
          </table:table-cell>
          <table:table-cell table:formula="of:=([.N27]+[.O28]+[.N29]+[.M28])/4" office:value-type="float" office:value="2.71124164882636" calcext:value-type="float">
            <text:p>2.7</text:p>
          </table:table-cell>
          <table:table-cell table:formula="of:=([.O27]+[.P28]+[.O29]+[.N28])/4" office:value-type="float" office:value="2.97261299740574" calcext:value-type="float">
            <text:p>3.0</text:p>
          </table:table-cell>
          <table:table-cell table:formula="of:=([.P27]+[.Q28]+[.P29]+[.O28])/4" office:value-type="float" office:value="3.20524482642955" calcext:value-type="float">
            <text:p>3.2</text:p>
          </table:table-cell>
          <table:table-cell table:formula="of:=([.Q27]+[.R28]+[.Q29]+[.P28])/4" office:value-type="float" office:value="3.39679248743658" calcext:value-type="float">
            <text:p>3.4</text:p>
          </table:table-cell>
          <table:table-cell table:formula="of:=([.R27]+[.S28]+[.R29]+[.Q28])/4" office:value-type="float" office:value="3.52967546352317" calcext:value-type="float">
            <text:p>3.5</text:p>
          </table:table-cell>
          <table:table-cell table:formula="of:=([.S27]+[.T28]+[.S29]+[.R28])/4" office:value-type="float" office:value="3.593502678712" calcext:value-type="float">
            <text:p>3.6</text:p>
          </table:table-cell>
          <table:table-cell table:formula="of:=([.T27]+[.U28]+[.T29]+[.S28])/4" office:value-type="float" office:value="3.58167290275286" calcext:value-type="float">
            <text:p>3.6</text:p>
          </table:table-cell>
          <table:table-cell table:formula="of:=([.U27]+[.V28]+[.U29]+[.T28])/4" office:value-type="float" office:value="3.50057882445158" calcext:value-type="float">
            <text:p>3.5</text:p>
          </table:table-cell>
          <table:table-cell table:formula="of:=([.V27]+[.W28]+[.V29]+[.U28])/4" office:value-type="float" office:value="3.36189881769655" calcext:value-type="float">
            <text:p>3.4</text:p>
          </table:table-cell>
          <table:table-cell table:formula="of:=([.W27]+[.X28]+[.W29]+[.V28])/4" office:value-type="float" office:value="3.18138855266535" calcext:value-type="float">
            <text:p>3.2</text:p>
          </table:table-cell>
          <table:table-cell table:formula="of:=([.X27]+[.Y28]+[.X29]+[.W28])/4" office:value-type="float" office:value="2.97305135635205" calcext:value-type="float">
            <text:p>3.0</text:p>
          </table:table-cell>
          <table:table-cell table:formula="of:=([.Y27]+[.Z28]+[.Y29]+[.X28])/4" office:value-type="float" office:value="2.74942816241946" calcext:value-type="float">
            <text:p>2.7</text:p>
          </table:table-cell>
          <table:table-cell table:formula="of:=([.Z27]+[.AA28]+[.Z29]+[.Y28])/4" office:value-type="float" office:value="2.51909781370271" calcext:value-type="float">
            <text:p>2.5</text:p>
          </table:table-cell>
          <table:table-cell table:formula="of:=([.AA27]+[.AB28]+[.AA29]+[.Z28])/4" office:value-type="float" office:value="2.29001668098467" calcext:value-type="float">
            <text:p>2.3</text:p>
          </table:table-cell>
          <table:table-cell table:formula="of:=([.AB27]+[.AC28]+[.AB29]+[.AA28])/4" office:value-type="float" office:value="2.06576419579384" calcext:value-type="float">
            <text:p>2.1</text:p>
          </table:table-cell>
          <table:table-cell table:formula="of:=([.AC27]+[.AD28]+[.AC29]+[.AB28])/4" office:value-type="float" office:value="1.85050191670735" calcext:value-type="float">
            <text:p>1.9</text:p>
          </table:table-cell>
          <table:table-cell table:formula="of:=([.AD27]+[.AE28]+[.AD29]+[.AC28])/4" office:value-type="float" office:value="1.64599548781813" calcext:value-type="float">
            <text:p>1.6</text:p>
          </table:table-cell>
          <table:table-cell table:formula="of:=([.AE27]+[.AF28]+[.AE29]+[.AD28])/4" office:value-type="float" office:value="1.45320640515737" calcext:value-type="float">
            <text:p>1.5</text:p>
          </table:table-cell>
          <table:table-cell table:formula="of:=([.AF27]+[.AG28]+[.AF29]+[.AE28])/4" office:value-type="float" office:value="1.27200763535763" calcext:value-type="float">
            <text:p>1.3</text:p>
          </table:table-cell>
          <table:table-cell table:formula="of:=([.AG27]+[.AH28]+[.AG29]+[.AF28])/4" office:value-type="float" office:value="1.1035731770247" calcext:value-type="float">
            <text:p>1.1</text:p>
          </table:table-cell>
          <table:table-cell table:formula="of:=([.AH27]+[.AI28]+[.AH29]+[.AG28])/4" office:value-type="float" office:value="0.947767066714625" calcext:value-type="float">
            <text:p>0.9</text:p>
          </table:table-cell>
          <table:table-cell table:formula="of:=([.AI27]+[.AJ28]+[.AI29]+[.AH28])/4" office:value-type="float" office:value="0.803809551331577" calcext:value-type="float">
            <text:p>0.8</text:p>
          </table:table-cell>
          <table:table-cell table:formula="of:=([.AJ27]+[.AK28]+[.AJ29]+[.AI28])/4" office:value-type="float" office:value="0.672723928467604" calcext:value-type="float">
            <text:p>0.7</text:p>
          </table:table-cell>
          <table:table-cell table:formula="of:=([.AK27]+[.AL28]+[.AK29]+[.AJ28])/4" office:value-type="float" office:value="0.553550761606203" calcext:value-type="float">
            <text:p>0.6</text:p>
          </table:table-cell>
          <table:table-cell table:formula="of:=([.AL27]+[.AM28]+[.AL29]+[.AK28])/4" office:value-type="float" office:value="0.44634436826516" calcext:value-type="float">
            <text:p>0.4</text:p>
          </table:table-cell>
          <table:table-cell table:formula="of:=([.AM27]+[.AN28]+[.AM29]+[.AL28])/4" office:value-type="float" office:value="0.35068627985123" calcext:value-type="float">
            <text:p>0.4</text:p>
          </table:table-cell>
          <table:table-cell table:formula="of:=([.AN27]+[.AO28]+[.AN29]+[.AM28])/4" office:value-type="float" office:value="0.266384303742254" calcext:value-type="float">
            <text:p>0.3</text:p>
          </table:table-cell>
          <table:table-cell table:formula="of:=([.AO27]+[.AP28]+[.AO29]+[.AN28])/4" office:value-type="float" office:value="0.192822173522888" calcext:value-type="float">
            <text:p>0.2</text:p>
          </table:table-cell>
          <table:table-cell table:formula="of:=([.AP27]+[.AQ28]+[.AP29]+[.AO28])/4" office:value-type="float" office:value="0.130947342505314" calcext:value-type="float">
            <text:p>0.1</text:p>
          </table:table-cell>
          <table:table-cell table:formula="of:=([.AQ27]+[.AR28]+[.AQ29]+[.AP28])/4" office:value-type="float" office:value="0.0794305013990102" calcext:value-type="float">
            <text:p>0.1</text:p>
          </table:table-cell>
          <table:table-cell table:formula="of:=([.AR27]+[.AS28]+[.AR29]+[.AQ28])/4" office:value-type="float" office:value="0.0391682449107518" calcext:value-type="float">
            <text:p>0.0</text:p>
          </table:table-cell>
          <table:table-cell table:formula="of:=([.AS27]+[.AT28]+[.AS29]+[.AR28])/4" office:value-type="float" office:value="0.0114226181748193" calcext:value-type="float">
            <text:p>0.0</text:p>
          </table:table-cell>
          <table:table-cell table:formula="of:=([.AT27]+[.AU28]+[.AT29]+[.AS28])/4" office:value-type="float" office:value="0.000727918730597244" calcext:value-type="float">
            <text:p>0.0</text:p>
          </table:table-cell>
          <table:table-cell table:formula="of:=([.AU27]+[.AV28]+[.AU29]+[.AT28])/4" office:value-type="float" office:value="0.000317938086497973" calcext:value-type="float">
            <text:p>0.0</text:p>
          </table:table-cell>
          <table:table-cell table:formula="of:=([.AV27]+[.AW28]+[.AV29]+[.AU28])/4" office:value-type="float" office:value="0.000112806886036002" calcext:value-type="float">
            <text:p>0.0</text:p>
          </table:table-cell>
          <table:table-cell table:formula="of:=([.AW27]+[.AX28]+[.AW29]+[.AV28])/4" office:value-type="float" office:value="0.0000481560344650153" calcext:value-type="float">
            <text:p>0.0</text:p>
          </table:table-cell>
          <table:table-cell table:formula="of:=([.AX27]+[.AY28]+[.AX29]+[.AW28])/4" office:value-type="float" office:value="0.0000167230696207851" calcext:value-type="float">
            <text:p>0.0</text:p>
          </table:table-cell>
          <table:table-cell table:formula="of:=([.AY27]+[.AZ28]+[.AY29]+[.AX28])/4" office:value-type="float" office:value="0.00000700718857626999" calcext:value-type="float">
            <text:p>0.0</text:p>
          </table:table-cell>
          <table:table-cell table:formula="of:=([.AZ27]+[.BA28]+[.AZ29]+[.AY28])/4" office:value-type="float" office:value="0.00000233525793716443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28]+[.D29]+[.C30]+[.B29])/4" office:value-type="float" office:value="0.000349882418517876" calcext:value-type="float">
            <text:p>0.0</text:p>
          </table:table-cell>
          <table:table-cell table:formula="of:=([.D28]+[.E29]+[.D30]+[.C29])/4" office:value-type="float" office:value="0.125404580244452" calcext:value-type="float">
            <text:p>0.1</text:p>
          </table:table-cell>
          <table:table-cell table:formula="of:=([.E28]+[.F29]+[.E30]+[.D29])/4" office:value-type="float" office:value="0.297320027273375" calcext:value-type="float">
            <text:p>0.3</text:p>
          </table:table-cell>
          <table:table-cell table:formula="of:=([.F28]+[.G29]+[.F30]+[.E29])/4" office:value-type="float" office:value="0.489014776171354" calcext:value-type="float">
            <text:p>0.5</text:p>
          </table:table-cell>
          <table:table-cell table:formula="of:=([.G28]+[.H29]+[.G30]+[.F29])/4" office:value-type="float" office:value="0.695934933306063" calcext:value-type="float">
            <text:p>0.7</text:p>
          </table:table-cell>
          <table:table-cell table:formula="of:=([.H28]+[.I29]+[.H30]+[.G29])/4" office:value-type="float" office:value="0.917311401330422" calcext:value-type="float">
            <text:p>0.9</text:p>
          </table:table-cell>
          <table:table-cell table:formula="of:=([.I28]+[.J29]+[.I30]+[.H29])/4" office:value-type="float" office:value="1.14972424471662" calcext:value-type="float">
            <text:p>1.1</text:p>
          </table:table-cell>
          <table:table-cell table:formula="of:=([.J28]+[.K29]+[.J30]+[.I29])/4" office:value-type="float" office:value="1.39058435706772" calcext:value-type="float">
            <text:p>1.4</text:p>
          </table:table-cell>
          <table:table-cell table:formula="of:=([.K28]+[.L29]+[.K30]+[.J29])/4" office:value-type="float" office:value="1.63699147301441" calcext:value-type="float">
            <text:p>1.6</text:p>
          </table:table-cell>
          <table:table-cell table:formula="of:=([.L28]+[.M29]+[.L30]+[.K29])/4" office:value-type="float" office:value="1.88446719301849" calcext:value-type="float">
            <text:p>1.9</text:p>
          </table:table-cell>
          <table:table-cell table:formula="of:=([.M28]+[.N29]+[.M30]+[.L29])/4" office:value-type="float" office:value="2.12882607050508" calcext:value-type="float">
            <text:p>2.1</text:p>
          </table:table-cell>
          <table:table-cell table:formula="of:=([.N28]+[.O29]+[.N30]+[.M29])/4" office:value-type="float" office:value="2.36432480464532" calcext:value-type="float">
            <text:p>2.4</text:p>
          </table:table-cell>
          <table:table-cell table:formula="of:=([.O28]+[.P29]+[.O30]+[.N29])/4" office:value-type="float" office:value="2.58197158229326" calcext:value-type="float">
            <text:p>2.6</text:p>
          </table:table-cell>
          <table:table-cell table:formula="of:=([.P28]+[.Q29]+[.P30]+[.O29])/4" office:value-type="float" office:value="2.77322361220818" calcext:value-type="float">
            <text:p>2.8</text:p>
          </table:table-cell>
          <table:table-cell table:formula="of:=([.Q28]+[.R29]+[.Q30]+[.P29])/4" office:value-type="float" office:value="2.92791932338461" calcext:value-type="float">
            <text:p>2.9</text:p>
          </table:table-cell>
          <table:table-cell table:formula="of:=([.R28]+[.S29]+[.R30]+[.Q29])/4" office:value-type="float" office:value="3.03623797015181" calcext:value-type="float">
            <text:p>3.0</text:p>
          </table:table-cell>
          <table:table-cell table:formula="of:=([.S28]+[.T29]+[.S30]+[.R29])/4" office:value-type="float" office:value="3.09069250845351" calcext:value-type="float">
            <text:p>3.1</text:p>
          </table:table-cell>
          <table:table-cell table:formula="of:=([.T28]+[.U29]+[.T30]+[.S29])/4" office:value-type="float" office:value="3.08762595697719" calcext:value-type="float">
            <text:p>3.1</text:p>
          </table:table-cell>
          <table:table-cell table:formula="of:=([.U28]+[.V29]+[.U30]+[.T29])/4" office:value-type="float" office:value="3.03165528694218" calcext:value-type="float">
            <text:p>3.0</text:p>
          </table:table-cell>
          <table:table-cell table:formula="of:=([.V28]+[.W29]+[.V30]+[.U29])/4" office:value-type="float" office:value="2.92877106836046" calcext:value-type="float">
            <text:p>2.9</text:p>
          </table:table-cell>
          <table:table-cell table:formula="of:=([.W28]+[.X29]+[.W30]+[.V29])/4" office:value-type="float" office:value="2.78942420767523" calcext:value-type="float">
            <text:p>2.8</text:p>
          </table:table-cell>
          <table:table-cell table:formula="of:=([.X28]+[.Y29]+[.X30]+[.W29])/4" office:value-type="float" office:value="2.62277247485623" calcext:value-type="float">
            <text:p>2.6</text:p>
          </table:table-cell>
          <table:table-cell table:formula="of:=([.Y28]+[.Z29]+[.Y30]+[.X29])/4" office:value-type="float" office:value="2.43918705487165" calcext:value-type="float">
            <text:p>2.4</text:p>
          </table:table-cell>
          <table:table-cell table:formula="of:=([.Z28]+[.AA29]+[.Z30]+[.Y29])/4" office:value-type="float" office:value="2.24528998931512" calcext:value-type="float">
            <text:p>2.2</text:p>
          </table:table-cell>
          <table:table-cell table:formula="of:=([.AA28]+[.AB29]+[.AA30]+[.Z29])/4" office:value-type="float" office:value="2.04981016756423" calcext:value-type="float">
            <text:p>2.0</text:p>
          </table:table-cell>
          <table:table-cell table:formula="of:=([.AB28]+[.AC29]+[.AB30]+[.AA29])/4" office:value-type="float" office:value="1.85541717759099" calcext:value-type="float">
            <text:p>1.9</text:p>
          </table:table-cell>
          <table:table-cell table:formula="of:=([.AC28]+[.AD29]+[.AC30]+[.AB29])/4" office:value-type="float" office:value="1.66653905134138" calcext:value-type="float">
            <text:p>1.7</text:p>
          </table:table-cell>
          <table:table-cell table:formula="of:=([.AD28]+[.AE29]+[.AD30]+[.AC29])/4" office:value-type="float" office:value="1.48517942544098" calcext:value-type="float">
            <text:p>1.5</text:p>
          </table:table-cell>
          <table:table-cell table:formula="of:=([.AE28]+[.AF29]+[.AE30]+[.AD29])/4" office:value-type="float" office:value="1.3127648392941" calcext:value-type="float">
            <text:p>1.3</text:p>
          </table:table-cell>
          <table:table-cell table:formula="of:=([.AF28]+[.AG29]+[.AF30]+[.AE29])/4" office:value-type="float" office:value="1.14981053856145" calcext:value-type="float">
            <text:p>1.1</text:p>
          </table:table-cell>
          <table:table-cell table:formula="of:=([.AG28]+[.AH29]+[.AG30]+[.AF29])/4" office:value-type="float" office:value="0.997282179189753" calcext:value-type="float">
            <text:p>1.0</text:p>
          </table:table-cell>
          <table:table-cell table:formula="of:=([.AH28]+[.AI29]+[.AH30]+[.AG29])/4" office:value-type="float" office:value="0.85555734843254" calcext:value-type="float">
            <text:p>0.9</text:p>
          </table:table-cell>
          <table:table-cell table:formula="of:=([.AI28]+[.AJ29]+[.AI30]+[.AH29])/4" office:value-type="float" office:value="0.724185759869433" calcext:value-type="float">
            <text:p>0.7</text:p>
          </table:table-cell>
          <table:table-cell table:formula="of:=([.AJ28]+[.AK29]+[.AJ30]+[.AI29])/4" office:value-type="float" office:value="0.604813051253948" calcext:value-type="float">
            <text:p>0.6</text:p>
          </table:table-cell>
          <table:table-cell table:formula="of:=([.AK28]+[.AL29]+[.AK30]+[.AJ29])/4" office:value-type="float" office:value="0.49530018405278" calcext:value-type="float">
            <text:p>0.5</text:p>
          </table:table-cell>
          <table:table-cell table:formula="of:=([.AL28]+[.AM29]+[.AL30]+[.AK29])/4" office:value-type="float" office:value="0.396351592729201" calcext:value-type="float">
            <text:p>0.4</text:p>
          </table:table-cell>
          <table:table-cell table:formula="of:=([.AM28]+[.AN29]+[.AM30]+[.AL29])/4" office:value-type="float" office:value="0.307902778688901" calcext:value-type="float">
            <text:p>0.3</text:p>
          </table:table-cell>
          <table:table-cell table:formula="of:=([.AN28]+[.AO29]+[.AN30]+[.AM29])/4" office:value-type="float" office:value="0.229856369788718" calcext:value-type="float">
            <text:p>0.2</text:p>
          </table:table-cell>
          <table:table-cell table:formula="of:=([.AO28]+[.AP29]+[.AO30]+[.AN29])/4" office:value-type="float" office:value="0.163035750300505" calcext:value-type="float">
            <text:p>0.2</text:p>
          </table:table-cell>
          <table:table-cell table:formula="of:=([.AP28]+[.AQ29]+[.AP30]+[.AO29])/4" office:value-type="float" office:value="0.106085239443326" calcext:value-type="float">
            <text:p>0.1</text:p>
          </table:table-cell>
          <table:table-cell table:formula="of:=([.AQ28]+[.AR29]+[.AQ30]+[.AP29])/4" office:value-type="float" office:value="0.0600707624194917" calcext:value-type="float">
            <text:p>0.1</text:p>
          </table:table-cell>
          <table:table-cell table:formula="of:=([.AR28]+[.AS29]+[.AR30]+[.AQ29])/4" office:value-type="float" office:value="0.0251785486613841" calcext:value-type="float">
            <text:p>0.0</text:p>
          </table:table-cell>
          <table:table-cell table:formula="of:=([.AS28]+[.AT29]+[.AS30]+[.AR29])/4" office:value-type="float" office:value="0.00132020118645221" calcext:value-type="float">
            <text:p>0.0</text:p>
          </table:table-cell>
          <table:table-cell table:formula="of:=([.AT28]+[.AU29]+[.AT30]+[.AS29])/4" office:value-type="float" office:value="0.000479795739347369" calcext:value-type="float">
            <text:p>0.0</text:p>
          </table:table-cell>
          <table:table-cell table:formula="of:=([.AU28]+[.AV29]+[.AU30]+[.AT29])/4" office:value-type="float" office:value="0.000213840134389927" calcext:value-type="float">
            <text:p>0.0</text:p>
          </table:table-cell>
          <table:table-cell table:formula="of:=([.AV28]+[.AW29]+[.AV30]+[.AU29])/4" office:value-type="float" office:value="0.0000751759676288686" calcext:value-type="float">
            <text:p>0.0</text:p>
          </table:table-cell>
          <table:table-cell table:formula="of:=([.AW28]+[.AX29]+[.AW30]+[.AV29])/4" office:value-type="float" office:value="0.0000327694207942505" calcext:value-type="float">
            <text:p>0.0</text:p>
          </table:table-cell>
          <table:table-cell table:formula="of:=([.AX28]+[.AY29]+[.AX30]+[.AW29])/4" office:value-type="float" office:value="0.0000112901509302937" calcext:value-type="float">
            <text:p>0.0</text:p>
          </table:table-cell>
          <table:table-cell table:formula="of:=([.AY28]+[.AZ29]+[.AY30]+[.AX29])/4" office:value-type="float" office:value="0.00000483259471297082" calcext:value-type="float">
            <text:p>0.0</text:p>
          </table:table-cell>
          <table:table-cell table:formula="of:=([.AZ28]+[.BA29]+[.AZ30]+[.AY29])/4" office:value-type="float" office:value="0.00000159906269938241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29]+[.D30]+[.C31]+[.B30])/4" office:value-type="float" office:value="0.0000902516546779068" calcext:value-type="float">
            <text:p>0.0</text:p>
          </table:table-cell>
          <table:table-cell table:formula="of:=([.D29]+[.E30]+[.D31]+[.C30])/4" office:value-type="float" office:value="0.000420446033708468" calcext:value-type="float">
            <text:p>0.0</text:p>
          </table:table-cell>
          <table:table-cell table:formula="of:=([.E29]+[.F30]+[.E31]+[.D30])/4" office:value-type="float" office:value="0.189321017518098" calcext:value-type="float">
            <text:p>0.2</text:p>
          </table:table-cell>
          <table:table-cell table:formula="of:=([.F29]+[.G30]+[.F31]+[.E30])/4" office:value-type="float" office:value="0.370649327185614" calcext:value-type="float">
            <text:p>0.4</text:p>
          </table:table-cell>
          <table:table-cell table:formula="of:=([.G29]+[.H30]+[.G31]+[.F30])/4" office:value-type="float" office:value="0.561465431789192" calcext:value-type="float">
            <text:p>0.6</text:p>
          </table:table-cell>
          <table:table-cell table:formula="of:=([.H29]+[.I30]+[.H31]+[.G30])/4" office:value-type="float" office:value="0.763732084786584" calcext:value-type="float">
            <text:p>0.8</text:p>
          </table:table-cell>
          <table:table-cell table:formula="of:=([.I29]+[.J30]+[.I31]+[.H30])/4" office:value-type="float" office:value="0.97427247408422" calcext:value-type="float">
            <text:p>1.0</text:p>
          </table:table-cell>
          <table:table-cell table:formula="of:=([.J29]+[.K30]+[.J31]+[.I30])/4" office:value-type="float" office:value="1.19120567640127" calcext:value-type="float">
            <text:p>1.2</text:p>
          </table:table-cell>
          <table:table-cell table:formula="of:=([.K29]+[.L30]+[.K31]+[.J30])/4" office:value-type="float" office:value="1.41019227103998" calcext:value-type="float">
            <text:p>1.4</text:p>
          </table:table-cell>
          <table:table-cell table:formula="of:=([.L29]+[.M30]+[.L31]+[.K30])/4" office:value-type="float" office:value="1.62727885056186" calcext:value-type="float">
            <text:p>1.6</text:p>
          </table:table-cell>
          <table:table-cell table:formula="of:=([.M29]+[.N30]+[.M31]+[.L30])/4" office:value-type="float" office:value="1.83888618942002" calcext:value-type="float">
            <text:p>1.8</text:p>
          </table:table-cell>
          <table:table-cell table:formula="of:=([.N29]+[.O30]+[.N31]+[.M30])/4" office:value-type="float" office:value="2.04011417297843" calcext:value-type="float">
            <text:p>2.0</text:p>
          </table:table-cell>
          <table:table-cell table:formula="of:=([.O29]+[.P30]+[.O31]+[.N30])/4" office:value-type="float" office:value="2.22353144447301" calcext:value-type="float">
            <text:p>2.2</text:p>
          </table:table-cell>
          <table:table-cell table:formula="of:=([.P29]+[.Q30]+[.P31]+[.O30])/4" office:value-type="float" office:value="2.38281400421988" calcext:value-type="float">
            <text:p>2.4</text:p>
          </table:table-cell>
          <table:table-cell table:formula="of:=([.Q29]+[.R30]+[.Q31]+[.P30])/4" office:value-type="float" office:value="2.51093603154762" calcext:value-type="float">
            <text:p>2.5</text:p>
          </table:table-cell>
          <table:table-cell table:formula="of:=([.R29]+[.S30]+[.R31]+[.Q30])/4" office:value-type="float" office:value="2.60134313115756" calcext:value-type="float">
            <text:p>2.6</text:p>
          </table:table-cell>
          <table:table-cell table:formula="of:=([.S29]+[.T30]+[.S31]+[.R30])/4" office:value-type="float" office:value="2.64934725217843" calcext:value-type="float">
            <text:p>2.6</text:p>
          </table:table-cell>
          <table:table-cell table:formula="of:=([.T29]+[.U30]+[.T31]+[.S30])/4" office:value-type="float" office:value="2.65225065453648" calcext:value-type="float">
            <text:p>2.7</text:p>
          </table:table-cell>
          <table:table-cell table:formula="of:=([.U29]+[.V30]+[.U31]+[.T30])/4" office:value-type="float" office:value="2.61359923507257" calcext:value-type="float">
            <text:p>2.6</text:p>
          </table:table-cell>
          <table:table-cell table:formula="of:=([.V29]+[.W30]+[.V31]+[.U30])/4" office:value-type="float" office:value="2.53641339183484" calcext:value-type="float">
            <text:p>2.5</text:p>
          </table:table-cell>
          <table:table-cell table:formula="of:=([.W29]+[.X30]+[.W31]+[.V30])/4" office:value-type="float" office:value="2.42787909245619" calcext:value-type="float">
            <text:p>2.4</text:p>
          </table:table-cell>
          <table:table-cell table:formula="of:=([.X29]+[.Y30]+[.X31]+[.W30])/4" office:value-type="float" office:value="2.29323703915433" calcext:value-type="float">
            <text:p>2.3</text:p>
          </table:table-cell>
          <table:table-cell table:formula="of:=([.Y29]+[.Z30]+[.Y31]+[.X30])/4" office:value-type="float" office:value="2.14251469198051" calcext:value-type="float">
            <text:p>2.1</text:p>
          </table:table-cell>
          <table:table-cell table:formula="of:=([.Z29]+[.AA30]+[.Z31]+[.Y30])/4" office:value-type="float" office:value="1.98026197754369" calcext:value-type="float">
            <text:p>2.0</text:p>
          </table:table-cell>
          <table:table-cell table:formula="of:=([.AA29]+[.AB30]+[.AA31]+[.Z30])/4" office:value-type="float" office:value="1.81439350729263" calcext:value-type="float">
            <text:p>1.8</text:p>
          </table:table-cell>
          <table:table-cell table:formula="of:=([.AB29]+[.AC30]+[.AB31]+[.AA30])/4" office:value-type="float" office:value="1.64708406299524" calcext:value-type="float">
            <text:p>1.6</text:p>
          </table:table-cell>
          <table:table-cell table:formula="of:=([.AC29]+[.AD30]+[.AC31]+[.AB30])/4" office:value-type="float" office:value="1.48267546727952" calcext:value-type="float">
            <text:p>1.5</text:p>
          </table:table-cell>
          <table:table-cell table:formula="of:=([.AD29]+[.AE30]+[.AD31]+[.AC30])/4" office:value-type="float" office:value="1.32316709852676" calcext:value-type="float">
            <text:p>1.3</text:p>
          </table:table-cell>
          <table:table-cell table:formula="of:=([.AE29]+[.AF30]+[.AE31]+[.AD30])/4" office:value-type="float" office:value="1.16996789455298" calcext:value-type="float">
            <text:p>1.2</text:p>
          </table:table-cell>
          <table:table-cell table:formula="of:=([.AF29]+[.AG30]+[.AF31]+[.AE30])/4" office:value-type="float" office:value="1.02551835444864" calcext:value-type="float">
            <text:p>1.0</text:p>
          </table:table-cell>
          <table:table-cell table:formula="of:=([.AG29]+[.AH30]+[.AG31]+[.AF30])/4" office:value-type="float" office:value="0.888839249029878" calcext:value-type="float">
            <text:p>0.9</text:p>
          </table:table-cell>
          <table:table-cell table:formula="of:=([.AH29]+[.AI30]+[.AH31]+[.AG30])/4" office:value-type="float" office:value="0.761212077834103" calcext:value-type="float">
            <text:p>0.8</text:p>
          </table:table-cell>
          <table:table-cell table:formula="of:=([.AI29]+[.AJ30]+[.AI31]+[.AH30])/4" office:value-type="float" office:value="0.642531831321623" calcext:value-type="float">
            <text:p>0.6</text:p>
          </table:table-cell>
          <table:table-cell table:formula="of:=([.AJ29]+[.AK30]+[.AJ31]+[.AI30])/4" office:value-type="float" office:value="0.534373981962468" calcext:value-type="float">
            <text:p>0.5</text:p>
          </table:table-cell>
          <table:table-cell table:formula="of:=([.AK29]+[.AL30]+[.AK31]+[.AJ30])/4" office:value-type="float" office:value="0.435430864204035" calcext:value-type="float">
            <text:p>0.4</text:p>
          </table:table-cell>
          <table:table-cell table:formula="of:=([.AL29]+[.AM30]+[.AL31]+[.AK30])/4" office:value-type="float" office:value="0.345085308270475" calcext:value-type="float">
            <text:p>0.3</text:p>
          </table:table-cell>
          <table:table-cell table:formula="of:=([.AM29]+[.AN30]+[.AM31]+[.AL30])/4" office:value-type="float" office:value="0.264002445701255" calcext:value-type="float">
            <text:p>0.3</text:p>
          </table:table-cell>
          <table:table-cell table:formula="of:=([.AN29]+[.AO30]+[.AN31]+[.AM30])/4" office:value-type="float" office:value="0.19380452120482" calcext:value-type="float">
            <text:p>0.2</text:p>
          </table:table-cell>
          <table:table-cell table:formula="of:=([.AO29]+[.AP30]+[.AO31]+[.AN30])/4" office:value-type="float" office:value="0.133246384309847" calcext:value-type="float">
            <text:p>0.1</text:p>
          </table:table-cell>
          <table:table-cell table:formula="of:=([.AP29]+[.AQ30]+[.AP31]+[.AO30])/4" office:value-type="float" office:value="0.0824490748594584" calcext:value-type="float">
            <text:p>0.1</text:p>
          </table:table-cell>
          <table:table-cell table:formula="of:=([.AQ29]+[.AR30]+[.AQ31]+[.AP30])/4" office:value-type="float" office:value="0.0419295058225775" calcext:value-type="float">
            <text:p>0.0</text:p>
          </table:table-cell>
          <table:table-cell table:formula="of:=([.AR29]+[.AS30]+[.AR31]+[.AQ30])/4" office:value-type="float" office:value="0.0138586487967148" calcext:value-type="float">
            <text:p>0.0</text:p>
          </table:table-cell>
          <table:table-cell table:formula="of:=([.AS29]+[.AT30]+[.AS31]+[.AR30])/4" office:value-type="float" office:value="0.000858984770239602" calcext:value-type="float">
            <text:p>0.0</text:p>
          </table:table-cell>
          <table:table-cell table:formula="of:=([.AT29]+[.AU30]+[.AT31]+[.AS30])/4" office:value-type="float" office:value="0.000307921845123124" calcext:value-type="float">
            <text:p>0.0</text:p>
          </table:table-cell>
          <table:table-cell table:formula="of:=([.AU29]+[.AV30]+[.AU31]+[.AT30])/4" office:value-type="float" office:value="0.000139196114737343" calcext:value-type="float">
            <text:p>0.0</text:p>
          </table:table-cell>
          <table:table-cell table:formula="of:=([.AV29]+[.AW30]+[.AV31]+[.AU30])/4" office:value-type="float" office:value="0.0000484595084148425" calcext:value-type="float">
            <text:p>0.0</text:p>
          </table:table-cell>
          <table:table-cell table:formula="of:=([.AW29]+[.AX30]+[.AW31]+[.AV30])/4" office:value-type="float" office:value="0.0000215022428282251" calcext:value-type="float">
            <text:p>0.0</text:p>
          </table:table-cell>
          <table:table-cell table:formula="of:=([.AX29]+[.AY30]+[.AX31]+[.AW30])/4" office:value-type="float" office:value="0.0000073495718969585" calcext:value-type="float">
            <text:p>0.0</text:p>
          </table:table-cell>
          <table:table-cell table:formula="of:=([.AY29]+[.AZ30]+[.AY31]+[.AX30])/4" office:value-type="float" office:value="0.00000320753233452715" calcext:value-type="float">
            <text:p>0.0</text:p>
          </table:table-cell>
          <table:table-cell table:formula="of:=([.AZ29]+[.BA30]+[.AZ31]+[.AY30])/4" office:value-type="float" office:value="0.00000105414880711235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30]+[.D31]+[.C32]+[.B31])/4" office:value-type="float" office:value="0.0000232749593754619" calcext:value-type="float">
            <text:p>0.0</text:p>
          </table:table-cell>
          <table:table-cell table:formula="of:=([.D30]+[.E31]+[.D32]+[.C31])/4" office:value-type="float" office:value="0.000106217242595544" calcext:value-type="float">
            <text:p>0.0</text:p>
          </table:table-cell>
          <table:table-cell table:formula="of:=([.E30]+[.F31]+[.E32]+[.D31])/4" office:value-type="float" office:value="0.107028799913029" calcext:value-type="float">
            <text:p>0.1</text:p>
          </table:table-cell>
          <table:table-cell table:formula="of:=([.F30]+[.G31]+[.F32]+[.E31])/4" office:value-type="float" office:value="0.256438497924949" calcext:value-type="float">
            <text:p>0.3</text:p>
          </table:table-cell>
          <table:table-cell table:formula="of:=([.G30]+[.H31]+[.G32]+[.F31])/4" office:value-type="float" office:value="0.429271758823627" calcext:value-type="float">
            <text:p>0.4</text:p>
          </table:table-cell>
          <table:table-cell table:formula="of:=([.H30]+[.I31]+[.H32]+[.G31])/4" office:value-type="float" office:value="0.613525950461566" calcext:value-type="float">
            <text:p>0.6</text:p>
          </table:table-cell>
          <table:table-cell table:formula="of:=([.I30]+[.J31]+[.I32]+[.H31])/4" office:value-type="float" office:value="0.804034437673502" calcext:value-type="float">
            <text:p>0.8</text:p>
          </table:table-cell>
          <table:table-cell table:formula="of:=([.J30]+[.K31]+[.J32]+[.I31])/4" office:value-type="float" office:value="0.99838001169612" calcext:value-type="float">
            <text:p>1.0</text:p>
          </table:table-cell>
          <table:table-cell table:formula="of:=([.K30]+[.L31]+[.K32]+[.J31])/4" office:value-type="float" office:value="1.19258028242014" calcext:value-type="float">
            <text:p>1.2</text:p>
          </table:table-cell>
          <table:table-cell table:formula="of:=([.L30]+[.M31]+[.L32]+[.K31])/4" office:value-type="float" office:value="1.38291563980384" calcext:value-type="float">
            <text:p>1.4</text:p>
          </table:table-cell>
          <table:table-cell table:formula="of:=([.M30]+[.N31]+[.M32]+[.L31])/4" office:value-type="float" office:value="1.56654388437986" calcext:value-type="float">
            <text:p>1.6</text:p>
          </table:table-cell>
          <table:table-cell table:formula="of:=([.N30]+[.O31]+[.N32]+[.M31])/4" office:value-type="float" office:value="1.73935465926482" calcext:value-type="float">
            <text:p>1.7</text:p>
          </table:table-cell>
          <table:table-cell table:formula="of:=([.O30]+[.P31]+[.O32]+[.N31])/4" office:value-type="float" office:value="1.89526355645005" calcext:value-type="float">
            <text:p>1.9</text:p>
          </table:table-cell>
          <table:table-cell table:formula="of:=([.P30]+[.Q31]+[.P32]+[.O31])/4" office:value-type="float" office:value="2.02959654345418" calcext:value-type="float">
            <text:p>2.0</text:p>
          </table:table-cell>
          <table:table-cell table:formula="of:=([.Q30]+[.R31]+[.Q32]+[.P31])/4" office:value-type="float" office:value="2.13753474698057" calcext:value-type="float">
            <text:p>2.1</text:p>
          </table:table-cell>
          <table:table-cell table:formula="of:=([.R30]+[.S31]+[.R32]+[.Q31])/4" office:value-type="float" office:value="2.21449724949072" calcext:value-type="float">
            <text:p>2.2</text:p>
          </table:table-cell>
          <table:table-cell table:formula="of:=([.S30]+[.T31]+[.S32]+[.R31])/4" office:value-type="float" office:value="2.25756139895142" calcext:value-type="float">
            <text:p>2.3</text:p>
          </table:table-cell>
          <table:table-cell table:formula="of:=([.T30]+[.U31]+[.T32]+[.S31])/4" office:value-type="float" office:value="2.2644291405409" calcext:value-type="float">
            <text:p>2.3</text:p>
          </table:table-cell>
          <table:table-cell table:formula="of:=([.U30]+[.V31]+[.U32]+[.T31])/4" office:value-type="float" office:value="2.23817887245632" calcext:value-type="float">
            <text:p>2.2</text:p>
          </table:table-cell>
          <table:table-cell table:formula="of:=([.V30]+[.W31]+[.V32]+[.U31])/4" office:value-type="float" office:value="2.17993081899785" calcext:value-type="float">
            <text:p>2.2</text:p>
          </table:table-cell>
          <table:table-cell table:formula="of:=([.W30]+[.X31]+[.W32]+[.V31])/4" office:value-type="float" office:value="2.09476006450424" calcext:value-type="float">
            <text:p>2.1</text:p>
          </table:table-cell>
          <table:table-cell table:formula="of:=([.X30]+[.Y31]+[.X32]+[.W31])/4" office:value-type="float" office:value="1.98602932361064" calcext:value-type="float">
            <text:p>2.0</text:p>
          </table:table-cell>
          <table:table-cell table:formula="of:=([.Y30]+[.Z31]+[.Y32]+[.X31])/4" office:value-type="float" office:value="1.8617266351748" calcext:value-type="float">
            <text:p>1.9</text:p>
          </table:table-cell>
          <table:table-cell table:formula="of:=([.Z30]+[.AA31]+[.Z32]+[.Y31])/4" office:value-type="float" office:value="1.72635061061559" calcext:value-type="float">
            <text:p>1.7</text:p>
          </table:table-cell>
          <table:table-cell table:formula="of:=([.AA30]+[.AB31]+[.AA32]+[.Z31])/4" office:value-type="float" office:value="1.58636239882884" calcext:value-type="float">
            <text:p>1.6</text:p>
          </table:table-cell>
          <table:table-cell table:formula="of:=([.AB30]+[.AC31]+[.AB32]+[.AA31])/4" office:value-type="float" office:value="1.44331367000915" calcext:value-type="float">
            <text:p>1.4</text:p>
          </table:table-cell>
          <table:table-cell table:formula="of:=([.AC30]+[.AD31]+[.AC32]+[.AB31])/4" office:value-type="float" office:value="1.30136887693775" calcext:value-type="float">
            <text:p>1.3</text:p>
          </table:table-cell>
          <table:table-cell table:formula="of:=([.AD30]+[.AE31]+[.AD32]+[.AC31])/4" office:value-type="float" office:value="1.16238804873555" calcext:value-type="float">
            <text:p>1.2</text:p>
          </table:table-cell>
          <table:table-cell table:formula="of:=([.AE30]+[.AF31]+[.AE32]+[.AD31])/4" office:value-type="float" office:value="1.02816897609547" calcext:value-type="float">
            <text:p>1.0</text:p>
          </table:table-cell>
          <table:table-cell table:formula="of:=([.AF30]+[.AG31]+[.AF32]+[.AE31])/4" office:value-type="float" office:value="0.900777237029408" calcext:value-type="float">
            <text:p>0.9</text:p>
          </table:table-cell>
          <table:table-cell table:formula="of:=([.AG30]+[.AH31]+[.AG32]+[.AF31])/4" office:value-type="float" office:value="0.779622878836783" calcext:value-type="float">
            <text:p>0.8</text:p>
          </table:table-cell>
          <table:table-cell table:formula="of:=([.AH30]+[.AI31]+[.AH32]+[.AG31])/4" office:value-type="float" office:value="0.665977738318162" calcext:value-type="float">
            <text:p>0.7</text:p>
          </table:table-cell>
          <table:table-cell table:formula="of:=([.AI30]+[.AJ31]+[.AI32]+[.AH31])/4" office:value-type="float" office:value="0.560499559516183" calcext:value-type="float">
            <text:p>0.6</text:p>
          </table:table-cell>
          <table:table-cell table:formula="of:=([.AJ30]+[.AK31]+[.AJ32]+[.AI31])/4" office:value-type="float" office:value="0.463305673098945" calcext:value-type="float">
            <text:p>0.5</text:p>
          </table:table-cell>
          <table:table-cell table:formula="of:=([.AK30]+[.AL31]+[.AK32]+[.AJ31])/4" office:value-type="float" office:value="0.37432971193485" calcext:value-type="float">
            <text:p>0.4</text:p>
          </table:table-cell>
          <table:table-cell table:formula="of:=([.AL30]+[.AM31]+[.AL32]+[.AK31])/4" office:value-type="float" office:value="0.293074375152157" calcext:value-type="float">
            <text:p>0.3</text:p>
          </table:table-cell>
          <table:table-cell table:formula="of:=([.AM30]+[.AN31]+[.AM32]+[.AL31])/4" office:value-type="float" office:value="0.220817616053328" calcext:value-type="float">
            <text:p>0.2</text:p>
          </table:table-cell>
          <table:table-cell table:formula="of:=([.AN30]+[.AO31]+[.AN32]+[.AM31])/4" office:value-type="float" office:value="0.157692220683758" calcext:value-type="float">
            <text:p>0.2</text:p>
          </table:table-cell>
          <table:table-cell table:formula="of:=([.AO30]+[.AP31]+[.AO32]+[.AN31])/4" office:value-type="float" office:value="0.103181247826283" calcext:value-type="float">
            <text:p>0.1</text:p>
          </table:table-cell>
          <table:table-cell table:formula="of:=([.AP30]+[.AQ31]+[.AP32]+[.AO31])/4" office:value-type="float" office:value="0.0590405016329106" calcext:value-type="float">
            <text:p>0.1</text:p>
          </table:table-cell>
          <table:table-cell table:formula="of:=([.AQ30]+[.AR31]+[.AQ32]+[.AP31])/4" office:value-type="float" office:value="0.0250327364357576" calcext:value-type="float">
            <text:p>0.0</text:p>
          </table:table-cell>
          <table:table-cell table:formula="of:=([.AR30]+[.AS31]+[.AR32]+[.AQ31])/4" office:value-type="float" office:value="0.00114797028633989" calcext:value-type="float">
            <text:p>0.0</text:p>
          </table:table-cell>
          <table:table-cell table:formula="of:=([.AS30]+[.AT31]+[.AS32]+[.AR31])/4" office:value-type="float" office:value="0.000538024978139561" calcext:value-type="float">
            <text:p>0.0</text:p>
          </table:table-cell>
          <table:table-cell table:formula="of:=([.AT30]+[.AU31]+[.AT32]+[.AS31])/4" office:value-type="float" office:value="0.00019034163594908" calcext:value-type="float">
            <text:p>0.0</text:p>
          </table:table-cell>
          <table:table-cell table:formula="of:=([.AU30]+[.AV31]+[.AU32]+[.AT31])/4" office:value-type="float" office:value="0.0000874615092606175" calcext:value-type="float">
            <text:p>0.0</text:p>
          </table:table-cell>
          <table:table-cell table:formula="of:=([.AV30]+[.AW31]+[.AV32]+[.AU31])/4" office:value-type="float" office:value="0.0000301437141767383" calcext:value-type="float">
            <text:p>0.0</text:p>
          </table:table-cell>
          <table:table-cell table:formula="of:=([.AW30]+[.AX31]+[.AW32]+[.AV31])/4" office:value-type="float" office:value="0.000013619543915085" calcext:value-type="float">
            <text:p>0.0</text:p>
          </table:table-cell>
          <table:table-cell table:formula="of:=([.AX30]+[.AY31]+[.AX32]+[.AW31])/4" office:value-type="float" office:value="0.00000461716312309991" calcext:value-type="float">
            <text:p>0.0</text:p>
          </table:table-cell>
          <table:table-cell table:formula="of:=([.AY30]+[.AZ31]+[.AY32]+[.AX31])/4" office:value-type="float" office:value="0.00000205400164265718" calcext:value-type="float">
            <text:p>0.0</text:p>
          </table:table-cell>
          <table:table-cell table:formula="of:=([.AZ30]+[.BA31]+[.AZ32]+[.AY31])/4" office:value-type="float" office:value="0.000000670469186157957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31]+[.D32]+[.C33]+[.B32])/4" office:value-type="float" office:value="0.0000060009668241468" calcext:value-type="float">
            <text:p>0.0</text:p>
          </table:table-cell>
          <table:table-cell table:formula="of:=([.D31]+[.E32]+[.D33]+[.C32])/4" office:value-type="float" office:value="0.0000268349836156937" calcext:value-type="float">
            <text:p>0.0</text:p>
          </table:table-cell>
          <table:table-cell table:formula="of:=([.E31]+[.F32]+[.E33]+[.D32])/4" office:value-type="float" office:value="0.000518717309558001" calcext:value-type="float">
            <text:p>0.0</text:p>
          </table:table-cell>
          <table:table-cell table:formula="of:=([.F31]+[.G32]+[.F33]+[.E32])/4" office:value-type="float" office:value="0.135090681209784" calcext:value-type="float">
            <text:p>0.1</text:p>
          </table:table-cell>
          <table:table-cell table:formula="of:=([.G31]+[.H32]+[.G33]+[.F32])/4" office:value-type="float" office:value="0.299169533687674" calcext:value-type="float">
            <text:p>0.3</text:p>
          </table:table-cell>
          <table:table-cell table:formula="of:=([.H31]+[.I32]+[.H33]+[.G32])/4" office:value-type="float" office:value="0.468832808035463" calcext:value-type="float">
            <text:p>0.5</text:p>
          </table:table-cell>
          <table:table-cell table:formula="of:=([.I31]+[.J32]+[.I33]+[.H32])/4" office:value-type="float" office:value="0.641778267408622" calcext:value-type="float">
            <text:p>0.6</text:p>
          </table:table-cell>
          <table:table-cell table:formula="of:=([.J31]+[.K32]+[.J33]+[.I32])/4" office:value-type="float" office:value="0.815524013522523" calcext:value-type="float">
            <text:p>0.8</text:p>
          </table:table-cell>
          <table:table-cell table:formula="of:=([.K31]+[.L32]+[.K33]+[.J32])/4" office:value-type="float" office:value="0.987366429202919" calcext:value-type="float">
            <text:p>1.0</text:p>
          </table:table-cell>
          <table:table-cell table:formula="of:=([.L31]+[.M32]+[.L33]+[.K32])/4" office:value-type="float" office:value="1.15419282806123" calcext:value-type="float">
            <text:p>1.2</text:p>
          </table:table-cell>
          <table:table-cell table:formula="of:=([.M31]+[.N32]+[.M33]+[.L32])/4" office:value-type="float" office:value="1.31380487953494" calcext:value-type="float">
            <text:p>1.3</text:p>
          </table:table-cell>
          <table:table-cell table:formula="of:=([.N31]+[.O32]+[.N33]+[.M32])/4" office:value-type="float" office:value="1.46276730604824" calcext:value-type="float">
            <text:p>1.5</text:p>
          </table:table-cell>
          <table:table-cell table:formula="of:=([.O31]+[.P32]+[.O33]+[.N32])/4" office:value-type="float" office:value="1.59622178279145" calcext:value-type="float">
            <text:p>1.6</text:p>
          </table:table-cell>
          <table:table-cell table:formula="of:=([.P31]+[.Q32]+[.P33]+[.O32])/4" office:value-type="float" office:value="1.71062503609539" calcext:value-type="float">
            <text:p>1.7</text:p>
          </table:table-cell>
          <table:table-cell table:formula="of:=([.Q31]+[.R32]+[.Q33]+[.P32])/4" office:value-type="float" office:value="1.80264363971172" calcext:value-type="float">
            <text:p>1.8</text:p>
          </table:table-cell>
          <table:table-cell table:formula="of:=([.R31]+[.S32]+[.R33]+[.Q32])/4" office:value-type="float" office:value="1.86898943322386" calcext:value-type="float">
            <text:p>1.9</text:p>
          </table:table-cell>
          <table:table-cell table:formula="of:=([.S31]+[.T32]+[.S33]+[.R32])/4" office:value-type="float" office:value="1.90790487292109" calcext:value-type="float">
            <text:p>1.9</text:p>
          </table:table-cell>
          <table:table-cell table:formula="of:=([.T31]+[.U32]+[.T33]+[.S32])/4" office:value-type="float" office:value="1.91741597709566" calcext:value-type="float">
            <text:p>1.9</text:p>
          </table:table-cell>
          <table:table-cell table:formula="of:=([.U31]+[.V32]+[.U33]+[.T32])/4" office:value-type="float" office:value="1.9001846104825" calcext:value-type="float">
            <text:p>1.9</text:p>
          </table:table-cell>
          <table:table-cell table:formula="of:=([.V31]+[.W32]+[.V33]+[.U32])/4" office:value-type="float" office:value="1.8561821353694" calcext:value-type="float">
            <text:p>1.9</text:p>
          </table:table-cell>
          <table:table-cell table:formula="of:=([.W31]+[.X32]+[.W33]+[.V32])/4" office:value-type="float" office:value="1.78861859289577" calcext:value-type="float">
            <text:p>1.8</text:p>
          </table:table-cell>
          <table:table-cell table:formula="of:=([.X31]+[.Y32]+[.X33]+[.W32])/4" office:value-type="float" office:value="1.7006710033515" calcext:value-type="float">
            <text:p>1.7</text:p>
          </table:table-cell>
          <table:table-cell table:formula="of:=([.Y31]+[.Z32]+[.Y33]+[.X32])/4" office:value-type="float" office:value="1.59880724195884" calcext:value-type="float">
            <text:p>1.6</text:p>
          </table:table-cell>
          <table:table-cell table:formula="of:=([.Z31]+[.AA32]+[.Z33]+[.Y32])/4" office:value-type="float" office:value="1.48629733407252" calcext:value-type="float">
            <text:p>1.5</text:p>
          </table:table-cell>
          <table:table-cell table:formula="of:=([.AA31]+[.AB32]+[.AA33]+[.Z32])/4" office:value-type="float" office:value="1.36885967630427" calcext:value-type="float">
            <text:p>1.4</text:p>
          </table:table-cell>
          <table:table-cell table:formula="of:=([.AB31]+[.AC32]+[.AB33]+[.AA32])/4" office:value-type="float" office:value="1.2474671501798" calcext:value-type="float">
            <text:p>1.2</text:p>
          </table:table-cell>
          <table:table-cell table:formula="of:=([.AC31]+[.AD32]+[.AC33]+[.AB32])/4" office:value-type="float" office:value="1.12597622919402" calcext:value-type="float">
            <text:p>1.1</text:p>
          </table:table-cell>
          <table:table-cell table:formula="of:=([.AD31]+[.AE32]+[.AD33]+[.AC32])/4" office:value-type="float" office:value="1.00563480081925" calcext:value-type="float">
            <text:p>1.0</text:p>
          </table:table-cell>
          <table:table-cell table:formula="of:=([.AE31]+[.AF32]+[.AE33]+[.AD32])/4" office:value-type="float" office:value="0.889849152762128" calcext:value-type="float">
            <text:p>0.9</text:p>
          </table:table-cell>
          <table:table-cell table:formula="of:=([.AF31]+[.AG32]+[.AF33]+[.AE32])/4" office:value-type="float" office:value="0.778603913581775" calcext:value-type="float">
            <text:p>0.8</text:p>
          </table:table-cell>
          <table:table-cell table:formula="of:=([.AG31]+[.AH32]+[.AG33]+[.AF32])/4" office:value-type="float" office:value="0.672859685963254" calcext:value-type="float">
            <text:p>0.7</text:p>
          </table:table-cell>
          <table:table-cell table:formula="of:=([.AH31]+[.AI32]+[.AH33]+[.AG32])/4" office:value-type="float" office:value="0.572741081083202" calcext:value-type="float">
            <text:p>0.6</text:p>
          </table:table-cell>
          <table:table-cell table:formula="of:=([.AI31]+[.AJ32]+[.AI33]+[.AH32])/4" office:value-type="float" office:value="0.479329737545109" calcext:value-type="float">
            <text:p>0.5</text:p>
          </table:table-cell>
          <table:table-cell table:formula="of:=([.AJ31]+[.AK32]+[.AJ33]+[.AI32])/4" office:value-type="float" office:value="0.39300880267063" calcext:value-type="float">
            <text:p>0.4</text:p>
          </table:table-cell>
          <table:table-cell table:formula="of:=([.AK31]+[.AL32]+[.AK33]+[.AJ32])/4" office:value-type="float" office:value="0.31390697270289" calcext:value-type="float">
            <text:p>0.3</text:p>
          </table:table-cell>
          <table:table-cell table:formula="of:=([.AL31]+[.AM32]+[.AL33]+[.AK32])/4" office:value-type="float" office:value="0.241684162943972" calcext:value-type="float">
            <text:p>0.2</text:p>
          </table:table-cell>
          <table:table-cell table:formula="of:=([.AM31]+[.AN32]+[.AM33]+[.AL32])/4" office:value-type="float" office:value="0.177470492863754" calcext:value-type="float">
            <text:p>0.2</text:p>
          </table:table-cell>
          <table:table-cell table:formula="of:=([.AN31]+[.AO32]+[.AN33]+[.AM32])/4" office:value-type="float" office:value="0.121809970892699" calcext:value-type="float">
            <text:p>0.1</text:p>
          </table:table-cell>
          <table:table-cell table:formula="of:=([.AO31]+[.AP32]+[.AO33]+[.AN32])/4" office:value-type="float" office:value="0.0743882747856815" calcext:value-type="float">
            <text:p>0.1</text:p>
          </table:table-cell>
          <table:table-cell table:formula="of:=([.AP31]+[.AQ32]+[.AP33]+[.AO32])/4" office:value-type="float" office:value="0.0371179661203455" calcext:value-type="float">
            <text:p>0.0</text:p>
          </table:table-cell>
          <table:table-cell table:formula="of:=([.AQ31]+[.AR32]+[.AQ33]+[.AP32])/4" office:value-type="float" office:value="0.0114663135681298" calcext:value-type="float">
            <text:p>0.0</text:p>
          </table:table-cell>
          <table:table-cell table:formula="of:=([.AR31]+[.AS32]+[.AR33]+[.AQ32])/4" office:value-type="float" office:value="0.000665562711539671" calcext:value-type="float">
            <text:p>0.0</text:p>
          </table:table-cell>
          <table:table-cell table:formula="of:=([.AS31]+[.AT32]+[.AS33]+[.AR32])/4" office:value-type="float" office:value="0.000320291585220481" calcext:value-type="float">
            <text:p>0.0</text:p>
          </table:table-cell>
          <table:table-cell table:formula="of:=([.AT31]+[.AU32]+[.AT33]+[.AS32])/4" office:value-type="float" office:value="0.000111890976306579" calcext:value-type="float">
            <text:p>0.0</text:p>
          </table:table-cell>
          <table:table-cell table:formula="of:=([.AU31]+[.AV32]+[.AU33]+[.AT32])/4" office:value-type="float" office:value="0.0000526447817734729" calcext:value-type="float">
            <text:p>0.0</text:p>
          </table:table-cell>
          <table:table-cell table:formula="of:=([.AV31]+[.AW32]+[.AV33]+[.AU32])/4" office:value-type="float" office:value="0.0000179656388856957" calcext:value-type="float">
            <text:p>0.0</text:p>
          </table:table-cell>
          <table:table-cell table:formula="of:=([.AW31]+[.AX32]+[.AW33]+[.AV32])/4" office:value-type="float" office:value="0.00000829840435982283" calcext:value-type="float">
            <text:p>0.0</text:p>
          </table:table-cell>
          <table:table-cell table:formula="of:=([.AX31]+[.AY32]+[.AX33]+[.AW32])/4" office:value-type="float" office:value="0.00000279032080137068" calcext:value-type="float">
            <text:p>0.0</text:p>
          </table:table-cell>
          <table:table-cell table:formula="of:=([.AY31]+[.AZ32]+[.AY33]+[.AX32])/4" office:value-type="float" office:value="0.00000126790872634601" calcext:value-type="float">
            <text:p>0.0</text:p>
          </table:table-cell>
          <table:table-cell table:formula="of:=([.AZ31]+[.BA32]+[.AZ33]+[.AY32])/4" office:value-type="float" office:value="0.000000411086300279643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32]+[.D33]+[.C34]+[.B33])/4" office:value-type="float" office:value="0.00000154685740661026" calcext:value-type="float">
            <text:p>0.0</text:p>
          </table:table-cell>
          <table:table-cell table:formula="of:=([.D32]+[.E33]+[.D34]+[.C33])/4" office:value-type="float" office:value="0.00000677997941784222" calcext:value-type="float">
            <text:p>0.0</text:p>
          </table:table-cell>
          <table:table-cell table:formula="of:=([.E32]+[.F33]+[.E34]+[.D33])/4" office:value-type="float" office:value="0.000135438415951785" calcext:value-type="float">
            <text:p>0.0</text:p>
          </table:table-cell>
          <table:table-cell table:formula="of:=([.F32]+[.G33]+[.F34]+[.E33])/4" office:value-type="float" office:value="0.000464667011684048" calcext:value-type="float">
            <text:p>0.0</text:p>
          </table:table-cell>
          <table:table-cell table:formula="of:=([.G32]+[.H33]+[.G34]+[.F33])/4" office:value-type="float" office:value="0.178440344301971" calcext:value-type="float">
            <text:p>0.2</text:p>
          </table:table-cell>
          <table:table-cell table:formula="of:=([.H32]+[.I33]+[.H34]+[.G33])/4" office:value-type="float" office:value="0.335176019358303" calcext:value-type="float">
            <text:p>0.3</text:p>
          </table:table-cell>
          <table:table-cell table:formula="of:=([.I32]+[.J33]+[.I34]+[.H33])/4" office:value-type="float" office:value="0.490012138546512" calcext:value-type="float">
            <text:p>0.5</text:p>
          </table:table-cell>
          <table:table-cell table:formula="of:=([.J32]+[.K33]+[.J34]+[.I33])/4" office:value-type="float" office:value="0.643990961916777" calcext:value-type="float">
            <text:p>0.6</text:p>
          </table:table-cell>
          <table:table-cell table:formula="of:=([.K32]+[.L33]+[.K34]+[.J33])/4" office:value-type="float" office:value="0.795366853511725" calcext:value-type="float">
            <text:p>0.8</text:p>
          </table:table-cell>
          <table:table-cell table:formula="of:=([.L32]+[.M33]+[.L34]+[.K33])/4" office:value-type="float" office:value="0.941387448826624" calcext:value-type="float">
            <text:p>0.9</text:p>
          </table:table-cell>
          <table:table-cell table:formula="of:=([.M32]+[.N33]+[.M34]+[.L33])/4" office:value-type="float" office:value="1.08022056941941" calcext:value-type="float">
            <text:p>1.1</text:p>
          </table:table-cell>
          <table:table-cell table:formula="of:=([.N32]+[.O33]+[.N34]+[.M33])/4" office:value-type="float" office:value="1.20898776570837" calcext:value-type="float">
            <text:p>1.2</text:p>
          </table:table-cell>
          <table:table-cell table:formula="of:=([.O32]+[.P33]+[.O34]+[.N33])/4" office:value-type="float" office:value="1.32387187334285" calcext:value-type="float">
            <text:p>1.3</text:p>
          </table:table-cell>
          <table:table-cell table:formula="of:=([.P32]+[.Q33]+[.P34]+[.O33])/4" office:value-type="float" office:value="1.42193572454462" calcext:value-type="float">
            <text:p>1.4</text:p>
          </table:table-cell>
          <table:table-cell table:formula="of:=([.Q32]+[.R33]+[.Q34]+[.P33])/4" office:value-type="float" office:value="1.50095213385114" calcext:value-type="float">
            <text:p>1.5</text:p>
          </table:table-cell>
          <table:table-cell table:formula="of:=([.R32]+[.S33]+[.R34]+[.Q33])/4" office:value-type="float" office:value="1.55839250385014" calcext:value-type="float">
            <text:p>1.6</text:p>
          </table:table-cell>
          <table:table-cell table:formula="of:=([.S32]+[.T33]+[.S34]+[.R33])/4" office:value-type="float" office:value="1.59361851065672" calcext:value-type="float">
            <text:p>1.6</text:p>
          </table:table-cell>
          <table:table-cell table:formula="of:=([.T32]+[.U33]+[.T34]+[.S33])/4" office:value-type="float" office:value="1.60476207271994" calcext:value-type="float">
            <text:p>1.6</text:p>
          </table:table-cell>
          <table:table-cell table:formula="of:=([.U32]+[.V33]+[.U34]+[.T33])/4" office:value-type="float" office:value="1.5943584891705" calcext:value-type="float">
            <text:p>1.6</text:p>
          </table:table-cell>
          <table:table-cell table:formula="of:=([.V32]+[.W33]+[.V34]+[.U33])/4" office:value-type="float" office:value="1.5609400407411" calcext:value-type="float">
            <text:p>1.6</text:p>
          </table:table-cell>
          <table:table-cell table:formula="of:=([.W32]+[.X33]+[.W34]+[.V33])/4" office:value-type="float" office:value="1.5083713565577" calcext:value-type="float">
            <text:p>1.5</text:p>
          </table:table-cell>
          <table:table-cell table:formula="of:=([.X32]+[.Y33]+[.X34]+[.W33])/4" office:value-type="float" office:value="1.436768306784" calcext:value-type="float">
            <text:p>1.4</text:p>
          </table:table-cell>
          <table:table-cell table:formula="of:=([.Y32]+[.Z33]+[.Y34]+[.X33])/4" office:value-type="float" office:value="1.35363125008581" calcext:value-type="float">
            <text:p>1.4</text:p>
          </table:table-cell>
          <table:table-cell table:formula="of:=([.Z32]+[.AA33]+[.Z34]+[.Y33])/4" office:value-type="float" office:value="1.260590167285" calcext:value-type="float">
            <text:p>1.3</text:p>
          </table:table-cell>
          <table:table-cell table:formula="of:=([.AA32]+[.AB33]+[.AA34]+[.Z33])/4" office:value-type="float" office:value="1.16283037151397" calcext:value-type="float">
            <text:p>1.2</text:p>
          </table:table-cell>
          <table:table-cell table:formula="of:=([.AB32]+[.AC33]+[.AB34]+[.AA33])/4" office:value-type="float" office:value="1.06079083213825" calcext:value-type="float">
            <text:p>1.1</text:p>
          </table:table-cell>
          <table:table-cell table:formula="of:=([.AC32]+[.AD33]+[.AC34]+[.AB33])/4" office:value-type="float" office:value="0.95821070687081" calcext:value-type="float">
            <text:p>1.0</text:p>
          </table:table-cell>
          <table:table-cell table:formula="of:=([.AD32]+[.AE33]+[.AD34]+[.AC33])/4" office:value-type="float" office:value="0.856141554674146" calcext:value-type="float">
            <text:p>0.9</text:p>
          </table:table-cell>
          <table:table-cell table:formula="of:=([.AE32]+[.AF33]+[.AE34]+[.AD33])/4" office:value-type="float" office:value="0.756501744692777" calcext:value-type="float">
            <text:p>0.8</text:p>
          </table:table-cell>
          <table:table-cell table:formula="of:=([.AF32]+[.AG33]+[.AF34]+[.AE33])/4" office:value-type="float" office:value="0.660068676098903" calcext:value-type="float">
            <text:p>0.7</text:p>
          </table:table-cell>
          <table:table-cell table:formula="of:=([.AG32]+[.AH33]+[.AG34]+[.AF33])/4" office:value-type="float" office:value="0.567832754156816" calcext:value-type="float">
            <text:p>0.6</text:p>
          </table:table-cell>
          <table:table-cell table:formula="of:=([.AH32]+[.AI33]+[.AH34]+[.AG33])/4" office:value-type="float" office:value="0.481317160248268" calcext:value-type="float">
            <text:p>0.5</text:p>
          </table:table-cell>
          <table:table-cell table:formula="of:=([.AI32]+[.AJ33]+[.AI34]+[.AH33])/4" office:value-type="float" office:value="0.399629273003123" calcext:value-type="float">
            <text:p>0.4</text:p>
          </table:table-cell>
          <table:table-cell table:formula="of:=([.AJ32]+[.AK33]+[.AJ34]+[.AI33])/4" office:value-type="float" office:value="0.32407249117351" calcext:value-type="float">
            <text:p>0.3</text:p>
          </table:table-cell>
          <table:table-cell table:formula="of:=([.AK32]+[.AL33]+[.AK34]+[.AJ33])/4" office:value-type="float" office:value="0.254655355700291" calcext:value-type="float">
            <text:p>0.3</text:p>
          </table:table-cell>
          <table:table-cell table:formula="of:=([.AL32]+[.AM33]+[.AL34]+[.AK33])/4" office:value-type="float" office:value="0.191807511608351" calcext:value-type="float">
            <text:p>0.2</text:p>
          </table:table-cell>
          <table:table-cell table:formula="of:=([.AM32]+[.AN33]+[.AM34]+[.AL33])/4" office:value-type="float" office:value="0.135710902886326" calcext:value-type="float">
            <text:p>0.1</text:p>
          </table:table-cell>
          <table:table-cell table:formula="of:=([.AN32]+[.AO33]+[.AN34]+[.AM33])/4" office:value-type="float" office:value="0.0876142391990444" calcext:value-type="float">
            <text:p>0.1</text:p>
          </table:table-cell>
          <table:table-cell table:formula="of:=([.AO32]+[.AP33]+[.AO34]+[.AN33])/4" office:value-type="float" office:value="0.0471466481632522" calcext:value-type="float">
            <text:p>0.0</text:p>
          </table:table-cell>
          <table:table-cell table:formula="of:=([.AP32]+[.AQ33]+[.AP34]+[.AO33])/4" office:value-type="float" office:value="0.0179237411724259" calcext:value-type="float">
            <text:p>0.0</text:p>
          </table:table-cell>
          <table:table-cell table:formula="of:=([.AQ32]+[.AR33]+[.AQ34]+[.AP33])/4" office:value-type="float" office:value="0.00100830727513525" calcext:value-type="float">
            <text:p>0.0</text:p>
          </table:table-cell>
          <table:table-cell table:formula="of:=([.AR32]+[.AS33]+[.AR34]+[.AQ33])/4" office:value-type="float" office:value="0.000360655634302237" calcext:value-type="float">
            <text:p>0.0</text:p>
          </table:table-cell>
          <table:table-cell table:formula="of:=([.AS32]+[.AT33]+[.AS34]+[.AR33])/4" office:value-type="float" office:value="0.000180147677802667" calcext:value-type="float">
            <text:p>0.0</text:p>
          </table:table-cell>
          <table:table-cell table:formula="of:=([.AT32]+[.AU33]+[.AT34]+[.AS33])/4" office:value-type="float" office:value="0.0000622334413225551" calcext:value-type="float">
            <text:p>0.0</text:p>
          </table:table-cell>
          <table:table-cell table:formula="of:=([.AU32]+[.AV33]+[.AU34]+[.AT33])/4" office:value-type="float" office:value="0.000030205081080135" calcext:value-type="float">
            <text:p>0.0</text:p>
          </table:table-cell>
          <table:table-cell table:formula="of:=([.AV32]+[.AW33]+[.AV34]+[.AU33])/4" office:value-type="float" office:value="0.0000102163726966335" calcext:value-type="float">
            <text:p>0.0</text:p>
          </table:table-cell>
          <table:table-cell table:formula="of:=([.AW32]+[.AX33]+[.AW34]+[.AV33])/4" office:value-type="float" office:value="0.00000484793948394845" calcext:value-type="float">
            <text:p>0.0</text:p>
          </table:table-cell>
          <table:table-cell table:formula="of:=([.AX32]+[.AY33]+[.AX34]+[.AW33])/4" office:value-type="float" office:value="0.00000161776005297386" calcext:value-type="float">
            <text:p>0.0</text:p>
          </table:table-cell>
          <table:table-cell table:formula="of:=([.AY32]+[.AZ33]+[.AY34]+[.AX33])/4" office:value-type="float" office:value="0.000000753194562109134" calcext:value-type="float">
            <text:p>0.0</text:p>
          </table:table-cell>
          <table:table-cell table:formula="of:=([.AZ32]+[.BA33]+[.AZ34]+[.AY33])/4" office:value-type="float" office:value="0.000000242637468007252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33]+[.D34]+[.C35]+[.B34])/4" office:value-type="float" office:value="0.000000398634314937122" calcext:value-type="float">
            <text:p>0.0</text:p>
          </table:table-cell>
          <table:table-cell table:formula="of:=([.D33]+[.E34]+[.D35]+[.C34])/4" office:value-type="float" office:value="0.00000171307093023034" calcext:value-type="float">
            <text:p>0.0</text:p>
          </table:table-cell>
          <table:table-cell table:formula="of:=([.E33]+[.F34]+[.E35]+[.D34])/4" office:value-type="float" office:value="0.0000353190048604403" calcext:value-type="float">
            <text:p>0.0</text:p>
          </table:table-cell>
          <table:table-cell table:formula="of:=([.F33]+[.G34]+[.F35]+[.E34])/4" office:value-type="float" office:value="0.000117544633262465" calcext:value-type="float">
            <text:p>0.0</text:p>
          </table:table-cell>
          <table:table-cell table:formula="of:=([.G33]+[.H34]+[.G35]+[.F34])/4" office:value-type="float" office:value="0.0936880932185213" calcext:value-type="float">
            <text:p>0.1</text:p>
          </table:table-cell>
          <table:table-cell table:formula="of:=([.H33]+[.I34]+[.H35]+[.G34])/4" office:value-type="float" office:value="0.217918726006304" calcext:value-type="float">
            <text:p>0.2</text:p>
          </table:table-cell>
          <table:table-cell table:formula="of:=([.I33]+[.J34]+[.I35]+[.H34])/4" office:value-type="float" office:value="0.351280963987404" calcext:value-type="float">
            <text:p>0.4</text:p>
          </table:table-cell>
          <table:table-cell table:formula="of:=([.J33]+[.K34]+[.J35]+[.I34])/4" office:value-type="float" office:value="0.485433630358125" calcext:value-type="float">
            <text:p>0.5</text:p>
          </table:table-cell>
          <table:table-cell table:formula="of:=([.K33]+[.L34]+[.K35]+[.J34])/4" office:value-type="float" office:value="0.618206872821614" calcext:value-type="float">
            <text:p>0.6</text:p>
          </table:table-cell>
          <table:table-cell table:formula="of:=([.L33]+[.M34]+[.L35]+[.K34])/4" office:value-type="float" office:value="0.74590022732458" calcext:value-type="float">
            <text:p>0.7</text:p>
          </table:table-cell>
          <table:table-cell table:formula="of:=([.M33]+[.N34]+[.M35]+[.L34])/4" office:value-type="float" office:value="0.866681612844063" calcext:value-type="float">
            <text:p>0.9</text:p>
          </table:table-cell>
          <table:table-cell table:formula="of:=([.N33]+[.O34]+[.N35]+[.M34])/4" office:value-type="float" office:value="0.977987152810081" calcext:value-type="float">
            <text:p>1.0</text:p>
          </table:table-cell>
          <table:table-cell table:formula="of:=([.O33]+[.P34]+[.O35]+[.N34])/4" office:value-type="float" office:value="1.07757653999236" calcext:value-type="float">
            <text:p>1.1</text:p>
          </table:table-cell>
          <table:table-cell table:formula="of:=([.P33]+[.Q34]+[.P35]+[.O34])/4" office:value-type="float" office:value="1.16182770248247" calcext:value-type="float">
            <text:p>1.2</text:p>
          </table:table-cell>
          <table:table-cell table:formula="of:=([.Q33]+[.R34]+[.Q35]+[.P34])/4" office:value-type="float" office:value="1.22986825956715" calcext:value-type="float">
            <text:p>1.2</text:p>
          </table:table-cell>
          <table:table-cell table:formula="of:=([.R33]+[.S34]+[.R35]+[.Q34])/4" office:value-type="float" office:value="1.27903811074555" calcext:value-type="float">
            <text:p>1.3</text:p>
          </table:table-cell>
          <table:table-cell table:formula="of:=([.S33]+[.T34]+[.S35]+[.R34])/4" office:value-type="float" office:value="1.31075289208412" calcext:value-type="float">
            <text:p>1.3</text:p>
          </table:table-cell>
          <table:table-cell table:formula="of:=([.T33]+[.U34]+[.T35]+[.S34])/4" office:value-type="float" office:value="1.32273024901721" calcext:value-type="float">
            <text:p>1.3</text:p>
          </table:table-cell>
          <table:table-cell table:formula="of:=([.U33]+[.V34]+[.U35]+[.T34])/4" office:value-type="float" office:value="1.31741433533425" calcext:value-type="float">
            <text:p>1.3</text:p>
          </table:table-cell>
          <table:table-cell table:formula="of:=([.V33]+[.W34]+[.V35]+[.U34])/4" office:value-type="float" office:value="1.29344517255699" calcext:value-type="float">
            <text:p>1.3</text:p>
          </table:table-cell>
          <table:table-cell table:formula="of:=([.W33]+[.X34]+[.W35]+[.V34])/4" office:value-type="float" office:value="1.25202345466872" calcext:value-type="float">
            <text:p>1.3</text:p>
          </table:table-cell>
          <table:table-cell table:formula="of:=([.X33]+[.Y34]+[.X35]+[.W34])/4" office:value-type="float" office:value="1.19452200900716" calcext:value-type="float">
            <text:p>1.2</text:p>
          </table:table-cell>
          <table:table-cell table:formula="of:=([.Y33]+[.Z34]+[.Y35]+[.X34])/4" office:value-type="float" office:value="1.12716767762083" calcext:value-type="float">
            <text:p>1.1</text:p>
          </table:table-cell>
          <table:table-cell table:formula="of:=([.Z33]+[.AA34]+[.Z35]+[.Y34])/4" office:value-type="float" office:value="1.05083541814694" calcext:value-type="float">
            <text:p>1.1</text:p>
          </table:table-cell>
          <table:table-cell table:formula="of:=([.AA33]+[.AB34]+[.AA35]+[.Z34])/4" office:value-type="float" office:value="0.970242531026529" calcext:value-type="float">
            <text:p>1.0</text:p>
          </table:table-cell>
          <table:table-cell table:formula="of:=([.AB33]+[.AC34]+[.AB35]+[.AA34])/4" office:value-type="float" office:value="0.885420005755806" calcext:value-type="float">
            <text:p>0.9</text:p>
          </table:table-cell>
          <table:table-cell table:formula="of:=([.AC33]+[.AD34]+[.AC35]+[.AB34])/4" office:value-type="float" office:value="0.800322833037255" calcext:value-type="float">
            <text:p>0.8</text:p>
          </table:table-cell>
          <table:table-cell table:formula="of:=([.AD33]+[.AE34]+[.AD35]+[.AC34])/4" office:value-type="float" office:value="0.714145967989825" calcext:value-type="float">
            <text:p>0.7</text:p>
          </table:table-cell>
          <table:table-cell table:formula="of:=([.AE33]+[.AF34]+[.AE35]+[.AD34])/4" office:value-type="float" office:value="0.629546990655191" calcext:value-type="float">
            <text:p>0.6</text:p>
          </table:table-cell>
          <table:table-cell table:formula="of:=([.AF33]+[.AG34]+[.AF35]+[.AE34])/4" office:value-type="float" office:value="0.54681985194019" calcext:value-type="float">
            <text:p>0.5</text:p>
          </table:table-cell>
          <table:table-cell table:formula="of:=([.AG33]+[.AH34]+[.AG35]+[.AF34])/4" office:value-type="float" office:value="0.468556633850404" calcext:value-type="float">
            <text:p>0.5</text:p>
          </table:table-cell>
          <table:table-cell table:formula="of:=([.AH33]+[.AI34]+[.AH35]+[.AG34])/4" office:value-type="float" office:value="0.394038158757307" calcext:value-type="float">
            <text:p>0.4</text:p>
          </table:table-cell>
          <table:table-cell table:formula="of:=([.AI33]+[.AJ34]+[.AI35]+[.AH34])/4" office:value-type="float" office:value="0.323833804078389" calcext:value-type="float">
            <text:p>0.3</text:p>
          </table:table-cell>
          <table:table-cell table:formula="of:=([.AJ33]+[.AK34]+[.AJ35]+[.AI34])/4" office:value-type="float" office:value="0.25917114544165" calcext:value-type="float">
            <text:p>0.3</text:p>
          </table:table-cell>
          <table:table-cell table:formula="of:=([.AK33]+[.AL34]+[.AK35]+[.AJ34])/4" office:value-type="float" office:value="0.198857649372932" calcext:value-type="float">
            <text:p>0.2</text:p>
          </table:table-cell>
          <table:table-cell table:formula="of:=([.AL33]+[.AM34]+[.AL35]+[.AK34])/4" office:value-type="float" office:value="0.143762138328468" calcext:value-type="float">
            <text:p>0.1</text:p>
          </table:table-cell>
          <table:table-cell table:formula="of:=([.AM33]+[.AN34]+[.AM35]+[.AL34])/4" office:value-type="float" office:value="0.0956964389105271" calcext:value-type="float">
            <text:p>0.1</text:p>
          </table:table-cell>
          <table:table-cell table:formula="of:=([.AN33]+[.AO34]+[.AN35]+[.AM34])/4" office:value-type="float" office:value="0.0553087471051856" calcext:value-type="float">
            <text:p>0.1</text:p>
          </table:table-cell>
          <table:table-cell table:formula="of:=([.AO33]+[.AP34]+[.AO35]+[.AN34])/4" office:value-type="float" office:value="0.0227360383447031" calcext:value-type="float">
            <text:p>0.0</text:p>
          </table:table-cell>
          <table:table-cell table:formula="of:=([.AP33]+[.AQ34]+[.AP35]+[.AO34])/4" office:value-type="float" office:value="0.00099974663013869" calcext:value-type="float">
            <text:p>0.0</text:p>
          </table:table-cell>
          <table:table-cell table:formula="of:=([.AQ33]+[.AR34]+[.AQ35]+[.AP34])/4" office:value-type="float" office:value="0.000532655680994224" calcext:value-type="float">
            <text:p>0.0</text:p>
          </table:table-cell>
          <table:table-cell table:formula="of:=([.AR33]+[.AS34]+[.AR35]+[.AQ34])/4" office:value-type="float" office:value="0.000187626745584256" calcext:value-type="float">
            <text:p>0.0</text:p>
          </table:table-cell>
          <table:table-cell table:formula="of:=([.AS33]+[.AT34]+[.AS35]+[.AR34])/4" office:value-type="float" office:value="0.0000968178898642227" calcext:value-type="float">
            <text:p>0.0</text:p>
          </table:table-cell>
          <table:table-cell table:formula="of:=([.AT33]+[.AU34]+[.AT35]+[.AS34])/4" office:value-type="float" office:value="0.0000331038781295432" calcext:value-type="float">
            <text:p>0.0</text:p>
          </table:table-cell>
          <table:table-cell table:formula="of:=([.AU33]+[.AV34]+[.AU35]+[.AT34])/4" office:value-type="float" office:value="0.000016583707981129" calcext:value-type="float">
            <text:p>0.0</text:p>
          </table:table-cell>
          <table:table-cell table:formula="of:=([.AV33]+[.AW34]+[.AV35]+[.AU34])/4" office:value-type="float" office:value="0.00000556410404044079" calcext:value-type="float">
            <text:p>0.0</text:p>
          </table:table-cell>
          <table:table-cell table:formula="of:=([.AW33]+[.AX34]+[.AW35]+[.AV34])/4" office:value-type="float" office:value="0.00000271813500306199" calcext:value-type="float">
            <text:p>0.0</text:p>
          </table:table-cell>
          <table:table-cell table:formula="of:=([.AX33]+[.AY34]+[.AX35]+[.AW34])/4" office:value-type="float" office:value="0.000000900795907859631" calcext:value-type="float">
            <text:p>0.0</text:p>
          </table:table-cell>
          <table:table-cell table:formula="of:=([.AY33]+[.AZ34]+[.AY35]+[.AX34])/4" office:value-type="float" office:value="0.000000430636066920733" calcext:value-type="float">
            <text:p>0.0</text:p>
          </table:table-cell>
          <table:table-cell table:formula="of:=([.AZ33]+[.BA34]+[.AZ35]+[.AY34])/4" office:value-type="float" office:value="0.000000137901843871356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34]+[.D35]+[.C36]+[.B35])/4" office:value-type="float" office:value="0.000000102705412003185" calcext:value-type="float">
            <text:p>0.0</text:p>
          </table:table-cell>
          <table:table-cell table:formula="of:=([.D34]+[.E35]+[.D36]+[.C35])/4" office:value-type="float" office:value="0.000000432854005376711" calcext:value-type="float">
            <text:p>0.0</text:p>
          </table:table-cell>
          <table:table-cell table:formula="of:=([.E34]+[.F35]+[.E36]+[.D35])/4" office:value-type="float" office:value="0.00000919956767808187" calcext:value-type="float">
            <text:p>0.0</text:p>
          </table:table-cell>
          <table:table-cell table:formula="of:=([.F34]+[.G35]+[.F36]+[.E35])/4" office:value-type="float" office:value="0.0000297345546466972" calcext:value-type="float">
            <text:p>0.0</text:p>
          </table:table-cell>
          <table:table-cell table:formula="of:=([.G34]+[.H35]+[.G36]+[.F35])/4" office:value-type="float" office:value="0.000506376391120408" calcext:value-type="float">
            <text:p>0.0</text:p>
          </table:table-cell>
          <table:table-cell table:formula="of:=([.H34]+[.I35]+[.H36]+[.G35])/4" office:value-type="float" office:value="0.105330277088702" calcext:value-type="float">
            <text:p>0.1</text:p>
          </table:table-cell>
          <table:table-cell table:formula="of:=([.I34]+[.J35]+[.I36]+[.H35])/4" office:value-type="float" office:value="0.222495466472816" calcext:value-type="float">
            <text:p>0.2</text:p>
          </table:table-cell>
          <table:table-cell table:formula="of:=([.J34]+[.K35]+[.J36]+[.I35])/4" office:value-type="float" office:value="0.3405787008049" calcext:value-type="float">
            <text:p>0.3</text:p>
          </table:table-cell>
          <table:table-cell table:formula="of:=([.K34]+[.L35]+[.K36]+[.J35])/4" office:value-type="float" office:value="0.457436413842482" calcext:value-type="float">
            <text:p>0.5</text:p>
          </table:table-cell>
          <table:table-cell table:formula="of:=([.L34]+[.M35]+[.L36]+[.K35])/4" office:value-type="float" office:value="0.569383213772845" calcext:value-type="float">
            <text:p>0.6</text:p>
          </table:table-cell>
          <table:table-cell table:formula="of:=([.M34]+[.N35]+[.M36]+[.L35])/4" office:value-type="float" office:value="0.674479209352186" calcext:value-type="float">
            <text:p>0.7</text:p>
          </table:table-cell>
          <table:table-cell table:formula="of:=([.N34]+[.O35]+[.N36]+[.M35])/4" office:value-type="float" office:value="0.770495053582767" calcext:value-type="float">
            <text:p>0.8</text:p>
          </table:table-cell>
          <table:table-cell table:formula="of:=([.O34]+[.P35]+[.O36]+[.N35])/4" office:value-type="float" office:value="0.85571062455767" calcext:value-type="float">
            <text:p>0.9</text:p>
          </table:table-cell>
          <table:table-cell table:formula="of:=([.P34]+[.Q35]+[.P36]+[.O35])/4" office:value-type="float" office:value="0.927489987010216" calcext:value-type="float">
            <text:p>0.9</text:p>
          </table:table-cell>
          <table:table-cell table:formula="of:=([.Q34]+[.R35]+[.Q36]+[.P35])/4" office:value-type="float" office:value="0.985712489767075" calcext:value-type="float">
            <text:p>1.0</text:p>
          </table:table-cell>
          <table:table-cell table:formula="of:=([.R34]+[.S35]+[.R36]+[.Q35])/4" office:value-type="float" office:value="1.02831246990262" calcext:value-type="float">
            <text:p>1.0</text:p>
          </table:table-cell>
          <table:table-cell table:formula="of:=([.S34]+[.T35]+[.S36]+[.R35])/4" office:value-type="float" office:value="1.0567736823316" calcext:value-type="float">
            <text:p>1.1</text:p>
          </table:table-cell>
          <table:table-cell table:formula="of:=([.T34]+[.U35]+[.T36]+[.S35])/4" office:value-type="float" office:value="1.06895342882276" calcext:value-type="float">
            <text:p>1.1</text:p>
          </table:table-cell>
          <table:table-cell table:formula="of:=([.U34]+[.V35]+[.U36]+[.T35])/4" office:value-type="float" office:value="1.0673322635041" calcext:value-type="float">
            <text:p>1.1</text:p>
          </table:table-cell>
          <table:table-cell table:formula="of:=([.V34]+[.W35]+[.V36]+[.U35])/4" office:value-type="float" office:value="1.05025258894105" calcext:value-type="float">
            <text:p>1.1</text:p>
          </table:table-cell>
          <table:table-cell table:formula="of:=([.W34]+[.X35]+[.W36]+[.V35])/4" office:value-type="float" office:value="1.01849261791404" calcext:value-type="float">
            <text:p>1.0</text:p>
          </table:table-cell>
          <table:table-cell table:formula="of:=([.X34]+[.Y35]+[.X36]+[.W35])/4" office:value-type="float" office:value="0.972823720176461" calcext:value-type="float">
            <text:p>1.0</text:p>
          </table:table-cell>
          <table:table-cell table:formula="of:=([.Y34]+[.Z35]+[.Y36]+[.X35])/4" office:value-type="float" office:value="0.918916837591579" calcext:value-type="float">
            <text:p>0.9</text:p>
          </table:table-cell>
          <table:table-cell table:formula="of:=([.Z34]+[.AA35]+[.Z36]+[.Y35])/4" office:value-type="float" office:value="0.857047165784506" calcext:value-type="float">
            <text:p>0.9</text:p>
          </table:table-cell>
          <table:table-cell table:formula="of:=([.AA34]+[.AB35]+[.AA36]+[.Z35])/4" office:value-type="float" office:value="0.79146370276286" calcext:value-type="float">
            <text:p>0.8</text:p>
          </table:table-cell>
          <table:table-cell table:formula="of:=([.AB34]+[.AC35]+[.AB36]+[.AA35])/4" office:value-type="float" office:value="0.721789595622065" calcext:value-type="float">
            <text:p>0.7</text:p>
          </table:table-cell>
          <table:table-cell table:formula="of:=([.AC34]+[.AD35]+[.AC36]+[.AB35])/4" office:value-type="float" office:value="0.651699232498241" calcext:value-type="float">
            <text:p>0.7</text:p>
          </table:table-cell>
          <table:table-cell table:formula="of:=([.AD34]+[.AE35]+[.AD36]+[.AC35])/4" office:value-type="float" office:value="0.580171624830516" calcext:value-type="float">
            <text:p>0.6</text:p>
          </table:table-cell>
          <table:table-cell table:formula="of:=([.AE34]+[.AF35]+[.AE36]+[.AD35])/4" office:value-type="float" office:value="0.509809756540127" calcext:value-type="float">
            <text:p>0.5</text:p>
          </table:table-cell>
          <table:table-cell table:formula="of:=([.AF34]+[.AG35]+[.AF36]+[.AE35])/4" office:value-type="float" office:value="0.441094043344761" calcext:value-type="float">
            <text:p>0.4</text:p>
          </table:table-cell>
          <table:table-cell table:formula="of:=([.AG34]+[.AH35]+[.AG36]+[.AF35])/4" office:value-type="float" office:value="0.375030374295153" calcext:value-type="float">
            <text:p>0.4</text:p>
          </table:table-cell>
          <table:table-cell table:formula="of:=([.AH34]+[.AI35]+[.AH36]+[.AG35])/4" office:value-type="float" office:value="0.311463050042745" calcext:value-type="float">
            <text:p>0.3</text:p>
          </table:table-cell>
          <table:table-cell table:formula="of:=([.AI34]+[.AJ35]+[.AI36]+[.AH35])/4" office:value-type="float" office:value="0.252601812189495" calcext:value-type="float">
            <text:p>0.3</text:p>
          </table:table-cell>
          <table:table-cell table:formula="of:=([.AJ34]+[.AK35]+[.AJ36]+[.AI35])/4" office:value-type="float" office:value="0.197436724374842" calcext:value-type="float">
            <text:p>0.2</text:p>
          </table:table-cell>
          <table:table-cell table:formula="of:=([.AK34]+[.AL35]+[.AK36]+[.AJ35])/4" office:value-type="float" office:value="0.146235738038887" calcext:value-type="float">
            <text:p>0.1</text:p>
          </table:table-cell>
          <table:table-cell table:formula="of:=([.AL34]+[.AM35]+[.AL36]+[.AK35])/4" office:value-type="float" office:value="0.0997179101671002" calcext:value-type="float">
            <text:p>0.1</text:p>
          </table:table-cell>
          <table:table-cell table:formula="of:=([.AM34]+[.AN35]+[.AM36]+[.AL35])/4" office:value-type="float" office:value="0.0593008372608741" calcext:value-type="float">
            <text:p>0.1</text:p>
          </table:table-cell>
          <table:table-cell table:formula="of:=([.AN34]+[.AO35]+[.AN36]+[.AM35])/4" office:value-type="float" office:value="0.0259289237947659" calcext:value-type="float">
            <text:p>0.0</text:p>
          </table:table-cell>
          <table:table-cell table:formula="of:=([.AO34]+[.AP35]+[.AO36]+[.AN35])/4" office:value-type="float" office:value="0.0013496481911436" calcext:value-type="float">
            <text:p>0.0</text:p>
          </table:table-cell>
          <table:table-cell table:formula="of:=([.AP34]+[.AQ35]+[.AP36]+[.AO35])/4" office:value-type="float" office:value="0.000488253879079865" calcext:value-type="float">
            <text:p>0.0</text:p>
          </table:table-cell>
          <table:table-cell table:formula="of:=([.AQ34]+[.AR35]+[.AQ36]+[.AP35])/4" office:value-type="float" office:value="0.000269291211061481" calcext:value-type="float">
            <text:p>0.0</text:p>
          </table:table-cell>
          <table:table-cell table:formula="of:=([.AR34]+[.AS35]+[.AR36]+[.AQ35])/4" office:value-type="float" office:value="0.0000936081762743764" calcext:value-type="float">
            <text:p>0.0</text:p>
          </table:table-cell>
          <table:table-cell table:formula="of:=([.AS34]+[.AT35]+[.AS36]+[.AR35])/4" office:value-type="float" office:value="0.0000499256371007604" calcext:value-type="float">
            <text:p>0.0</text:p>
          </table:table-cell>
          <table:table-cell table:formula="of:=([.AT34]+[.AU35]+[.AT36]+[.AS35])/4" office:value-type="float" office:value="0.0000169137475616606" calcext:value-type="float">
            <text:p>0.0</text:p>
          </table:table-cell>
          <table:table-cell table:formula="of:=([.AU34]+[.AV35]+[.AU36]+[.AT35])/4" office:value-type="float" office:value="0.00000874660050852017" calcext:value-type="float">
            <text:p>0.0</text:p>
          </table:table-cell>
          <table:table-cell table:formula="of:=([.AV34]+[.AW35]+[.AV36]+[.AU35])/4" office:value-type="float" office:value="0.00000291341187249853" calcext:value-type="float">
            <text:p>0.0</text:p>
          </table:table-cell>
          <table:table-cell table:formula="of:=([.AW34]+[.AX35]+[.AW36]+[.AV35])/4" office:value-type="float" office:value="0.00000146629828832694" calcext:value-type="float">
            <text:p>0.0</text:p>
          </table:table-cell>
          <table:table-cell table:formula="of:=([.AX34]+[.AY35]+[.AX36]+[.AW35])/4" office:value-type="float" office:value="0.000000482914727089059" calcext:value-type="float">
            <text:p>0.0</text:p>
          </table:table-cell>
          <table:table-cell table:formula="of:=([.AY34]+[.AZ35]+[.AY36]+[.AX35])/4" office:value-type="float" office:value="0.000000237324490350502" calcext:value-type="float">
            <text:p>0.0</text:p>
          </table:table-cell>
          <table:table-cell table:formula="of:=([.AZ34]+[.BA35]+[.AZ36]+[.AY35])/4" office:value-type="float" office:value="0.0000000755833298345819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35]+[.D36]+[.C37]+[.B36])/4" office:value-type="float" office:value="0.000000026454856621869" calcext:value-type="float">
            <text:p>0.0</text:p>
          </table:table-cell>
          <table:table-cell table:formula="of:=([.D35]+[.E36]+[.D37]+[.C36])/4" office:value-type="float" office:value="0.000000109376875929289" calcext:value-type="float">
            <text:p>0.0</text:p>
          </table:table-cell>
          <table:table-cell table:formula="of:=([.E35]+[.F36]+[.E37]+[.D36])/4" office:value-type="float" office:value="0.00000239360236766967" calcext:value-type="float">
            <text:p>0.0</text:p>
          </table:table-cell>
          <table:table-cell table:formula="of:=([.F35]+[.G36]+[.F37]+[.E36])/4" office:value-type="float" office:value="0.00000752172295292741" calcext:value-type="float">
            <text:p>0.0</text:p>
          </table:table-cell>
          <table:table-cell table:formula="of:=([.G35]+[.H36]+[.G37]+[.F36])/4" office:value-type="float" office:value="0.000132728152378989" calcext:value-type="float">
            <text:p>0.0</text:p>
          </table:table-cell>
          <table:table-cell table:formula="of:=([.H35]+[.I36]+[.H37]+[.G36])/4" office:value-type="float" office:value="0.000384978015204513" calcext:value-type="float">
            <text:p>0.0</text:p>
          </table:table-cell>
          <table:table-cell table:formula="of:=([.I35]+[.J36]+[.I37]+[.H36])/4" office:value-type="float" office:value="0.104530424056929" calcext:value-type="float">
            <text:p>0.1</text:p>
          </table:table-cell>
          <table:table-cell table:formula="of:=([.J35]+[.K36]+[.J37]+[.I36])/4" office:value-type="float" office:value="0.209779355888915" calcext:value-type="float">
            <text:p>0.2</text:p>
          </table:table-cell>
          <table:table-cell table:formula="of:=([.K35]+[.L36]+[.K37]+[.J36])/4" office:value-type="float" office:value="0.313201666176768" calcext:value-type="float">
            <text:p>0.3</text:p>
          </table:table-cell>
          <table:table-cell table:formula="of:=([.L35]+[.M36]+[.L37]+[.K36])/4" office:value-type="float" office:value="0.412157356031943" calcext:value-type="float">
            <text:p>0.4</text:p>
          </table:table-cell>
          <table:table-cell table:formula="of:=([.M35]+[.N36]+[.M37]+[.L36])/4" office:value-type="float" office:value="0.503490022000986" calcext:value-type="float">
            <text:p>0.5</text:p>
          </table:table-cell>
          <table:table-cell table:formula="of:=([.N35]+[.O36]+[.N37]+[.M36])/4" office:value-type="float" office:value="0.585813834746096" calcext:value-type="float">
            <text:p>0.6</text:p>
          </table:table-cell>
          <table:table-cell table:formula="of:=([.O35]+[.P36]+[.O37]+[.N36])/4" office:value-type="float" office:value="0.657413618286396" calcext:value-type="float">
            <text:p>0.7</text:p>
          </table:table-cell>
          <table:table-cell table:formula="of:=([.P35]+[.Q36]+[.P37]+[.O36])/4" office:value-type="float" office:value="0.717714994576888" calcext:value-type="float">
            <text:p>0.7</text:p>
          </table:table-cell>
          <table:table-cell table:formula="of:=([.Q35]+[.R36]+[.Q37]+[.P36])/4" office:value-type="float" office:value="0.766753663643185" calcext:value-type="float">
            <text:p>0.8</text:p>
          </table:table-cell>
          <table:table-cell table:formula="of:=([.R35]+[.S36]+[.R37]+[.Q36])/4" office:value-type="float" office:value="0.803639160186321" calcext:value-type="float">
            <text:p>0.8</text:p>
          </table:table-cell>
          <table:table-cell table:formula="of:=([.S35]+[.T36]+[.S37]+[.R36])/4" office:value-type="float" office:value="0.828685244933771" calcext:value-type="float">
            <text:p>0.8</text:p>
          </table:table-cell>
          <table:table-cell table:formula="of:=([.T35]+[.U36]+[.T37]+[.S36])/4" office:value-type="float" office:value="0.84037475968156" calcext:value-type="float">
            <text:p>0.8</text:p>
          </table:table-cell>
          <table:table-cell table:formula="of:=([.U35]+[.V36]+[.U37]+[.T36])/4" office:value-type="float" office:value="0.841264641371155" calcext:value-type="float">
            <text:p>0.8</text:p>
          </table:table-cell>
          <table:table-cell table:formula="of:=([.V35]+[.W36]+[.V37]+[.U36])/4" office:value-type="float" office:value="0.829595797861817" calcext:value-type="float">
            <text:p>0.8</text:p>
          </table:table-cell>
          <table:table-cell table:formula="of:=([.W35]+[.X36]+[.W37]+[.V36])/4" office:value-type="float" office:value="0.805876500315213" calcext:value-type="float">
            <text:p>0.8</text:p>
          </table:table-cell>
          <table:table-cell table:formula="of:=([.X35]+[.Y36]+[.X37]+[.W36])/4" office:value-type="float" office:value="0.770343400346269" calcext:value-type="float">
            <text:p>0.8</text:p>
          </table:table-cell>
          <table:table-cell table:formula="of:=([.Y35]+[.Z36]+[.Y37]+[.X36])/4" office:value-type="float" office:value="0.728068988900407" calcext:value-type="float">
            <text:p>0.7</text:p>
          </table:table-cell>
          <table:table-cell table:formula="of:=([.Z35]+[.AA36]+[.Z37]+[.Y36])/4" office:value-type="float" office:value="0.67887640117049" calcext:value-type="float">
            <text:p>0.7</text:p>
          </table:table-cell>
          <table:table-cell table:formula="of:=([.AA35]+[.AB36]+[.AA37]+[.Z36])/4" office:value-type="float" office:value="0.626590184161065" calcext:value-type="float">
            <text:p>0.6</text:p>
          </table:table-cell>
          <table:table-cell table:formula="of:=([.AB35]+[.AC36]+[.AB37]+[.AA36])/4" office:value-type="float" office:value="0.570517141965834" calcext:value-type="float">
            <text:p>0.6</text:p>
          </table:table-cell>
          <table:table-cell table:formula="of:=([.AC35]+[.AD36]+[.AC37]+[.AB36])/4" office:value-type="float" office:value="0.514043846296267" calcext:value-type="float">
            <text:p>0.5</text:p>
          </table:table-cell>
          <table:table-cell table:formula="of:=([.AD35]+[.AE36]+[.AD37]+[.AC36])/4" office:value-type="float" office:value="0.455967303108833" calcext:value-type="float">
            <text:p>0.5</text:p>
          </table:table-cell>
          <table:table-cell table:formula="of:=([.AE35]+[.AF36]+[.AE37]+[.AD36])/4" office:value-type="float" office:value="0.398767859327389" calcext:value-type="float">
            <text:p>0.4</text:p>
          </table:table-cell>
          <table:table-cell table:formula="of:=([.AF35]+[.AG36]+[.AF37]+[.AE36])/4" office:value-type="float" office:value="0.342394296976791" calcext:value-type="float">
            <text:p>0.3</text:p>
          </table:table-cell>
          <table:table-cell table:formula="of:=([.AG35]+[.AH36]+[.AG37]+[.AF36])/4" office:value-type="float" office:value="0.288093302866575" calcext:value-type="float">
            <text:p>0.3</text:p>
          </table:table-cell>
          <table:table-cell table:formula="of:=([.AH35]+[.AI36]+[.AH37]+[.AG36])/4" office:value-type="float" office:value="0.236092338530598" calcext:value-type="float">
            <text:p>0.2</text:p>
          </table:table-cell>
          <table:table-cell table:formula="of:=([.AI35]+[.AJ36]+[.AI37]+[.AH36])/4" office:value-type="float" office:value="0.187055665639611" calcext:value-type="float">
            <text:p>0.2</text:p>
          </table:table-cell>
          <table:table-cell table:formula="of:=([.AJ35]+[.AK36]+[.AJ37]+[.AI36])/4" office:value-type="float" office:value="0.140491722761306" calcext:value-type="float">
            <text:p>0.1</text:p>
          </table:table-cell>
          <table:table-cell table:formula="of:=([.AK35]+[.AL36]+[.AK37]+[.AJ36])/4" office:value-type="float" office:value="0.0982148768055736" calcext:value-type="float">
            <text:p>0.1</text:p>
          </table:table-cell>
          <table:table-cell table:formula="of:=([.AL35]+[.AM36]+[.AL37]+[.AK36])/4" office:value-type="float" office:value="0.0604491521800631" calcext:value-type="float">
            <text:p>0.1</text:p>
          </table:table-cell>
          <table:table-cell table:formula="of:=([.AM35]+[.AN36]+[.AM37]+[.AL36])/4" office:value-type="float" office:value="0.0272261497959693" calcext:value-type="float">
            <text:p>0.0</text:p>
          </table:table-cell>
          <table:table-cell table:formula="of:=([.AN35]+[.AO36]+[.AN37]+[.AM36])/4" office:value-type="float" office:value="0.00111173877105305" calcext:value-type="float">
            <text:p>0.0</text:p>
          </table:table-cell>
          <table:table-cell table:formula="of:=([.AO35]+[.AP36]+[.AO37]+[.AN36])/4" office:value-type="float" office:value="0.000650943790349046" calcext:value-type="float">
            <text:p>0.0</text:p>
          </table:table-cell>
          <table:table-cell table:formula="of:=([.AP35]+[.AQ36]+[.AP37]+[.AO36])/4" office:value-type="float" office:value="0.000231129946101188" calcext:value-type="float">
            <text:p>0.0</text:p>
          </table:table-cell>
          <table:table-cell table:formula="of:=([.AQ35]+[.AR36]+[.AQ37]+[.AP36])/4" office:value-type="float" office:value="0.000131382184842429" calcext:value-type="float">
            <text:p>0.0</text:p>
          </table:table-cell>
          <table:table-cell table:formula="of:=([.AR35]+[.AS36]+[.AR37]+[.AQ36])/4" office:value-type="float" office:value="0.0000451296628647959" calcext:value-type="float">
            <text:p>0.0</text:p>
          </table:table-cell>
          <table:table-cell table:formula="of:=([.AS35]+[.AT36]+[.AS37]+[.AR36])/4" office:value-type="float" office:value="0.0000248349612669275" calcext:value-type="float">
            <text:p>0.0</text:p>
          </table:table-cell>
          <table:table-cell table:formula="of:=([.AT35]+[.AU36]+[.AT37]+[.AS36])/4" office:value-type="float" office:value="0.0000083429352815918" calcext:value-type="float">
            <text:p>0.0</text:p>
          </table:table-cell>
          <table:table-cell table:formula="of:=([.AU35]+[.AV36]+[.AU37]+[.AT36])/4" office:value-type="float" office:value="0.00000444997527364662" calcext:value-type="float">
            <text:p>0.0</text:p>
          </table:table-cell>
          <table:table-cell table:formula="of:=([.AV35]+[.AW36]+[.AV37]+[.AU36])/4" office:value-type="float" office:value="0.00000147241922206124" calcext:value-type="float">
            <text:p>0.0</text:p>
          </table:table-cell>
          <table:table-cell table:formula="of:=([.AW35]+[.AX36]+[.AW37]+[.AV36])/4" office:value-type="float" office:value="0.000000763398152750098" calcext:value-type="float">
            <text:p>0.0</text:p>
          </table:table-cell>
          <table:table-cell table:formula="of:=([.AX35]+[.AY36]+[.AX37]+[.AW36])/4" office:value-type="float" office:value="0.000000249983845149727" calcext:value-type="float">
            <text:p>0.0</text:p>
          </table:table-cell>
          <table:table-cell table:formula="of:=([.AY35]+[.AZ36]+[.AY37]+[.AX36])/4" office:value-type="float" office:value="0.000000126342751618509" calcext:value-type="float">
            <text:p>0.0</text:p>
          </table:table-cell>
          <table:table-cell table:formula="of:=([.AZ35]+[.BA36]+[.AZ37]+[.AY36])/4" office:value-type="float" office:value="0.0000000400327702336799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36]+[.D37]+[.C38]+[.B37])/4" office:value-type="float" office:value="0.00000000681255811289546" calcext:value-type="float">
            <text:p>0.0</text:p>
          </table:table-cell>
          <table:table-cell table:formula="of:=([.D36]+[.E37]+[.D38]+[.C37])/4" office:value-type="float" office:value="0.0000000276389011576269" calcext:value-type="float">
            <text:p>0.0</text:p>
          </table:table-cell>
          <table:table-cell table:formula="of:=([.E36]+[.F37]+[.E38]+[.D37])/4" office:value-type="float" office:value="0.000000622145726082104" calcext:value-type="float">
            <text:p>0.0</text:p>
          </table:table-cell>
          <table:table-cell table:formula="of:=([.F36]+[.G37]+[.F38]+[.E37])/4" office:value-type="float" office:value="0.00000190267393740177" calcext:value-type="float">
            <text:p>0.0</text:p>
          </table:table-cell>
          <table:table-cell table:formula="of:=([.G36]+[.H37]+[.G38]+[.F37])/4" office:value-type="float" office:value="0.0000347369546854516" calcext:value-type="float">
            <text:p>0.0</text:p>
          </table:table-cell>
          <table:table-cell table:formula="of:=([.H36]+[.I37]+[.H38]+[.G37])/4" office:value-type="float" office:value="0.0000972561183383416" calcext:value-type="float">
            <text:p>0.0</text:p>
          </table:table-cell>
          <table:table-cell table:formula="of:=([.I36]+[.J37]+[.I38]+[.H37])/4" office:value-type="float" office:value="0.00102226797315862" calcext:value-type="float">
            <text:p>0.0</text:p>
          </table:table-cell>
          <table:table-cell table:formula="of:=([.J36]+[.K37]+[.J38]+[.I37])/4" office:value-type="float" office:value="0.0954227810602345" calcext:value-type="float">
            <text:p>0.1</text:p>
          </table:table-cell>
          <table:table-cell table:formula="of:=([.K36]+[.L37]+[.K38]+[.J37])/4" office:value-type="float" office:value="0.187897515034936" calcext:value-type="float">
            <text:p>0.2</text:p>
          </table:table-cell>
          <table:table-cell table:formula="of:=([.L36]+[.M37]+[.L38]+[.K37])/4" office:value-type="float" office:value="0.274810129220257" calcext:value-type="float">
            <text:p>0.3</text:p>
          </table:table-cell>
          <table:table-cell table:formula="of:=([.M36]+[.N37]+[.M38]+[.L37])/4" office:value-type="float" office:value="0.353446070718353" calcext:value-type="float">
            <text:p>0.4</text:p>
          </table:table-cell>
          <table:table-cell table:formula="of:=([.N36]+[.O37]+[.N38]+[.M37])/4" office:value-type="float" office:value="0.422837492441203" calcext:value-type="float">
            <text:p>0.4</text:p>
          </table:table-cell>
          <table:table-cell table:formula="of:=([.O36]+[.P37]+[.O38]+[.N37])/4" office:value-type="float" office:value="0.482462465402493" calcext:value-type="float">
            <text:p>0.5</text:p>
          </table:table-cell>
          <table:table-cell table:formula="of:=([.P36]+[.Q37]+[.P38]+[.O37])/4" office:value-type="float" office:value="0.53208282393315" calcext:value-type="float">
            <text:p>0.5</text:p>
          </table:table-cell>
          <table:table-cell table:formula="of:=([.Q36]+[.R37]+[.Q38]+[.P37])/4" office:value-type="float" office:value="0.572294384798095" calcext:value-type="float">
            <text:p>0.6</text:p>
          </table:table-cell>
          <table:table-cell table:formula="of:=([.R36]+[.S37]+[.R38]+[.Q37])/4" office:value-type="float" office:value="0.602425680304421" calcext:value-type="float">
            <text:p>0.6</text:p>
          </table:table-cell>
          <table:table-cell table:formula="of:=([.S36]+[.T37]+[.S38]+[.R37])/4" office:value-type="float" office:value="0.623446315897226" calcext:value-type="float">
            <text:p>0.6</text:p>
          </table:table-cell>
          <table:table-cell table:formula="of:=([.T36]+[.U37]+[.T38]+[.S37])/4" office:value-type="float" office:value="0.633898944832787" calcext:value-type="float">
            <text:p>0.6</text:p>
          </table:table-cell>
          <table:table-cell table:formula="of:=([.U36]+[.V37]+[.U38]+[.T37])/4" office:value-type="float" office:value="0.636327923584577" calcext:value-type="float">
            <text:p>0.6</text:p>
          </table:table-cell>
          <table:table-cell table:formula="of:=([.V36]+[.W37]+[.V38]+[.U37])/4" office:value-type="float" office:value="0.628910113737399" calcext:value-type="float">
            <text:p>0.6</text:p>
          </table:table-cell>
          <table:table-cell table:formula="of:=([.W36]+[.X37]+[.W38]+[.V37])/4" office:value-type="float" office:value="0.612124969671104" calcext:value-type="float">
            <text:p>0.6</text:p>
          </table:table-cell>
          <table:table-cell table:formula="of:=([.X36]+[.Y37]+[.X38]+[.W37])/4" office:value-type="float" office:value="0.585480910106634" calcext:value-type="float">
            <text:p>0.6</text:p>
          </table:table-cell>
          <table:table-cell table:formula="of:=([.Y36]+[.Z37]+[.Y38]+[.X37])/4" office:value-type="float" office:value="0.553428731181341" calcext:value-type="float">
            <text:p>0.6</text:p>
          </table:table-cell>
          <table:table-cell table:formula="of:=([.Z36]+[.AA37]+[.Z38]+[.Y37])/4" office:value-type="float" office:value="0.515470522229141" calcext:value-type="float">
            <text:p>0.5</text:p>
          </table:table-cell>
          <table:table-cell table:formula="of:=([.AA36]+[.AB37]+[.AA38]+[.Z37])/4" office:value-type="float" office:value="0.475121566331884" calcext:value-type="float">
            <text:p>0.5</text:p>
          </table:table-cell>
          <table:table-cell table:formula="of:=([.AB36]+[.AC37]+[.AB38]+[.AA37])/4" office:value-type="float" office:value="0.431381285909231" calcext:value-type="float">
            <text:p>0.4</text:p>
          </table:table-cell>
          <table:table-cell table:formula="of:=([.AC36]+[.AD37]+[.AC38]+[.AB37])/4" office:value-type="float" office:value="0.387405114631344" calcext:value-type="float">
            <text:p>0.4</text:p>
          </table:table-cell>
          <table:table-cell table:formula="of:=([.AD36]+[.AE37]+[.AD38]+[.AC37])/4" office:value-type="float" office:value="0.341841902732808" calcext:value-type="float">
            <text:p>0.3</text:p>
          </table:table-cell>
          <table:table-cell table:formula="of:=([.AE36]+[.AF37]+[.AE38]+[.AD37])/4" office:value-type="float" office:value="0.297505677730769" calcext:value-type="float">
            <text:p>0.3</text:p>
          </table:table-cell>
          <table:table-cell table:formula="of:=([.AF36]+[.AG37]+[.AF38]+[.AE37])/4" office:value-type="float" office:value="0.25263146734058" calcext:value-type="float">
            <text:p>0.3</text:p>
          </table:table-cell>
          <table:table-cell table:formula="of:=([.AG36]+[.AH37]+[.AG38]+[.AF37])/4" office:value-type="float" office:value="0.209258083479902" calcext:value-type="float">
            <text:p>0.2</text:p>
          </table:table-cell>
          <table:table-cell table:formula="of:=([.AH36]+[.AI37]+[.AH38]+[.AG37])/4" office:value-type="float" office:value="0.167461929215048" calcext:value-type="float">
            <text:p>0.2</text:p>
          </table:table-cell>
          <table:table-cell table:formula="of:=([.AI36]+[.AJ37]+[.AI38]+[.AH37])/4" office:value-type="float" office:value="0.128085750428547" calcext:value-type="float">
            <text:p>0.1</text:p>
          </table:table-cell>
          <table:table-cell table:formula="of:=([.AJ36]+[.AK37]+[.AJ38]+[.AI37])/4" office:value-type="float" office:value="0.0906533418700982" calcext:value-type="float">
            <text:p>0.1</text:p>
          </table:table-cell>
          <table:table-cell table:formula="of:=([.AK36]+[.AL37]+[.AK38]+[.AJ37])/4" office:value-type="float" office:value="0.0567523047698072" calcext:value-type="float">
            <text:p>0.1</text:p>
          </table:table-cell>
          <table:table-cell table:formula="of:=([.AL36]+[.AM37]+[.AL38]+[.AK37])/4" office:value-type="float" office:value="0.0264327572864518" calcext:value-type="float">
            <text:p>0.0</text:p>
          </table:table-cell>
          <table:table-cell table:formula="of:=([.AM36]+[.AN37]+[.AM38]+[.AL37])/4" office:value-type="float" office:value="0.00136762193709838" calcext:value-type="float">
            <text:p>0.0</text:p>
          </table:table-cell>
          <table:table-cell table:formula="of:=([.AN36]+[.AO37]+[.AN38]+[.AM37])/4" office:value-type="float" office:value="0.000498254144117689" calcext:value-type="float">
            <text:p>0.0</text:p>
          </table:table-cell>
          <table:table-cell table:formula="of:=([.AO36]+[.AP37]+[.AO38]+[.AN37])/4" office:value-type="float" office:value="0.000302252093469751" calcext:value-type="float">
            <text:p>0.0</text:p>
          </table:table-cell>
          <table:table-cell table:formula="of:=([.AP36]+[.AQ37]+[.AP38]+[.AO37])/4" office:value-type="float" office:value="0.000105626780194036" calcext:value-type="float">
            <text:p>0.0</text:p>
          </table:table-cell>
          <table:table-cell table:formula="of:=([.AQ36]+[.AR37]+[.AQ38]+[.AP37])/4" office:value-type="float" office:value="0.0000619804343068412" calcext:value-type="float">
            <text:p>0.0</text:p>
          </table:table-cell>
          <table:table-cell table:formula="of:=([.AR36]+[.AS37]+[.AR38]+[.AQ37])/4" office:value-type="float" office:value="0.0000210602623865713" calcext:value-type="float">
            <text:p>0.0</text:p>
          </table:table-cell>
          <table:table-cell table:formula="of:=([.AS36]+[.AT37]+[.AS38]+[.AR37])/4" office:value-type="float" office:value="0.0000119548853376172" calcext:value-type="float">
            <text:p>0.0</text:p>
          </table:table-cell>
          <table:table-cell table:formula="of:=([.AT36]+[.AU37]+[.AT38]+[.AS37])/4" office:value-type="float" office:value="0.00000398384997480465" calcext:value-type="float">
            <text:p>0.0</text:p>
          </table:table-cell>
          <table:table-cell table:formula="of:=([.AU36]+[.AV37]+[.AU38]+[.AT37])/4" office:value-type="float" office:value="0.00000219074087363481" calcext:value-type="float">
            <text:p>0.0</text:p>
          </table:table-cell>
          <table:table-cell table:formula="of:=([.AV36]+[.AW37]+[.AV38]+[.AU37])/4" office:value-type="float" office:value="0.00000072015406848962" calcext:value-type="float">
            <text:p>0.0</text:p>
          </table:table-cell>
          <table:table-cell table:formula="of:=([.AW36]+[.AX37]+[.AW38]+[.AV37])/4" office:value-type="float" office:value="0.000000384588362015008" calcext:value-type="float">
            <text:p>0.0</text:p>
          </table:table-cell>
          <table:table-cell table:formula="of:=([.AX36]+[.AY37]+[.AX38]+[.AW37])/4" office:value-type="float" office:value="0.000000125215696647626" calcext:value-type="float">
            <text:p>0.0</text:p>
          </table:table-cell>
          <table:table-cell table:formula="of:=([.AY36]+[.AZ37]+[.AY38]+[.AX37])/4" office:value-type="float" office:value="0.0000000651023094689125" calcext:value-type="float">
            <text:p>0.0</text:p>
          </table:table-cell>
          <table:table-cell table:formula="of:=([.AZ36]+[.BA37]+[.AZ38]+[.AY37])/4" office:value-type="float" office:value="0.000000020519332208819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37]+[.D38]+[.C39]+[.B38])/4" office:value-type="float" office:value="0.00000000175390021623295" calcext:value-type="float">
            <text:p>0.0</text:p>
          </table:table-cell>
          <table:table-cell table:formula="of:=([.D37]+[.E38]+[.D39]+[.C38])/4" office:value-type="float" office:value="0.00000000698283376610554" calcext:value-type="float">
            <text:p>0.0</text:p>
          </table:table-cell>
          <table:table-cell table:formula="of:=([.E37]+[.F38]+[.E39]+[.D38])/4" office:value-type="float" office:value="0.000000161551873276211" calcext:value-type="float">
            <text:p>0.0</text:p>
          </table:table-cell>
          <table:table-cell table:formula="of:=([.F37]+[.G38]+[.F39]+[.E38])/4" office:value-type="float" office:value="0.000000481179556262939" calcext:value-type="float">
            <text:p>0.0</text:p>
          </table:table-cell>
          <table:table-cell table:formula="of:=([.G37]+[.H38]+[.G39]+[.F38])/4" office:value-type="float" office:value="0.00000907829284120287" calcext:value-type="float">
            <text:p>0.0</text:p>
          </table:table-cell>
          <table:table-cell table:formula="of:=([.H37]+[.I38]+[.H39]+[.G38])/4" office:value-type="float" office:value="0.0000245651515783762" calcext:value-type="float">
            <text:p>0.0</text:p>
          </table:table-cell>
          <table:table-cell table:formula="of:=([.I37]+[.J38]+[.I39]+[.H38])/4" office:value-type="float" office:value="0.000273491455098165" calcext:value-type="float">
            <text:p>0.0</text:p>
          </table:table-cell>
          <table:table-cell table:formula="of:=([.J37]+[.K38]+[.J39]+[.I38])/4" office:value-type="float" office:value="0.000443894952542351" calcext:value-type="float">
            <text:p>0.0</text:p>
          </table:table-cell>
          <table:table-cell table:formula="of:=([.K37]+[.L38]+[.K39]+[.J38])/4" office:value-type="float" office:value="0.082834541084611" calcext:value-type="float">
            <text:p>0.1</text:p>
          </table:table-cell>
          <table:table-cell table:formula="of:=([.L37]+[.M38]+[.L39]+[.K38])/4" office:value-type="float" office:value="0.159126149235884" calcext:value-type="float">
            <text:p>0.2</text:p>
          </table:table-cell>
          <table:table-cell table:formula="of:=([.M37]+[.N38]+[.M39]+[.L38])/4" office:value-type="float" office:value="0.226031001569532" calcext:value-type="float">
            <text:p>0.2</text:p>
          </table:table-cell>
          <table:table-cell table:formula="of:=([.N37]+[.O38]+[.N39]+[.M38])/4" office:value-type="float" office:value="0.282170391561817" calcext:value-type="float">
            <text:p>0.3</text:p>
          </table:table-cell>
          <table:table-cell table:formula="of:=([.O37]+[.P38]+[.O39]+[.N38])/4" office:value-type="float" office:value="0.330179928303743" calcext:value-type="float">
            <text:p>0.3</text:p>
          </table:table-cell>
          <table:table-cell table:formula="of:=([.P37]+[.Q38]+[.P39]+[.O38])/4" office:value-type="float" office:value="0.369065229186297" calcext:value-type="float">
            <text:p>0.4</text:p>
          </table:table-cell>
          <table:table-cell table:formula="of:=([.Q37]+[.R38]+[.Q39]+[.P38])/4" office:value-type="float" office:value="0.400377972489285" calcext:value-type="float">
            <text:p>0.4</text:p>
          </table:table-cell>
          <table:table-cell table:formula="of:=([.R37]+[.S38]+[.R39]+[.Q38])/4" office:value-type="float" office:value="0.422951587824383" calcext:value-type="float">
            <text:p>0.4</text:p>
          </table:table-cell>
          <table:table-cell table:formula="of:=([.S37]+[.T38]+[.S39]+[.R38])/4" office:value-type="float" office:value="0.439482344385505" calcext:value-type="float">
            <text:p>0.4</text:p>
          </table:table-cell>
          <table:table-cell table:formula="of:=([.T37]+[.U38]+[.T39]+[.S38])/4" office:value-type="float" office:value="0.448062021579194" calcext:value-type="float">
            <text:p>0.4</text:p>
          </table:table-cell>
          <table:table-cell table:formula="of:=([.U37]+[.V38]+[.U39]+[.T38])/4" office:value-type="float" office:value="0.451111877631006" calcext:value-type="float">
            <text:p>0.5</text:p>
          </table:table-cell>
          <table:table-cell table:formula="of:=([.V37]+[.W38]+[.V39]+[.U38])/4" office:value-type="float" office:value="0.446797362312675" calcext:value-type="float">
            <text:p>0.4</text:p>
          </table:table-cell>
          <table:table-cell table:formula="of:=([.W37]+[.X38]+[.W39]+[.V38])/4" office:value-type="float" office:value="0.436551833904245" calcext:value-type="float">
            <text:p>0.4</text:p>
          </table:table-cell>
          <table:table-cell table:formula="of:=([.X37]+[.Y38]+[.X39]+[.W38])/4" office:value-type="float" office:value="0.418237141612374" calcext:value-type="float">
            <text:p>0.4</text:p>
          </table:table-cell>
          <table:table-cell table:formula="of:=([.Y37]+[.Z38]+[.Y39]+[.X38])/4" office:value-type="float" office:value="0.395331662222938" calcext:value-type="float">
            <text:p>0.4</text:p>
          </table:table-cell>
          <table:table-cell table:formula="of:=([.Z37]+[.AA38]+[.Z39]+[.Y38])/4" office:value-type="float" office:value="0.367582305511964" calcext:value-type="float">
            <text:p>0.4</text:p>
          </table:table-cell>
          <table:table-cell table:formula="of:=([.AA37]+[.AB38]+[.AA39]+[.Z38])/4" office:value-type="float" office:value="0.33814573773568" calcext:value-type="float">
            <text:p>0.3</text:p>
          </table:table-cell>
          <table:table-cell table:formula="of:=([.AB37]+[.AC38]+[.AB39]+[.AA38])/4" office:value-type="float" office:value="0.305798816139898" calcext:value-type="float">
            <text:p>0.3</text:p>
          </table:table-cell>
          <table:table-cell table:formula="of:=([.AC37]+[.AD38]+[.AC39]+[.AB38])/4" office:value-type="float" office:value="0.27337099786159" calcext:value-type="float">
            <text:p>0.3</text:p>
          </table:table-cell>
          <table:table-cell table:formula="of:=([.AD37]+[.AE38]+[.AD39]+[.AC38])/4" office:value-type="float" office:value="0.239373573545731" calcext:value-type="float">
            <text:p>0.2</text:p>
          </table:table-cell>
          <table:table-cell table:formula="of:=([.AE37]+[.AF38]+[.AE39]+[.AD38])/4" office:value-type="float" office:value="0.206401714423195" calcext:value-type="float">
            <text:p>0.2</text:p>
          </table:table-cell>
          <table:table-cell table:formula="of:=([.AF37]+[.AG38]+[.AF39]+[.AE38])/4" office:value-type="float" office:value="0.172566552128721" calcext:value-type="float">
            <text:p>0.2</text:p>
          </table:table-cell>
          <table:table-cell table:formula="of:=([.AG37]+[.AH38]+[.AG39]+[.AF38])/4" office:value-type="float" office:value="0.139766792460627" calcext:value-type="float">
            <text:p>0.1</text:p>
          </table:table-cell>
          <table:table-cell table:formula="of:=([.AH37]+[.AI38]+[.AH39]+[.AG38])/4" office:value-type="float" office:value="0.107572389757623" calcext:value-type="float">
            <text:p>0.1</text:p>
          </table:table-cell>
          <table:table-cell table:formula="of:=([.AI37]+[.AJ38]+[.AI39]+[.AH38])/4" office:value-type="float" office:value="0.0774424266760701" calcext:value-type="float">
            <text:p>0.1</text:p>
          </table:table-cell>
          <table:table-cell table:formula="of:=([.AJ37]+[.AK38]+[.AJ39]+[.AI38])/4" office:value-type="float" office:value="0.0492698414812952" calcext:value-type="float">
            <text:p>0.0</text:p>
          </table:table-cell>
          <table:table-cell table:formula="of:=([.AK37]+[.AL38]+[.AK39]+[.AJ38])/4" office:value-type="float" office:value="0.0234367535357122" calcext:value-type="float">
            <text:p>0.0</text:p>
          </table:table-cell>
          <table:table-cell table:formula="of:=([.AL37]+[.AM38]+[.AL39]+[.AK38])/4" office:value-type="float" office:value="0.000937179255203885" calcext:value-type="float">
            <text:p>0.0</text:p>
          </table:table-cell>
          <table:table-cell table:formula="of:=([.AM37]+[.AN38]+[.AM39]+[.AL38])/4" office:value-type="float" office:value="0.000607223230834586" calcext:value-type="float">
            <text:p>0.0</text:p>
          </table:table-cell>
          <table:table-cell table:formula="of:=([.AN37]+[.AO38]+[.AN39]+[.AM38])/4" office:value-type="float" office:value="0.000216251431993589" calcext:value-type="float">
            <text:p>0.0</text:p>
          </table:table-cell>
          <table:table-cell table:formula="of:=([.AO37]+[.AP38]+[.AO39]+[.AN38])/4" office:value-type="float" office:value="0.000135724696969021" calcext:value-type="float">
            <text:p>0.0</text:p>
          </table:table-cell>
          <table:table-cell table:formula="of:=([.AP37]+[.AQ38]+[.AP39]+[.AO38])/4" office:value-type="float" office:value="0.0000466929617417095" calcext:value-type="float">
            <text:p>0.0</text:p>
          </table:table-cell>
          <table:table-cell table:formula="of:=([.AQ37]+[.AR38]+[.AQ39]+[.AP38])/4" office:value-type="float" office:value="0.0000283188528966798" calcext:value-type="float">
            <text:p>0.0</text:p>
          </table:table-cell>
          <table:table-cell table:formula="of:=([.AR37]+[.AS38]+[.AR39]+[.AQ38])/4" office:value-type="float" office:value="0.00000950955298817075" calcext:value-type="float">
            <text:p>0.0</text:p>
          </table:table-cell>
          <table:table-cell table:formula="of:=([.AS37]+[.AT38]+[.AS39]+[.AR38])/4" office:value-type="float" office:value="0.00000557540900586964" calcext:value-type="float">
            <text:p>0.0</text:p>
          </table:table-cell>
          <table:table-cell table:formula="of:=([.AT37]+[.AU38]+[.AT39]+[.AS38])/4" office:value-type="float" office:value="0.00000184012041557735" calcext:value-type="float">
            <text:p>0.0</text:p>
          </table:table-cell>
          <table:table-cell table:formula="of:=([.AU37]+[.AV38]+[.AU39]+[.AT38])/4" office:value-type="float" office:value="0.00000104457906830273" calcext:value-type="float">
            <text:p>0.0</text:p>
          </table:table-cell>
          <table:table-cell table:formula="of:=([.AV37]+[.AW38]+[.AV39]+[.AU38])/4" office:value-type="float" office:value="0.000000340467922114285" calcext:value-type="float">
            <text:p>0.0</text:p>
          </table:table-cell>
          <table:table-cell table:formula="of:=([.AW37]+[.AX38]+[.AW39]+[.AV38])/4" office:value-type="float" office:value="0.000000187572503161927" calcext:value-type="float">
            <text:p>0.0</text:p>
          </table:table-cell>
          <table:table-cell table:formula="of:=([.AX37]+[.AY38]+[.AX39]+[.AW38])/4" office:value-type="float" office:value="0.0000000605827692516121" calcext:value-type="float">
            <text:p>0.0</text:p>
          </table:table-cell>
          <table:table-cell table:formula="of:=([.AY37]+[.AZ38]+[.AY39]+[.AX38])/4" office:value-type="float" office:value="0.0000000324661375809479" calcext:value-type="float">
            <text:p>0.0</text:p>
          </table:table-cell>
          <table:table-cell table:formula="of:=([.AZ37]+[.BA38]+[.AZ39]+[.AY38])/4" office:value-type="float" office:value="0.0000000101528240279978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38]+[.D39]+[.C40]+[.B39])/4" office:value-type="float" office:value="0.000000000451387024853627" calcext:value-type="float">
            <text:p>0.0</text:p>
          </table:table-cell>
          <table:table-cell table:formula="of:=([.D38]+[.E39]+[.D40]+[.C39])/4" office:value-type="float" office:value="0.00000000175780423367077" calcext:value-type="float">
            <text:p>0.0</text:p>
          </table:table-cell>
          <table:table-cell table:formula="of:=([.E38]+[.F39]+[.E40]+[.D39])/4" office:value-type="float" office:value="0.0000000419070331751389" calcext:value-type="float">
            <text:p>0.0</text:p>
          </table:table-cell>
          <table:table-cell table:formula="of:=([.F38]+[.G39]+[.F40]+[.E39])/4" office:value-type="float" office:value="0.000000121241723585207" calcext:value-type="float">
            <text:p>0.0</text:p>
          </table:table-cell>
          <table:table-cell table:formula="of:=([.G38]+[.H39]+[.G40]+[.F39])/4" office:value-type="float" office:value="0.00000236911944183622" calcext:value-type="float">
            <text:p>0.0</text:p>
          </table:table-cell>
          <table:table-cell table:formula="of:=([.H38]+[.I39]+[.H40]+[.G39])/4" office:value-type="float" office:value="0.0000061822627965891" calcext:value-type="float">
            <text:p>0.0</text:p>
          </table:table-cell>
          <table:table-cell table:formula="of:=([.I38]+[.J39]+[.I40]+[.H39])/4" office:value-type="float" office:value="0.0000728882257996222" calcext:value-type="float">
            <text:p>0.0</text:p>
          </table:table-cell>
          <table:table-cell table:formula="of:=([.J38]+[.K39]+[.J40]+[.I39])/4" office:value-type="float" office:value="0.000112864503467265" calcext:value-type="float">
            <text:p>0.0</text:p>
          </table:table-cell>
          <table:table-cell table:formula="of:=([.K38]+[.L39]+[.K40]+[.J39])/4" office:value-type="float" office:value="0.000994087513732059" calcext:value-type="float">
            <text:p>0.0</text:p>
          </table:table-cell>
          <table:table-cell table:formula="of:=([.L38]+[.M39]+[.L40]+[.K39])/4" office:value-type="float" office:value="0.066142537934388" calcext:value-type="float">
            <text:p>0.1</text:p>
          </table:table-cell>
          <table:table-cell table:formula="of:=([.M38]+[.N39]+[.M40]+[.L39])/4" office:value-type="float" office:value="0.121651250682165" calcext:value-type="float">
            <text:p>0.1</text:p>
          </table:table-cell>
          <table:table-cell table:formula="of:=([.N38]+[.O39]+[.N40]+[.M39])/4" office:value-type="float" office:value="0.165176705538623" calcext:value-type="float">
            <text:p>0.2</text:p>
          </table:table-cell>
          <table:table-cell table:formula="of:=([.O38]+[.P39]+[.O40]+[.N39])/4" office:value-type="float" office:value="0.19942829893568" calcext:value-type="float">
            <text:p>0.2</text:p>
          </table:table-cell>
          <table:table-cell table:formula="of:=([.P38]+[.Q39]+[.P40]+[.O39])/4" office:value-type="float" office:value="0.226602810805822" calcext:value-type="float">
            <text:p>0.2</text:p>
          </table:table-cell>
          <table:table-cell table:formula="of:=([.Q38]+[.R39]+[.Q40]+[.P39])/4" office:value-type="float" office:value="0.24844663853275" calcext:value-type="float">
            <text:p>0.2</text:p>
          </table:table-cell>
          <table:table-cell table:formula="of:=([.R38]+[.S39]+[.R40]+[.Q39])/4" office:value-type="float" office:value="0.263925455063101" calcext:value-type="float">
            <text:p>0.3</text:p>
          </table:table-cell>
          <table:table-cell table:formula="of:=([.S38]+[.T39]+[.S40]+[.R39])/4" office:value-type="float" office:value="0.2756866310565" calcext:value-type="float">
            <text:p>0.3</text:p>
          </table:table-cell>
          <table:table-cell table:formula="of:=([.T38]+[.U39]+[.T40]+[.S39])/4" office:value-type="float" office:value="0.281866081210036" calcext:value-type="float">
            <text:p>0.3</text:p>
          </table:table-cell>
          <table:table-cell table:formula="of:=([.U38]+[.V39]+[.U40]+[.T39])/4" office:value-type="float" office:value="0.284722985348726" calcext:value-type="float">
            <text:p>0.3</text:p>
          </table:table-cell>
          <table:table-cell table:formula="of:=([.V38]+[.W39]+[.V40]+[.U39])/4" office:value-type="float" office:value="0.282385972984792" calcext:value-type="float">
            <text:p>0.3</text:p>
          </table:table-cell>
          <table:table-cell table:formula="of:=([.W38]+[.X39]+[.W40]+[.V39])/4" office:value-type="float" office:value="0.276589685194116" calcext:value-type="float">
            <text:p>0.3</text:p>
          </table:table-cell>
          <table:table-cell table:formula="of:=([.X38]+[.Y39]+[.X40]+[.W39])/4" office:value-type="float" office:value="0.265029778167178" calcext:value-type="float">
            <text:p>0.3</text:p>
          </table:table-cell>
          <table:table-cell table:formula="of:=([.Y38]+[.Z39]+[.Y40]+[.X39])/4" office:value-type="float" office:value="0.250904069600105" calcext:value-type="float">
            <text:p>0.3</text:p>
          </table:table-cell>
          <table:table-cell table:formula="of:=([.Z38]+[.AA39]+[.Z40]+[.Y39])/4" office:value-type="float" office:value="0.232520760383265" calcext:value-type="float">
            <text:p>0.2</text:p>
          </table:table-cell>
          <table:table-cell table:formula="of:=([.AA38]+[.AB39]+[.AA40]+[.Z39])/4" office:value-type="float" office:value="0.213373797114911" calcext:value-type="float">
            <text:p>0.2</text:p>
          </table:table-cell>
          <table:table-cell table:formula="of:=([.AB38]+[.AC39]+[.AB40]+[.AA39])/4" office:value-type="float" office:value="0.191802002505463" calcext:value-type="float">
            <text:p>0.2</text:p>
          </table:table-cell>
          <table:table-cell table:formula="of:=([.AC38]+[.AD39]+[.AC40]+[.AB39])/4" office:value-type="float" office:value="0.17038005036656" calcext:value-type="float">
            <text:p>0.2</text:p>
          </table:table-cell>
          <table:table-cell table:formula="of:=([.AD38]+[.AE39]+[.AD40]+[.AC39])/4" office:value-type="float" office:value="0.147508564468728" calcext:value-type="float">
            <text:p>0.1</text:p>
          </table:table-cell>
          <table:table-cell table:formula="of:=([.AE38]+[.AF39]+[.AE40]+[.AD39])/4" office:value-type="float" office:value="0.125577017359012" calcext:value-type="float">
            <text:p>0.1</text:p>
          </table:table-cell>
          <table:table-cell table:formula="of:=([.AF38]+[.AG39]+[.AF40]+[.AE39])/4" office:value-type="float" office:value="0.102583723233639" calcext:value-type="float">
            <text:p>0.1</text:p>
          </table:table-cell>
          <table:table-cell table:formula="of:=([.AG38]+[.AH39]+[.AG40]+[.AF39])/4" office:value-type="float" office:value="0.0805431431385323" calcext:value-type="float">
            <text:p>0.1</text:p>
          </table:table-cell>
          <table:table-cell table:formula="of:=([.AH38]+[.AI39]+[.AH40]+[.AG39])/4" office:value-type="float" office:value="0.0569517891920138" calcext:value-type="float">
            <text:p>0.1</text:p>
          </table:table-cell>
          <table:table-cell table:formula="of:=([.AI38]+[.AJ39]+[.AI40]+[.AH39])/4" office:value-type="float" office:value="0.0352861966010207" calcext:value-type="float">
            <text:p>0.0</text:p>
          </table:table-cell>
          <table:table-cell table:formula="of:=([.AJ38]+[.AK39]+[.AJ40]+[.AI39])/4" office:value-type="float" office:value="0.0174727492976065" calcext:value-type="float">
            <text:p>0.0</text:p>
          </table:table-cell>
          <table:table-cell table:formula="of:=([.AK38]+[.AL39]+[.AK40]+[.AJ39])/4" office:value-type="float" office:value="0.00104103490625892" calcext:value-type="float">
            <text:p>0.0</text:p>
          </table:table-cell>
          <table:table-cell table:formula="of:=([.AL38]+[.AM39]+[.AL40]+[.AK39])/4" office:value-type="float" office:value="0.00037592422070424" calcext:value-type="float">
            <text:p>0.0</text:p>
          </table:table-cell>
          <table:table-cell table:formula="of:=([.AM38]+[.AN39]+[.AM40]+[.AL39])/4" office:value-type="float" office:value="0.000257305815697286" calcext:value-type="float">
            <text:p>0.0</text:p>
          </table:table-cell>
          <table:table-cell table:formula="of:=([.AN38]+[.AO39]+[.AN40]+[.AM39])/4" office:value-type="float" office:value="0.0000889658211428612" calcext:value-type="float">
            <text:p>0.0</text:p>
          </table:table-cell>
          <table:table-cell table:formula="of:=([.AO38]+[.AP39]+[.AO40]+[.AN39])/4" office:value-type="float" office:value="0.0000585160142433218" calcext:value-type="float">
            <text:p>0.0</text:p>
          </table:table-cell>
          <table:table-cell table:formula="of:=([.AP38]+[.AQ39]+[.AP40]+[.AO39])/4" office:value-type="float" office:value="0.0000196314018156796" calcext:value-type="float">
            <text:p>0.0</text:p>
          </table:table-cell>
          <table:table-cell table:formula="of:=([.AQ38]+[.AR39]+[.AQ40]+[.AP39])/4" office:value-type="float" office:value="0.0000124427678759553" calcext:value-type="float">
            <text:p>0.0</text:p>
          </table:table-cell>
          <table:table-cell table:formula="of:=([.AR38]+[.AS39]+[.AR40]+[.AQ39])/4" office:value-type="float" office:value="0.00000408448395550309" calcext:value-type="float">
            <text:p>0.0</text:p>
          </table:table-cell>
          <table:table-cell table:formula="of:=([.AS38]+[.AT39]+[.AS40]+[.AR39])/4" office:value-type="float" office:value="0.00000250000244957585" calcext:value-type="float">
            <text:p>0.0</text:p>
          </table:table-cell>
          <table:table-cell table:formula="of:=([.AT38]+[.AU39]+[.AT40]+[.AS39])/4" office:value-type="float" office:value="0.000000807531200425838" calcext:value-type="float">
            <text:p>0.0</text:p>
          </table:table-cell>
          <table:table-cell table:formula="of:=([.AU38]+[.AV39]+[.AU40]+[.AT39])/4" office:value-type="float" office:value="0.000000478373232094508" calcext:value-type="float">
            <text:p>0.0</text:p>
          </table:table-cell>
          <table:table-cell table:formula="of:=([.AV38]+[.AW39]+[.AV40]+[.AU39])/4" office:value-type="float" office:value="0.0000001526578561666" calcext:value-type="float">
            <text:p>0.0</text:p>
          </table:table-cell>
          <table:table-cell table:formula="of:=([.AW38]+[.AX39]+[.AW40]+[.AV39])/4" office:value-type="float" office:value="0.0000000877435999341404" calcext:value-type="float">
            <text:p>0.0</text:p>
          </table:table-cell>
          <table:table-cell table:formula="of:=([.AX38]+[.AY39]+[.AX40]+[.AW39])/4" office:value-type="float" office:value="0.0000000277433483472023" calcext:value-type="float">
            <text:p>0.0</text:p>
          </table:table-cell>
          <table:table-cell table:formula="of:=([.AY38]+[.AZ39]+[.AY40]+[.AX39])/4" office:value-type="float" office:value="0.0000000155064084394828" calcext:value-type="float">
            <text:p>0.0</text:p>
          </table:table-cell>
          <table:table-cell table:formula="of:=([.AZ38]+[.BA39]+[.AZ40]+[.AY39])/4" office:value-type="float" office:value="0.00000000474503389303888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formula="of:=([.C39]+[.D40]+[.C41]+[.B40])/4" office:value-type="float" office:value="0.000000000115083129882077" calcext:value-type="float">
            <text:p>0.0</text:p>
          </table:table-cell>
          <table:table-cell table:formula="of:=([.D39]+[.E40]+[.D41]+[.C40])/4" office:value-type="float" office:value="0.000000000417074276410494" calcext:value-type="float">
            <text:p>0.0</text:p>
          </table:table-cell>
          <table:table-cell table:formula="of:=([.E39]+[.F40]+[.E41]+[.D40])/4" office:value-type="float" office:value="0.0000000107478614169199" calcext:value-type="float">
            <text:p>0.0</text:p>
          </table:table-cell>
          <table:table-cell table:formula="of:=([.F39]+[.G40]+[.F41]+[.E40])/4" office:value-type="float" office:value="0.0000000287868601920122" calcext:value-type="float">
            <text:p>0.0</text:p>
          </table:table-cell>
          <table:table-cell table:formula="of:=([.G39]+[.H40]+[.G41]+[.F40])/4" office:value-type="float" office:value="0.000000609916759261171" calcext:value-type="float">
            <text:p>0.0</text:p>
          </table:table-cell>
          <table:table-cell table:formula="of:=([.H39]+[.I40]+[.H41]+[.G40])/4" office:value-type="float" office:value="0.00000146596907590681" calcext:value-type="float">
            <text:p>0.0</text:p>
          </table:table-cell>
          <table:table-cell table:formula="of:=([.I39]+[.J40]+[.I41]+[.H40])/4" office:value-type="float" office:value="0.00001899256153446" calcext:value-type="float">
            <text:p>0.0</text:p>
          </table:table-cell>
          <table:table-cell table:formula="of:=([.J39]+[.K40]+[.J41]+[.I40])/4" office:value-type="float" office:value="0.0000269585086585804" calcext:value-type="float">
            <text:p>0.0</text:p>
          </table:table-cell>
          <table:table-cell table:formula="of:=([.K39]+[.L40]+[.K41]+[.J40])/4" office:value-type="float" office:value="0.000262228178362532" calcext:value-type="float">
            <text:p>0.0</text:p>
          </table:table-cell>
          <table:table-cell table:formula="of:=([.L39]+[.M40]+[.L41]+[.K40])/4" office:value-type="float" office:value="0.000334525496753446" calcext:value-type="float">
            <text:p>0.0</text:p>
          </table:table-cell>
          <table:table-cell table:formula="of:=([.M39]+[.N40]+[.M41]+[.L40])/4" office:value-type="float" office:value="0.0440490626305294" calcext:value-type="float">
            <text:p>0.0</text:p>
          </table:table-cell>
          <table:table-cell table:formula="of:=([.N39]+[.O40]+[.N41]+[.M40])/4" office:value-type="float" office:value="0.0706337258971537" calcext:value-type="float">
            <text:p>0.1</text:p>
          </table:table-cell>
          <table:table-cell table:formula="of:=([.O39]+[.P40]+[.O41]+[.N40])/4" office:value-type="float" office:value="0.0894778521926913" calcext:value-type="float">
            <text:p>0.1</text:p>
          </table:table-cell>
          <table:table-cell table:formula="of:=([.P39]+[.Q40]+[.P41]+[.O40])/4" office:value-type="float" office:value="0.103803498575943" calcext:value-type="float">
            <text:p>0.1</text:p>
          </table:table-cell>
          <table:table-cell table:formula="of:=([.Q39]+[.R40]+[.Q41]+[.P40])/4" office:value-type="float" office:value="0.115372121744344" calcext:value-type="float">
            <text:p>0.1</text:p>
          </table:table-cell>
          <table:table-cell table:formula="of:=([.R39]+[.S40]+[.R41]+[.Q40])/4" office:value-type="float" office:value="0.12325248784555" calcext:value-type="float">
            <text:p>0.1</text:p>
          </table:table-cell>
          <table:table-cell table:formula="of:=([.S39]+[.T40]+[.S41]+[.R40])/4" office:value-type="float" office:value="0.129645484225144" calcext:value-type="float">
            <text:p>0.1</text:p>
          </table:table-cell>
          <table:table-cell table:formula="of:=([.T39]+[.U40]+[.T41]+[.S40])/4" office:value-type="float" office:value="0.132898658082898" calcext:value-type="float">
            <text:p>0.1</text:p>
          </table:table-cell>
          <table:table-cell table:formula="of:=([.U39]+[.V40]+[.U41]+[.T40])/4" office:value-type="float" office:value="0.134874905841278" calcext:value-type="float">
            <text:p>0.1</text:p>
          </table:table-cell>
          <table:table-cell table:formula="of:=([.V39]+[.W40]+[.V41]+[.U40])/4" office:value-type="float" office:value="0.133294278978866" calcext:value-type="float">
            <text:p>0.1</text:p>
          </table:table-cell>
          <table:table-cell table:formula="of:=([.W39]+[.X40]+[.W41]+[.V40])/4" office:value-type="float" office:value="0.131315487822763" calcext:value-type="float">
            <text:p>0.1</text:p>
          </table:table-cell>
          <table:table-cell table:formula="of:=([.X39]+[.Y40]+[.X41]+[.W40])/4" office:value-type="float" office:value="0.126297354012854" calcext:value-type="float">
            <text:p>0.1</text:p>
          </table:table-cell>
          <table:table-cell table:formula="of:=([.Y39]+[.Z40]+[.Y41]+[.X40])/4" office:value-type="float" office:value="0.119466359731012" calcext:value-type="float">
            <text:p>0.1</text:p>
          </table:table-cell>
          <table:table-cell table:formula="of:=([.Z39]+[.AA40]+[.Z41]+[.Y40])/4" office:value-type="float" office:value="0.110089659715188" calcext:value-type="float">
            <text:p>0.1</text:p>
          </table:table-cell>
          <table:table-cell table:formula="of:=([.AA39]+[.AB40]+[.AA41]+[.Z40])/4" office:value-type="float" office:value="0.101216681829638" calcext:value-type="float">
            <text:p>0.1</text:p>
          </table:table-cell>
          <table:table-cell table:formula="of:=([.AB39]+[.AC40]+[.AB41]+[.AA40])/4" office:value-type="float" office:value="0.0901594795685006" calcext:value-type="float">
            <text:p>0.1</text:p>
          </table:table-cell>
          <table:table-cell table:formula="of:=([.AC39]+[.AD40]+[.AC41]+[.AB40])/4" office:value-type="float" office:value="0.0794966557736387" calcext:value-type="float">
            <text:p>0.1</text:p>
          </table:table-cell>
          <table:table-cell table:formula="of:=([.AD39]+[.AE40]+[.AD41]+[.AC40])/4" office:value-type="float" office:value="0.0677387055334121" calcext:value-type="float">
            <text:p>0.1</text:p>
          </table:table-cell>
          <table:table-cell table:formula="of:=([.AE39]+[.AF40]+[.AE41]+[.AD40])/4" office:value-type="float" office:value="0.0567551446452402" calcext:value-type="float">
            <text:p>0.1</text:p>
          </table:table-cell>
          <table:table-cell table:formula="of:=([.AF39]+[.AG40]+[.AF41]+[.AE40])/4" office:value-type="float" office:value="0.0446671975075501" calcext:value-type="float">
            <text:p>0.0</text:p>
          </table:table-cell>
          <table:table-cell table:formula="of:=([.AG39]+[.AH40]+[.AG41]+[.AF40])/4" office:value-type="float" office:value="0.0325567472685801" calcext:value-type="float">
            <text:p>0.0</text:p>
          </table:table-cell>
          <table:table-cell table:formula="of:=([.AH39]+[.AI40]+[.AH41]+[.AG40])/4" office:value-type="float" office:value="0.0186306181460065" calcext:value-type="float">
            <text:p>0.0</text:p>
          </table:table-cell>
          <table:table-cell table:formula="of:=([.AI39]+[.AJ40]+[.AI41]+[.AH40])/4" office:value-type="float" office:value="0.00134862447631904" calcext:value-type="float">
            <text:p>0.0</text:p>
          </table:table-cell>
          <table:table-cell table:formula="of:=([.AJ39]+[.AK40]+[.AJ41]+[.AI40])/4" office:value-type="float" office:value="0.00047160838920038" calcext:value-type="float">
            <text:p>0.0</text:p>
          </table:table-cell>
          <table:table-cell table:formula="of:=([.AK39]+[.AL40]+[.AK41]+[.AJ40])/4" office:value-type="float" office:value="0.000385928232180221" calcext:value-type="float">
            <text:p>0.0</text:p>
          </table:table-cell>
          <table:table-cell table:formula="of:=([.AL39]+[.AM40]+[.AL41]+[.AK40])/4" office:value-type="float" office:value="0.000127112586715816" calcext:value-type="float">
            <text:p>0.0</text:p>
          </table:table-cell>
          <table:table-cell table:formula="of:=([.AM39]+[.AN40]+[.AM41]+[.AL40])/4" office:value-type="float" office:value="0.0000978173064935278" calcext:value-type="float">
            <text:p>0.0</text:p>
          </table:table-cell>
          <table:table-cell table:formula="of:=([.AN39]+[.AO40]+[.AN41]+[.AM40])/4" office:value-type="float" office:value="0.0000309079013907771" calcext:value-type="float">
            <text:p>0.0</text:p>
          </table:table-cell>
          <table:table-cell table:formula="of:=([.AO39]+[.AP40]+[.AO41]+[.AN40])/4" office:value-type="float" office:value="0.0000227101573083031" calcext:value-type="float">
            <text:p>0.0</text:p>
          </table:table-cell>
          <table:table-cell table:formula="of:=([.AP39]+[.AQ40]+[.AP41]+[.AO40])/4" office:value-type="float" office:value="0.0000069661801071715" calcext:value-type="float">
            <text:p>0.0</text:p>
          </table:table-cell>
          <table:table-cell table:formula="of:=([.AQ39]+[.AR40]+[.AQ41]+[.AP40])/4" office:value-type="float" office:value="0.00000492196983509183" calcext:value-type="float">
            <text:p>0.0</text:p>
          </table:table-cell>
          <table:table-cell table:formula="of:=([.AR39]+[.AS40]+[.AR41]+[.AQ40])/4" office:value-type="float" office:value="0.00000147688581886956" calcext:value-type="float">
            <text:p>0.0</text:p>
          </table:table-cell>
          <table:table-cell table:formula="of:=([.AS39]+[.AT40]+[.AS41]+[.AR40])/4" office:value-type="float" office:value="0.00000100739916262301" calcext:value-type="float">
            <text:p>0.0</text:p>
          </table:table-cell>
          <table:table-cell table:formula="of:=([.AT39]+[.AU40]+[.AT41]+[.AS40])/4" office:value-type="float" office:value="0.000000297224167046161" calcext:value-type="float">
            <text:p>0.0</text:p>
          </table:table-cell>
          <table:table-cell table:formula="of:=([.AU39]+[.AV40]+[.AU41]+[.AT40])/4" office:value-type="float" office:value="0.000000196301709355536" calcext:value-type="float">
            <text:p>0.0</text:p>
          </table:table-cell>
          <table:table-cell table:formula="of:=([.AV39]+[.AW40]+[.AV41]+[.AU40])/4" office:value-type="float" office:value="0.0000000571575632675062" calcext:value-type="float">
            <text:p>0.0</text:p>
          </table:table-cell>
          <table:table-cell table:formula="of:=([.AW39]+[.AX40]+[.AW41]+[.AV40])/4" office:value-type="float" office:value="0.0000000366495674840206" calcext:value-type="float">
            <text:p>0.0</text:p>
          </table:table-cell>
          <table:table-cell table:formula="of:=([.AX39]+[.AY40]+[.AX41]+[.AW40])/4" office:value-type="float" office:value="0.0000000105598017047334" calcext:value-type="float">
            <text:p>0.0</text:p>
          </table:table-cell>
          <table:table-cell table:formula="of:=([.AY39]+[.AZ40]+[.AY41]+[.AX40])/4" office:value-type="float" office:value="0.00000000658809743136721" calcext:value-type="float">
            <text:p>0.0</text:p>
          </table:table-cell>
          <table:table-cell table:formula="of:=([.AZ39]+[.BA40]+[.AZ41]+[.AY40])/4" office:value-type="float" office:value="0.00000000183438252631934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office:value-type="float" office:value="0" calcext:value-type="float">
            <text:p>0.0</text:p>
          </table:table-cell>
          <table:table-cell table:number-columns-repeated="50" table:style-name="ce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/>
          <table:table-cell table:style-name="Default" table:number-columns-repeated="52"/>
        </table:table-row>
        <table:table-row table:style-name="ro2">
          <table:table-cell/>
          <table:table-cell table:style-name="Default" table:number-columns-repeated="52"/>
        </table:table-row>
        <calcext:conditional-formats>
          <calcext:conditional-format calcext:target-range-address="Sheet1.I13:Sheet1.I13">
            <calcext:color-scale>
              <calcext:color-scale-entry calcext:value="0" calcext:type="minimum" calcext:color="#6600ff"/>
              <calcext:color-scale-entry calcext:value="0" calcext:type="maximum" calcext:color="#00cc33"/>
            </calcext:color-scale>
          </calcext:conditional-format>
          <calcext:conditional-format calcext:target-range-address="Sheet1.C3:Sheet1.AZ40">
            <calcext:color-scale>
              <calcext:color-scale-entry calcext:value="0" calcext:type="minimum" calcext:color="#000066"/>
              <calcext:color-scale-entry calcext:value="0" calcext:type="maximum" calcext:color="#00cc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21:00:33.571000000</meta:creation-date>
    <dc:date>2017-07-05T23:45:14.434000000</dc:date>
    <meta:editing-duration>PT3M49S</meta:editing-duration>
    <meta:editing-cycles>1</meta:editing-cycles>
    <meta:document-statistic meta:table-count="1" meta:cell-count="2080" meta:object-count="0"/>
    <meta:generator>LibreOffice/5.2.6.2$Windows_x86 LibreOffice_project/a3100ed2409ebf1c212f5048fbe377c281438fdc</meta:generator>
  </office:meta>
</office:document-meta>
</file>